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caa881e" officeooo:paragraph-rsid="1caa881e" style:font-style-asian="italic" style:font-style-complex="italic"/>
    </style:style>
    <style:style style:name="P10" style:family="paragraph" style:parent-style-name="Text_20_body">
      <style:text-properties fo:font-style="italic" officeooo:rsid="1c9e1742" officeooo:paragraph-rsid="1d121150" style:font-style-asian="italic" style:font-style-complex="italic"/>
    </style:style>
    <style:style style:name="P11" style:family="paragraph" style:parent-style-name="Text_20_body">
      <style:text-properties fo:font-style="italic" officeooo:rsid="1c9e1742" officeooo:paragraph-rsid="1c9e1742" style:font-style-asian="italic" style:font-style-complex="italic"/>
    </style:style>
    <style:style style:name="P12" style:family="paragraph" style:parent-style-name="Text_20_body">
      <style:text-properties fo:font-style="italic" officeooo:rsid="15e6b6dc" officeooo:paragraph-rsid="17205437" style:font-style-asian="italic" style:font-style-complex="italic"/>
    </style:style>
    <style:style style:name="P13" style:family="paragraph" style:parent-style-name="Text_20_body">
      <style:text-properties fo:font-style="italic" officeooo:rsid="1d1d5d11" officeooo:paragraph-rsid="22a72b9c" style:font-style-asian="italic" style:font-style-complex="italic"/>
    </style:style>
    <style:style style:name="P14" style:family="paragraph" style:parent-style-name="Text_20_body">
      <style:text-properties fo:font-style="italic" officeooo:rsid="18e87d0d" officeooo:paragraph-rsid="227b4df1" style:font-style-asian="italic" style:font-style-complex="italic"/>
    </style:style>
    <style:style style:name="P15" style:family="paragraph" style:parent-style-name="Text_20_body">
      <style:text-properties fo:font-style="italic" officeooo:rsid="1d1a7fb6" officeooo:paragraph-rsid="228e1efa" style:font-style-asian="italic" style:font-style-complex="italic"/>
    </style:style>
    <style:style style:name="P16" style:family="paragraph" style:parent-style-name="Text_20_body">
      <style:text-properties fo:font-style="italic" officeooo:rsid="18f8f928" officeooo:paragraph-rsid="22b24f50" style:font-style-asian="italic" style:font-style-complex="italic"/>
    </style:style>
    <style:style style:name="P17" style:family="paragraph" style:parent-style-name="Text_20_body">
      <style:text-properties fo:font-style="italic" officeooo:rsid="208a4fcb" officeooo:paragraph-rsid="208a4fcb" style:font-style-asian="italic" style:font-style-complex="italic"/>
    </style:style>
    <style:style style:name="P18" style:family="paragraph" style:parent-style-name="Text_20_body">
      <style:text-properties fo:font-style="italic" officeooo:rsid="208a4fcb" officeooo:paragraph-rsid="22b313da" style:font-style-asian="italic" style:font-style-complex="italic"/>
    </style:style>
    <style:style style:name="P19" style:family="paragraph" style:parent-style-name="Text_20_body">
      <style:text-properties fo:font-style="italic" officeooo:rsid="1d11737a" officeooo:paragraph-rsid="22b209a1" style:font-style-asian="italic" style:font-style-complex="italic"/>
    </style:style>
    <style:style style:name="P20" style:family="paragraph" style:parent-style-name="Text_20_body">
      <style:text-properties fo:font-style="italic" officeooo:rsid="1d11737a" officeooo:paragraph-rsid="22b48858" style:font-style-asian="italic" style:font-style-complex="italic"/>
    </style:style>
    <style:style style:name="P21" style:family="paragraph" style:parent-style-name="Text_20_body">
      <style:text-properties fo:font-style="italic" officeooo:rsid="1d11737a" officeooo:paragraph-rsid="22b75f06" style:font-style-asian="italic" style:font-style-complex="italic"/>
    </style:style>
    <style:style style:name="P22" style:family="paragraph" style:parent-style-name="Text_20_body">
      <style:text-properties fo:font-style="italic" officeooo:rsid="1d11737a" officeooo:paragraph-rsid="22b8f4cb" style:font-style-asian="italic" style:font-style-complex="italic"/>
    </style:style>
    <style:style style:name="P23" style:family="paragraph" style:parent-style-name="Text_20_body">
      <style:text-properties fo:font-style="italic" officeooo:rsid="1d11737a" officeooo:paragraph-rsid="22ba8833" style:font-style-asian="italic" style:font-style-complex="italic"/>
    </style:style>
    <style:style style:name="P24" style:family="paragraph" style:parent-style-name="Text_20_body">
      <style:text-properties fo:font-style="italic" officeooo:rsid="1d11737a" officeooo:paragraph-rsid="22b65da1" style:font-style-asian="italic" style:font-style-complex="italic"/>
    </style:style>
    <style:style style:name="P25" style:family="paragraph" style:parent-style-name="Text_20_body">
      <style:text-properties fo:font-style="italic" officeooo:rsid="196af6b0" officeooo:paragraph-rsid="22b75f06" style:font-style-asian="italic" style:font-style-complex="italic"/>
    </style:style>
    <style:style style:name="P26" style:family="paragraph" style:parent-style-name="Text_20_body">
      <style:text-properties fo:font-style="italic" officeooo:rsid="17aa0a03" officeooo:paragraph-rsid="22b75f06" style:font-style-asian="italic" style:font-style-complex="italic"/>
    </style:style>
    <style:style style:name="P27" style:family="paragraph" style:parent-style-name="Text_20_body">
      <style:text-properties fo:font-style="italic" officeooo:rsid="17aaa137" officeooo:paragraph-rsid="22b75f06" style:font-style-asian="italic" style:font-style-complex="italic"/>
    </style:style>
    <style:style style:name="P28" style:family="paragraph" style:parent-style-name="Text_20_body">
      <style:text-properties fo:font-style="italic" officeooo:rsid="192ade04" officeooo:paragraph-rsid="22b75f06" style:font-style-asian="italic" style:font-style-complex="italic"/>
    </style:style>
    <style:style style:name="P29" style:family="paragraph" style:parent-style-name="Text_20_body">
      <style:text-properties fo:font-style="italic" officeooo:rsid="19682f89" officeooo:paragraph-rsid="19d3a8f0" style:font-style-asian="italic" style:font-style-complex="italic"/>
    </style:style>
    <style:style style:name="P30" style:family="paragraph" style:parent-style-name="Text_20_body">
      <style:text-properties fo:font-style="italic" officeooo:rsid="1570c2b1" officeooo:paragraph-rsid="17205437" style:font-style-asian="italic" style:font-style-complex="italic"/>
    </style:style>
    <style:style style:name="P31" style:family="paragraph" style:parent-style-name="Text_20_body">
      <style:text-properties fo:font-style="italic" officeooo:rsid="1533b4e0" officeooo:paragraph-rsid="17205437" style:font-style-asian="italic" style:font-style-complex="italic"/>
    </style:style>
    <style:style style:name="P32" style:family="paragraph" style:parent-style-name="Text_20_body">
      <style:text-properties fo:font-style="italic" officeooo:rsid="19cdc9f0" officeooo:paragraph-rsid="19cdc9f0" style:font-style-asian="italic" style:font-style-complex="italic"/>
    </style:style>
    <style:style style:name="P33" style:family="paragraph" style:parent-style-name="Text_20_body">
      <style:text-properties fo:font-style="italic" officeooo:rsid="1d3968dc" officeooo:paragraph-rsid="23076ff9" style:font-style-asian="italic" style:font-style-complex="italic"/>
    </style:style>
    <style:style style:name="P34" style:family="paragraph" style:parent-style-name="Text_20_body">
      <style:text-properties fo:font-style="italic" officeooo:rsid="1d997504" officeooo:paragraph-rsid="2300c2f4" style:font-style-asian="italic" style:font-style-complex="italic"/>
    </style:style>
    <style:style style:name="P35" style:family="paragraph" style:parent-style-name="Text_20_body">
      <style:text-properties fo:font-style="italic" officeooo:rsid="17f2c093" officeooo:paragraph-rsid="1aa9a78a" style:font-style-asian="italic" style:font-style-complex="italic"/>
    </style:style>
    <style:style style:name="P36" style:family="paragraph" style:parent-style-name="Text_20_body">
      <style:text-properties fo:font-style="italic" officeooo:rsid="23849229" officeooo:paragraph-rsid="238616ac" style:font-style-asian="italic" style:font-style-complex="italic"/>
    </style:style>
    <style:style style:name="P37" style:family="paragraph" style:parent-style-name="Text_20_body">
      <style:text-properties fo:font-style="italic" officeooo:rsid="1bca54bf" officeooo:paragraph-rsid="23ff19ee" style:font-style-asian="italic" style:font-style-complex="italic"/>
    </style:style>
    <style:style style:name="P38" style:family="paragraph" style:parent-style-name="Text_20_body">
      <style:text-properties fo:font-style="italic" officeooo:rsid="190d6d44" officeooo:paragraph-rsid="252769b6" style:font-style-asian="italic" style:font-style-complex="italic"/>
    </style:style>
    <style:style style:name="P39" style:family="paragraph" style:parent-style-name="Text_20_body">
      <style:text-properties fo:font-style="italic" officeooo:rsid="14c28908" officeooo:paragraph-rsid="2612fc44" style:font-style-asian="italic" style:font-style-complex="italic"/>
    </style:style>
    <style:style style:name="P40" style:family="paragraph" style:parent-style-name="Text_20_body">
      <style:text-properties fo:font-style="italic" officeooo:rsid="1521bb62" officeooo:paragraph-rsid="26240e3d" style:font-style-asian="italic" style:font-style-complex="italic"/>
    </style:style>
    <style:style style:name="P41" style:family="paragraph" style:parent-style-name="Text_20_body">
      <style:text-properties fo:font-style="italic" officeooo:rsid="1a272546" officeooo:paragraph-rsid="1a272546" style:font-style-asian="italic" style:font-style-complex="italic"/>
    </style:style>
    <style:style style:name="P42" style:family="paragraph" style:parent-style-name="Text_20_body">
      <style:text-properties fo:font-style="italic" officeooo:rsid="1b8dcbac" officeooo:paragraph-rsid="1b8dcbac" style:font-style-asian="italic" style:font-style-complex="italic"/>
    </style:style>
    <style:style style:name="P43" style:family="paragraph" style:parent-style-name="Text_20_body">
      <style:text-properties fo:font-style="italic" officeooo:rsid="1c82dd2c" officeooo:paragraph-rsid="267ec612" style:font-style-asian="italic" style:font-style-complex="italic"/>
    </style:style>
    <style:style style:name="P44" style:family="paragraph" style:parent-style-name="Text_20_body">
      <style:text-properties fo:font-style="italic" style:text-underline-style="none" officeooo:rsid="1779b628" officeooo:paragraph-rsid="1779b628" style:font-style-asian="italic" style:font-style-complex="italic"/>
    </style:style>
    <style:style style:name="P45" style:family="paragraph" style:parent-style-name="Text_20_body">
      <style:text-properties fo:font-style="italic" style:text-underline-style="none" officeooo:rsid="2337940f" officeooo:paragraph-rsid="2337940f" style:font-style-asian="italic" style:font-style-complex="italic"/>
    </style:style>
    <style:style style:name="P46" style:family="paragraph" style:parent-style-name="Text_20_body">
      <style:text-properties fo:font-style="italic" style:text-underline-style="none" officeooo:paragraph-rsid="23fb4823" style:font-style-asian="italic" style:font-style-complex="italic"/>
    </style:style>
    <style:style style:name="P47" style:family="paragraph" style:parent-style-name="Text_20_body">
      <style:text-properties fo:language="cs" fo:country="CZ" fo:font-style="italic" officeooo:rsid="176aaf3b" officeooo:paragraph-rsid="176aaf3b" style:font-style-asian="italic" style:font-style-complex="italic"/>
    </style:style>
    <style:style style:name="P48" style:family="paragraph" style:parent-style-name="Text_20_body">
      <style:text-properties fo:language="cs" fo:country="CZ" fo:font-style="italic" officeooo:rsid="1ad54024" officeooo:paragraph-rsid="1ad54024" style:font-style-asian="italic" style:font-style-complex="italic"/>
    </style:style>
    <style:style style:name="P4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1" style:family="paragraph" style:parent-style-name="Text_20_body">
      <style:text-properties fo:language="cs" fo:country="CZ" fo:font-style="normal" officeooo:rsid="17e6c942" officeooo:paragraph-rsid="235f2c9e" style:font-style-asian="normal" style:font-style-complex="normal"/>
    </style:style>
    <style:style style:name="P52" style:family="paragraph" style:parent-style-name="Text_20_body">
      <style:text-properties fo:font-style="normal" officeooo:rsid="1543b540" officeooo:paragraph-rsid="1aac0adc" style:font-style-asian="normal" style:font-style-complex="normal"/>
    </style:style>
    <style:style style:name="P53" style:family="paragraph" style:parent-style-name="Text_20_body">
      <style:text-properties fo:font-style="normal" officeooo:rsid="20b57a92" officeooo:paragraph-rsid="20b57a92" style:font-style-asian="normal" style:font-style-complex="normal"/>
    </style:style>
    <style:style style:name="P54" style:family="paragraph" style:parent-style-name="Text_20_body">
      <style:text-properties fo:font-style="normal" officeooo:rsid="18f8f928" officeooo:paragraph-rsid="22b24f50" style:font-style-asian="normal" style:font-style-complex="normal"/>
    </style:style>
    <style:style style:name="P55" style:family="paragraph" style:parent-style-name="Text_20_body">
      <style:text-properties fo:font-style="normal" officeooo:rsid="1d13a54a" officeooo:paragraph-rsid="229e2479" style:font-style-asian="normal" style:font-style-complex="normal"/>
    </style:style>
    <style:style style:name="P56" style:family="paragraph" style:parent-style-name="Text_20_body">
      <style:text-properties fo:font-style="normal" officeooo:rsid="18a629ed" officeooo:paragraph-rsid="22a02bc1" style:font-style-asian="normal" style:font-style-complex="normal"/>
    </style:style>
    <style:style style:name="P57" style:family="paragraph" style:parent-style-name="Text_20_body">
      <style:text-properties fo:font-style="normal" officeooo:rsid="229adfe8" officeooo:paragraph-rsid="229e2479" style:font-style-asian="normal" style:font-style-complex="normal"/>
    </style:style>
    <style:style style:name="P58" style:family="paragraph" style:parent-style-name="Text_20_body">
      <style:text-properties fo:font-style="normal" officeooo:paragraph-rsid="229e2479" style:font-style-asian="normal" style:font-style-complex="normal"/>
    </style:style>
    <style:style style:name="P59" style:family="paragraph" style:parent-style-name="Text_20_body">
      <style:text-properties fo:font-style="normal" officeooo:rsid="1d8a2e78" officeooo:paragraph-rsid="22fbd21c" style:font-style-asian="normal" style:font-style-complex="normal"/>
    </style:style>
    <style:style style:name="P60" style:family="paragraph" style:parent-style-name="Text_20_body">
      <style:text-properties fo:font-style="normal" officeooo:rsid="17480cd3" officeooo:paragraph-rsid="233a4f3d" style:font-style-asian="normal" style:font-style-complex="normal"/>
    </style:style>
    <style:style style:name="P61" style:family="paragraph" style:parent-style-name="Text_20_body">
      <style:text-properties fo:font-style="normal" officeooo:rsid="14b72b10" officeooo:paragraph-rsid="23ca212b" style:font-style-asian="normal" style:font-style-complex="normal"/>
    </style:style>
    <style:style style:name="P62" style:family="paragraph" style:parent-style-name="Text_20_body">
      <style:text-properties fo:font-style="normal" officeooo:rsid="191f564a" officeooo:paragraph-rsid="23d38cee" style:font-style-asian="normal" style:font-style-complex="normal"/>
    </style:style>
    <style:style style:name="P63" style:family="paragraph" style:parent-style-name="Text_20_body">
      <style:text-properties fo:font-style="normal" officeooo:rsid="19168136" officeooo:paragraph-rsid="23db23da" style:font-style-asian="normal" style:font-style-complex="normal"/>
    </style:style>
    <style:style style:name="P64" style:family="paragraph" style:parent-style-name="Text_20_body">
      <style:text-properties fo:font-style="normal" officeooo:rsid="25cc2abb" officeooo:paragraph-rsid="26240e3d" style:font-style-asian="normal" style:font-style-complex="normal"/>
    </style:style>
    <style:style style:name="P65" style:family="paragraph" style:parent-style-name="Text_20_body">
      <style:text-properties fo:font-style="normal" officeooo:rsid="283683b9" officeooo:paragraph-rsid="265bacc6" style:font-style-asian="normal" style:font-style-complex="normal"/>
    </style:style>
    <style:style style:name="P66" style:family="paragraph" style:parent-style-name="Text_20_body">
      <style:text-properties fo:font-style="normal" officeooo:rsid="2411030d" officeooo:paragraph-rsid="2685bc05" style:font-style-asian="normal" style:font-style-complex="normal"/>
    </style:style>
    <style:style style:name="P6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70"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1" style:family="paragraph" style:parent-style-name="Text_20_body">
      <style:text-properties fo:font-style="normal" fo:font-weight="normal" officeooo:rsid="2426212f" officeooo:paragraph-rsid="2426212f" style:font-style-asian="normal" style:font-weight-asian="normal" style:font-style-complex="normal" style:font-weight-complex="normal"/>
    </style:style>
    <style:style style:name="P72" style:family="paragraph" style:parent-style-name="Text_20_body">
      <style:text-properties fo:font-style="normal" fo:font-weight="normal" officeooo:rsid="1d23c4af" officeooo:paragraph-rsid="228e1efa" style:font-style-asian="normal" style:font-weight-asian="normal" style:font-style-complex="normal" style:font-weight-complex="normal"/>
    </style:style>
    <style:style style:name="P73" style:family="paragraph" style:parent-style-name="Text_20_body">
      <style:text-properties officeooo:rsid="12bd1159" officeooo:paragraph-rsid="17205437"/>
    </style:style>
    <style:style style:name="P74" style:family="paragraph" style:parent-style-name="Text_20_body">
      <style:text-properties officeooo:rsid="17d7660b" officeooo:paragraph-rsid="17d7660b"/>
    </style:style>
    <style:style style:name="P75" style:family="paragraph" style:parent-style-name="Text_20_body">
      <style:text-properties officeooo:rsid="18059df4" officeooo:paragraph-rsid="1aaab28b"/>
    </style:style>
    <style:style style:name="P76" style:family="paragraph" style:parent-style-name="Text_20_body">
      <style:text-properties fo:font-weight="bold" officeooo:rsid="1b155c13" officeooo:paragraph-rsid="1b155c13" style:font-weight-asian="bold" style:font-weight-complex="bold"/>
    </style:style>
    <style:style style:name="P77" style:family="paragraph" style:parent-style-name="Text_20_body">
      <style:text-properties officeooo:rsid="1b611a13" officeooo:paragraph-rsid="1b611a13"/>
    </style:style>
    <style:style style:name="P78" style:family="paragraph" style:parent-style-name="Text_20_body">
      <style:text-properties officeooo:rsid="1ac3a729" officeooo:paragraph-rsid="1eae0bfd"/>
    </style:style>
    <style:style style:name="P79" style:family="paragraph" style:parent-style-name="Text_20_body">
      <style:text-properties officeooo:paragraph-rsid="1a894516"/>
    </style:style>
    <style:style style:name="P80" style:family="paragraph" style:parent-style-name="Text_20_body">
      <style:text-properties officeooo:rsid="20ae9233" officeooo:paragraph-rsid="20b3c77a"/>
    </style:style>
    <style:style style:name="P81" style:family="paragraph" style:parent-style-name="Text_20_body">
      <style:text-properties officeooo:rsid="20ae9233" officeooo:paragraph-rsid="267729e5"/>
    </style:style>
    <style:style style:name="P82" style:family="paragraph" style:parent-style-name="Text_20_body">
      <style:text-properties officeooo:rsid="20c1dfbe" officeooo:paragraph-rsid="20cc0cde"/>
    </style:style>
    <style:style style:name="P83" style:family="paragraph" style:parent-style-name="Text_20_body">
      <style:text-properties style:font-name="Georgia3"/>
    </style:style>
    <style:style style:name="P84"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5" style:family="paragraph" style:parent-style-name="Text_20_body">
      <style:text-properties officeooo:paragraph-rsid="1a59fbf0"/>
    </style:style>
    <style:style style:name="P86" style:family="paragraph" style:parent-style-name="Text_20_body">
      <style:text-properties officeooo:rsid="215ff24d" officeooo:paragraph-rsid="215ff24d"/>
    </style:style>
    <style:style style:name="P87" style:family="paragraph" style:parent-style-name="Text_20_body">
      <style:text-properties officeooo:rsid="17beb1df" officeooo:paragraph-rsid="22b75f06"/>
    </style:style>
    <style:style style:name="P88" style:family="paragraph" style:parent-style-name="Text_20_body">
      <style:text-properties officeooo:rsid="226129cb" officeooo:paragraph-rsid="22a02bc1"/>
    </style:style>
    <style:style style:name="P89" style:family="paragraph" style:parent-style-name="Text_20_body">
      <style:text-properties officeooo:rsid="226129cb" officeooo:paragraph-rsid="266e4eaa"/>
    </style:style>
    <style:style style:name="P90" style:family="paragraph" style:parent-style-name="Text_20_body">
      <style:text-properties officeooo:rsid="226129cb" officeooo:paragraph-rsid="2678ed44"/>
    </style:style>
    <style:style style:name="P91" style:family="paragraph" style:parent-style-name="Text_20_body">
      <style:text-properties officeooo:rsid="226129cb" officeooo:paragraph-rsid="267ca397"/>
    </style:style>
    <style:style style:name="P92" style:family="paragraph" style:parent-style-name="Text_20_body">
      <style:text-properties officeooo:paragraph-rsid="2288d7d1"/>
    </style:style>
    <style:style style:name="P93" style:family="paragraph" style:parent-style-name="Text_20_body">
      <style:text-properties officeooo:paragraph-rsid="22a72b9c"/>
    </style:style>
    <style:style style:name="P94" style:family="paragraph" style:parent-style-name="Text_20_body">
      <style:text-properties officeooo:paragraph-rsid="22b209a1"/>
    </style:style>
    <style:style style:name="P95" style:family="paragraph" style:parent-style-name="Text_20_body">
      <style:text-properties officeooo:rsid="1d433671" officeooo:paragraph-rsid="22b75f06"/>
    </style:style>
    <style:style style:name="P96" style:family="paragraph" style:parent-style-name="Text_20_body">
      <style:text-properties officeooo:rsid="1d69db0a" officeooo:paragraph-rsid="22b75f06"/>
    </style:style>
    <style:style style:name="P97" style:family="paragraph" style:parent-style-name="Text_20_body">
      <style:text-properties officeooo:paragraph-rsid="22b8f4cb"/>
    </style:style>
    <style:style style:name="P98" style:family="paragraph" style:parent-style-name="Text_20_body">
      <style:text-properties officeooo:paragraph-rsid="2291ef2b"/>
    </style:style>
    <style:style style:name="P99" style:family="paragraph" style:parent-style-name="Text_20_body">
      <style:text-properties officeooo:paragraph-rsid="22d22cb7"/>
    </style:style>
    <style:style style:name="P100" style:family="paragraph" style:parent-style-name="Text_20_body">
      <style:text-properties officeooo:rsid="1c81d622" officeooo:paragraph-rsid="22f8e413"/>
    </style:style>
    <style:style style:name="P101" style:family="paragraph" style:parent-style-name="Text_20_body">
      <style:text-properties officeooo:rsid="1c81d622" officeooo:paragraph-rsid="23f063d8"/>
    </style:style>
    <style:style style:name="P102" style:family="paragraph" style:parent-style-name="Text_20_body">
      <style:text-properties officeooo:rsid="1d8fe60c" officeooo:paragraph-rsid="22fbd21c"/>
    </style:style>
    <style:style style:name="P103" style:family="paragraph" style:parent-style-name="Text_20_body">
      <style:text-properties officeooo:paragraph-rsid="230435b4"/>
    </style:style>
    <style:style style:name="P104" style:family="paragraph" style:parent-style-name="Text_20_body">
      <style:text-properties officeooo:rsid="151cf1f3" officeooo:paragraph-rsid="230fa82d"/>
    </style:style>
    <style:style style:name="P105" style:family="paragraph" style:parent-style-name="Text_20_body">
      <style:text-properties officeooo:paragraph-rsid="231f564e"/>
    </style:style>
    <style:style style:name="P106" style:family="paragraph" style:parent-style-name="Text_20_body">
      <style:text-properties officeooo:paragraph-rsid="17205437"/>
    </style:style>
    <style:style style:name="P107" style:family="paragraph" style:parent-style-name="Text_20_body">
      <style:text-properties officeooo:rsid="122829e6" officeooo:paragraph-rsid="237eec38"/>
    </style:style>
    <style:style style:name="P108" style:family="paragraph" style:parent-style-name="Text_20_body">
      <style:text-properties officeooo:rsid="1c83c954" officeooo:paragraph-rsid="23e7dff0"/>
    </style:style>
    <style:style style:name="P109" style:family="paragraph" style:parent-style-name="Text_20_body">
      <style:text-properties officeooo:paragraph-rsid="1f480d51"/>
    </style:style>
    <style:style style:name="P110" style:family="paragraph" style:parent-style-name="Text_20_body">
      <style:text-properties officeooo:rsid="23849229" officeooo:paragraph-rsid="23855347"/>
    </style:style>
    <style:style style:name="P111" style:family="paragraph" style:parent-style-name="Text_20_body">
      <style:text-properties officeooo:rsid="23849229" officeooo:paragraph-rsid="2385ba7b"/>
    </style:style>
    <style:style style:name="P112" style:family="paragraph" style:parent-style-name="Text_20_body">
      <style:text-properties officeooo:rsid="23849229" officeooo:paragraph-rsid="2619f7c4"/>
    </style:style>
    <style:style style:name="P113" style:family="paragraph" style:parent-style-name="Text_20_body">
      <style:text-properties officeooo:rsid="14b72b10" officeooo:paragraph-rsid="23a4842d"/>
    </style:style>
    <style:style style:name="P114" style:family="paragraph" style:parent-style-name="Text_20_body">
      <style:text-properties officeooo:rsid="14b72b10" officeooo:paragraph-rsid="2640b867"/>
    </style:style>
    <style:style style:name="P115" style:family="paragraph" style:parent-style-name="Text_20_body">
      <style:text-properties officeooo:rsid="18162dee" officeooo:paragraph-rsid="1aac0adc"/>
    </style:style>
    <style:style style:name="P116" style:family="paragraph" style:parent-style-name="Text_20_body">
      <style:text-properties officeooo:rsid="179fb25b" officeooo:paragraph-rsid="23ba8e30"/>
    </style:style>
    <style:style style:name="P117" style:family="paragraph" style:parent-style-name="Text_20_body">
      <style:text-properties officeooo:rsid="191f564a" officeooo:paragraph-rsid="23c6a097"/>
    </style:style>
    <style:style style:name="P118" style:family="paragraph" style:parent-style-name="Text_20_body">
      <style:text-properties officeooo:rsid="19306b54" officeooo:paragraph-rsid="23cd2eb0"/>
    </style:style>
    <style:style style:name="P119" style:family="paragraph" style:parent-style-name="Text_20_body">
      <style:text-properties officeooo:rsid="19306b54" officeooo:paragraph-rsid="23cf0c44"/>
    </style:style>
    <style:style style:name="P120" style:family="paragraph" style:parent-style-name="Text_20_body">
      <style:text-properties officeooo:paragraph-rsid="23ca7a68"/>
    </style:style>
    <style:style style:name="P121" style:family="paragraph" style:parent-style-name="Text_20_body">
      <style:text-properties officeooo:paragraph-rsid="23cd2eb0"/>
    </style:style>
    <style:style style:name="P122" style:family="paragraph" style:parent-style-name="Text_20_body">
      <style:text-properties officeooo:paragraph-rsid="23db23da"/>
    </style:style>
    <style:style style:name="P123" style:family="paragraph" style:parent-style-name="Text_20_body">
      <style:text-properties officeooo:rsid="23f188a5" officeooo:paragraph-rsid="23f219d6"/>
    </style:style>
    <style:style style:name="P124" style:family="paragraph" style:parent-style-name="Text_20_body">
      <style:text-properties officeooo:paragraph-rsid="23ff19ee"/>
    </style:style>
    <style:style style:name="P125" style:family="paragraph" style:parent-style-name="Text_20_body">
      <style:text-properties officeooo:paragraph-rsid="2406d03d"/>
    </style:style>
    <style:style style:name="P126" style:family="paragraph" style:parent-style-name="Text_20_body">
      <style:text-properties officeooo:rsid="1d67446e" officeooo:paragraph-rsid="22ba8833"/>
    </style:style>
    <style:style style:name="P127" style:family="paragraph" style:parent-style-name="Text_20_body">
      <style:text-properties officeooo:rsid="21ce11c9" officeooo:paragraph-rsid="22044d38"/>
    </style:style>
    <style:style style:name="P128" style:family="paragraph" style:parent-style-name="Text_20_body">
      <style:text-properties officeooo:rsid="1ff514e4" officeooo:paragraph-rsid="24543bc7"/>
    </style:style>
    <style:style style:name="P129" style:family="paragraph" style:parent-style-name="Text_20_body">
      <style:text-properties officeooo:rsid="2285c2f2" officeooo:paragraph-rsid="249284c7"/>
    </style:style>
    <style:style style:name="P130" style:family="paragraph" style:parent-style-name="Text_20_body">
      <style:text-properties officeooo:paragraph-rsid="2484bd5f"/>
    </style:style>
    <style:style style:name="P131" style:family="paragraph" style:parent-style-name="Text_20_body">
      <style:text-properties officeooo:paragraph-rsid="229e95b5"/>
    </style:style>
    <style:style style:name="P132" style:family="paragraph" style:parent-style-name="Text_20_body">
      <style:text-properties officeooo:paragraph-rsid="0ce95318"/>
    </style:style>
    <style:style style:name="P133" style:family="paragraph" style:parent-style-name="Text_20_body">
      <style:text-properties officeooo:paragraph-rsid="252621ad"/>
    </style:style>
    <style:style style:name="P134" style:family="paragraph" style:parent-style-name="Text_20_body">
      <style:text-properties officeooo:paragraph-rsid="2615e958"/>
    </style:style>
    <style:style style:name="P135" style:family="paragraph" style:parent-style-name="Text_20_body">
      <style:text-properties officeooo:paragraph-rsid="23234b40"/>
    </style:style>
    <style:style style:name="P136" style:family="paragraph" style:parent-style-name="Text_20_body">
      <style:text-properties officeooo:rsid="1215a39f" officeooo:paragraph-rsid="17205437"/>
    </style:style>
    <style:style style:name="P137" style:family="paragraph" style:parent-style-name="Text_20_body">
      <style:text-properties officeooo:rsid="1c82dd2c" officeooo:paragraph-rsid="1c9dbd6e"/>
    </style:style>
    <style:style style:name="P138" style:family="paragraph" style:parent-style-name="Text_20_body">
      <style:text-properties style:use-window-font-color="true" fo:font-style="normal" style:text-underline-style="none" fo:font-weight="bold" officeooo:rsid="2326216b" officeooo:paragraph-rsid="1d008339" fo:background-color="transparent" style:font-style-asian="normal" style:font-weight-asian="bold" style:font-style-complex="normal" style:font-weight-complex="bold"/>
    </style:style>
    <style:style style:name="P139" style:family="paragraph" style:parent-style-name="Text_20_body">
      <style:text-properties officeooo:paragraph-rsid="1b3aa9da"/>
    </style:style>
    <style:style style:name="P140" style:family="paragraph" style:parent-style-name="Text_20_body">
      <style:text-properties officeooo:rsid="26347c41" officeooo:paragraph-rsid="26347c41"/>
    </style:style>
    <style:style style:name="P141" style:family="paragraph" style:parent-style-name="Text_20_body">
      <style:text-properties officeooo:paragraph-rsid="251015d1"/>
    </style:style>
    <style:style style:name="P142" style:family="paragraph" style:parent-style-name="Text_20_body">
      <style:text-properties officeooo:rsid="263b2414" officeooo:paragraph-rsid="263b2414"/>
    </style:style>
    <style:style style:name="P143" style:family="paragraph" style:parent-style-name="Text_20_body">
      <style:text-properties officeooo:rsid="25bbdb0e" officeooo:paragraph-rsid="26518df8"/>
    </style:style>
    <style:style style:name="P144" style:family="paragraph" style:parent-style-name="Text_20_body">
      <style:text-properties officeooo:paragraph-rsid="267594b8"/>
    </style:style>
    <style:style style:name="P145" style:family="paragraph" style:parent-style-name="Text_20_body">
      <style:text-properties officeooo:paragraph-rsid="2668ee3a"/>
    </style:style>
    <style:style style:name="P146" style:family="paragraph" style:parent-style-name="Text_20_body">
      <style:text-properties officeooo:rsid="202d51f4" officeooo:paragraph-rsid="26772dde"/>
    </style:style>
    <style:style style:name="P147" style:family="paragraph" style:parent-style-name="Text_20_body">
      <style:text-properties officeooo:paragraph-rsid="26355609"/>
    </style:style>
    <style:style style:name="P148" style:family="paragraph" style:parent-style-name="Text_20_body">
      <style:text-properties officeooo:paragraph-rsid="265d9f3c"/>
    </style:style>
    <style:style style:name="P149" style:family="paragraph" style:parent-style-name="Text_20_body">
      <style:text-properties officeooo:rsid="1b8dcbac" officeooo:paragraph-rsid="265e0fd0"/>
    </style:style>
    <style:style style:name="P150" style:family="paragraph" style:parent-style-name="Text_20_body">
      <style:text-properties officeooo:paragraph-rsid="26620d5f"/>
    </style:style>
    <style:style style:name="P151" style:family="paragraph" style:parent-style-name="Text_20_body">
      <style:text-properties officeooo:paragraph-rsid="2564454c"/>
    </style:style>
    <style:style style:name="P152" style:family="paragraph" style:parent-style-name="Text_20_body">
      <style:text-properties officeooo:rsid="1dcd09fb" officeooo:paragraph-rsid="2668ee3a"/>
    </style:style>
    <style:style style:name="P153" style:family="paragraph" style:parent-style-name="Text_20_body">
      <style:text-properties officeooo:paragraph-rsid="237eec38"/>
    </style:style>
    <style:style style:name="P154" style:family="paragraph" style:parent-style-name="Text_20_body">
      <style:text-properties officeooo:rsid="20df05fc" officeooo:paragraph-rsid="2674cf12"/>
    </style:style>
    <style:style style:name="P155" style:family="paragraph" style:parent-style-name="Text_20_body">
      <style:text-properties officeooo:paragraph-rsid="23826af7"/>
    </style:style>
    <style:style style:name="P156" style:family="paragraph" style:parent-style-name="Text_20_body">
      <style:text-properties officeooo:rsid="1924392f" officeooo:paragraph-rsid="1aac0adc"/>
    </style:style>
    <style:style style:name="P157" style:family="paragraph" style:parent-style-name="Text_20_body">
      <style:text-properties officeooo:rsid="1b5e1c0d" officeooo:paragraph-rsid="2678ed44"/>
    </style:style>
    <style:style style:name="P158" style:family="paragraph" style:parent-style-name="Text_20_body">
      <style:text-properties officeooo:paragraph-rsid="267ca397"/>
    </style:style>
    <style:style style:name="P159" style:family="paragraph" style:parent-style-name="Text_20_body">
      <style:paragraph-properties fo:text-align="center" style:justify-single-word="false"/>
      <style:text-properties officeooo:paragraph-rsid="0ce95318"/>
    </style:style>
    <style:style style:name="P160" style:family="paragraph" style:parent-style-name="Example_20_Header">
      <style:text-properties officeooo:paragraph-rsid="0ce95318"/>
    </style:style>
    <style:style style:name="P161" style:family="paragraph" style:parent-style-name="Example_20_Header">
      <style:text-properties fo:font-style="italic" officeooo:paragraph-rsid="22e0370d" style:font-style-asian="italic" style:font-style-complex="italic"/>
    </style:style>
    <style:style style:name="P162" style:family="paragraph" style:parent-style-name="Table_20_Contents">
      <style:text-properties fo:font-style="normal" officeooo:rsid="24596855" officeooo:paragraph-rsid="24596855" style:font-style-asian="normal" style:font-style-complex="normal"/>
    </style:style>
    <style:style style:name="P163" style:family="paragraph" style:parent-style-name="Table_20_Contents">
      <style:text-properties fo:font-style="normal" officeooo:rsid="24596855" officeooo:paragraph-rsid="25307186" style:font-style-asian="normal" style:font-style-complex="normal"/>
    </style:style>
    <style:style style:name="P164"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65" style:family="paragraph" style:parent-style-name="Table_20_Contents">
      <style:text-properties fo:font-style="normal" officeooo:rsid="1ff80449" officeooo:paragraph-rsid="1ffa3fc7" style:font-style-asian="normal" style:font-style-complex="normal"/>
    </style:style>
    <style:style style:name="P166" style:family="paragraph" style:parent-style-name="Table_20_Contents">
      <style:text-properties fo:font-style="normal" officeooo:rsid="24580707" officeooo:paragraph-rsid="24580707" style:font-style-asian="normal" style:font-style-complex="normal"/>
    </style:style>
    <style:style style:name="P167"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68" style:family="paragraph" style:parent-style-name="Table_20_Contents">
      <style:text-properties fo:font-style="normal" officeooo:rsid="254595b0" officeooo:paragraph-rsid="254595b0" style:font-style-asian="normal" style:font-style-complex="normal"/>
    </style:style>
    <style:style style:name="P169"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70" style:family="paragraph" style:parent-style-name="Table_20_Contents">
      <style:text-properties fo:font-style="normal" officeooo:rsid="2548e0e4" officeooo:paragraph-rsid="2548e0e4" style:font-style-asian="normal" style:font-style-complex="normal"/>
    </style:style>
    <style:style style:name="P171" style:family="paragraph" style:parent-style-name="Table_20_Contents">
      <style:text-properties fo:font-style="normal" officeooo:rsid="254f25e9" officeooo:paragraph-rsid="254f25e9" style:font-style-asian="normal" style:font-style-complex="normal"/>
    </style:style>
    <style:style style:name="P172" style:family="paragraph" style:parent-style-name="Table_20_Contents">
      <style:text-properties fo:font-style="normal" officeooo:rsid="2553481e" officeooo:paragraph-rsid="2553481e" style:font-style-asian="normal" style:font-style-complex="normal"/>
    </style:style>
    <style:style style:name="P173"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74" style:family="paragraph" style:parent-style-name="Table_20_Contents">
      <style:text-properties fo:font-weight="normal" style:font-weight-asian="normal" style:font-weight-complex="normal"/>
    </style:style>
    <style:style style:name="P175"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76" style:family="paragraph" style:parent-style-name="Table_20_Contents">
      <style:text-properties fo:font-weight="normal" officeooo:rsid="254755a5" officeooo:paragraph-rsid="254755a5" style:font-weight-asian="normal" style:font-weight-complex="normal"/>
    </style:style>
    <style:style style:name="P177" style:family="paragraph" style:parent-style-name="Table_20_Contents">
      <style:text-properties fo:font-weight="normal" officeooo:rsid="254ef978" officeooo:paragraph-rsid="254ef978" style:font-weight-asian="normal" style:font-weight-complex="normal"/>
    </style:style>
    <style:style style:name="P178"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79" style:family="paragraph" style:parent-style-name="Table_20_Contents">
      <style:text-properties fo:font-weight="normal" officeooo:rsid="254f8fe8" officeooo:paragraph-rsid="254f8fe8" style:font-weight-asian="normal" style:font-weight-complex="normal"/>
    </style:style>
    <style:style style:name="P180"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81" style:family="paragraph" style:parent-style-name="Table_20_Contents">
      <style:text-properties fo:font-weight="normal" officeooo:rsid="2550cbf2" officeooo:paragraph-rsid="2550cbf2" style:font-weight-asian="normal" style:font-weight-complex="normal"/>
    </style:style>
    <style:style style:name="P182"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83" style:family="paragraph" style:parent-style-name="Table_20_Contents">
      <style:text-properties fo:font-weight="normal" officeooo:rsid="2551b634" officeooo:paragraph-rsid="2551b634" style:font-weight-asian="normal" style:font-weight-complex="normal"/>
    </style:style>
    <style:style style:name="P184"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85" style:family="paragraph" style:parent-style-name="Table_20_Contents">
      <style:paragraph-properties fo:text-align="center" style:justify-single-word="false"/>
      <style:text-properties fo:language="en" fo:country="US" officeooo:rsid="20207a9f" officeooo:paragraph-rsid="20207a9f"/>
    </style:style>
    <style:style style:name="P186" style:family="paragraph" style:parent-style-name="Table_20_Contents">
      <style:paragraph-properties fo:text-align="center" style:justify-single-word="false"/>
      <style:text-properties fo:language="en" fo:country="US" officeooo:rsid="201faea2" officeooo:paragraph-rsid="201faea2"/>
    </style:style>
    <style:style style:name="P187" style:family="paragraph" style:parent-style-name="Table_20_Contents">
      <style:paragraph-properties fo:text-align="center" style:justify-single-word="false"/>
      <style:text-properties fo:language="en" fo:country="US" officeooo:rsid="2026f42c" officeooo:paragraph-rsid="2026f42c"/>
    </style:style>
    <style:style style:name="P188" style:family="paragraph" style:parent-style-name="Table_20_Contents">
      <style:paragraph-properties fo:text-align="center" style:justify-single-word="false"/>
      <style:text-properties fo:language="en" fo:country="US" officeooo:rsid="201ff5b0" officeooo:paragraph-rsid="201ff5b0"/>
    </style:style>
    <style:style style:name="P189" style:family="paragraph" style:parent-style-name="Table_20_Contents">
      <style:paragraph-properties fo:text-align="center" style:justify-single-word="false"/>
      <style:text-properties fo:language="en" fo:country="US" officeooo:rsid="201be08f" officeooo:paragraph-rsid="201be08f"/>
    </style:style>
    <style:style style:name="P190" style:family="paragraph" style:parent-style-name="Table_20_Contents">
      <style:paragraph-properties fo:text-align="center" style:justify-single-word="false"/>
      <style:text-properties fo:language="en" fo:country="US" officeooo:rsid="201a2cb0" officeooo:paragraph-rsid="201a2cb0"/>
    </style:style>
    <style:style style:name="P191" style:family="paragraph" style:parent-style-name="Table_20_Contents">
      <style:paragraph-properties fo:text-align="center" style:justify-single-word="false"/>
      <style:text-properties fo:language="en" fo:country="US" officeooo:rsid="201d1026" officeooo:paragraph-rsid="201d1026"/>
    </style:style>
    <style:style style:name="P192" style:family="paragraph" style:parent-style-name="Table_20_Contents">
      <style:paragraph-properties fo:text-align="center" style:justify-single-word="false"/>
      <style:text-properties fo:language="en" fo:country="US" officeooo:rsid="20242577" officeooo:paragraph-rsid="20242577"/>
    </style:style>
    <style:style style:name="P193" style:family="paragraph" style:parent-style-name="Table_20_Contents">
      <style:paragraph-properties fo:text-align="center" style:justify-single-word="false"/>
      <style:text-properties fo:language="en" fo:country="US" officeooo:rsid="20249fc0" officeooo:paragraph-rsid="20249fc0"/>
    </style:style>
    <style:style style:name="P194" style:family="paragraph" style:parent-style-name="Table_20_Contents">
      <style:paragraph-properties fo:text-align="center" style:justify-single-word="false"/>
    </style:style>
    <style:style style:name="P195" style:family="paragraph" style:parent-style-name="Table_20_Contents">
      <style:paragraph-properties fo:text-align="center" style:justify-single-word="false"/>
      <style:text-properties officeooo:rsid="200644d6" officeooo:paragraph-rsid="200644d6"/>
    </style:style>
    <style:style style:name="P196" style:family="paragraph" style:parent-style-name="Table_20_Contents">
      <style:paragraph-properties fo:text-align="center" style:justify-single-word="false"/>
      <style:text-properties officeooo:rsid="2006169d" officeooo:paragraph-rsid="2006169d"/>
    </style:style>
    <style:style style:name="P197" style:family="paragraph" style:parent-style-name="Table_20_Contents">
      <style:paragraph-properties fo:text-align="center" style:justify-single-word="false"/>
      <style:text-properties officeooo:rsid="200e0280" officeooo:paragraph-rsid="200e0280"/>
    </style:style>
    <style:style style:name="P198" style:family="paragraph" style:parent-style-name="Table_20_Contents">
      <style:paragraph-properties fo:text-align="center" style:justify-single-word="false"/>
      <style:text-properties officeooo:rsid="1ffb9ff7" officeooo:paragraph-rsid="1ffb9ff7"/>
    </style:style>
    <style:style style:name="P199" style:family="paragraph" style:parent-style-name="Table_20_Contents">
      <style:paragraph-properties fo:text-align="center" style:justify-single-word="false"/>
      <style:text-properties officeooo:rsid="2002d8d3" officeooo:paragraph-rsid="2002d8d3"/>
    </style:style>
    <style:style style:name="P200" style:family="paragraph" style:parent-style-name="Table_20_Contents">
      <style:paragraph-properties fo:text-align="center" style:justify-single-word="false"/>
      <style:text-properties officeooo:rsid="1ffce479" officeooo:paragraph-rsid="1ffce479"/>
    </style:style>
    <style:style style:name="P201" style:family="paragraph" style:parent-style-name="Table_20_Contents">
      <style:paragraph-properties fo:text-align="center" style:justify-single-word="false"/>
      <style:text-properties officeooo:rsid="20004e49" officeooo:paragraph-rsid="20004e49"/>
    </style:style>
    <style:style style:name="P202" style:family="paragraph" style:parent-style-name="Table_20_Contents">
      <style:paragraph-properties fo:text-align="center" style:justify-single-word="false"/>
      <style:text-properties officeooo:rsid="2004a8e4" officeooo:paragraph-rsid="2004a8e4"/>
    </style:style>
    <style:style style:name="P203" style:family="paragraph" style:parent-style-name="Table_20_Contents">
      <style:paragraph-properties fo:text-align="center" style:justify-single-word="false"/>
      <style:text-properties officeooo:rsid="1ffa3fc7" officeooo:paragraph-rsid="1ffa3fc7"/>
    </style:style>
    <style:style style:name="P204" style:family="paragraph" style:parent-style-name="Table_20_Contents">
      <style:paragraph-properties fo:text-align="center" style:justify-single-word="false"/>
      <style:text-properties officeooo:rsid="200a9156" officeooo:paragraph-rsid="200a9156"/>
    </style:style>
    <style:style style:name="P205" style:family="paragraph" style:parent-style-name="Table_20_Contents">
      <style:paragraph-properties fo:text-align="center" style:justify-single-word="false"/>
      <style:text-properties officeooo:rsid="1ffbbadf" officeooo:paragraph-rsid="1ffbbadf"/>
    </style:style>
    <style:style style:name="P206" style:family="paragraph" style:parent-style-name="Table_20_Contents">
      <style:paragraph-properties fo:text-align="center" style:justify-single-word="false"/>
      <style:text-properties officeooo:rsid="2008c822" officeooo:paragraph-rsid="2008c822"/>
    </style:style>
    <style:style style:name="P207" style:family="paragraph" style:parent-style-name="Table_20_Contents">
      <style:paragraph-properties fo:text-align="center" style:justify-single-word="false"/>
      <style:text-properties officeooo:rsid="2003ce8f" officeooo:paragraph-rsid="2003ce8f"/>
    </style:style>
    <style:style style:name="P208" style:family="paragraph" style:parent-style-name="Table_20_Contents">
      <style:paragraph-properties fo:text-align="center" style:justify-single-word="false"/>
      <style:text-properties officeooo:rsid="1ffda665" officeooo:paragraph-rsid="1ffda665"/>
    </style:style>
    <style:style style:name="P209" style:family="paragraph" style:parent-style-name="Table_20_Contents">
      <style:paragraph-properties fo:text-align="center" style:justify-single-word="false"/>
      <style:text-properties officeooo:rsid="2007af55" officeooo:paragraph-rsid="2007af55"/>
    </style:style>
    <style:style style:name="P210" style:family="paragraph" style:parent-style-name="Table_20_Contents">
      <style:paragraph-properties fo:text-align="center" style:justify-single-word="false"/>
      <style:text-properties officeooo:rsid="200c7bd7" officeooo:paragraph-rsid="200c7bd7"/>
    </style:style>
    <style:style style:name="P211" style:family="paragraph" style:parent-style-name="Table_20_Contents">
      <style:paragraph-properties fo:text-align="center" style:justify-single-word="false"/>
      <style:text-properties officeooo:rsid="200f5d25" officeooo:paragraph-rsid="200f5d25"/>
    </style:style>
    <style:style style:name="P212" style:family="paragraph" style:parent-style-name="Table_20_Contents">
      <style:paragraph-properties fo:text-align="center" style:justify-single-word="false"/>
      <style:text-properties officeooo:rsid="20027fda" officeooo:paragraph-rsid="20027fda"/>
    </style:style>
    <style:style style:name="P213" style:family="paragraph" style:parent-style-name="Table_20_Contents">
      <style:paragraph-properties fo:text-align="center" style:justify-single-word="false"/>
      <style:text-properties officeooo:rsid="1fff41cd" officeooo:paragraph-rsid="1fff41cd"/>
    </style:style>
    <style:style style:name="P214" style:family="paragraph" style:parent-style-name="Table_20_Contents">
      <style:paragraph-properties fo:text-align="center" style:justify-single-word="false"/>
      <style:text-properties officeooo:rsid="2531cc25" officeooo:paragraph-rsid="2531cc25"/>
    </style:style>
    <style:style style:name="P215" style:family="paragraph" style:parent-style-name="Table_20_Contents">
      <style:paragraph-properties fo:text-align="center" style:justify-single-word="false"/>
      <style:text-properties officeooo:rsid="253282c8" officeooo:paragraph-rsid="253282c8"/>
    </style:style>
    <style:style style:name="P216" style:family="paragraph" style:parent-style-name="Table_20_Contents">
      <style:paragraph-properties fo:text-align="center" style:justify-single-word="false"/>
      <style:text-properties officeooo:rsid="2532e3cf" officeooo:paragraph-rsid="2532e3cf"/>
    </style:style>
    <style:style style:name="P217" style:family="paragraph" style:parent-style-name="Table_20_Contents">
      <style:paragraph-properties fo:text-align="center" style:justify-single-word="false"/>
      <style:text-properties officeooo:rsid="253467f0" officeooo:paragraph-rsid="253467f0"/>
    </style:style>
    <style:style style:name="P218" style:family="paragraph" style:parent-style-name="Table_20_Contents">
      <style:paragraph-properties fo:text-align="center" style:justify-single-word="false"/>
      <style:text-properties officeooo:rsid="25363e2d" officeooo:paragraph-rsid="25363e2d"/>
    </style:style>
    <style:style style:name="P219" style:family="paragraph" style:parent-style-name="Table_20_Contents">
      <style:paragraph-properties fo:text-align="center" style:justify-single-word="false"/>
      <style:text-properties officeooo:rsid="2538f9a2" officeooo:paragraph-rsid="2538f9a2"/>
    </style:style>
    <style:style style:name="P220" style:family="paragraph" style:parent-style-name="Table_20_Contents">
      <style:paragraph-properties fo:text-align="center" style:justify-single-word="false"/>
      <style:text-properties officeooo:rsid="254755a5" officeooo:paragraph-rsid="254755a5"/>
    </style:style>
    <style:style style:name="P221" style:family="paragraph" style:parent-style-name="Table_20_Contents">
      <style:paragraph-properties fo:text-align="center" style:justify-single-word="false"/>
      <style:text-properties fo:language="cs" fo:country="CZ" officeooo:rsid="254755a5" officeooo:paragraph-rsid="254755a5"/>
    </style:style>
    <style:style style:name="P222" style:family="paragraph" style:parent-style-name="Table_20_Contents">
      <style:text-properties officeooo:rsid="2548e0e4" officeooo:paragraph-rsid="2548e0e4"/>
    </style:style>
    <style:style style:name="P223" style:family="paragraph" style:parent-style-name="Table_20_Contents">
      <style:paragraph-properties fo:text-align="center" style:justify-single-word="false"/>
      <style:text-properties officeooo:rsid="2548e0e4" officeooo:paragraph-rsid="2548e0e4"/>
    </style:style>
    <style:style style:name="P224" style:family="paragraph" style:parent-style-name="Table_20_Contents">
      <style:text-properties officeooo:rsid="254ad7b5" officeooo:paragraph-rsid="254ad7b5"/>
    </style:style>
    <style:style style:name="P225" style:family="paragraph" style:parent-style-name="Table_20_Contents">
      <style:paragraph-properties fo:text-align="center" style:justify-single-word="false"/>
      <style:text-properties officeooo:rsid="254ad7b5" officeooo:paragraph-rsid="254ad7b5"/>
    </style:style>
    <style:style style:name="P226" style:family="paragraph" style:parent-style-name="Table_20_Contents">
      <style:text-properties officeooo:rsid="254beaf1" officeooo:paragraph-rsid="254beaf1"/>
    </style:style>
    <style:style style:name="P227" style:family="paragraph" style:parent-style-name="Table_20_Contents">
      <style:paragraph-properties fo:text-align="center" style:justify-single-word="false"/>
      <style:text-properties officeooo:rsid="254beaf1" officeooo:paragraph-rsid="254beaf1"/>
    </style:style>
    <style:style style:name="P228" style:family="paragraph" style:parent-style-name="Table_20_Contents">
      <style:text-properties officeooo:rsid="254ddab3" officeooo:paragraph-rsid="254ddab3"/>
    </style:style>
    <style:style style:name="P229" style:family="paragraph" style:parent-style-name="Table_20_Contents">
      <style:paragraph-properties fo:text-align="center" style:justify-single-word="false"/>
      <style:text-properties officeooo:rsid="254ddab3" officeooo:paragraph-rsid="254ddab3"/>
    </style:style>
    <style:style style:name="P230" style:family="paragraph" style:parent-style-name="Table_20_Contents">
      <style:paragraph-properties fo:text-align="center" style:justify-single-word="false"/>
      <style:text-properties officeooo:rsid="254f25e9" officeooo:paragraph-rsid="254f25e9"/>
    </style:style>
    <style:style style:name="P231" style:family="paragraph" style:parent-style-name="Table_20_Contents">
      <style:paragraph-properties fo:text-align="center" style:justify-single-word="false"/>
      <style:text-properties officeooo:rsid="2553481e" officeooo:paragraph-rsid="2553481e"/>
    </style:style>
    <style:style style:name="P232" style:family="paragraph" style:parent-style-name="Table_20_Contents">
      <style:text-properties fo:font-style="italic" fo:font-weight="normal" style:font-style-asian="italic" style:font-weight-asian="normal" style:font-style-complex="italic" style:font-weight-complex="normal"/>
    </style:style>
    <style:style style:name="P23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3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3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36" style:family="paragraph" style:parent-style-name="Standard">
      <style:paragraph-properties fo:text-align="center" style:justify-single-word="false"/>
      <style:text-properties style:font-name="Georgia3" fo:font-size="18pt" officeooo:rsid="25dfe54b" officeooo:paragraph-rsid="2687fc31" style:font-size-asian="18pt" style:font-size-complex="18pt"/>
    </style:style>
    <style:style style:name="P237" style:family="paragraph" style:parent-style-name="Standard">
      <style:paragraph-properties fo:text-align="center" style:justify-single-word="false"/>
      <style:text-properties style:font-name="Georgia3" fo:font-size="40pt" fo:font-weight="bold" officeooo:rsid="0e3c9ac6" officeooo:paragraph-rsid="2687fc31" style:font-size-asian="40pt" style:font-weight-asian="bold" style:font-size-complex="40pt" style:font-weight-complex="bold"/>
    </style:style>
    <style:style style:name="P238" style:family="paragraph" style:parent-style-name="Standard">
      <style:paragraph-properties fo:text-align="center" style:justify-single-word="false"/>
      <style:text-properties style:font-name="Georgia3" officeooo:rsid="057aae1d" officeooo:paragraph-rsid="2687fc31"/>
    </style:style>
    <style:style style:name="P239" style:family="paragraph" style:parent-style-name="Text_20_body">
      <style:paragraph-properties fo:margin-left="1.251cm" fo:margin-right="0cm" fo:text-indent="0cm" style:auto-text-indent="false"/>
      <style:text-properties officeooo:rsid="189c7ad6" officeooo:paragraph-rsid="226129cb"/>
    </style:style>
    <style:style style:name="P240" style:family="paragraph" style:parent-style-name="Text_20_body">
      <style:paragraph-properties fo:margin-left="1.251cm" fo:margin-right="0cm" fo:text-indent="0cm" style:auto-text-indent="false"/>
      <style:text-properties officeooo:paragraph-rsid="26143e98"/>
    </style:style>
    <style:style style:name="P241" style:family="paragraph" style:parent-style-name="Text_20_body">
      <style:paragraph-properties fo:margin-left="1.251cm" fo:margin-right="0cm" fo:text-indent="0cm" style:auto-text-indent="false"/>
      <style:text-properties officeooo:rsid="26173550" officeooo:paragraph-rsid="265bacc6"/>
    </style:style>
    <style:style style:name="P24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4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44" style:family="paragraph" style:parent-style-name="Text_20_body">
      <style:paragraph-properties fo:margin-left="0cm" fo:margin-right="0cm" fo:text-indent="0cm" style:auto-text-indent="false"/>
      <style:text-properties officeooo:rsid="160397eb" officeooo:paragraph-rsid="2667c897"/>
    </style:style>
    <style:style style:name="P245" style:family="paragraph" style:parent-style-name="Contents_20_2">
      <style:paragraph-properties>
        <style:tab-stops>
          <style:tab-stop style:position="14.801cm" style:type="right" style:leader-style="dotted" style:leader-text="."/>
        </style:tab-stops>
      </style:paragraph-properties>
    </style:style>
    <style:style style:name="P246" style:family="paragraph" style:parent-style-name="Example" style:list-style-name="L24"/>
    <style:style style:name="P247" style:family="paragraph" style:parent-style-name="Example" style:list-style-name="L30"/>
    <style:style style:name="P248" style:family="paragraph" style:parent-style-name="Example" style:list-style-name="L101"/>
    <style:style style:name="P249" style:family="paragraph" style:parent-style-name="Contents_20_1">
      <style:paragraph-properties>
        <style:tab-stops>
          <style:tab-stop style:position="14.801cm" style:type="right" style:leader-style="dotted" style:leader-text="."/>
        </style:tab-stops>
      </style:paragraph-properties>
    </style:style>
    <style:style style:name="P250"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51" style:family="paragraph" style:parent-style-name="Text_20_body" style:list-style-name="L1">
      <style:text-properties officeooo:rsid="1ac3a729" officeooo:paragraph-rsid="1eb1ccb8"/>
    </style:style>
    <style:style style:name="P252" style:family="paragraph" style:parent-style-name="Text_20_body" style:list-style-name="L1">
      <style:text-properties officeooo:rsid="1ac3a729" officeooo:paragraph-rsid="1eae0bfd"/>
    </style:style>
    <style:style style:name="P253" style:family="paragraph" style:parent-style-name="Text_20_body" style:list-style-name="L1">
      <style:text-properties officeooo:rsid="1eaf2fd7" officeooo:paragraph-rsid="1eaf2fd7"/>
    </style:style>
    <style:style style:name="P254" style:family="paragraph" style:parent-style-name="Text_20_body" style:list-style-name="L1">
      <style:text-properties officeooo:rsid="214bec0f" officeooo:paragraph-rsid="214bec0f"/>
    </style:style>
    <style:style style:name="P255" style:family="paragraph" style:parent-style-name="Text_20_body" style:list-style-name="L1">
      <style:text-properties fo:language="cs" fo:country="CZ" officeooo:rsid="215f927b" officeooo:paragraph-rsid="215f927b"/>
    </style:style>
    <style:style style:name="P256" style:family="paragraph" style:parent-style-name="Text_20_body" style:list-style-name="L1">
      <style:text-properties fo:language="cs" fo:country="CZ" officeooo:rsid="214bec0f" officeooo:paragraph-rsid="2655425f"/>
    </style:style>
    <style:style style:name="P257" style:family="paragraph" style:parent-style-name="Text_20_body" style:list-style-name="L1">
      <style:text-properties fo:language="cs" fo:country="CZ" officeooo:rsid="214bec0f" officeooo:paragraph-rsid="214bec0f"/>
    </style:style>
    <style:style style:name="P258" style:family="paragraph" style:parent-style-name="Text_20_body" style:list-style-name="L44">
      <style:text-properties fo:language="cs" fo:country="CZ" fo:font-style="normal" officeooo:rsid="174f078d" officeooo:paragraph-rsid="1f3a304a" style:font-style-asian="normal" style:font-style-complex="normal"/>
    </style:style>
    <style:style style:name="P259" style:family="paragraph" style:parent-style-name="Text_20_body" style:list-style-name="L48">
      <style:text-properties fo:language="cs" fo:country="CZ" fo:font-style="normal" officeooo:rsid="151696fd" officeooo:paragraph-rsid="1f482e4a" style:font-style-asian="normal" style:font-style-complex="normal"/>
    </style:style>
    <style:style style:name="P260" style:family="paragraph" style:parent-style-name="Text_20_body" style:list-style-name="L86">
      <style:text-properties fo:language="cs" fo:country="CZ" fo:font-style="normal" officeooo:rsid="205c320c" officeooo:paragraph-rsid="2092837f" style:font-style-asian="normal" style:font-style-complex="normal"/>
    </style:style>
    <style:style style:name="P261" style:family="paragraph" style:parent-style-name="Text_20_body" style:list-style-name="L87">
      <style:text-properties fo:language="cs" fo:country="CZ" fo:font-style="normal" officeooo:rsid="17aa8f57" officeooo:paragraph-rsid="1d7b3ad9" style:font-style-asian="normal" style:font-style-complex="normal"/>
    </style:style>
    <style:style style:name="P262" style:family="paragraph" style:parent-style-name="Text_20_body" style:list-style-name="L49">
      <style:text-properties fo:language="cs" fo:country="CZ" fo:font-style="normal" fo:font-weight="normal" officeooo:rsid="23662674" officeooo:paragraph-rsid="24bad1eb" style:font-style-asian="normal" style:font-weight-asian="normal" style:font-style-complex="normal" style:font-weight-complex="normal"/>
    </style:style>
    <style:style style:name="P263" style:family="paragraph" style:parent-style-name="Text_20_body" style:list-style-name="L49">
      <style:text-properties fo:language="cs" fo:country="CZ" fo:font-style="normal" fo:font-weight="normal" officeooo:rsid="2674cf12" officeooo:paragraph-rsid="2674cf12" style:font-style-asian="normal" style:font-weight-asian="normal" style:font-style-complex="normal" style:font-weight-complex="normal"/>
    </style:style>
    <style:style style:name="P264" style:family="paragraph" style:parent-style-name="Text_20_body" style:list-style-name="L2">
      <style:text-properties officeooo:rsid="21ccc7c3" officeooo:paragraph-rsid="216180ca"/>
    </style:style>
    <style:style style:name="P265" style:family="paragraph" style:parent-style-name="Text_20_body" style:list-style-name="L2">
      <style:text-properties officeooo:rsid="21ccc7c3" officeooo:paragraph-rsid="220cf1ba"/>
    </style:style>
    <style:style style:name="P266" style:family="paragraph" style:parent-style-name="Text_20_body" style:list-style-name="L3">
      <style:text-properties officeooo:paragraph-rsid="21ccc7c3"/>
    </style:style>
    <style:style style:name="P267" style:family="paragraph" style:parent-style-name="Text_20_body" style:list-style-name="L4">
      <style:text-properties fo:font-style="normal" officeooo:rsid="15c3be93" officeooo:paragraph-rsid="19dd4a30" style:font-style-asian="normal" style:font-style-complex="normal"/>
    </style:style>
    <style:style style:name="P268" style:family="paragraph" style:parent-style-name="Text_20_body" style:list-style-name="L4">
      <style:text-properties fo:font-style="normal" officeooo:rsid="15c64218" officeooo:paragraph-rsid="19dd4a30" style:font-style-asian="normal" style:font-style-complex="normal"/>
    </style:style>
    <style:style style:name="P269" style:family="paragraph" style:parent-style-name="Text_20_body" style:list-style-name="L4">
      <style:text-properties fo:font-style="normal" officeooo:rsid="2473116f" officeooo:paragraph-rsid="2473116f" style:font-style-asian="normal" style:font-style-complex="normal"/>
    </style:style>
    <style:style style:name="P270" style:family="paragraph" style:parent-style-name="Text_20_body" style:list-style-name="L4">
      <style:text-properties fo:font-style="normal" officeooo:rsid="2213b7d1" officeooo:paragraph-rsid="2213b7d1" style:font-style-asian="normal" style:font-style-complex="normal"/>
    </style:style>
    <style:style style:name="P271" style:family="paragraph" style:parent-style-name="Text_20_body" style:list-style-name="L5">
      <style:text-properties fo:font-style="normal" officeooo:rsid="25cc2abb" officeooo:paragraph-rsid="25cc2abb" style:font-style-asian="normal" style:font-style-complex="normal"/>
    </style:style>
    <style:style style:name="P272" style:family="paragraph" style:parent-style-name="Text_20_body" style:list-style-name="L5">
      <style:text-properties fo:font-style="normal" officeooo:rsid="198998f7" officeooo:paragraph-rsid="25cc2abb" style:font-style-asian="normal" style:font-style-complex="normal"/>
    </style:style>
    <style:style style:name="P273" style:family="paragraph" style:parent-style-name="Text_20_body" style:list-style-name="L5">
      <style:text-properties fo:font-style="normal" officeooo:rsid="19856c73" officeooo:paragraph-rsid="19d69cdb" style:font-style-asian="normal" style:font-style-complex="normal"/>
    </style:style>
    <style:style style:name="P274" style:family="paragraph" style:parent-style-name="Text_20_body" style:list-style-name="L6">
      <style:text-properties fo:font-style="normal" officeooo:rsid="19870822" officeooo:paragraph-rsid="19870822" style:font-style-asian="normal" style:font-style-complex="normal"/>
    </style:style>
    <style:style style:name="P275" style:family="paragraph" style:parent-style-name="Text_20_body" style:list-style-name="L6">
      <style:text-properties fo:font-style="normal" officeooo:rsid="19910f6e" officeooo:paragraph-rsid="22c00e24" style:font-style-asian="normal" style:font-style-complex="normal"/>
    </style:style>
    <style:style style:name="P276" style:family="paragraph" style:parent-style-name="Text_20_body" style:list-style-name="L14">
      <style:text-properties fo:font-style="normal" officeooo:rsid="18bc925c" officeooo:paragraph-rsid="1cba1e95" style:font-style-asian="normal" style:font-style-complex="normal"/>
    </style:style>
    <style:style style:name="P277" style:family="paragraph" style:parent-style-name="Text_20_body" style:list-style-name="L15">
      <style:text-properties fo:font-style="normal" officeooo:rsid="127cc581" officeooo:paragraph-rsid="249d9de9" style:font-style-asian="normal" style:font-style-complex="normal"/>
    </style:style>
    <style:style style:name="P278" style:family="paragraph" style:parent-style-name="Text_20_body" style:list-style-name="L15">
      <style:text-properties fo:font-style="normal" officeooo:rsid="127cc581" officeooo:paragraph-rsid="249ec84e" style:font-style-asian="normal" style:font-style-complex="normal"/>
    </style:style>
    <style:style style:name="P279" style:family="paragraph" style:parent-style-name="Text_20_body" style:list-style-name="L15">
      <style:text-properties fo:font-style="normal" officeooo:rsid="127cc581" officeooo:paragraph-rsid="249f3598" style:font-style-asian="normal" style:font-style-complex="normal"/>
    </style:style>
    <style:style style:name="P280" style:family="paragraph" style:parent-style-name="Text_20_body" style:list-style-name="L15">
      <style:text-properties fo:font-style="normal" officeooo:rsid="127cc581" officeooo:paragraph-rsid="1d721808" style:font-style-asian="normal" style:font-style-complex="normal"/>
    </style:style>
    <style:style style:name="P281" style:family="paragraph" style:parent-style-name="Text_20_body" style:list-style-name="L15">
      <style:text-properties fo:font-style="normal" officeooo:rsid="127cc581" officeooo:paragraph-rsid="249d7ef7" style:font-style-asian="normal" style:font-style-complex="normal"/>
    </style:style>
    <style:style style:name="P282" style:family="paragraph" style:parent-style-name="Text_20_body" style:list-style-name="L83">
      <style:text-properties fo:font-style="normal" officeooo:rsid="127cc581" officeooo:paragraph-rsid="249d7ef7" style:font-style-asian="normal" style:font-style-complex="normal"/>
    </style:style>
    <style:style style:name="P283" style:family="paragraph" style:parent-style-name="Text_20_body" style:list-style-name="L14">
      <style:text-properties fo:font-style="normal" officeooo:rsid="1db71e7f" officeooo:paragraph-rsid="2247e1ed" style:font-style-asian="normal" style:font-style-complex="normal"/>
    </style:style>
    <style:style style:name="P284" style:family="paragraph" style:parent-style-name="Text_20_body" style:list-style-name="L17">
      <style:text-properties fo:font-style="normal" officeooo:rsid="1cba1e95" officeooo:paragraph-rsid="2265474c" style:font-style-asian="normal" style:font-style-complex="normal"/>
    </style:style>
    <style:style style:name="P285" style:family="paragraph" style:parent-style-name="Text_20_body" style:list-style-name="L17">
      <style:text-properties fo:font-style="normal" officeooo:rsid="18d199ee" officeooo:paragraph-rsid="2265474c" style:font-style-asian="normal" style:font-style-complex="normal"/>
    </style:style>
    <style:style style:name="P286" style:family="paragraph" style:parent-style-name="Text_20_body" style:list-style-name="L17">
      <style:text-properties fo:font-style="normal" officeooo:rsid="18cf0f68" officeooo:paragraph-rsid="2265474c" style:font-style-asian="normal" style:font-style-complex="normal"/>
    </style:style>
    <style:style style:name="P287" style:family="paragraph" style:parent-style-name="Text_20_body" style:list-style-name="L17">
      <style:text-properties fo:font-style="normal" officeooo:rsid="22729f49" officeooo:paragraph-rsid="22729f49" style:font-style-asian="normal" style:font-style-complex="normal"/>
    </style:style>
    <style:style style:name="P288" style:family="paragraph" style:parent-style-name="Text_20_body" style:list-style-name="L18">
      <style:text-properties fo:font-style="normal" officeooo:rsid="1de227ab" officeooo:paragraph-rsid="26620d5f" style:font-style-asian="normal" style:font-style-complex="normal"/>
    </style:style>
    <style:style style:name="P289" style:family="paragraph" style:parent-style-name="Text_20_body" style:list-style-name="L15">
      <style:text-properties fo:font-style="normal" officeooo:rsid="1d734c79" officeooo:paragraph-rsid="1d734c79" style:font-style-asian="normal" style:font-style-complex="normal"/>
    </style:style>
    <style:style style:name="P290" style:family="paragraph" style:parent-style-name="Text_20_body" style:list-style-name="L23">
      <style:text-properties fo:font-style="normal" officeooo:paragraph-rsid="1ec97f10" style:font-style-asian="normal" style:font-style-complex="normal"/>
    </style:style>
    <style:style style:name="P291" style:family="paragraph" style:parent-style-name="Text_20_body" style:list-style-name="L15">
      <style:text-properties fo:font-style="normal" officeooo:rsid="18f8f928" officeooo:paragraph-rsid="1d721808" style:font-style-asian="normal" style:font-style-complex="normal"/>
    </style:style>
    <style:style style:name="P292" style:family="paragraph" style:parent-style-name="Text_20_body" style:list-style-name="L26">
      <style:text-properties fo:font-style="normal" officeooo:rsid="15399d64" officeooo:paragraph-rsid="17205437" style:font-style-asian="normal" style:font-style-complex="normal"/>
    </style:style>
    <style:style style:name="P293" style:family="paragraph" style:parent-style-name="Text_20_body" style:list-style-name="L27">
      <style:text-properties fo:font-style="normal" officeooo:rsid="1d977631" officeooo:paragraph-rsid="1d977631" style:font-style-asian="normal" style:font-style-complex="normal"/>
    </style:style>
    <style:style style:name="P294" style:family="paragraph" style:parent-style-name="Text_20_body" style:list-style-name="L27">
      <style:text-properties fo:font-style="normal" officeooo:rsid="1533db2f" officeooo:paragraph-rsid="22abde92" style:font-style-asian="normal" style:font-style-complex="normal"/>
    </style:style>
    <style:style style:name="P295" style:family="paragraph" style:parent-style-name="Text_20_body" style:list-style-name="L35">
      <style:text-properties fo:font-style="normal" officeooo:rsid="266da4d0" officeooo:paragraph-rsid="266da4d0" style:font-style-asian="normal" style:font-style-complex="normal"/>
    </style:style>
    <style:style style:name="P296" style:family="paragraph" style:parent-style-name="Text_20_body" style:list-style-name="L37">
      <style:text-properties fo:font-style="normal" officeooo:rsid="160397eb" officeooo:paragraph-rsid="1e1b5da9" style:font-style-asian="normal" style:font-style-complex="normal"/>
    </style:style>
    <style:style style:name="P297" style:family="paragraph" style:parent-style-name="Text_20_body" style:list-style-name="L54">
      <style:text-properties fo:font-style="normal" officeooo:rsid="20b3bca1" officeooo:paragraph-rsid="20b3c77a" style:font-style-asian="normal" style:font-style-complex="normal"/>
    </style:style>
    <style:style style:name="P298" style:family="paragraph" style:parent-style-name="Text_20_body" style:list-style-name="L61">
      <style:text-properties fo:font-style="normal" officeooo:rsid="1543b540" officeooo:paragraph-rsid="20b57a92" style:font-style-asian="normal" style:font-style-complex="normal"/>
    </style:style>
    <style:style style:name="P299" style:family="paragraph" style:parent-style-name="Text_20_body" style:list-style-name="L62">
      <style:text-properties fo:font-style="normal" officeooo:rsid="209eba3a" officeooo:paragraph-rsid="209eba3a" style:font-style-asian="normal" style:font-style-complex="normal"/>
    </style:style>
    <style:style style:name="P300" style:family="paragraph" style:parent-style-name="Text_20_body" style:list-style-name="L64">
      <style:text-properties fo:font-style="normal" officeooo:rsid="17b228f5" officeooo:paragraph-rsid="1aac0adc" style:font-style-asian="normal" style:font-style-complex="normal"/>
    </style:style>
    <style:style style:name="P301" style:family="paragraph" style:parent-style-name="Text_20_body" style:list-style-name="L68">
      <style:text-properties fo:font-style="normal" officeooo:rsid="18247580" officeooo:paragraph-rsid="1b196b46" style:font-style-asian="normal" style:font-style-complex="normal"/>
    </style:style>
    <style:style style:name="P302" style:family="paragraph" style:parent-style-name="Text_20_body" style:list-style-name="L69">
      <style:text-properties fo:font-style="normal" officeooo:rsid="20c5a179" officeooo:paragraph-rsid="20c5a179" style:font-style-asian="normal" style:font-style-complex="normal"/>
    </style:style>
    <style:style style:name="P303" style:family="paragraph" style:parent-style-name="Text_20_body" style:list-style-name="L69">
      <style:text-properties fo:font-style="normal" officeooo:rsid="20c8833a" officeooo:paragraph-rsid="20cd57eb" style:font-style-asian="normal" style:font-style-complex="normal"/>
    </style:style>
    <style:style style:name="P304" style:family="paragraph" style:parent-style-name="Text_20_body" style:list-style-name="L71">
      <style:text-properties fo:font-style="normal" officeooo:rsid="17beb1df" officeooo:paragraph-rsid="1aac0adc" style:font-style-asian="normal" style:font-style-complex="normal"/>
    </style:style>
    <style:style style:name="P305" style:family="paragraph" style:parent-style-name="Text_20_body" style:list-style-name="L71">
      <style:text-properties fo:font-style="normal" officeooo:rsid="17c0f50a" officeooo:paragraph-rsid="1aac0adc" style:font-style-asian="normal" style:font-style-complex="normal"/>
    </style:style>
    <style:style style:name="P306" style:family="paragraph" style:parent-style-name="Text_20_body" style:list-style-name="L71">
      <style:text-properties fo:font-style="normal" officeooo:rsid="17c2b6ff" officeooo:paragraph-rsid="1aac0adc" style:font-style-asian="normal" style:font-style-complex="normal"/>
    </style:style>
    <style:style style:name="P307" style:family="paragraph" style:parent-style-name="Text_20_body" style:list-style-name="L71">
      <style:text-properties fo:font-style="normal" officeooo:rsid="17aa8f57" officeooo:paragraph-rsid="1c4b0366" style:font-style-asian="normal" style:font-style-complex="normal"/>
    </style:style>
    <style:style style:name="P308" style:family="paragraph" style:parent-style-name="Text_20_body" style:list-style-name="L71">
      <style:text-properties fo:font-style="normal" officeooo:rsid="17c5a5ad" officeooo:paragraph-rsid="209c91af" style:font-style-asian="normal" style:font-style-complex="normal"/>
    </style:style>
    <style:style style:name="P309" style:family="paragraph" style:parent-style-name="Text_20_body" style:list-style-name="L73">
      <style:text-properties fo:font-style="normal" officeooo:rsid="192ade04" officeooo:paragraph-rsid="1b62eac8" style:font-style-asian="normal" style:font-style-complex="normal"/>
    </style:style>
    <style:style style:name="P310" style:family="paragraph" style:parent-style-name="Text_20_body" style:list-style-name="L75">
      <style:text-properties fo:font-style="normal" officeooo:rsid="1f6efd45" officeooo:paragraph-rsid="1f6efd45" style:font-style-asian="normal" style:font-style-complex="normal"/>
    </style:style>
    <style:style style:name="P311" style:family="paragraph" style:parent-style-name="Text_20_body" style:list-style-name="L75">
      <style:text-properties fo:font-style="normal" officeooo:rsid="191e0ba0" officeooo:paragraph-rsid="1b6d2e97" style:font-style-asian="normal" style:font-style-complex="normal"/>
    </style:style>
    <style:style style:name="P312" style:family="paragraph" style:parent-style-name="Text_20_body" style:list-style-name="L79">
      <style:text-properties fo:font-style="normal" officeooo:rsid="1f700409" officeooo:paragraph-rsid="1f7f789a" style:font-style-asian="normal" style:font-style-complex="normal"/>
    </style:style>
    <style:style style:name="P313" style:family="paragraph" style:parent-style-name="Text_20_body" style:list-style-name="L79">
      <style:text-properties fo:font-style="normal" officeooo:rsid="19168136" officeooo:paragraph-rsid="23db23da" style:font-style-asian="normal" style:font-style-complex="normal"/>
    </style:style>
    <style:style style:name="P314" style:family="paragraph" style:parent-style-name="Text_20_body" style:list-style-name="L19">
      <style:text-properties fo:font-style="normal" officeooo:rsid="207cef49" officeooo:paragraph-rsid="231752cf" style:font-style-asian="normal" style:font-style-complex="normal"/>
    </style:style>
    <style:style style:name="P315" style:family="paragraph" style:parent-style-name="Text_20_body" style:list-style-name="L19">
      <style:text-properties fo:font-style="normal" officeooo:rsid="207cef49" officeooo:paragraph-rsid="23192e8c" style:font-style-asian="normal" style:font-style-complex="normal"/>
    </style:style>
    <style:style style:name="P316" style:family="paragraph" style:parent-style-name="Text_20_body" style:list-style-name="L80">
      <style:text-properties fo:font-style="normal" officeooo:rsid="1d69db0a" officeooo:paragraph-rsid="208f8933" style:font-style-asian="normal" style:font-style-complex="normal"/>
    </style:style>
    <style:style style:name="P317" style:family="paragraph" style:parent-style-name="Text_20_body" style:list-style-name="L83">
      <style:text-properties fo:font-style="normal" officeooo:rsid="208f684b" officeooo:paragraph-rsid="208f684b" style:font-style-asian="normal" style:font-style-complex="normal"/>
    </style:style>
    <style:style style:name="P318" style:family="paragraph" style:parent-style-name="Text_20_body" style:list-style-name="L83">
      <style:text-properties fo:font-style="normal" officeooo:rsid="208f684b" officeooo:paragraph-rsid="23ed4657" style:font-style-asian="normal" style:font-style-complex="normal"/>
    </style:style>
    <style:style style:name="P319" style:family="paragraph" style:parent-style-name="Text_20_body" style:list-style-name="L36">
      <style:text-properties fo:font-style="normal" officeooo:rsid="1caa881e" officeooo:paragraph-rsid="1caa881e" style:font-style-asian="normal" style:font-style-complex="normal"/>
    </style:style>
    <style:style style:name="P320" style:family="paragraph" style:parent-style-name="Text_20_body" style:list-style-name="L93">
      <style:text-properties fo:font-style="normal" officeooo:rsid="1bfffc6a" officeooo:paragraph-rsid="1bfffc6a" style:font-style-asian="normal" style:font-style-complex="normal"/>
    </style:style>
    <style:style style:name="P321" style:family="paragraph" style:parent-style-name="Text_20_body" style:list-style-name="L93">
      <style:text-properties fo:font-style="normal" officeooo:rsid="1bfb018b" officeooo:paragraph-rsid="2685bc05" style:font-style-asian="normal" style:font-style-complex="normal"/>
    </style:style>
    <style:style style:name="P322" style:family="paragraph" style:parent-style-name="Text_20_body" style:list-style-name="L95">
      <style:text-properties fo:font-style="normal" officeooo:rsid="1b3aa9da" officeooo:paragraph-rsid="2685bc05" style:font-style-asian="normal" style:font-style-complex="normal"/>
    </style:style>
    <style:style style:name="P323" style:family="paragraph" style:parent-style-name="Text_20_body" style:list-style-name="L99">
      <style:text-properties fo:font-style="normal" officeooo:rsid="1b3aa9da" officeooo:paragraph-rsid="1b3aa9da" style:font-style-asian="normal" style:font-style-complex="normal"/>
    </style:style>
    <style:style style:name="P324" style:family="paragraph" style:parent-style-name="Text_20_body" style:list-style-name="L96">
      <style:text-properties fo:font-style="normal" officeooo:rsid="26347c41" officeooo:paragraph-rsid="26347c41" style:font-style-asian="normal" style:font-style-complex="normal"/>
    </style:style>
    <style:style style:name="P325" style:family="paragraph" style:parent-style-name="Text_20_body" style:list-style-name="L14">
      <style:text-properties fo:font-style="normal" fo:font-weight="bold" officeooo:rsid="1db71e7f" officeooo:paragraph-rsid="2247e1ed" style:font-style-asian="normal" style:font-weight-asian="bold" style:font-style-complex="normal" style:font-weight-complex="bold"/>
    </style:style>
    <style:style style:name="P326" style:family="paragraph" style:parent-style-name="Text_20_body" style:list-style-name="L33">
      <style:text-properties fo:font-style="normal" fo:font-weight="normal" officeooo:rsid="1fc33efa" officeooo:paragraph-rsid="22fbd21c" style:font-style-asian="normal" style:font-weight-asian="normal" style:font-style-complex="normal" style:font-weight-complex="normal"/>
    </style:style>
    <style:style style:name="P327" style:family="paragraph" style:parent-style-name="Text_20_body" style:list-style-name="L66">
      <style:text-properties fo:font-style="normal" fo:font-weight="normal" officeooo:rsid="20aa26b3" officeooo:paragraph-rsid="20aa26b3" style:font-style-asian="normal" style:font-weight-asian="normal" style:font-style-complex="normal" style:font-weight-complex="normal"/>
    </style:style>
    <style:style style:name="P328" style:family="paragraph" style:parent-style-name="Text_20_body" style:list-style-name="L67">
      <style:text-properties fo:font-style="normal" fo:font-weight="normal" officeooo:rsid="1814175e" officeooo:paragraph-rsid="1aac0adc" style:font-style-asian="normal" style:font-weight-asian="normal" style:font-style-complex="normal" style:font-weight-complex="normal"/>
    </style:style>
    <style:style style:name="P329" style:family="paragraph" style:parent-style-name="Text_20_body" style:list-style-name="L56">
      <style:text-properties fo:font-style="normal" fo:font-weight="normal" officeooo:rsid="26772dde" officeooo:paragraph-rsid="2678ed44" style:font-style-asian="normal" style:font-weight-asian="normal" style:font-style-complex="normal" style:font-weight-complex="normal"/>
    </style:style>
    <style:style style:name="P330" style:family="paragraph" style:parent-style-name="Text_20_body" style:list-style-name="L56">
      <style:text-properties fo:font-style="normal" fo:font-weight="normal" officeooo:rsid="2678ed44" officeooo:paragraph-rsid="2678ed44" style:font-style-asian="normal" style:font-weight-asian="normal" style:font-style-complex="normal" style:font-weight-complex="normal"/>
    </style:style>
    <style:style style:name="P331" style:family="paragraph" style:parent-style-name="Text_20_body" style:list-style-name="L4">
      <style:text-properties officeooo:rsid="15c9b72a" officeooo:paragraph-rsid="2655425f"/>
    </style:style>
    <style:style style:name="P332" style:family="paragraph" style:parent-style-name="Text_20_body" style:list-style-name="L4">
      <style:text-properties officeooo:rsid="13e91469" officeooo:paragraph-rsid="19dd4a30"/>
    </style:style>
    <style:style style:name="P333" style:family="paragraph" style:parent-style-name="Text_20_body" style:list-style-name="L4">
      <style:text-properties officeooo:rsid="2215eb3a" officeooo:paragraph-rsid="2215eb3a"/>
    </style:style>
    <style:style style:name="P334" style:family="paragraph" style:parent-style-name="Text_20_body" style:list-style-name="L4">
      <style:text-properties officeooo:rsid="19e265e8" officeooo:paragraph-rsid="247b566a"/>
    </style:style>
    <style:style style:name="P335" style:family="paragraph" style:parent-style-name="Text_20_body" style:list-style-name="L4">
      <style:text-properties officeooo:rsid="15cc79cb" officeooo:paragraph-rsid="19e68ce2"/>
    </style:style>
    <style:style style:name="P336" style:family="paragraph" style:parent-style-name="Text_20_body" style:list-style-name="L5">
      <style:text-properties officeooo:paragraph-rsid="267594b8"/>
    </style:style>
    <style:style style:name="P337" style:family="paragraph" style:parent-style-name="Text_20_body" style:list-style-name="L6">
      <style:text-properties officeooo:rsid="1998598a" officeooo:paragraph-rsid="26572c97"/>
    </style:style>
    <style:style style:name="P338" style:family="paragraph" style:parent-style-name="Text_20_body" style:list-style-name="L6">
      <style:text-properties officeooo:rsid="19a4955f" officeooo:paragraph-rsid="26572c97"/>
    </style:style>
    <style:style style:name="P339" style:family="paragraph" style:parent-style-name="Text_20_body" style:list-style-name="L6">
      <style:text-properties fo:font-weight="bold" officeooo:rsid="1ec1b859" officeooo:paragraph-rsid="26572c97" style:font-weight-asian="bold" style:font-weight-complex="bold"/>
    </style:style>
    <style:style style:name="P340" style:family="paragraph" style:parent-style-name="Text_20_body" style:list-style-name="L56">
      <style:text-properties fo:font-weight="bold" officeooo:rsid="267729e5" officeooo:paragraph-rsid="26772dde" style:font-weight-asian="bold" style:font-weight-complex="bold"/>
    </style:style>
    <style:style style:name="P341" style:family="paragraph" style:parent-style-name="Text_20_body" style:list-style-name="L6">
      <style:text-properties officeooo:rsid="19910f6e" officeooo:paragraph-rsid="19d5448a"/>
    </style:style>
    <style:style style:name="P342" style:family="paragraph" style:parent-style-name="Text_20_body" style:list-style-name="L7">
      <style:text-properties officeooo:paragraph-rsid="1a69b621"/>
    </style:style>
    <style:style style:name="P343" style:family="paragraph" style:parent-style-name="Text_20_body" style:list-style-name="L8">
      <style:text-properties officeooo:paragraph-rsid="17205437"/>
    </style:style>
    <style:style style:name="P344" style:family="paragraph" style:parent-style-name="Text_20_body" style:list-style-name="L8">
      <style:text-properties officeooo:rsid="159eb076" officeooo:paragraph-rsid="17205437"/>
    </style:style>
    <style:style style:name="P345" style:family="paragraph" style:parent-style-name="Text_20_body" style:list-style-name="L8">
      <style:text-properties officeooo:rsid="1accddd3" officeooo:paragraph-rsid="1accddd3"/>
    </style:style>
    <style:style style:name="P346" style:family="paragraph" style:parent-style-name="Text_20_body" style:list-style-name="L8">
      <style:text-properties officeooo:rsid="1a6e7b0f" officeooo:paragraph-rsid="1a70b518"/>
    </style:style>
    <style:style style:name="P347" style:family="paragraph" style:parent-style-name="Text_20_body" style:list-style-name="L8">
      <style:text-properties officeooo:rsid="1579f5c3" officeooo:paragraph-rsid="17205437"/>
    </style:style>
    <style:style style:name="P348" style:family="paragraph" style:parent-style-name="Text_20_body" style:list-style-name="L9">
      <style:text-properties officeooo:paragraph-rsid="265bacc6"/>
    </style:style>
    <style:style style:name="P349" style:family="paragraph" style:parent-style-name="Text_20_body" style:list-style-name="L10">
      <style:text-properties officeooo:paragraph-rsid="265f8e35"/>
    </style:style>
    <style:style style:name="P350" style:family="paragraph" style:parent-style-name="Text_20_body" style:list-style-name="L11">
      <style:text-properties officeooo:rsid="20440fb0" officeooo:paragraph-rsid="20440fb0"/>
    </style:style>
    <style:style style:name="P351" style:family="paragraph" style:parent-style-name="Text_20_body" style:list-style-name="L12">
      <style:text-properties officeooo:rsid="12bd1159" officeooo:paragraph-rsid="17205437"/>
    </style:style>
    <style:style style:name="P352" style:family="paragraph" style:parent-style-name="Text_20_body" style:list-style-name="L12">
      <style:text-properties officeooo:rsid="15957b2a" officeooo:paragraph-rsid="17205437"/>
    </style:style>
    <style:style style:name="P353" style:family="paragraph" style:parent-style-name="Text_20_body" style:list-style-name="L12">
      <style:text-properties officeooo:rsid="12c83cea" officeooo:paragraph-rsid="17205437"/>
    </style:style>
    <style:style style:name="P354" style:family="paragraph" style:parent-style-name="Text_20_body" style:list-style-name="L12">
      <style:text-properties officeooo:rsid="12c8c6da" officeooo:paragraph-rsid="17205437"/>
    </style:style>
    <style:style style:name="P355" style:family="paragraph" style:parent-style-name="Text_20_body" style:list-style-name="L13">
      <style:text-properties officeooo:rsid="15947fdc" officeooo:paragraph-rsid="17205437"/>
    </style:style>
    <style:style style:name="P356" style:family="paragraph" style:parent-style-name="Text_20_body" style:list-style-name="L14">
      <style:text-properties officeooo:paragraph-rsid="224ad583"/>
    </style:style>
    <style:style style:name="P357" style:family="paragraph" style:parent-style-name="Text_20_body" style:list-style-name="L15">
      <style:text-properties officeooo:paragraph-rsid="22aa4c13"/>
    </style:style>
    <style:style style:name="P358" style:family="paragraph" style:parent-style-name="Text_20_body" style:list-style-name="L16">
      <style:text-properties officeooo:paragraph-rsid="2265474c"/>
    </style:style>
    <style:style style:name="P359" style:family="paragraph" style:parent-style-name="Text_20_body" style:list-style-name="L17">
      <style:text-properties officeooo:rsid="18d00879" officeooo:paragraph-rsid="2265474c"/>
    </style:style>
    <style:style style:name="P360" style:family="paragraph" style:parent-style-name="Text_20_body" style:list-style-name="L17">
      <style:text-properties officeooo:rsid="26543801" officeooo:paragraph-rsid="26543801"/>
    </style:style>
    <style:style style:name="P361" style:family="paragraph" style:parent-style-name="Text_20_body" style:list-style-name="L17">
      <style:text-properties officeooo:rsid="18d25fda" officeooo:paragraph-rsid="2265474c"/>
    </style:style>
    <style:style style:name="P362" style:family="paragraph" style:parent-style-name="Text_20_body" style:list-style-name="L17">
      <style:text-properties officeooo:rsid="18df89f8" officeooo:paragraph-rsid="2265474c"/>
    </style:style>
    <style:style style:name="P363" style:family="paragraph" style:parent-style-name="Text_20_body" style:list-style-name="L17">
      <style:text-properties fo:font-style="italic" officeooo:rsid="18e0c1bb" officeooo:paragraph-rsid="2265474c" style:font-style-asian="italic" style:font-style-complex="italic"/>
    </style:style>
    <style:style style:name="P364" style:family="paragraph" style:parent-style-name="Text_20_body" style:list-style-name="L17">
      <style:text-properties fo:font-style="italic" officeooo:rsid="18e7f060" officeooo:paragraph-rsid="2265474c" style:font-style-asian="italic" style:font-style-complex="italic"/>
    </style:style>
    <style:style style:name="P365" style:family="paragraph" style:parent-style-name="Text_20_body" style:list-style-name="L17">
      <style:text-properties fo:font-style="italic" officeooo:rsid="1fccba84" officeooo:paragraph-rsid="248ed1d1" style:font-style-asian="italic" style:font-style-complex="italic"/>
    </style:style>
    <style:style style:name="P366" style:family="paragraph" style:parent-style-name="Text_20_body" style:list-style-name="L15">
      <style:text-properties fo:font-style="italic" officeooo:rsid="1d734c79" officeooo:paragraph-rsid="261d559f" style:font-style-asian="italic" style:font-style-complex="italic"/>
    </style:style>
    <style:style style:name="P367" style:family="paragraph" style:parent-style-name="Text_20_body" style:list-style-name="L15">
      <style:text-properties fo:font-style="italic" officeooo:rsid="1d734c79" officeooo:paragraph-rsid="261f0bbb" style:font-style-asian="italic" style:font-style-complex="italic"/>
    </style:style>
    <style:style style:name="P368" style:family="paragraph" style:parent-style-name="Text_20_body" style:list-style-name="L41">
      <style:text-properties fo:font-style="italic" officeooo:paragraph-rsid="2337940f" style:font-style-asian="italic" style:font-style-complex="italic"/>
    </style:style>
    <style:style style:name="P369" style:family="paragraph" style:parent-style-name="Text_20_body" style:list-style-name="L93">
      <style:text-properties fo:font-style="italic" officeooo:rsid="1bfb018b" officeooo:paragraph-rsid="1bfffc6a" style:font-style-asian="italic" style:font-style-complex="italic"/>
    </style:style>
    <style:style style:name="P370" style:family="paragraph" style:parent-style-name="Text_20_body" style:list-style-name="L17">
      <style:text-properties officeooo:rsid="186b3e8b" officeooo:paragraph-rsid="2265474c"/>
    </style:style>
    <style:style style:name="P371" style:family="paragraph" style:parent-style-name="Text_20_body" style:list-style-name="L19">
      <style:text-properties officeooo:paragraph-rsid="231752cf"/>
    </style:style>
    <style:style style:name="P372" style:family="paragraph" style:parent-style-name="Text_20_body" style:list-style-name="L19">
      <style:text-properties officeooo:paragraph-rsid="207da7e6"/>
    </style:style>
    <style:style style:name="P373" style:family="paragraph" style:parent-style-name="Text_20_body" style:list-style-name="L20">
      <style:text-properties officeooo:paragraph-rsid="2493d017"/>
    </style:style>
    <style:style style:name="P374" style:family="paragraph" style:parent-style-name="Text_20_body" style:list-style-name="L20">
      <style:text-properties officeooo:rsid="261c45ff" officeooo:paragraph-rsid="261c45ff"/>
    </style:style>
    <style:style style:name="P375" style:family="paragraph" style:parent-style-name="Text_20_body" style:list-style-name="L15">
      <style:text-properties officeooo:rsid="18f8f928" officeooo:paragraph-rsid="18f8f928"/>
    </style:style>
    <style:style style:name="P376" style:family="paragraph" style:parent-style-name="Text_20_body" style:list-style-name="L21">
      <style:text-properties officeooo:paragraph-rsid="24950990"/>
    </style:style>
    <style:style style:name="P377" style:family="paragraph" style:parent-style-name="Text_20_body" style:list-style-name="L21">
      <style:text-properties officeooo:paragraph-rsid="228e1efa"/>
    </style:style>
    <style:style style:name="P378" style:family="paragraph" style:parent-style-name="Text_20_body" style:list-style-name="L21">
      <style:text-properties officeooo:paragraph-rsid="2630a227"/>
    </style:style>
    <style:style style:name="P379" style:family="paragraph" style:parent-style-name="Text_20_body" style:list-style-name="L22">
      <style:text-properties officeooo:paragraph-rsid="2496d6a4"/>
    </style:style>
    <style:style style:name="P380" style:family="paragraph" style:parent-style-name="Text_20_body" style:list-style-name="L23">
      <style:text-properties officeooo:paragraph-rsid="1d1b1210"/>
    </style:style>
    <style:style style:name="P381" style:family="paragraph" style:parent-style-name="Text_20_body" style:list-style-name="L23">
      <style:text-properties officeooo:paragraph-rsid="229c3c92"/>
    </style:style>
    <style:style style:name="P382" style:family="paragraph" style:parent-style-name="Text_20_body" style:list-style-name="L25">
      <style:text-properties officeooo:paragraph-rsid="1d384bdc"/>
    </style:style>
    <style:style style:name="P383" style:family="paragraph" style:parent-style-name="Text_20_body" style:list-style-name="L26">
      <style:text-properties officeooo:paragraph-rsid="2668ee3a"/>
    </style:style>
    <style:style style:name="P384" style:family="paragraph" style:parent-style-name="Text_20_body" style:list-style-name="L28">
      <style:text-properties officeooo:paragraph-rsid="2668ee3a"/>
    </style:style>
    <style:style style:name="P385" style:family="paragraph" style:parent-style-name="Text_20_body" style:list-style-name="L29">
      <style:text-properties officeooo:paragraph-rsid="1fa44ad3"/>
    </style:style>
    <style:style style:name="P386" style:family="paragraph" style:parent-style-name="Text_20_body" style:list-style-name="L31">
      <style:text-properties officeooo:rsid="1d8eb544" officeooo:paragraph-rsid="22f3f7df"/>
    </style:style>
    <style:style style:name="P387" style:family="paragraph" style:parent-style-name="Text_20_body" style:list-style-name="L32">
      <style:text-properties officeooo:rsid="1d8a2e78" officeooo:paragraph-rsid="22f3f7df"/>
    </style:style>
    <style:style style:name="P388" style:family="paragraph" style:parent-style-name="Text_20_body" style:list-style-name="L33">
      <style:text-properties officeooo:paragraph-rsid="1d8fe60c"/>
    </style:style>
    <style:style style:name="P389" style:family="paragraph" style:parent-style-name="Text_20_body" style:list-style-name="L33">
      <style:text-properties officeooo:rsid="1d91cd2c" officeooo:paragraph-rsid="24a85f77"/>
    </style:style>
    <style:style style:name="P390" style:family="paragraph" style:parent-style-name="Text_20_body" style:list-style-name="L33">
      <style:text-properties officeooo:rsid="1d91cd2c" officeooo:paragraph-rsid="1d91cd2c"/>
    </style:style>
    <style:style style:name="P391" style:family="paragraph" style:parent-style-name="Text_20_body" style:list-style-name="L33">
      <style:text-properties officeooo:rsid="21bfca62" officeooo:paragraph-rsid="25d686f2"/>
    </style:style>
    <style:style style:name="P392" style:family="paragraph" style:parent-style-name="Text_20_body" style:list-style-name="L33">
      <style:text-properties officeooo:rsid="1d931637" officeooo:paragraph-rsid="1d931637"/>
    </style:style>
    <style:style style:name="P393" style:family="paragraph" style:parent-style-name="Text_20_body" style:list-style-name="L33">
      <style:text-properties officeooo:rsid="25d686f2" officeooo:paragraph-rsid="25d686f2"/>
    </style:style>
    <style:style style:name="P394" style:family="paragraph" style:parent-style-name="Text_20_body" style:list-style-name="L34">
      <style:text-properties officeooo:paragraph-rsid="230435b4"/>
    </style:style>
    <style:style style:name="P395" style:family="paragraph" style:parent-style-name="Text_20_body" style:list-style-name="L35">
      <style:text-properties officeooo:rsid="1d9fbd07" officeooo:paragraph-rsid="1d9fbd07"/>
    </style:style>
    <style:style style:name="P396" style:family="paragraph" style:parent-style-name="Text_20_body" style:list-style-name="L36">
      <style:text-properties officeooo:paragraph-rsid="1caca17b"/>
    </style:style>
    <style:style style:name="P397" style:family="paragraph" style:parent-style-name="Text_20_body" style:list-style-name="L37">
      <style:text-properties officeooo:paragraph-rsid="1e1dfaf6"/>
    </style:style>
    <style:style style:name="P398" style:family="paragraph" style:parent-style-name="Text_20_body" style:list-style-name="L37">
      <style:text-properties officeooo:paragraph-rsid="1e1438b4"/>
    </style:style>
    <style:style style:name="P399" style:family="paragraph" style:parent-style-name="Text_20_body" style:list-style-name="L37">
      <style:text-properties officeooo:paragraph-rsid="174ff3af"/>
    </style:style>
    <style:style style:name="P400" style:family="paragraph" style:parent-style-name="Text_20_body" style:list-style-name="L37">
      <style:text-properties officeooo:paragraph-rsid="1e1b5da9"/>
    </style:style>
    <style:style style:name="P401" style:family="paragraph" style:parent-style-name="Text_20_body" style:list-style-name="L37">
      <style:text-properties officeooo:paragraph-rsid="1e19bebe"/>
    </style:style>
    <style:style style:name="P402" style:family="paragraph" style:parent-style-name="Text_20_body" style:list-style-name="L38">
      <style:text-properties officeooo:rsid="2326216b" officeooo:paragraph-rsid="2326216b"/>
    </style:style>
    <style:style style:name="P403" style:family="paragraph" style:parent-style-name="Text_20_body" style:list-style-name="L38">
      <style:text-properties officeooo:rsid="1d09d581" officeooo:paragraph-rsid="1d09d581"/>
    </style:style>
    <style:style style:name="P404" style:family="paragraph" style:parent-style-name="Text_20_body" style:list-style-name="L38">
      <style:text-properties style:use-window-font-color="true" fo:font-style="normal" style:text-underline-style="none" officeooo:rsid="26391f0f" officeooo:paragraph-rsid="26391f0f" style:font-style-asian="normal" style:font-style-complex="normal"/>
    </style:style>
    <style:style style:name="P405" style:family="paragraph" style:parent-style-name="Text_20_body" style:list-style-name="L39">
      <style:text-properties officeooo:paragraph-rsid="21b09f8b"/>
    </style:style>
    <style:style style:name="P406" style:family="paragraph" style:parent-style-name="Text_20_body" style:list-style-name="L39">
      <style:text-properties officeooo:paragraph-rsid="21b23126"/>
    </style:style>
    <style:style style:name="P407" style:family="paragraph" style:parent-style-name="Text_20_body" style:list-style-name="L39">
      <style:text-properties officeooo:paragraph-rsid="21b508ac"/>
    </style:style>
    <style:style style:name="P408" style:family="paragraph" style:parent-style-name="Text_20_body" style:list-style-name="L39">
      <style:text-properties officeooo:rsid="24cb7abc" officeooo:paragraph-rsid="24d09093"/>
    </style:style>
    <style:style style:name="P409" style:family="paragraph" style:parent-style-name="Text_20_body" style:list-style-name="L40"/>
    <style:style style:name="P410" style:family="paragraph" style:parent-style-name="Text_20_body" style:list-style-name="L42">
      <style:text-properties officeooo:paragraph-rsid="1e0f74a1"/>
    </style:style>
    <style:style style:name="P411" style:family="paragraph" style:parent-style-name="Text_20_body" style:list-style-name="L42">
      <style:text-properties officeooo:paragraph-rsid="1e1308a6"/>
    </style:style>
    <style:style style:name="P412" style:family="paragraph" style:parent-style-name="Text_20_body" style:list-style-name="L42">
      <style:text-properties officeooo:paragraph-rsid="1e0d2c3e"/>
    </style:style>
    <style:style style:name="P413" style:family="paragraph" style:parent-style-name="Text_20_body" style:list-style-name="L42">
      <style:text-properties officeooo:paragraph-rsid="1e294604"/>
    </style:style>
    <style:style style:name="P414" style:family="paragraph" style:parent-style-name="Text_20_body" style:list-style-name="L43">
      <style:text-properties officeooo:paragraph-rsid="17205437"/>
    </style:style>
    <style:style style:name="P415" style:family="paragraph" style:parent-style-name="Text_20_body" style:list-style-name="L45">
      <style:text-properties officeooo:paragraph-rsid="234b21d6"/>
    </style:style>
    <style:style style:name="P416" style:family="paragraph" style:parent-style-name="Text_20_body" style:list-style-name="L45">
      <style:text-properties officeooo:paragraph-rsid="1aced976"/>
    </style:style>
    <style:style style:name="P417" style:family="paragraph" style:parent-style-name="Text_20_body" style:list-style-name="L46">
      <style:text-properties officeooo:rsid="1ad7191a" officeooo:paragraph-rsid="1ad7191a"/>
    </style:style>
    <style:style style:name="P418" style:family="paragraph" style:parent-style-name="Text_20_body" style:list-style-name="L47">
      <style:text-properties officeooo:paragraph-rsid="1f4956fd"/>
    </style:style>
    <style:style style:name="P419" style:family="paragraph" style:parent-style-name="Text_20_body" style:list-style-name="L47">
      <style:text-properties officeooo:paragraph-rsid="24b5f8ac"/>
    </style:style>
    <style:style style:name="P420" style:family="paragraph" style:parent-style-name="Text_20_body" style:list-style-name="L48">
      <style:text-properties officeooo:paragraph-rsid="1f482e4a"/>
    </style:style>
    <style:style style:name="P421" style:family="paragraph" style:parent-style-name="Text_20_body" style:list-style-name="L49">
      <style:text-properties officeooo:paragraph-rsid="1f480d51"/>
    </style:style>
    <style:style style:name="P422" style:family="paragraph" style:parent-style-name="Text_20_body" style:list-style-name="L49">
      <style:text-properties officeooo:rsid="2364fac6" officeooo:paragraph-rsid="2364fac6"/>
    </style:style>
    <style:style style:name="P423" style:family="paragraph" style:parent-style-name="Text_20_body" style:list-style-name="L50">
      <style:text-properties officeooo:paragraph-rsid="2674cf12"/>
    </style:style>
    <style:style style:name="P424" style:family="paragraph" style:parent-style-name="Text_20_body" style:list-style-name="L51">
      <style:text-properties officeooo:paragraph-rsid="1dc83763"/>
    </style:style>
    <style:style style:name="P425" style:family="paragraph" style:parent-style-name="Text_20_body" style:list-style-name="L52">
      <style:text-properties officeooo:paragraph-rsid="26240e3d"/>
    </style:style>
    <style:style style:name="P426" style:family="paragraph" style:parent-style-name="Text_20_body" style:list-style-name="L53">
      <style:text-properties officeooo:rsid="20b9279a" officeooo:paragraph-rsid="2677667d"/>
    </style:style>
    <style:style style:name="P427" style:family="paragraph" style:parent-style-name="Text_20_body" style:list-style-name="L54">
      <style:text-properties officeooo:rsid="20b3c77a" officeooo:paragraph-rsid="20b3c77a"/>
    </style:style>
    <style:style style:name="P428" style:family="paragraph" style:parent-style-name="Text_20_body" style:list-style-name="L55">
      <style:text-properties officeooo:rsid="196e73ef" officeooo:paragraph-rsid="1b2f5bad"/>
    </style:style>
    <style:style style:name="P429" style:family="paragraph" style:parent-style-name="Text_20_body" style:list-style-name="L55">
      <style:text-properties officeooo:rsid="1970535f" officeooo:paragraph-rsid="1aac0adc"/>
    </style:style>
    <style:style style:name="P430" style:family="paragraph" style:parent-style-name="Text_20_body" style:list-style-name="L56">
      <style:text-properties officeooo:rsid="182c35b1" officeooo:paragraph-rsid="1aac0adc"/>
    </style:style>
    <style:style style:name="P431" style:family="paragraph" style:parent-style-name="Text_20_body" style:list-style-name="L56">
      <style:text-properties officeooo:rsid="1b155c13" officeooo:paragraph-rsid="267729e5"/>
    </style:style>
    <style:style style:name="P432" style:family="paragraph" style:parent-style-name="Text_20_body" style:list-style-name="L56">
      <style:text-properties officeooo:rsid="15426ded" officeooo:paragraph-rsid="26772dde"/>
    </style:style>
    <style:style style:name="P433" style:family="paragraph" style:parent-style-name="Text_20_body" style:list-style-name="L56">
      <style:text-properties officeooo:rsid="15426ded" officeooo:paragraph-rsid="2678ed44"/>
    </style:style>
    <style:style style:name="P434" style:family="paragraph" style:parent-style-name="Text_20_body" style:list-style-name="L56">
      <style:text-properties officeooo:rsid="267729e5" officeooo:paragraph-rsid="267729e5"/>
    </style:style>
    <style:style style:name="P435" style:family="paragraph" style:parent-style-name="Text_20_body" style:list-style-name="L56">
      <style:text-properties officeooo:rsid="267729e5" officeooo:paragraph-rsid="2678ed44"/>
    </style:style>
    <style:style style:name="P436" style:family="paragraph" style:parent-style-name="Text_20_body" style:list-style-name="L56">
      <style:text-properties officeooo:rsid="26772dde" officeooo:paragraph-rsid="26772dde"/>
    </style:style>
    <style:style style:name="P437" style:family="paragraph" style:parent-style-name="Text_20_body" style:list-style-name="L57">
      <style:text-properties officeooo:rsid="1546b8d6" officeooo:paragraph-rsid="1aac0adc"/>
    </style:style>
    <style:style style:name="P438" style:family="paragraph" style:parent-style-name="Text_20_body" style:list-style-name="L57">
      <style:text-properties officeooo:rsid="18247580" officeooo:paragraph-rsid="1aac0adc"/>
    </style:style>
    <style:style style:name="P439" style:family="paragraph" style:parent-style-name="Text_20_body" style:list-style-name="L54">
      <style:text-properties officeooo:rsid="20b97fcf" officeooo:paragraph-rsid="267729e5"/>
    </style:style>
    <style:style style:name="P440" style:family="paragraph" style:parent-style-name="Text_20_body" style:list-style-name="L58">
      <style:text-properties officeooo:paragraph-rsid="1c371f82"/>
    </style:style>
    <style:style style:name="P441" style:family="paragraph" style:parent-style-name="Text_20_body" style:list-style-name="L58">
      <style:text-properties officeooo:rsid="1c1a5de7" officeooo:paragraph-rsid="26772dde"/>
    </style:style>
    <style:style style:name="P442" style:family="paragraph" style:parent-style-name="Text_20_body" style:list-style-name="L58">
      <style:text-properties officeooo:rsid="1c23eac8" officeooo:paragraph-rsid="1c23eac8"/>
    </style:style>
    <style:style style:name="P443" style:family="paragraph" style:parent-style-name="Text_20_body" style:list-style-name="L59">
      <style:text-properties officeooo:rsid="2628df8c" officeooo:paragraph-rsid="26772dde"/>
    </style:style>
    <style:style style:name="P444" style:family="paragraph" style:parent-style-name="Text_20_body" style:list-style-name="L60">
      <style:text-properties officeooo:paragraph-rsid="23aeadde"/>
    </style:style>
    <style:style style:name="P445" style:family="paragraph" style:parent-style-name="Text_20_body" style:list-style-name="L60">
      <style:text-properties officeooo:paragraph-rsid="202e522f"/>
    </style:style>
    <style:style style:name="P446" style:family="paragraph" style:parent-style-name="Text_20_body" style:list-style-name="L60">
      <style:text-properties officeooo:rsid="202d51f4" officeooo:paragraph-rsid="23aeadde"/>
    </style:style>
    <style:style style:name="P447" style:family="paragraph" style:parent-style-name="Text_20_body" style:list-style-name="L60">
      <style:text-properties officeooo:rsid="23a93cdc" officeooo:paragraph-rsid="202d51f4"/>
    </style:style>
    <style:style style:name="P448" style:family="paragraph" style:parent-style-name="Text_20_body" style:list-style-name="L61">
      <style:text-properties officeooo:paragraph-rsid="2677a41f"/>
    </style:style>
    <style:style style:name="P449" style:family="paragraph" style:parent-style-name="Text_20_body" style:list-style-name="L62">
      <style:text-properties officeooo:rsid="209eba3a" officeooo:paragraph-rsid="209eba3a"/>
    </style:style>
    <style:style style:name="P450" style:family="paragraph" style:parent-style-name="Text_20_body" style:list-style-name="L62">
      <style:text-properties officeooo:rsid="17b228f5" officeooo:paragraph-rsid="1aac0adc"/>
    </style:style>
    <style:style style:name="P451" style:family="paragraph" style:parent-style-name="Text_20_body" style:list-style-name="L63">
      <style:text-properties officeooo:rsid="17aa8f57" officeooo:paragraph-rsid="1aac0adc"/>
    </style:style>
    <style:style style:name="P452" style:family="paragraph" style:parent-style-name="Text_20_body" style:list-style-name="L62">
      <style:text-properties officeooo:rsid="17aa8f57" officeooo:paragraph-rsid="1c497a43"/>
    </style:style>
    <style:style style:name="P453" style:family="paragraph" style:parent-style-name="Text_20_body" style:list-style-name="L65">
      <style:text-properties officeooo:rsid="23bff578" officeooo:paragraph-rsid="23bff578"/>
    </style:style>
    <style:style style:name="P454" style:family="paragraph" style:parent-style-name="Text_20_body" style:list-style-name="L65">
      <style:text-properties officeooo:rsid="20cf89bc" officeooo:paragraph-rsid="23bdc1ce"/>
    </style:style>
    <style:style style:name="P455" style:family="paragraph" style:parent-style-name="Text_20_body" style:list-style-name="L66">
      <style:text-properties officeooo:paragraph-rsid="2678ed44"/>
    </style:style>
    <style:style style:name="P456" style:family="paragraph" style:parent-style-name="Text_20_body" style:list-style-name="L66">
      <style:text-properties officeooo:rsid="23b66973" officeooo:paragraph-rsid="23b66973"/>
    </style:style>
    <style:style style:name="P457" style:family="paragraph" style:parent-style-name="Text_20_body" style:list-style-name="L70">
      <style:text-properties officeooo:paragraph-rsid="1aac0adc"/>
    </style:style>
    <style:style style:name="P458" style:family="paragraph" style:parent-style-name="Text_20_body" style:list-style-name="L72">
      <style:text-properties officeooo:paragraph-rsid="1e32191f"/>
    </style:style>
    <style:style style:name="P459" style:family="paragraph" style:parent-style-name="Text_20_body" style:list-style-name="L74">
      <style:text-properties officeooo:rsid="18303271" officeooo:paragraph-rsid="1aac0adc"/>
    </style:style>
    <style:style style:name="P460" style:family="paragraph" style:parent-style-name="Text_20_body" style:list-style-name="L76">
      <style:text-properties officeooo:rsid="1927fafa" officeooo:paragraph-rsid="23cd2eb0"/>
    </style:style>
    <style:style style:name="P461" style:family="paragraph" style:parent-style-name="Text_20_body" style:list-style-name="L77">
      <style:text-properties officeooo:paragraph-rsid="1cf1f7ac"/>
    </style:style>
    <style:style style:name="P462" style:family="paragraph" style:parent-style-name="Text_20_body" style:list-style-name="L78">
      <style:text-properties officeooo:paragraph-rsid="267e8a32"/>
    </style:style>
    <style:style style:name="P463" style:family="paragraph" style:parent-style-name="Text_20_body" style:list-style-name="L78">
      <style:text-properties officeooo:rsid="190d6d44" officeooo:paragraph-rsid="23df0c02"/>
    </style:style>
    <style:style style:name="P464" style:family="paragraph" style:parent-style-name="Text_20_body" style:list-style-name="L81">
      <style:text-properties officeooo:paragraph-rsid="1f88f818"/>
    </style:style>
    <style:style style:name="P465" style:family="paragraph" style:parent-style-name="Text_20_body" style:list-style-name="L82">
      <style:text-properties officeooo:paragraph-rsid="1c9dbd6e"/>
    </style:style>
    <style:style style:name="P466" style:family="paragraph" style:parent-style-name="Text_20_body" style:list-style-name="L82">
      <style:text-properties officeooo:rsid="1f8bdeef" officeooo:paragraph-rsid="23e7dff0"/>
    </style:style>
    <style:style style:name="P467" style:family="paragraph" style:parent-style-name="Text_20_body" style:list-style-name="L82">
      <style:text-properties officeooo:rsid="1f8bdeef" officeooo:paragraph-rsid="2628fe73"/>
    </style:style>
    <style:style style:name="P468" style:family="paragraph" style:parent-style-name="Text_20_body" style:list-style-name="L84">
      <style:text-properties officeooo:paragraph-rsid="23f063d8"/>
    </style:style>
    <style:style style:name="P469" style:family="paragraph" style:parent-style-name="Text_20_body" style:list-style-name="L84">
      <style:text-properties officeooo:rsid="1d75ffc5" officeooo:paragraph-rsid="23f063d8"/>
    </style:style>
    <style:style style:name="P470" style:family="paragraph" style:parent-style-name="Text_20_body" style:list-style-name="L85">
      <style:text-properties officeooo:paragraph-rsid="1dbcba3f"/>
    </style:style>
    <style:style style:name="P471" style:family="paragraph" style:parent-style-name="Text_20_body" style:list-style-name="L85">
      <style:text-properties officeooo:paragraph-rsid="1d5ab5e3"/>
    </style:style>
    <style:style style:name="P472" style:family="paragraph" style:parent-style-name="Text_20_body" style:list-style-name="L85">
      <style:text-properties officeooo:paragraph-rsid="1d5cf261"/>
    </style:style>
    <style:style style:name="P473" style:family="paragraph" style:parent-style-name="Text_20_body" style:list-style-name="L85">
      <style:text-properties officeooo:paragraph-rsid="1d5df106"/>
    </style:style>
    <style:style style:name="P474" style:family="paragraph" style:parent-style-name="Text_20_body" style:list-style-name="L85">
      <style:text-properties officeooo:paragraph-rsid="1d55c6b1"/>
    </style:style>
    <style:style style:name="P475" style:family="paragraph" style:parent-style-name="Text_20_body" style:list-style-name="L85">
      <style:text-properties officeooo:paragraph-rsid="1d53e4a5"/>
    </style:style>
    <style:style style:name="P476" style:family="paragraph" style:parent-style-name="Text_20_body" style:list-style-name="L85">
      <style:text-properties officeooo:rsid="267f6a4e" officeooo:paragraph-rsid="267f6a4e"/>
    </style:style>
    <style:style style:name="P477" style:family="paragraph" style:parent-style-name="Text_20_body" style:list-style-name="L87">
      <style:text-properties officeooo:paragraph-rsid="1d7b3ad9"/>
    </style:style>
    <style:style style:name="P478" style:family="paragraph" style:parent-style-name="Text_20_body" style:list-style-name="L88">
      <style:text-properties officeooo:paragraph-rsid="1f8ea03e"/>
    </style:style>
    <style:style style:name="P479" style:family="paragraph" style:parent-style-name="Text_20_body" style:list-style-name="L89">
      <style:text-properties officeooo:paragraph-rsid="2409d79a"/>
    </style:style>
    <style:style style:name="P480" style:family="paragraph" style:parent-style-name="Text_20_body" style:list-style-name="L89">
      <style:text-properties officeooo:paragraph-rsid="1be5456a"/>
    </style:style>
    <style:style style:name="P481" style:family="paragraph" style:parent-style-name="Text_20_body" style:list-style-name="L89">
      <style:text-properties officeooo:paragraph-rsid="1ddf5a6c"/>
    </style:style>
    <style:style style:name="P482" style:family="paragraph" style:parent-style-name="Text_20_body" style:list-style-name="L90">
      <style:text-properties officeooo:paragraph-rsid="1b9e4095"/>
    </style:style>
    <style:style style:name="P483" style:family="paragraph" style:parent-style-name="Text_20_body" style:list-style-name="L90">
      <style:text-properties officeooo:paragraph-rsid="262d413c"/>
    </style:style>
    <style:style style:name="P484" style:family="paragraph" style:parent-style-name="Text_20_body" style:list-style-name="L90">
      <style:text-properties officeooo:rsid="1b9fea33" officeooo:paragraph-rsid="262d413c"/>
    </style:style>
    <style:style style:name="P485" style:family="paragraph" style:parent-style-name="Text_20_body" style:list-style-name="L90">
      <style:text-properties officeooo:rsid="1bb2ed99" officeooo:paragraph-rsid="1bb2ed99"/>
    </style:style>
    <style:style style:name="P486" style:family="paragraph" style:parent-style-name="Text_20_body" style:list-style-name="L91">
      <style:text-properties officeooo:paragraph-rsid="1bac8c7c"/>
    </style:style>
    <style:style style:name="P487" style:family="paragraph" style:parent-style-name="Text_20_body" style:list-style-name="L91">
      <style:text-properties officeooo:rsid="1d648cfa" officeooo:paragraph-rsid="240c97a7"/>
    </style:style>
    <style:style style:name="P488" style:family="paragraph" style:parent-style-name="Text_20_body" style:list-style-name="L92">
      <style:text-properties officeooo:paragraph-rsid="1fa1e491"/>
    </style:style>
    <style:style style:name="P489" style:family="paragraph" style:parent-style-name="Text_20_body" style:list-style-name="L93">
      <style:text-properties officeooo:paragraph-rsid="2416422c"/>
    </style:style>
    <style:style style:name="P490" style:family="paragraph" style:parent-style-name="Text_20_body" style:list-style-name="L93">
      <style:text-properties officeooo:paragraph-rsid="17205437"/>
    </style:style>
    <style:style style:name="P491" style:family="paragraph" style:parent-style-name="Text_20_body" style:list-style-name="L94">
      <style:text-properties officeooo:paragraph-rsid="17205437"/>
    </style:style>
    <style:style style:name="P492" style:family="paragraph" style:parent-style-name="Text_20_body" style:list-style-name="L95">
      <style:text-properties officeooo:paragraph-rsid="2685bc05"/>
    </style:style>
    <style:style style:name="P493" style:family="paragraph" style:parent-style-name="Text_20_body" style:list-style-name="L97">
      <style:text-properties officeooo:paragraph-rsid="1b3c40f8"/>
    </style:style>
    <style:style style:name="P494" style:family="paragraph" style:parent-style-name="Text_20_body" style:list-style-name="L98">
      <style:text-properties officeooo:paragraph-rsid="26355609"/>
    </style:style>
    <style:style style:name="P495" style:family="paragraph" style:parent-style-name="Text_20_body" style:list-style-name="L99">
      <style:text-properties officeooo:paragraph-rsid="1b3aa9da"/>
    </style:style>
    <style:style style:name="P496" style:family="paragraph" style:parent-style-name="Text_20_body" style:list-style-name="L99">
      <style:text-properties officeooo:rsid="1b3c0e07" officeooo:paragraph-rsid="1b3c0e07"/>
    </style:style>
    <style:style style:name="P497" style:family="paragraph" style:parent-style-name="Text_20_body" style:list-style-name="L100">
      <style:text-properties officeooo:rsid="1b3c0e07" officeooo:paragraph-rsid="268662c6"/>
    </style:style>
    <style:style style:name="P498" style:family="paragraph" style:parent-style-name="Text_20_body" style:list-style-name="L37">
      <style:paragraph-properties fo:margin-left="1.251cm" fo:margin-right="0cm" fo:text-indent="0cm" style:auto-text-indent="false"/>
      <style:text-properties officeooo:paragraph-rsid="1e2448da"/>
    </style:style>
    <style:style style:name="P499" style:family="paragraph" style:parent-style-name="Heading_20_2">
      <style:text-properties officeooo:rsid="26518df8" officeooo:paragraph-rsid="26518df8"/>
    </style:style>
    <style:style style:name="P500" style:family="paragraph" style:parent-style-name="Heading_20_3">
      <style:text-properties officeooo:rsid="199c9f8e" officeooo:paragraph-rsid="199c9f8e"/>
    </style:style>
    <style:style style:name="P501" style:family="paragraph" style:parent-style-name="Heading_20_3">
      <style:text-properties officeooo:rsid="196348ba" officeooo:paragraph-rsid="196348ba"/>
    </style:style>
    <style:style style:name="P502" style:family="paragraph" style:parent-style-name="Heading_20_3">
      <style:text-properties officeooo:rsid="199ecb14" officeooo:paragraph-rsid="199ecb14"/>
    </style:style>
    <style:style style:name="P503" style:family="paragraph" style:parent-style-name="Heading_20_3">
      <style:text-properties officeooo:rsid="1963ff4f" officeooo:paragraph-rsid="1963ff4f"/>
    </style:style>
    <style:style style:name="P504" style:family="paragraph" style:parent-style-name="Heading_20_3">
      <style:text-properties officeooo:rsid="189c7ad6" officeooo:paragraph-rsid="189c7ad6"/>
    </style:style>
    <style:style style:name="P505" style:family="paragraph" style:parent-style-name="Heading_20_3">
      <style:text-properties officeooo:rsid="1c9e1742" officeooo:paragraph-rsid="1c9e1742"/>
    </style:style>
    <style:style style:name="P506" style:family="paragraph" style:parent-style-name="Heading_20_3">
      <style:text-properties officeooo:rsid="18e87d0d" officeooo:paragraph-rsid="18e87d0d"/>
    </style:style>
    <style:style style:name="P507" style:family="paragraph" style:parent-style-name="Heading_20_3">
      <style:text-properties officeooo:rsid="18ebce8e" officeooo:paragraph-rsid="18ebce8e"/>
    </style:style>
    <style:style style:name="P508" style:family="paragraph" style:parent-style-name="Heading_20_3">
      <style:text-properties officeooo:rsid="192584cc" officeooo:paragraph-rsid="192584cc"/>
    </style:style>
    <style:style style:name="P509" style:family="paragraph" style:parent-style-name="Heading_20_3">
      <style:text-properties officeooo:paragraph-rsid="1bc6ea06"/>
    </style:style>
    <style:style style:name="P510" style:family="paragraph" style:parent-style-name="Heading_20_3">
      <style:text-properties officeooo:paragraph-rsid="1da85e96"/>
    </style:style>
    <style:style style:name="P511" style:family="paragraph" style:parent-style-name="Heading_20_3">
      <style:text-properties officeooo:rsid="1c9c170c" officeooo:paragraph-rsid="1c9c170c"/>
    </style:style>
    <style:style style:name="P512" style:family="paragraph" style:parent-style-name="Heading_20_3">
      <style:text-properties officeooo:paragraph-rsid="1bc785f1"/>
    </style:style>
    <style:style style:name="P513" style:family="paragraph" style:parent-style-name="Heading_20_3">
      <style:text-properties officeooo:paragraph-rsid="1aa9a78a"/>
    </style:style>
    <style:style style:name="P514" style:family="paragraph" style:parent-style-name="Heading_20_3">
      <style:text-properties officeooo:paragraph-rsid="1aaab28b"/>
    </style:style>
    <style:style style:name="P515" style:family="paragraph" style:parent-style-name="Heading_20_3">
      <style:text-properties officeooo:rsid="17ca5d5b" officeooo:paragraph-rsid="1a894516"/>
    </style:style>
    <style:style style:name="P516" style:family="paragraph" style:parent-style-name="Heading_20_3">
      <style:text-properties officeooo:paragraph-rsid="1aac0adc"/>
    </style:style>
    <style:style style:name="P517" style:family="paragraph" style:parent-style-name="Heading_20_3">
      <style:text-properties officeooo:rsid="17a0e9db" officeooo:paragraph-rsid="1aac0adc"/>
    </style:style>
    <style:style style:name="P518" style:family="paragraph" style:parent-style-name="Heading_20_3">
      <style:text-properties officeooo:rsid="1836b5be" officeooo:paragraph-rsid="1836b5be"/>
    </style:style>
    <style:style style:name="P519" style:family="paragraph" style:parent-style-name="Heading_20_3">
      <style:text-properties officeooo:rsid="190c854f" officeooo:paragraph-rsid="1aac0adc"/>
    </style:style>
    <style:style style:name="P520" style:family="paragraph" style:parent-style-name="Heading_20_3">
      <style:text-properties officeooo:rsid="1bc3a86a" officeooo:paragraph-rsid="1bc3a86a"/>
    </style:style>
    <style:style style:name="P521" style:family="paragraph" style:parent-style-name="Heading_20_3">
      <style:text-properties officeooo:rsid="1bc3a86a" officeooo:paragraph-rsid="1c9dbd6e"/>
    </style:style>
    <style:style style:name="P522" style:family="paragraph" style:parent-style-name="Heading_20_3">
      <style:text-properties officeooo:rsid="1bc3a86a" officeooo:paragraph-rsid="1bc6ea06"/>
    </style:style>
    <style:style style:name="P523" style:family="paragraph" style:parent-style-name="Heading_20_3">
      <style:text-properties officeooo:paragraph-rsid="1ac21d32"/>
    </style:style>
    <style:style style:name="P524" style:family="paragraph" style:parent-style-name="Heading_20_3">
      <style:text-properties officeooo:rsid="1c9dbd6e" officeooo:paragraph-rsid="1c9dbd6e"/>
    </style:style>
    <style:style style:name="P525" style:family="paragraph" style:parent-style-name="Heading_20_3">
      <style:text-properties officeooo:paragraph-rsid="1c9dbd6e"/>
    </style:style>
    <style:style style:name="P526" style:family="paragraph" style:parent-style-name="Heading_20_4">
      <style:text-properties officeooo:rsid="1543b540" officeooo:paragraph-rsid="1aac0adc"/>
    </style:style>
    <style:style style:name="P527" style:family="paragraph" style:parent-style-name="Heading_20_4">
      <style:text-properties officeooo:paragraph-rsid="1aac0adc"/>
    </style:style>
    <style:style style:name="P528" style:family="paragraph" style:parent-style-name="Heading_20_4">
      <style:text-properties fo:font-style="italic" officeooo:rsid="19306b54" officeooo:paragraph-rsid="1f6bfdc1" style:font-style-asian="italic" style:font-style-complex="italic"/>
    </style:style>
    <style:style style:name="T1" style:family="text">
      <style:text-properties style:text-line-through-style="none" style:text-line-through-type="none" fo:font-size="12pt" style:text-underline-style="none" officeooo:rsid="002eb51a" style:font-size-asian="12pt" style:font-size-complex="12pt"/>
    </style:style>
    <style:style style:name="T2" style:family="text">
      <style:text-properties style:text-line-through-style="none" style:text-line-through-type="none" fo:font-size="12pt" style:text-underline-style="none" officeooo:rsid="268f867d" style:font-size-asian="12pt" style:font-size-complex="12pt"/>
    </style:style>
    <style:style style:name="T3" style:family="text">
      <style:text-properties fo:language="cs" fo:country="CZ"/>
    </style:style>
    <style:style style:name="T4" style:family="text">
      <style:text-properties fo:language="cs" fo:country="CZ" officeooo:rsid="122a6ace"/>
    </style:style>
    <style:style style:name="T5" style:family="text">
      <style:text-properties fo:language="cs" fo:country="CZ" officeooo:rsid="14caa0bc"/>
    </style:style>
    <style:style style:name="T6" style:family="text">
      <style:text-properties fo:language="cs" fo:country="CZ" officeooo:rsid="14c96990"/>
    </style:style>
    <style:style style:name="T7" style:family="text">
      <style:text-properties fo:language="cs" fo:country="CZ" officeooo:rsid="14cc8668"/>
    </style:style>
    <style:style style:name="T8" style:family="text">
      <style:text-properties fo:language="cs" fo:country="CZ" officeooo:rsid="1554436b"/>
    </style:style>
    <style:style style:name="T9" style:family="text">
      <style:text-properties fo:language="cs" fo:country="CZ" officeooo:rsid="1552db12"/>
    </style:style>
    <style:style style:name="T10" style:family="text">
      <style:text-properties fo:language="cs" fo:country="CZ" fo:font-style="italic" style:text-underline-style="none" officeooo:rsid="15fa1f30" style:font-style-asian="italic" style:font-style-complex="italic"/>
    </style:style>
    <style:style style:name="T11" style:family="text">
      <style:text-properties fo:language="cs" fo:country="CZ" fo:font-style="italic" style:text-underline-style="none" officeooo:rsid="1e1b5da9" style:font-style-asian="italic" style:font-style-complex="italic"/>
    </style:style>
    <style:style style:name="T12" style:family="text">
      <style:text-properties fo:language="cs" fo:country="CZ" fo:font-style="italic" style:text-underline-style="none" officeooo:rsid="176e69f5" style:font-style-asian="italic" style:font-style-complex="italic"/>
    </style:style>
    <style:style style:name="T13" style:family="text">
      <style:text-properties fo:language="cs" fo:country="CZ" fo:font-style="italic" style:text-underline-style="none" officeooo:rsid="148fc4c8" style:font-style-asian="italic" style:font-style-complex="italic"/>
    </style:style>
    <style:style style:name="T14" style:family="text">
      <style:text-properties fo:language="cs" fo:country="CZ" fo:font-style="italic" style:text-underline-style="none" officeooo:rsid="21b08179" style:font-style-asian="italic" style:font-style-complex="italic"/>
    </style:style>
    <style:style style:name="T15" style:family="text">
      <style:text-properties fo:language="cs" fo:country="CZ" fo:font-style="italic" style:text-underline-style="none" officeooo:rsid="176d0676" style:font-style-asian="italic" style:font-style-complex="italic"/>
    </style:style>
    <style:style style:name="T16" style:family="text">
      <style:text-properties fo:language="cs" fo:country="CZ" fo:font-style="italic" style:text-underline-style="none" officeooo:rsid="17708b81" style:font-style-asian="italic" style:font-style-complex="italic"/>
    </style:style>
    <style:style style:name="T17" style:family="text">
      <style:text-properties fo:language="cs" fo:country="CZ" fo:font-style="italic" style:text-underline-style="none" officeooo:rsid="1f2fedbb" style:font-style-asian="italic" style:font-style-complex="italic"/>
    </style:style>
    <style:style style:name="T18" style:family="text">
      <style:text-properties fo:language="cs" fo:country="CZ" fo:font-style="italic" style:text-underline-style="none" officeooo:rsid="25de92a4" style:font-style-asian="italic" style:font-style-complex="italic"/>
    </style:style>
    <style:style style:name="T19" style:family="text">
      <style:text-properties fo:language="cs" fo:country="CZ" fo:font-style="italic" style:text-underline-style="none" officeooo:rsid="1dbb95e8" style:font-style-asian="italic" style:font-style-complex="italic"/>
    </style:style>
    <style:style style:name="T20" style:family="text">
      <style:text-properties fo:language="cs" fo:country="CZ" fo:font-style="italic" style:text-underline-style="none" officeooo:rsid="22d8a962" style:font-style-asian="italic" style:font-style-complex="italic"/>
    </style:style>
    <style:style style:name="T21" style:family="text">
      <style:text-properties fo:language="cs" fo:country="CZ" fo:font-style="italic" style:text-underline-style="none" officeooo:rsid="1ae33110" style:font-style-asian="italic" style:font-style-complex="italic"/>
    </style:style>
    <style:style style:name="T22" style:family="text">
      <style:text-properties fo:language="cs" fo:country="CZ" fo:font-style="italic" style:text-underline-style="none" officeooo:rsid="1dcd09fb" style:font-style-asian="italic" style:font-style-complex="italic"/>
    </style:style>
    <style:style style:name="T23" style:family="text">
      <style:text-properties fo:language="cs" fo:country="CZ" fo:font-style="italic" style:text-underline-style="none" fo:font-weight="normal"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6"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7"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8" style:family="text">
      <style:text-properties fo:language="cs" fo:country="CZ" fo:font-style="italic" style:text-underline-style="none" fo:font-weight="normal" officeooo:rsid="24cb7abc" style:font-style-asian="italic" style:font-weight-asian="normal" style:font-style-complex="italic" style:font-weight-complex="normal"/>
    </style:style>
    <style:style style:name="T29" style:family="text">
      <style:text-properties fo:language="cs" fo:country="CZ" fo:font-style="italic" style:font-style-asian="italic" style:font-style-complex="italic"/>
    </style:style>
    <style:style style:name="T30" style:family="text">
      <style:text-properties fo:language="cs" fo:country="CZ" fo:font-style="italic" officeooo:rsid="17e3540a" style:font-style-asian="italic" style:font-style-complex="italic"/>
    </style:style>
    <style:style style:name="T31" style:family="text">
      <style:text-properties fo:language="cs" fo:country="CZ" fo:font-style="italic" officeooo:rsid="17e3cebd" style:font-style-asian="italic" style:font-style-complex="italic"/>
    </style:style>
    <style:style style:name="T32" style:family="text">
      <style:text-properties fo:language="cs" fo:country="CZ" fo:font-style="italic" officeooo:rsid="17f25594" style:font-style-asian="italic" style:font-style-complex="italic"/>
    </style:style>
    <style:style style:name="T33" style:family="text">
      <style:text-properties fo:language="cs" fo:country="CZ" fo:font-style="italic" officeooo:rsid="1dc83763" style:font-style-asian="italic" style:font-style-complex="italic"/>
    </style:style>
    <style:style style:name="T34" style:family="text">
      <style:text-properties fo:language="cs" fo:country="CZ" fo:font-style="italic" officeooo:rsid="17e3d595" style:font-style-asian="italic" style:font-style-complex="italic"/>
    </style:style>
    <style:style style:name="T35" style:family="text">
      <style:text-properties fo:language="cs" fo:country="CZ" fo:font-style="italic" officeooo:rsid="1ad40e47" style:font-style-asian="italic" style:font-style-complex="italic"/>
    </style:style>
    <style:style style:name="T36" style:family="text">
      <style:text-properties fo:language="cs" fo:country="CZ" fo:font-style="italic" officeooo:rsid="1f4d6be1" style:font-style-asian="italic" style:font-style-complex="italic"/>
    </style:style>
    <style:style style:name="T37" style:family="text">
      <style:text-properties fo:language="cs" fo:country="CZ" fo:font-style="italic" officeooo:rsid="1d7874ab" style:font-style-asian="italic" style:font-style-complex="italic"/>
    </style:style>
    <style:style style:name="T38" style:family="text">
      <style:text-properties fo:language="cs" fo:country="CZ" fo:font-style="italic" officeooo:rsid="2092837f" style:font-style-asian="italic" style:font-style-complex="italic"/>
    </style:style>
    <style:style style:name="T39" style:family="text">
      <style:text-properties fo:language="cs" fo:country="CZ" fo:font-style="italic" officeooo:rsid="1ad6edef" style:font-style-asian="italic" style:font-style-complex="italic"/>
    </style:style>
    <style:style style:name="T40" style:family="text">
      <style:text-properties fo:language="cs" fo:country="CZ" fo:font-style="italic" officeooo:rsid="21a02df3" style:font-style-asian="italic" style:font-style-complex="italic"/>
    </style:style>
    <style:style style:name="T41" style:family="text">
      <style:text-properties fo:language="cs" fo:country="CZ" fo:font-style="italic" officeooo:rsid="224e91ce" style:font-style-asian="italic" style:font-style-complex="italic"/>
    </style:style>
    <style:style style:name="T42" style:family="text">
      <style:text-properties fo:language="cs" fo:country="CZ" fo:font-style="italic" officeooo:rsid="1ae5d976" style:font-style-asian="italic" style:font-style-complex="italic"/>
    </style:style>
    <style:style style:name="T43" style:family="text">
      <style:text-properties fo:language="cs" fo:country="CZ" fo:font-style="italic" officeooo:rsid="1eab097a" style:font-style-asian="italic" style:font-style-complex="italic"/>
    </style:style>
    <style:style style:name="T44" style:family="text">
      <style:text-properties fo:language="cs" fo:country="CZ" fo:font-style="italic" officeooo:rsid="23586dcf" style:font-style-asian="italic" style:font-style-complex="italic"/>
    </style:style>
    <style:style style:name="T45" style:family="text">
      <style:text-properties fo:language="cs" fo:country="CZ" fo:font-style="italic" officeooo:rsid="235f2c9e" style:font-style-asian="italic" style:font-style-complex="italic"/>
    </style:style>
    <style:style style:name="T46" style:family="text">
      <style:text-properties fo:language="cs" fo:country="CZ" fo:font-style="italic" officeooo:rsid="1556058d" style:font-style-asian="italic" style:font-style-complex="italic"/>
    </style:style>
    <style:style style:name="T47" style:family="text">
      <style:text-properties fo:language="cs" fo:country="CZ" fo:font-style="italic" officeooo:rsid="23ffe780" style:font-style-asian="italic" style:font-style-complex="italic"/>
    </style:style>
    <style:style style:name="T48" style:family="text">
      <style:text-properties fo:language="cs" fo:country="CZ" fo:font-style="italic" officeooo:rsid="1dc164fc" style:font-style-asian="italic" style:font-style-complex="italic"/>
    </style:style>
    <style:style style:name="T49" style:family="text">
      <style:text-properties fo:language="cs" fo:country="CZ" fo:font-style="italic" officeooo:rsid="18059df4" style:font-style-asian="italic" style:font-style-complex="italic"/>
    </style:style>
    <style:style style:name="T50" style:family="text">
      <style:text-properties fo:language="cs" fo:country="CZ" fo:font-style="italic" officeooo:rsid="24b5f8ac" style:font-style-asian="italic" style:font-style-complex="italic"/>
    </style:style>
    <style:style style:name="T51" style:family="text">
      <style:text-properties fo:language="cs" fo:country="CZ" fo:font-style="italic" officeooo:rsid="26173550" style:font-style-asian="italic" style:font-style-complex="italic"/>
    </style:style>
    <style:style style:name="T52" style:family="text">
      <style:text-properties fo:language="cs" fo:country="CZ" fo:font-style="italic" officeooo:rsid="1fd5cbd7" style:font-style-asian="italic" style:font-style-complex="italic"/>
    </style:style>
    <style:style style:name="T53" style:family="text">
      <style:text-properties fo:language="cs" fo:country="CZ" fo:font-style="italic" officeooo:rsid="1ae33110" style:font-style-asian="italic" style:font-style-complex="italic"/>
    </style:style>
    <style:style style:name="T54" style:family="text">
      <style:text-properties fo:language="cs" fo:country="CZ" fo:font-style="italic" officeooo:rsid="22d8a962" style:font-style-asian="italic" style:font-style-complex="italic"/>
    </style:style>
    <style:style style:name="T55" style:family="text">
      <style:text-properties fo:language="cs" fo:country="CZ" fo:font-style="italic" officeooo:rsid="1aeb7772" style:font-style-asian="italic" style:font-style-complex="italic"/>
    </style:style>
    <style:style style:name="T56" style:family="text">
      <style:text-properties fo:language="cs" fo:country="CZ" fo:font-style="italic" officeooo:rsid="1ae0d865" style:font-style-asian="italic" style:font-style-complex="italic"/>
    </style:style>
    <style:style style:name="T57" style:family="text">
      <style:text-properties fo:language="cs" fo:country="CZ" fo:font-style="italic" officeooo:rsid="1d7c05dc" style:font-style-asian="italic" style:font-style-complex="italic"/>
    </style:style>
    <style:style style:name="T58" style:family="text">
      <style:text-properties fo:language="cs" fo:country="CZ" fo:font-style="italic" officeooo:rsid="26729cb5" style:font-style-asian="italic" style:font-style-complex="italic"/>
    </style:style>
    <style:style style:name="T59" style:family="text">
      <style:text-properties fo:language="cs" fo:country="CZ" fo:font-style="italic" style:text-underline-style="solid" style:text-underline-width="auto" style:text-underline-color="font-color" officeooo:rsid="17e3cebd" style:font-style-asian="italic" style:font-style-complex="italic"/>
    </style:style>
    <style:style style:name="T60" style:family="text">
      <style:text-properties fo:language="cs" fo:country="CZ" fo:font-style="italic" style:text-underline-style="solid" style:text-underline-width="auto" style:text-underline-color="font-color" officeooo:rsid="22d8a962" style:font-style-asian="italic" style:font-style-complex="italic"/>
    </style:style>
    <style:style style:name="T61" style:family="text">
      <style:text-properties fo:language="cs" fo:country="CZ" fo:font-style="italic" style:text-underline-style="solid" style:text-underline-width="auto" style:text-underline-color="font-color" officeooo:rsid="1dcd09fb" style:font-style-asian="italic" style:font-style-complex="italic"/>
    </style:style>
    <style:style style:name="T62" style:family="text">
      <style:text-properties fo:language="cs" fo:country="CZ" fo:font-style="italic" fo:font-weight="normal" officeooo:rsid="2448f87d" style:font-style-asian="italic" style:font-weight-asian="normal" style:font-style-complex="italic" style:font-weight-complex="normal"/>
    </style:style>
    <style:style style:name="T63" style:family="text">
      <style:text-properties fo:language="cs" fo:country="CZ" fo:font-style="normal" style:font-style-asian="normal" style:font-style-complex="normal"/>
    </style:style>
    <style:style style:name="T64" style:family="text">
      <style:text-properties fo:language="cs" fo:country="CZ" fo:font-style="normal" officeooo:rsid="17f53166" style:font-style-asian="normal" style:font-style-complex="normal"/>
    </style:style>
    <style:style style:name="T65" style:family="text">
      <style:text-properties fo:language="cs" fo:country="CZ" fo:font-style="normal" officeooo:rsid="17eee72b" style:font-style-asian="normal" style:font-style-complex="normal"/>
    </style:style>
    <style:style style:name="T66" style:family="text">
      <style:text-properties fo:language="cs" fo:country="CZ" fo:font-style="normal" officeooo:rsid="1aca8b9f" style:font-style-asian="normal" style:font-style-complex="normal"/>
    </style:style>
    <style:style style:name="T67" style:family="text">
      <style:text-properties fo:language="cs" fo:country="CZ" fo:font-style="normal" officeooo:rsid="1d7874ab" style:font-style-asian="normal" style:font-style-complex="normal"/>
    </style:style>
    <style:style style:name="T68" style:family="text">
      <style:text-properties fo:language="cs" fo:country="CZ" fo:font-style="normal" officeooo:rsid="17aa8f57" style:font-style-asian="normal" style:font-style-complex="normal"/>
    </style:style>
    <style:style style:name="T69" style:family="text">
      <style:text-properties fo:language="cs" fo:country="CZ" fo:font-style="normal" officeooo:rsid="1c497a43" style:font-style-asian="normal" style:font-style-complex="normal"/>
    </style:style>
    <style:style style:name="T70" style:family="text">
      <style:text-properties fo:language="cs" fo:country="CZ" fo:font-style="normal" officeooo:rsid="1d7b3ad9" style:font-style-asian="normal" style:font-style-complex="normal"/>
    </style:style>
    <style:style style:name="T71" style:family="text">
      <style:text-properties fo:language="cs" fo:country="CZ" fo:font-style="normal" officeooo:rsid="1aea9acf" style:font-style-asian="normal" style:font-style-complex="normal"/>
    </style:style>
    <style:style style:name="T72" style:family="text">
      <style:text-properties fo:language="cs" fo:country="CZ" fo:font-style="normal" officeooo:rsid="1c17e74b" style:font-style-asian="normal" style:font-style-complex="normal"/>
    </style:style>
    <style:style style:name="T73" style:family="text">
      <style:text-properties fo:language="cs" fo:country="CZ" fo:font-style="normal" officeooo:rsid="1ae61ad1" style:font-style-asian="normal" style:font-style-complex="normal"/>
    </style:style>
    <style:style style:name="T74" style:family="text">
      <style:text-properties fo:language="cs" fo:country="CZ" fo:font-style="normal" officeooo:rsid="1dba8846" style:font-style-asian="normal" style:font-style-complex="normal"/>
    </style:style>
    <style:style style:name="T75" style:family="text">
      <style:text-properties fo:language="cs" fo:country="CZ" fo:font-style="normal" officeooo:rsid="1e013445" style:font-style-asian="normal" style:font-style-complex="normal"/>
    </style:style>
    <style:style style:name="T76" style:family="text">
      <style:text-properties fo:language="cs" fo:country="CZ" fo:font-style="normal" officeooo:rsid="1e0d2c3e" style:font-style-asian="normal" style:font-style-complex="normal"/>
    </style:style>
    <style:style style:name="T77" style:family="text">
      <style:text-properties fo:language="cs" fo:country="CZ" fo:font-style="normal" officeooo:rsid="1731a21d" style:font-style-asian="normal" style:font-style-complex="normal"/>
    </style:style>
    <style:style style:name="T78" style:family="text">
      <style:text-properties fo:language="cs" fo:country="CZ" fo:font-style="normal" officeooo:rsid="1e0d89d2" style:font-style-asian="normal" style:font-style-complex="normal"/>
    </style:style>
    <style:style style:name="T79" style:family="text">
      <style:text-properties fo:language="cs" fo:country="CZ" fo:font-style="normal" officeooo:rsid="1e16f8b4" style:font-style-asian="normal" style:font-style-complex="normal"/>
    </style:style>
    <style:style style:name="T80" style:family="text">
      <style:text-properties fo:language="cs" fo:country="CZ" fo:font-style="normal" officeooo:rsid="1e19bebe" style:font-style-asian="normal" style:font-style-complex="normal"/>
    </style:style>
    <style:style style:name="T81" style:family="text">
      <style:text-properties fo:language="cs" fo:country="CZ" fo:font-style="normal" officeooo:rsid="17e3cebd" style:font-style-asian="normal" style:font-style-complex="normal"/>
    </style:style>
    <style:style style:name="T82" style:family="text">
      <style:text-properties fo:language="cs" fo:country="CZ" fo:font-style="normal" officeooo:rsid="1ad3101d" style:font-style-asian="normal" style:font-style-complex="normal"/>
    </style:style>
    <style:style style:name="T83" style:family="text">
      <style:text-properties fo:language="cs" fo:country="CZ" fo:font-style="normal" officeooo:rsid="17e3540a" style:font-style-asian="normal" style:font-style-complex="normal"/>
    </style:style>
    <style:style style:name="T84" style:family="text">
      <style:text-properties fo:language="cs" fo:country="CZ" fo:font-style="normal" officeooo:rsid="22506c0c" style:font-style-asian="normal" style:font-style-complex="normal"/>
    </style:style>
    <style:style style:name="T85" style:family="text">
      <style:text-properties fo:language="cs" fo:country="CZ" fo:font-style="normal" officeooo:rsid="2251c340" style:font-style-asian="normal" style:font-style-complex="normal"/>
    </style:style>
    <style:style style:name="T86" style:family="text">
      <style:text-properties fo:language="cs" fo:country="CZ" fo:font-style="normal" officeooo:rsid="15561023" style:font-style-asian="normal" style:font-style-complex="normal"/>
    </style:style>
    <style:style style:name="T87" style:family="text">
      <style:text-properties fo:language="cs" fo:country="CZ" fo:font-style="normal" officeooo:rsid="157d2a4b" style:font-style-asian="normal" style:font-style-complex="normal"/>
    </style:style>
    <style:style style:name="T88" style:family="text">
      <style:text-properties fo:language="cs" fo:country="CZ" fo:font-style="normal" officeooo:rsid="229c5f1e" style:font-style-asian="normal" style:font-style-complex="normal"/>
    </style:style>
    <style:style style:name="T89" style:family="text">
      <style:text-properties fo:language="cs" fo:country="CZ" fo:font-style="normal" officeooo:rsid="1d1f546a" style:font-style-asian="normal" style:font-style-complex="normal"/>
    </style:style>
    <style:style style:name="T90" style:family="text">
      <style:text-properties fo:language="cs" fo:country="CZ" fo:font-style="normal" officeooo:rsid="22d8a962" style:font-style-asian="normal" style:font-style-complex="normal"/>
    </style:style>
    <style:style style:name="T91" style:family="text">
      <style:text-properties fo:language="cs" fo:country="CZ" fo:font-style="normal" officeooo:rsid="1ae0d865" style:font-style-asian="normal" style:font-style-complex="normal"/>
    </style:style>
    <style:style style:name="T92" style:family="text">
      <style:text-properties fo:language="cs" fo:country="CZ" fo:font-style="normal" officeooo:rsid="1ae5d976" style:font-style-asian="normal" style:font-style-complex="normal"/>
    </style:style>
    <style:style style:name="T93" style:family="text">
      <style:text-properties fo:language="cs" fo:country="CZ" fo:font-style="normal" officeooo:rsid="22dfc350" style:font-style-asian="normal" style:font-style-complex="normal"/>
    </style:style>
    <style:style style:name="T94" style:family="text">
      <style:text-properties fo:language="cs" fo:country="CZ" fo:font-style="normal" officeooo:rsid="22e2fcdc" style:font-style-asian="normal" style:font-style-complex="normal"/>
    </style:style>
    <style:style style:name="T95" style:family="text">
      <style:text-properties fo:language="cs" fo:country="CZ" fo:font-style="normal" officeooo:rsid="22e4a601" style:font-style-asian="normal" style:font-style-complex="normal"/>
    </style:style>
    <style:style style:name="T96" style:family="text">
      <style:text-properties fo:language="cs" fo:country="CZ" fo:font-style="normal" officeooo:rsid="1f5143a4" style:font-style-asian="normal" style:font-style-complex="normal"/>
    </style:style>
    <style:style style:name="T97" style:family="text">
      <style:text-properties fo:language="cs" fo:country="CZ" fo:font-style="normal" officeooo:rsid="1f4f7e99" style:font-style-asian="normal" style:font-style-complex="normal"/>
    </style:style>
    <style:style style:name="T98" style:family="text">
      <style:text-properties fo:language="cs" fo:country="CZ" fo:font-style="normal" officeooo:rsid="1dbe95fc" style:font-style-asian="normal" style:font-style-complex="normal"/>
    </style:style>
    <style:style style:name="T99" style:family="text">
      <style:text-properties fo:language="cs" fo:country="CZ" fo:font-style="normal" officeooo:rsid="1dc164fc" style:font-style-asian="normal" style:font-style-complex="normal"/>
    </style:style>
    <style:style style:name="T100" style:family="text">
      <style:text-properties fo:language="cs" fo:country="CZ" fo:font-style="normal" officeooo:rsid="230e0ea8" style:font-style-asian="normal" style:font-style-complex="normal"/>
    </style:style>
    <style:style style:name="T101" style:family="text">
      <style:text-properties fo:language="cs" fo:country="CZ" fo:font-style="normal" officeooo:rsid="1eab097a" style:font-style-asian="normal" style:font-style-complex="normal"/>
    </style:style>
    <style:style style:name="T102" style:family="text">
      <style:text-properties fo:language="cs" fo:country="CZ" fo:font-style="normal" officeooo:rsid="1eabe80c" style:font-style-asian="normal" style:font-style-complex="normal"/>
    </style:style>
    <style:style style:name="T103" style:family="text">
      <style:text-properties fo:language="cs" fo:country="CZ" fo:font-style="normal" officeooo:rsid="23136ca6" style:font-style-asian="normal" style:font-style-complex="normal"/>
    </style:style>
    <style:style style:name="T104" style:family="text">
      <style:text-properties fo:language="cs" fo:country="CZ" fo:font-style="normal" officeooo:rsid="2335a08c" style:font-style-asian="normal" style:font-style-complex="normal"/>
    </style:style>
    <style:style style:name="T105" style:family="text">
      <style:text-properties fo:language="cs" fo:country="CZ" fo:font-style="normal" officeooo:rsid="15f88ec1" style:font-style-asian="normal" style:font-style-complex="normal"/>
    </style:style>
    <style:style style:name="T106" style:family="text">
      <style:text-properties fo:language="cs" fo:country="CZ" fo:font-style="normal" officeooo:rsid="160e1c76" style:font-style-asian="normal" style:font-style-complex="normal"/>
    </style:style>
    <style:style style:name="T107" style:family="text">
      <style:text-properties fo:language="cs" fo:country="CZ" fo:font-style="normal" officeooo:rsid="23477514" style:font-style-asian="normal" style:font-style-complex="normal"/>
    </style:style>
    <style:style style:name="T108" style:family="text">
      <style:text-properties fo:language="cs" fo:country="CZ" fo:font-style="normal" officeooo:rsid="17f25594" style:font-style-asian="normal" style:font-style-complex="normal"/>
    </style:style>
    <style:style style:name="T109" style:family="text">
      <style:text-properties fo:language="cs" fo:country="CZ" fo:font-style="normal" officeooo:rsid="234b21d6" style:font-style-asian="normal" style:font-style-complex="normal"/>
    </style:style>
    <style:style style:name="T110" style:family="text">
      <style:text-properties fo:language="cs" fo:country="CZ" fo:font-style="normal" officeooo:rsid="234c1f82" style:font-style-asian="normal" style:font-style-complex="normal"/>
    </style:style>
    <style:style style:name="T111" style:family="text">
      <style:text-properties fo:language="cs" fo:country="CZ" fo:font-style="normal" officeooo:rsid="1aced976" style:font-style-asian="normal" style:font-style-complex="normal"/>
    </style:style>
    <style:style style:name="T112" style:family="text">
      <style:text-properties fo:language="cs" fo:country="CZ" fo:font-style="normal" officeooo:rsid="234e1715" style:font-style-asian="normal" style:font-style-complex="normal"/>
    </style:style>
    <style:style style:name="T113" style:family="text">
      <style:text-properties fo:language="cs" fo:country="CZ" fo:font-style="normal" officeooo:rsid="2350c34c" style:font-style-asian="normal" style:font-style-complex="normal"/>
    </style:style>
    <style:style style:name="T114" style:family="text">
      <style:text-properties fo:language="cs" fo:country="CZ" fo:font-style="normal" officeooo:rsid="2352476a" style:font-style-asian="normal" style:font-style-complex="normal"/>
    </style:style>
    <style:style style:name="T115" style:family="text">
      <style:text-properties fo:language="cs" fo:country="CZ" fo:font-style="normal" officeooo:rsid="23542316" style:font-style-asian="normal" style:font-style-complex="normal"/>
    </style:style>
    <style:style style:name="T116" style:family="text">
      <style:text-properties fo:language="cs" fo:country="CZ" fo:font-style="normal" officeooo:rsid="235da8c5" style:font-style-asian="normal" style:font-style-complex="normal"/>
    </style:style>
    <style:style style:name="T117" style:family="text">
      <style:text-properties fo:language="cs" fo:country="CZ" fo:font-style="normal" officeooo:rsid="1805d3f3" style:font-style-asian="normal" style:font-style-complex="normal"/>
    </style:style>
    <style:style style:name="T118" style:family="text">
      <style:text-properties fo:language="cs" fo:country="CZ" fo:font-style="normal" officeooo:rsid="14099841" style:font-style-asian="normal" style:font-style-complex="normal"/>
    </style:style>
    <style:style style:name="T119" style:family="text">
      <style:text-properties fo:language="cs" fo:country="CZ" fo:font-style="normal" officeooo:rsid="1ad481c0" style:font-style-asian="normal" style:font-style-complex="normal"/>
    </style:style>
    <style:style style:name="T120" style:family="text">
      <style:text-properties fo:language="cs" fo:country="CZ" fo:font-style="normal" officeooo:rsid="1ad6edef" style:font-style-asian="normal" style:font-style-complex="normal"/>
    </style:style>
    <style:style style:name="T121" style:family="text">
      <style:text-properties fo:language="cs" fo:country="CZ" fo:font-style="normal" officeooo:rsid="23757316" style:font-style-asian="normal" style:font-style-complex="normal"/>
    </style:style>
    <style:style style:name="T122" style:family="text">
      <style:text-properties fo:language="cs" fo:country="CZ" fo:font-style="normal" officeooo:rsid="2493d017" style:font-style-asian="normal" style:font-style-complex="normal"/>
    </style:style>
    <style:style style:name="T123" style:family="text">
      <style:text-properties fo:language="cs" fo:country="CZ" fo:font-style="normal" officeooo:rsid="24981f17" style:font-style-asian="normal" style:font-style-complex="normal"/>
    </style:style>
    <style:style style:name="T124" style:family="text">
      <style:text-properties fo:language="cs" fo:country="CZ" fo:font-style="normal" officeooo:rsid="24a7275f" style:font-style-asian="normal" style:font-style-complex="normal"/>
    </style:style>
    <style:style style:name="T125" style:family="text">
      <style:text-properties fo:language="cs" fo:country="CZ" fo:font-style="normal" officeooo:rsid="24b4c0cd" style:font-style-asian="normal" style:font-style-complex="normal"/>
    </style:style>
    <style:style style:name="T126" style:family="text">
      <style:text-properties fo:language="cs" fo:country="CZ" fo:font-style="normal" officeooo:rsid="24f1af6e" style:font-style-asian="normal" style:font-style-complex="normal"/>
    </style:style>
    <style:style style:name="T127" style:family="text">
      <style:text-properties fo:language="cs" fo:country="CZ" fo:font-style="normal" officeooo:rsid="24f47848" style:font-style-asian="normal" style:font-style-complex="normal"/>
    </style:style>
    <style:style style:name="T128" style:family="text">
      <style:text-properties fo:language="cs" fo:country="CZ" fo:font-style="normal" officeooo:rsid="24f6df8e" style:font-style-asian="normal" style:font-style-complex="normal"/>
    </style:style>
    <style:style style:name="T129" style:family="text">
      <style:text-properties fo:language="cs" fo:country="CZ" fo:font-style="normal" officeooo:rsid="1d75ffc5" style:font-style-asian="normal" style:font-style-complex="normal"/>
    </style:style>
    <style:style style:name="T130" style:family="text">
      <style:text-properties fo:language="cs" fo:country="CZ" fo:font-style="normal" officeooo:rsid="1f8c4426" style:font-style-asian="normal" style:font-style-complex="normal"/>
    </style:style>
    <style:style style:name="T131" style:family="text">
      <style:text-properties fo:language="cs" fo:country="CZ" fo:font-style="normal" officeooo:rsid="1f8db0bc" style:font-style-asian="normal" style:font-style-complex="normal"/>
    </style:style>
    <style:style style:name="T132" style:family="text">
      <style:text-properties fo:language="cs" fo:country="CZ" fo:font-style="normal" officeooo:rsid="15520144" style:font-style-asian="normal" style:font-style-complex="normal"/>
    </style:style>
    <style:style style:name="T133" style:family="text">
      <style:text-properties fo:language="cs" fo:country="CZ" fo:font-style="normal" officeooo:rsid="1a75920c" style:font-style-asian="normal" style:font-style-complex="normal"/>
    </style:style>
    <style:style style:name="T134" style:family="text">
      <style:text-properties fo:language="cs" fo:country="CZ" fo:font-style="normal" officeooo:rsid="1556058d" style:font-style-asian="normal" style:font-style-complex="normal"/>
    </style:style>
    <style:style style:name="T135" style:family="text">
      <style:text-properties fo:language="cs" fo:country="CZ" fo:font-style="normal" officeooo:rsid="224ad583" style:font-style-asian="normal" style:font-style-complex="normal"/>
    </style:style>
    <style:style style:name="T136" style:family="text">
      <style:text-properties fo:language="cs" fo:country="CZ" fo:font-style="normal" officeooo:rsid="224960fd" style:font-style-asian="normal" style:font-style-complex="normal"/>
    </style:style>
    <style:style style:name="T137" style:family="text">
      <style:text-properties fo:language="cs" fo:country="CZ" fo:font-style="normal" officeooo:rsid="1eec2ec2" style:font-style-asian="normal" style:font-style-complex="normal"/>
    </style:style>
    <style:style style:name="T138" style:family="text">
      <style:text-properties fo:language="cs" fo:country="CZ" fo:font-style="normal" officeooo:rsid="1ef3ce69" style:font-style-asian="normal" style:font-style-complex="normal"/>
    </style:style>
    <style:style style:name="T139" style:family="text">
      <style:text-properties fo:language="cs" fo:country="CZ" fo:font-style="normal" officeooo:rsid="26620d5f" style:font-style-asian="normal" style:font-style-complex="normal"/>
    </style:style>
    <style:style style:name="T140" style:family="text">
      <style:text-properties fo:language="cs" fo:country="CZ" fo:font-style="normal" officeooo:rsid="18a52033" style:font-style-asian="normal" style:font-style-complex="normal"/>
    </style:style>
    <style:style style:name="T141" style:family="text">
      <style:text-properties fo:language="cs" fo:country="CZ" fo:font-style="normal" officeooo:rsid="2665e7b4" style:font-style-asian="normal" style:font-style-complex="normal"/>
    </style:style>
    <style:style style:name="T142" style:family="text">
      <style:text-properties fo:language="cs" fo:country="CZ" fo:font-style="normal" officeooo:rsid="2667c897" style:font-style-asian="normal" style:font-style-complex="normal"/>
    </style:style>
    <style:style style:name="T143" style:family="text">
      <style:text-properties fo:language="cs" fo:country="CZ" fo:font-style="normal" officeooo:rsid="2668ee3a" style:font-style-asian="normal" style:font-style-complex="normal"/>
    </style:style>
    <style:style style:name="T144" style:family="text">
      <style:text-properties fo:language="cs" fo:country="CZ" fo:font-style="normal" officeooo:rsid="26711a98" style:font-style-asian="normal" style:font-style-complex="normal"/>
    </style:style>
    <style:style style:name="T145" style:family="text">
      <style:text-properties fo:language="cs" fo:country="CZ" fo:font-style="normal" style:text-underline-style="none" style:font-style-asian="normal" style:font-style-complex="normal"/>
    </style:style>
    <style:style style:name="T146" style:family="text">
      <style:text-properties fo:language="cs" fo:country="CZ" fo:font-style="normal" style:text-underline-style="none" officeooo:rsid="176e69f5" style:font-style-asian="normal" style:font-style-complex="normal"/>
    </style:style>
    <style:style style:name="T147" style:family="text">
      <style:text-properties fo:language="cs" fo:country="CZ" fo:font-style="normal" style:text-underline-style="none" officeooo:rsid="17708b81" style:font-style-asian="normal" style:font-style-complex="normal"/>
    </style:style>
    <style:style style:name="T148" style:family="text">
      <style:text-properties fo:language="cs" fo:country="CZ" fo:font-style="normal" style:text-underline-style="none" officeooo:rsid="21b09f8b" style:font-style-asian="normal" style:font-style-complex="normal"/>
    </style:style>
    <style:style style:name="T149" style:family="text">
      <style:text-properties fo:language="cs" fo:country="CZ" fo:font-style="normal" style:text-underline-style="none" officeooo:rsid="21b23126" style:font-style-asian="normal" style:font-style-complex="normal"/>
    </style:style>
    <style:style style:name="T150" style:family="text">
      <style:text-properties fo:language="cs" fo:country="CZ" fo:font-style="normal" style:text-underline-style="none" officeooo:rsid="232f51e0" style:font-style-asian="normal" style:font-style-complex="normal"/>
    </style:style>
    <style:style style:name="T151" style:family="text">
      <style:text-properties fo:language="cs" fo:country="CZ" fo:font-style="normal" style:text-underline-style="none" officeooo:rsid="148fc4c8" style:font-style-asian="normal" style:font-style-complex="normal"/>
    </style:style>
    <style:style style:name="T152" style:family="text">
      <style:text-properties fo:language="cs" fo:country="CZ" fo:font-style="normal" style:text-underline-style="none" officeooo:rsid="21b08179" style:font-style-asian="normal" style:font-style-complex="normal"/>
    </style:style>
    <style:style style:name="T153" style:family="text">
      <style:text-properties fo:language="cs" fo:country="CZ" fo:font-style="normal" style:text-underline-style="none" officeooo:rsid="21b508ac" style:font-style-asian="normal" style:font-style-complex="normal"/>
    </style:style>
    <style:style style:name="T154" style:family="text">
      <style:text-properties fo:language="cs" fo:country="CZ" fo:font-style="normal" style:text-underline-style="none" officeooo:rsid="176d0676" style:font-style-asian="normal" style:font-style-complex="normal"/>
    </style:style>
    <style:style style:name="T155" style:family="text">
      <style:text-properties fo:language="cs" fo:country="CZ" fo:font-style="normal" style:text-underline-style="none" officeooo:rsid="1dbb95e8" style:font-style-asian="normal" style:font-style-complex="normal"/>
    </style:style>
    <style:style style:name="T156" style:family="text">
      <style:text-properties fo:language="cs" fo:country="CZ" fo:font-style="normal" style:text-underline-style="none" officeooo:rsid="23107494" style:font-style-asian="normal" style:font-style-complex="normal"/>
    </style:style>
    <style:style style:name="T157" style:family="text">
      <style:text-properties fo:language="cs" fo:country="CZ" fo:font-style="normal" style:text-underline-style="none" officeooo:rsid="243f67c7" style:font-style-asian="normal" style:font-style-complex="normal"/>
    </style:style>
    <style:style style:name="T158" style:family="text">
      <style:text-properties fo:language="cs" fo:country="CZ" fo:font-style="normal" style:text-underline-style="none" officeooo:rsid="263cb554" style:font-style-asian="normal" style:font-style-complex="normal"/>
    </style:style>
    <style:style style:name="T159" style:family="text">
      <style:text-properties fo:language="cs" fo:country="CZ" fo:font-style="normal" style:text-underline-style="none" officeooo:rsid="263d5e47" style:font-style-asian="normal" style:font-style-complex="normal"/>
    </style:style>
    <style:style style:name="T160" style:family="text">
      <style:text-properties fo:language="cs" fo:country="CZ" fo:font-style="normal" style:text-underline-style="none" officeooo:rsid="266fa283" style:font-style-asian="normal" style:font-style-complex="normal"/>
    </style:style>
    <style:style style:name="T161" style:family="text">
      <style:text-properties fo:language="cs" fo:country="CZ" fo:font-style="normal" style:text-underline-style="none" officeooo:rsid="26711a98" style:font-style-asian="normal" style:font-style-complex="normal"/>
    </style:style>
    <style:style style:name="T162" style:family="text">
      <style:text-properties fo:language="cs" fo:country="CZ" fo:font-style="normal" style:text-underline-style="none" fo:font-weight="normal"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26772dde"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24cb7abc" style:font-style-asian="normal" style:font-weight-asian="normal" style:font-style-complex="normal" style:font-weight-complex="normal"/>
    </style:style>
    <style:style style:name="T175" style:family="text">
      <style:text-properties fo:language="cs" fo:country="CZ" fo:font-style="normal" fo:font-weight="normal" style:font-style-asian="normal" style:font-weight-asian="normal" style:font-style-complex="normal" style:font-weight-complex="normal"/>
    </style:style>
    <style:style style:name="T176" style:family="text">
      <style:text-properties fo:language="cs" fo:country="CZ" fo:font-style="normal" fo:font-weight="normal" officeooo:rsid="1d3aa6ad" style:font-style-asian="normal" style:font-weight-asian="normal" style:font-style-complex="normal" style:font-weight-complex="normal"/>
    </style:style>
    <style:style style:name="T177" style:family="text">
      <style:text-properties fo:language="cs" fo:country="CZ" fo:font-style="normal" fo:font-weight="normal" officeooo:rsid="1b4066b1" style:font-style-asian="normal" style:font-weight-asian="normal" style:font-style-complex="normal" style:font-weight-complex="normal"/>
    </style:style>
    <style:style style:name="T178" style:family="text">
      <style:text-properties fo:language="cs" fo:country="CZ" fo:font-style="normal" fo:font-weight="normal" officeooo:rsid="1f474783" style:font-style-asian="normal" style:font-weight-asian="normal" style:font-style-complex="normal" style:font-weight-complex="normal"/>
    </style:style>
    <style:style style:name="T179" style:family="text">
      <style:text-properties fo:language="cs" fo:country="CZ" fo:font-style="normal" fo:font-weight="normal" officeooo:rsid="2366459d" style:font-style-asian="normal" style:font-weight-asian="normal" style:font-style-complex="normal" style:font-weight-complex="normal"/>
    </style:style>
    <style:style style:name="T180" style:family="text">
      <style:text-properties fo:language="cs" fo:country="CZ" fo:font-style="normal" fo:font-weight="normal" officeooo:rsid="19435a84" style:font-style-asian="normal" style:font-weight-asian="normal" style:font-style-complex="normal" style:font-weight-complex="normal"/>
    </style:style>
    <style:style style:name="T181" style:family="text">
      <style:text-properties fo:language="cs" fo:country="CZ" fo:font-style="normal" fo:font-weight="normal" officeooo:rsid="19498945" style:font-style-asian="normal" style:font-weight-asian="normal" style:font-style-complex="normal" style:font-weight-complex="normal"/>
    </style:style>
    <style:style style:name="T182" style:family="text">
      <style:text-properties fo:language="cs" fo:country="CZ" fo:font-style="normal" fo:font-weight="normal" officeooo:rsid="237b4d8f" style:font-style-asian="normal" style:font-weight-asian="normal" style:font-style-complex="normal" style:font-weight-complex="normal"/>
    </style:style>
    <style:style style:name="T183" style:family="text">
      <style:text-properties fo:language="cs" fo:country="CZ" fo:font-style="normal" fo:font-weight="normal" officeooo:rsid="237c2b60" style:font-style-asian="normal" style:font-weight-asian="normal" style:font-style-complex="normal" style:font-weight-complex="normal"/>
    </style:style>
    <style:style style:name="T184" style:family="text">
      <style:text-properties fo:language="cs" fo:country="CZ" fo:font-style="normal" fo:font-weight="normal" officeooo:rsid="236b1072" style:font-style-asian="normal" style:font-weight-asian="normal" style:font-style-complex="normal" style:font-weight-complex="normal"/>
    </style:style>
    <style:style style:name="T185" style:family="text">
      <style:text-properties fo:language="cs" fo:country="CZ" fo:font-style="normal" fo:font-weight="normal" officeooo:rsid="21e414ee"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fo:font-weight="normal" officeooo:rsid="260d7890" style:font-style-asian="normal" style:font-weight-asian="normal" style:font-style-complex="normal" style:font-weight-complex="normal"/>
    </style:style>
    <style:style style:name="T192" style:family="text">
      <style:text-properties fo:language="cs" fo:country="CZ" fo:font-style="normal" style:text-underline-style="solid" style:text-underline-width="auto" style:text-underline-color="font-color" style:font-style-asian="normal" style:font-style-complex="normal"/>
    </style:style>
    <style:style style:name="T193"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4" style:family="text">
      <style:text-properties fo:language="cs" fo:country="CZ" fo:font-style="normal" fo:font-weight="bold" officeooo:rsid="15520144" style:font-style-asian="normal" style:font-weight-asian="bold" style:font-style-complex="normal" style:font-weight-complex="bold"/>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f25594"/>
    </style:style>
    <style:style style:name="T204" style:family="text">
      <style:text-properties fo:language="cs" fo:country="CZ" officeooo:rsid="17f53166"/>
    </style:style>
    <style:style style:name="T205" style:family="text">
      <style:text-properties fo:language="cs" fo:country="CZ" officeooo:rsid="1804c6ae"/>
    </style:style>
    <style:style style:name="T206" style:family="text">
      <style:text-properties fo:language="cs" fo:country="CZ" officeooo:rsid="19435a84"/>
    </style:style>
    <style:style style:name="T207" style:family="text">
      <style:text-properties fo:language="cs" fo:country="CZ" fo:font-weight="bold" officeooo:rsid="1b8dd7db" style:font-weight-asian="bold" style:font-weight-complex="bold"/>
    </style:style>
    <style:style style:name="T208" style:family="text">
      <style:text-properties fo:language="cs" fo:country="CZ" fo:font-weight="bold" officeooo:rsid="17cc427a" style:font-weight-asian="bold" style:font-weight-complex="bold"/>
    </style:style>
    <style:style style:name="T209" style:family="text">
      <style:text-properties fo:language="cs" fo:country="CZ" fo:font-weight="bold" officeooo:rsid="1aea09db" style:font-weight-asian="bold" style:font-weight-complex="bold"/>
    </style:style>
    <style:style style:name="T210" style:family="text">
      <style:text-properties fo:language="cs" fo:country="CZ" fo:font-weight="bold" officeooo:rsid="17d298c7" style:font-weight-asian="bold" style:font-weight-complex="bold"/>
    </style:style>
    <style:style style:name="T211" style:family="text">
      <style:text-properties fo:language="cs" fo:country="CZ" fo:font-weight="bold" officeooo:rsid="1a87bffc" style:font-weight-asian="bold" style:font-weight-complex="bold"/>
    </style:style>
    <style:style style:name="T212" style:family="text">
      <style:text-properties fo:language="cs" fo:country="CZ" fo:font-weight="bold" officeooo:rsid="1ad14a67" style:font-weight-asian="bold" style:font-weight-complex="bold"/>
    </style:style>
    <style:style style:name="T213" style:family="text">
      <style:text-properties fo:language="cs" fo:country="CZ" fo:font-weight="bold" officeooo:rsid="20e00c48" style:font-weight-asian="bold" style:font-weight-complex="bold"/>
    </style:style>
    <style:style style:name="T214" style:family="text">
      <style:text-properties fo:language="cs" fo:country="CZ" fo:font-weight="bold" officeooo:rsid="2372783f" style:font-weight-asian="bold" style:font-weight-complex="bold"/>
    </style:style>
    <style:style style:name="T215" style:family="text">
      <style:text-properties fo:language="cs" fo:country="CZ" officeooo:rsid="157b978c"/>
    </style:style>
    <style:style style:name="T216" style:family="text">
      <style:text-properties fo:language="cs" fo:country="CZ" officeooo:rsid="157e3812"/>
    </style:style>
    <style:style style:name="T217" style:family="text">
      <style:text-properties fo:language="cs" fo:country="CZ" officeooo:rsid="15561023"/>
    </style:style>
    <style:style style:name="T218" style:family="text">
      <style:text-properties fo:language="cs" fo:country="CZ" officeooo:rsid="157d2a4b"/>
    </style:style>
    <style:style style:name="T219" style:family="text">
      <style:text-properties fo:language="cs" fo:country="CZ" officeooo:rsid="1a7351fd"/>
    </style:style>
    <style:style style:name="T220" style:family="text">
      <style:text-properties fo:language="cs" fo:country="CZ" officeooo:rsid="1a740f42"/>
    </style:style>
    <style:style style:name="T221" style:family="text">
      <style:text-properties fo:language="cs" fo:country="CZ" officeooo:rsid="1a74641b"/>
    </style:style>
    <style:style style:name="T222" style:family="text">
      <style:text-properties fo:language="cs" fo:country="CZ" officeooo:rsid="1a75920c"/>
    </style:style>
    <style:style style:name="T223" style:family="text">
      <style:text-properties fo:language="cs" fo:country="CZ" officeooo:rsid="1a9b9e16"/>
    </style:style>
    <style:style style:name="T224" style:family="text">
      <style:text-properties fo:language="cs" fo:country="CZ" officeooo:rsid="1aa9a78a"/>
    </style:style>
    <style:style style:name="T225" style:family="text">
      <style:text-properties fo:language="cs" fo:country="CZ" officeooo:rsid="1ace5d87"/>
    </style:style>
    <style:style style:name="T226" style:family="text">
      <style:text-properties fo:language="cs" fo:country="CZ" officeooo:rsid="1ad6edef"/>
    </style:style>
    <style:style style:name="T227" style:family="text">
      <style:text-properties fo:language="cs" fo:country="CZ" officeooo:rsid="1ad8b8f8"/>
    </style:style>
    <style:style style:name="T228" style:family="text">
      <style:text-properties fo:language="cs" fo:country="CZ" officeooo:rsid="1ad9eb51"/>
    </style:style>
    <style:style style:name="T229" style:family="text">
      <style:text-properties fo:language="cs" fo:country="CZ" officeooo:rsid="1dba6644"/>
    </style:style>
    <style:style style:name="T230" style:family="text">
      <style:text-properties fo:language="cs" fo:country="CZ" officeooo:rsid="1dc83763"/>
    </style:style>
    <style:style style:name="T231" style:family="text">
      <style:text-properties fo:language="cs" fo:country="CZ" fo:font-weight="normal" officeooo:rsid="17cfa0af" style:font-weight-asian="normal" style:font-weight-complex="normal"/>
    </style:style>
    <style:style style:name="T232" style:family="text">
      <style:text-properties fo:language="cs" fo:country="CZ" fo:font-weight="normal" officeooo:rsid="17e3540a" style:font-weight-asian="normal" style:font-weight-complex="normal"/>
    </style:style>
    <style:style style:name="T233" style:family="text">
      <style:text-properties fo:language="cs" fo:country="CZ" fo:font-weight="normal" officeooo:rsid="20e043b0" style:font-weight-asian="normal" style:font-weight-complex="normal"/>
    </style:style>
    <style:style style:name="T234" style:family="text">
      <style:text-properties fo:language="cs" fo:country="CZ" fo:font-weight="normal" officeooo:rsid="2448f87d" style:font-weight-asian="normal" style:font-weight-complex="normal"/>
    </style:style>
    <style:style style:name="T235" style:family="text">
      <style:text-properties fo:language="cs" fo:country="CZ" officeooo:rsid="1eadeef2"/>
    </style:style>
    <style:style style:name="T236" style:family="text">
      <style:text-properties fo:language="cs" fo:country="CZ" officeooo:rsid="1eae0bfd"/>
    </style:style>
    <style:style style:name="T237" style:family="text">
      <style:text-properties fo:language="cs" fo:country="CZ" officeooo:rsid="1e013445"/>
    </style:style>
    <style:style style:name="T238" style:family="text">
      <style:text-properties fo:language="cs" fo:country="CZ" officeooo:rsid="1f435596"/>
    </style:style>
    <style:style style:name="T239" style:family="text">
      <style:text-properties fo:language="cs" fo:country="CZ" officeooo:rsid="1fb71feb"/>
    </style:style>
    <style:style style:name="T240" style:family="text">
      <style:text-properties fo:language="cs" fo:country="CZ" officeooo:rsid="1fb7ab9e"/>
    </style:style>
    <style:style style:name="T241" style:family="text">
      <style:text-properties fo:language="cs" fo:country="CZ" officeooo:rsid="202b4e26"/>
    </style:style>
    <style:style style:name="T242" style:family="text">
      <style:text-properties fo:language="cs" fo:country="CZ" officeooo:rsid="207bc3d6"/>
    </style:style>
    <style:style style:name="T243" style:family="text">
      <style:text-properties fo:language="cs" fo:country="CZ" officeooo:rsid="20df05fc"/>
    </style:style>
    <style:style style:name="T244" style:family="text">
      <style:text-properties fo:language="cs" fo:country="CZ" officeooo:rsid="215e9b16"/>
    </style:style>
    <style:style style:name="T245" style:family="text">
      <style:text-properties fo:language="cs" fo:country="CZ" officeooo:rsid="21cb0991"/>
    </style:style>
    <style:style style:name="T246" style:family="text">
      <style:text-properties fo:language="cs" fo:country="CZ" officeooo:rsid="21cb8613"/>
    </style:style>
    <style:style style:name="T247" style:family="text">
      <style:text-properties fo:language="cs" fo:country="CZ" officeooo:rsid="222b262d"/>
    </style:style>
    <style:style style:name="T248" style:family="text">
      <style:text-properties fo:language="cs" fo:country="CZ" officeooo:rsid="1ef3ce69"/>
    </style:style>
    <style:style style:name="T249" style:family="text">
      <style:text-properties fo:language="cs" fo:country="CZ" style:text-underline-style="solid" style:text-underline-width="auto" style:text-underline-color="font-color" officeooo:rsid="1d1d5d11"/>
    </style:style>
    <style:style style:name="T250" style:family="text">
      <style:text-properties fo:language="cs" fo:country="CZ" style:text-underline-style="solid" style:text-underline-width="auto" style:text-underline-color="font-color" officeooo:rsid="157b978c"/>
    </style:style>
    <style:style style:name="T251" style:family="text">
      <style:text-properties fo:language="cs" fo:country="CZ" officeooo:rsid="229adfe8"/>
    </style:style>
    <style:style style:name="T252" style:family="text">
      <style:text-properties fo:language="cs" fo:country="CZ" officeooo:rsid="1ec97f10"/>
    </style:style>
    <style:style style:name="T253" style:family="text">
      <style:text-properties fo:language="cs" fo:country="CZ" officeooo:rsid="1ef1260e"/>
    </style:style>
    <style:style style:name="T254" style:family="text">
      <style:text-properties fo:language="cs" fo:country="CZ" officeooo:rsid="22da7ebb"/>
    </style:style>
    <style:style style:name="T255" style:family="text">
      <style:text-properties fo:language="cs" fo:country="CZ" officeooo:rsid="1ae5d976"/>
    </style:style>
    <style:style style:name="T256" style:family="text">
      <style:text-properties fo:language="cs" fo:country="CZ" officeooo:rsid="2349c667"/>
    </style:style>
    <style:style style:name="T257" style:family="text">
      <style:text-properties fo:language="cs" fo:country="CZ" officeooo:rsid="235da8c5"/>
    </style:style>
    <style:style style:name="T258" style:family="text">
      <style:text-properties fo:language="cs" fo:country="CZ" officeooo:rsid="235f2c9e"/>
    </style:style>
    <style:style style:name="T259" style:family="text">
      <style:text-properties fo:language="cs" fo:country="CZ" officeooo:rsid="1f4f7e99"/>
    </style:style>
    <style:style style:name="T260" style:family="text">
      <style:text-properties fo:language="cs" fo:country="CZ" officeooo:rsid="1dc5ec88"/>
    </style:style>
    <style:style style:name="T261" style:family="text">
      <style:text-properties fo:language="cs" fo:country="CZ" officeooo:rsid="23b14028"/>
    </style:style>
    <style:style style:name="T262" style:family="text">
      <style:text-properties fo:language="cs" fo:country="CZ" officeooo:rsid="24293a5f"/>
    </style:style>
    <style:style style:name="T263" style:family="text">
      <style:text-properties fo:language="cs" fo:country="CZ" officeooo:rsid="2482285d"/>
    </style:style>
    <style:style style:name="T264" style:family="text">
      <style:text-properties fo:language="cs" fo:country="CZ" officeooo:rsid="24837015"/>
    </style:style>
    <style:style style:name="T265" style:family="text">
      <style:text-properties fo:language="cs" fo:country="CZ" officeooo:rsid="24981f17"/>
    </style:style>
    <style:style style:name="T266" style:family="text">
      <style:text-properties fo:language="cs" fo:country="CZ" officeooo:rsid="249a16b7"/>
    </style:style>
    <style:style style:name="T267" style:family="text">
      <style:text-properties fo:language="cs" fo:country="CZ" officeooo:rsid="249ce6a6"/>
    </style:style>
    <style:style style:name="T268" style:family="text">
      <style:text-properties fo:language="cs" fo:country="CZ" officeooo:rsid="24f4e2fd"/>
    </style:style>
    <style:style style:name="T269" style:family="text">
      <style:text-properties fo:language="cs" fo:country="CZ" officeooo:rsid="253ef4a0"/>
    </style:style>
    <style:style style:name="T270" style:family="text">
      <style:text-properties fo:language="cs" fo:country="CZ" officeooo:rsid="25dead84"/>
    </style:style>
    <style:style style:name="T271" style:family="text">
      <style:text-properties fo:language="cs" fo:country="CZ" officeooo:rsid="26143e98"/>
    </style:style>
    <style:style style:name="T272" style:family="text">
      <style:text-properties fo:language="cs" fo:country="CZ" officeooo:rsid="3ed08d8f"/>
    </style:style>
    <style:style style:name="T273" style:family="text">
      <style:text-properties fo:language="cs" fo:country="CZ" officeooo:rsid="26355609"/>
    </style:style>
    <style:style style:name="T274" style:family="text">
      <style:text-properties fo:language="cs" fo:country="CZ" officeooo:rsid="265bacc6"/>
    </style:style>
    <style:style style:name="T275" style:family="text">
      <style:text-properties fo:language="cs" fo:country="CZ" officeooo:rsid="26749c18"/>
    </style:style>
    <style:style style:name="T276" style:family="text">
      <style:text-properties fo:language="cs" fo:country="CZ" officeooo:rsid="2674cf12"/>
    </style:style>
    <style:style style:name="T277" style:family="text">
      <style:text-properties fo:language="cs" fo:country="CZ" officeooo:rsid="24c255aa"/>
    </style:style>
    <style:style style:name="T278" style:family="text">
      <style:text-properties fo:language="cs" fo:country="CZ" officeooo:rsid="2678ed44"/>
    </style:style>
    <style:style style:name="T279" style:family="text">
      <style:text-properties fo:language="cs" fo:country="CZ" officeooo:rsid="267ca397"/>
    </style:style>
    <style:style style:name="T280" style:family="text">
      <style:text-properties fo:language="cs" fo:country="CZ" officeooo:rsid="19100872"/>
    </style:style>
    <style:style style:name="T281" style:family="text">
      <style:text-properties fo:font-style="italic" style:font-style-asian="italic" style:font-style-complex="italic"/>
    </style:style>
    <style:style style:name="T282" style:family="text">
      <style:text-properties fo:font-style="italic" officeooo:rsid="15ca5cf7" style:font-style-asian="italic" style:font-style-complex="italic"/>
    </style:style>
    <style:style style:name="T283" style:family="text">
      <style:text-properties fo:font-style="italic" officeooo:rsid="155bfa62" style:font-style-asian="italic" style:font-style-complex="italic"/>
    </style:style>
    <style:style style:name="T284" style:family="text">
      <style:text-properties fo:font-style="italic" officeooo:rsid="15ad6f72" style:font-style-asian="italic" style:font-style-complex="italic"/>
    </style:style>
    <style:style style:name="T285" style:family="text">
      <style:text-properties fo:font-style="italic" officeooo:rsid="17afd51a" style:font-style-asian="italic" style:font-style-complex="italic"/>
    </style:style>
    <style:style style:name="T286" style:family="text">
      <style:text-properties fo:font-style="italic" officeooo:rsid="17b028a0" style:font-style-asian="italic" style:font-style-complex="italic"/>
    </style:style>
    <style:style style:name="T287" style:family="text">
      <style:text-properties fo:font-style="italic" officeooo:rsid="17bd95d7" style:font-style-asian="italic" style:font-style-complex="italic"/>
    </style:style>
    <style:style style:name="T288" style:family="text">
      <style:text-properties fo:font-style="italic" officeooo:rsid="17c02a13" style:font-style-asian="italic" style:font-style-complex="italic"/>
    </style:style>
    <style:style style:name="T289" style:family="text">
      <style:text-properties fo:font-style="italic" officeooo:rsid="18c20de8" style:font-style-asian="italic" style:font-style-complex="italic"/>
    </style:style>
    <style:style style:name="T290" style:family="text">
      <style:text-properties fo:font-style="italic" officeooo:rsid="18c5858c" style:font-style-asian="italic" style:font-style-complex="italic"/>
    </style:style>
    <style:style style:name="T291" style:family="text">
      <style:text-properties fo:font-style="italic" officeooo:rsid="18f3e874" style:font-style-asian="italic" style:font-style-complex="italic"/>
    </style:style>
    <style:style style:name="T292" style:family="text">
      <style:text-properties fo:font-style="italic" officeooo:rsid="1836b5be" style:font-style-asian="italic" style:font-style-complex="italic"/>
    </style:style>
    <style:style style:name="T293" style:family="text">
      <style:text-properties fo:font-style="italic" officeooo:rsid="19345964" style:font-style-asian="italic" style:font-style-complex="italic"/>
    </style:style>
    <style:style style:name="T294" style:family="text">
      <style:text-properties fo:font-style="italic" officeooo:rsid="19b2a3c4" style:font-style-asian="italic" style:font-style-complex="italic"/>
    </style:style>
    <style:style style:name="T295" style:family="text">
      <style:text-properties fo:font-style="italic" officeooo:rsid="19ebca23" style:font-style-asian="italic" style:font-style-complex="italic"/>
    </style:style>
    <style:style style:name="T296" style:family="text">
      <style:text-properties fo:font-style="italic" officeooo:rsid="1a499233" style:font-style-asian="italic" style:font-style-complex="italic"/>
    </style:style>
    <style:style style:name="T297" style:family="text">
      <style:text-properties fo:font-style="italic" officeooo:rsid="1a4b20e6" style:font-style-asian="italic" style:font-style-complex="italic"/>
    </style:style>
    <style:style style:name="T298" style:family="text">
      <style:text-properties fo:font-style="italic" officeooo:rsid="1a85820d" style:font-style-asian="italic" style:font-style-complex="italic"/>
    </style:style>
    <style:style style:name="T299" style:family="text">
      <style:text-properties fo:font-style="italic" officeooo:rsid="1af5d4e9" style:font-style-asian="italic" style:font-style-complex="italic"/>
    </style:style>
    <style:style style:name="T300" style:family="text">
      <style:text-properties fo:font-style="italic" officeooo:rsid="1b6e1d4e" style:font-style-asian="italic" style:font-style-complex="italic"/>
    </style:style>
    <style:style style:name="T301" style:family="text">
      <style:text-properties fo:font-style="italic" officeooo:rsid="15b53645" style:font-style-asian="italic" style:font-style-complex="italic"/>
    </style:style>
    <style:style style:name="T302" style:family="text">
      <style:text-properties fo:font-style="italic" officeooo:rsid="1b3aa9da" style:font-style-asian="italic" style:font-style-complex="italic"/>
    </style:style>
    <style:style style:name="T303" style:family="text">
      <style:text-properties fo:font-style="italic" officeooo:rsid="187d6a64" style:font-style-asian="italic" style:font-style-complex="italic"/>
    </style:style>
    <style:style style:name="T304" style:family="text">
      <style:text-properties fo:font-style="italic" officeooo:rsid="1c1d58ec" style:font-style-asian="italic" style:font-style-complex="italic"/>
    </style:style>
    <style:style style:name="T305" style:family="text">
      <style:text-properties fo:font-style="italic" officeooo:rsid="1c81d622" style:font-style-asian="italic" style:font-style-complex="italic"/>
    </style:style>
    <style:style style:name="T306" style:family="text">
      <style:text-properties fo:font-style="italic" officeooo:rsid="1c82dd2c" style:font-style-asian="italic" style:font-style-complex="italic"/>
    </style:style>
    <style:style style:name="T307" style:family="text">
      <style:text-properties fo:font-style="italic" officeooo:rsid="1c86fdc4" style:font-style-asian="italic" style:font-style-complex="italic"/>
    </style:style>
    <style:style style:name="T308" style:family="text">
      <style:text-properties fo:font-style="italic" officeooo:rsid="1c88d371" style:font-style-asian="italic" style:font-style-complex="italic"/>
    </style:style>
    <style:style style:name="T309" style:family="text">
      <style:text-properties fo:font-style="italic" officeooo:rsid="18bc925c" style:font-style-asian="italic" style:font-style-complex="italic"/>
    </style:style>
    <style:style style:name="T310" style:family="text">
      <style:text-properties fo:font-style="italic" officeooo:rsid="18fe4bc9" style:font-style-asian="italic" style:font-style-complex="italic"/>
    </style:style>
    <style:style style:name="T311" style:family="text">
      <style:text-properties fo:font-style="italic" officeooo:rsid="18db1cd7" style:font-style-asian="italic" style:font-style-complex="italic"/>
    </style:style>
    <style:style style:name="T312" style:family="text">
      <style:text-properties fo:font-style="italic" officeooo:rsid="1cba1e95" style:font-style-asian="italic" style:font-style-complex="italic"/>
    </style:style>
    <style:style style:name="T313" style:family="text">
      <style:text-properties fo:font-style="italic" officeooo:rsid="1d1a7fb6" style:font-style-asian="italic" style:font-style-complex="italic"/>
    </style:style>
    <style:style style:name="T314" style:family="text">
      <style:text-properties fo:font-style="italic" officeooo:rsid="1d422cc8" style:font-style-asian="italic" style:font-style-complex="italic"/>
    </style:style>
    <style:style style:name="T315" style:family="text">
      <style:text-properties fo:font-style="italic" officeooo:rsid="1d485295" style:font-style-asian="italic" style:font-style-complex="italic"/>
    </style:style>
    <style:style style:name="T316" style:family="text">
      <style:text-properties fo:font-style="italic" officeooo:rsid="1d57a0b4" style:font-style-asian="italic" style:font-style-complex="italic"/>
    </style:style>
    <style:style style:name="T317" style:family="text">
      <style:text-properties fo:font-style="italic" officeooo:rsid="1d8be3b7" style:font-style-asian="italic" style:font-style-complex="italic"/>
    </style:style>
    <style:style style:name="T318" style:family="text">
      <style:text-properties fo:font-style="italic" officeooo:rsid="1d8fe60c" style:font-style-asian="italic" style:font-style-complex="italic"/>
    </style:style>
    <style:style style:name="T319" style:family="text">
      <style:text-properties fo:font-style="italic" officeooo:rsid="1b9263bf" style:font-style-asian="italic" style:font-style-complex="italic"/>
    </style:style>
    <style:style style:name="T320" style:family="text">
      <style:text-properties fo:font-style="italic" officeooo:rsid="1db5e0be" style:font-style-asian="italic" style:font-style-complex="italic"/>
    </style:style>
    <style:style style:name="T321" style:family="text">
      <style:text-properties fo:font-style="italic" officeooo:rsid="136c9d2e" style:font-style-asian="italic" style:font-style-complex="italic"/>
    </style:style>
    <style:style style:name="T322" style:family="text">
      <style:text-properties fo:font-style="italic" officeooo:rsid="1dd7f1d6" style:font-style-asian="italic" style:font-style-complex="italic"/>
    </style:style>
    <style:style style:name="T323" style:family="text">
      <style:text-properties fo:font-style="italic" officeooo:rsid="1e1308a6" style:font-style-asian="italic" style:font-style-complex="italic"/>
    </style:style>
    <style:style style:name="T324" style:family="text">
      <style:text-properties fo:font-style="italic" officeooo:rsid="1f6098e6" style:font-style-asian="italic" style:font-style-complex="italic"/>
    </style:style>
    <style:style style:name="T325" style:family="text">
      <style:text-properties fo:font-style="italic" officeooo:rsid="1f6c3ca4" style:font-style-asian="italic" style:font-style-complex="italic"/>
    </style:style>
    <style:style style:name="T326" style:family="text">
      <style:text-properties fo:font-style="italic" officeooo:rsid="1927fafa" style:font-style-asian="italic" style:font-style-complex="italic"/>
    </style:style>
    <style:style style:name="T327" style:family="text">
      <style:text-properties fo:font-style="italic" officeooo:rsid="1c582428" style:font-style-asian="italic" style:font-style-complex="italic"/>
    </style:style>
    <style:style style:name="T328" style:family="text">
      <style:text-properties fo:font-style="italic" officeooo:rsid="1c58478d" style:font-style-asian="italic" style:font-style-complex="italic"/>
    </style:style>
    <style:style style:name="T329" style:family="text">
      <style:text-properties fo:font-style="italic" officeooo:rsid="1f9a54db" style:font-style-asian="italic" style:font-style-complex="italic"/>
    </style:style>
    <style:style style:name="T330" style:family="text">
      <style:text-properties fo:font-style="italic" officeooo:rsid="1fc32909" style:font-style-asian="italic" style:font-style-complex="italic"/>
    </style:style>
    <style:style style:name="T331" style:family="text">
      <style:text-properties fo:font-style="italic" officeooo:rsid="1fd02f39" style:font-style-asian="italic" style:font-style-complex="italic"/>
    </style:style>
    <style:style style:name="T332" style:family="text">
      <style:text-properties fo:font-style="italic" officeooo:rsid="1fd1feea" style:font-style-asian="italic" style:font-style-complex="italic"/>
    </style:style>
    <style:style style:name="T333" style:family="text">
      <style:text-properties fo:font-style="italic" officeooo:rsid="1d220948" style:font-style-asian="italic" style:font-style-complex="italic"/>
    </style:style>
    <style:style style:name="T334" style:family="text">
      <style:text-properties fo:font-style="italic" officeooo:rsid="1fdf4d99" style:font-style-asian="italic" style:font-style-complex="italic"/>
    </style:style>
    <style:style style:name="T335" style:family="text">
      <style:text-properties fo:font-style="italic" officeooo:rsid="1fe38860" style:font-style-asian="italic" style:font-style-complex="italic"/>
    </style:style>
    <style:style style:name="T336" style:family="text">
      <style:text-properties fo:font-style="italic" officeooo:rsid="1fef5b9a" style:font-style-asian="italic" style:font-style-complex="italic"/>
    </style:style>
    <style:style style:name="T337" style:family="text">
      <style:text-properties fo:font-style="italic" officeooo:rsid="1fe0bfc8" style:font-style-asian="italic" style:font-style-complex="italic"/>
    </style:style>
    <style:style style:name="T338" style:family="text">
      <style:text-properties fo:font-style="italic" officeooo:rsid="208f8933" style:font-style-asian="italic" style:font-style-complex="italic"/>
    </style:style>
    <style:style style:name="T339" style:family="text">
      <style:text-properties fo:font-style="italic" officeooo:rsid="209b1e9c" style:font-style-asian="italic" style:font-style-complex="italic"/>
    </style:style>
    <style:style style:name="T340" style:family="text">
      <style:text-properties fo:font-style="italic" officeooo:rsid="15426ded" style:font-style-asian="italic" style:font-style-complex="italic"/>
    </style:style>
    <style:style style:name="T341" style:family="text">
      <style:text-properties fo:font-style="italic" officeooo:rsid="20cf89bc" style:font-style-asian="italic" style:font-style-complex="italic"/>
    </style:style>
    <style:style style:name="T342" style:family="text">
      <style:text-properties fo:font-style="italic" officeooo:rsid="20d32fec" style:font-style-asian="italic" style:font-style-complex="italic"/>
    </style:style>
    <style:style style:name="T343" style:family="text">
      <style:text-properties fo:font-style="italic" officeooo:rsid="15b247f5" style:font-style-asian="italic" style:font-style-complex="italic"/>
    </style:style>
    <style:style style:name="T344" style:family="text">
      <style:text-properties fo:font-style="italic" officeooo:rsid="1b7d8805" style:font-style-asian="italic" style:font-style-complex="italic"/>
    </style:style>
    <style:style style:name="T345" style:family="text">
      <style:text-properties fo:font-style="italic" officeooo:rsid="1bf9beb5" style:font-style-asian="italic" style:font-style-complex="italic"/>
    </style:style>
    <style:style style:name="T346" style:family="text">
      <style:text-properties fo:font-style="italic" officeooo:rsid="1bfb018b" style:font-style-asian="italic" style:font-style-complex="italic"/>
    </style:style>
    <style:style style:name="T347" style:family="text">
      <style:text-properties fo:font-style="italic" officeooo:rsid="2169e26d" style:font-style-asian="italic" style:font-style-complex="italic"/>
    </style:style>
    <style:style style:name="T348" style:family="text">
      <style:text-properties fo:font-style="italic" officeooo:rsid="2175f02f" style:font-style-asian="italic" style:font-style-complex="italic"/>
    </style:style>
    <style:style style:name="T349" style:family="text">
      <style:text-properties fo:font-style="italic" officeooo:rsid="219fc813" style:font-style-asian="italic" style:font-style-complex="italic"/>
    </style:style>
    <style:style style:name="T350" style:family="text">
      <style:text-properties fo:font-style="italic" officeooo:rsid="1cbdcdfa" style:font-style-asian="italic" style:font-style-complex="italic"/>
    </style:style>
    <style:style style:name="T351" style:family="text">
      <style:text-properties fo:font-style="italic" officeooo:rsid="1a579e39" style:font-style-asian="italic" style:font-style-complex="italic"/>
    </style:style>
    <style:style style:name="T352" style:family="text">
      <style:text-properties fo:font-style="italic" officeooo:rsid="1a590d15" style:font-style-asian="italic" style:font-style-complex="italic"/>
    </style:style>
    <style:style style:name="T353" style:family="text">
      <style:text-properties fo:font-style="italic" officeooo:rsid="220198f3" style:font-style-asian="italic" style:font-style-complex="italic"/>
    </style:style>
    <style:style style:name="T354" style:family="text">
      <style:text-properties fo:font-style="italic" officeooo:rsid="18bbb28d" style:font-style-asian="italic" style:font-style-complex="italic"/>
    </style:style>
    <style:style style:name="T355" style:family="text">
      <style:text-properties fo:font-style="italic" officeooo:rsid="18bab3a2" style:font-style-asian="italic" style:font-style-complex="italic"/>
    </style:style>
    <style:style style:name="T356" style:family="text">
      <style:text-properties fo:font-style="italic" officeooo:rsid="2291ef2b" style:font-style-asian="italic" style:font-style-complex="italic"/>
    </style:style>
    <style:style style:name="T357" style:family="text">
      <style:text-properties fo:font-style="italic" officeooo:rsid="22b209a1" style:font-style-asian="italic" style:font-style-complex="italic"/>
    </style:style>
    <style:style style:name="T358" style:family="text">
      <style:text-properties fo:font-style="italic" officeooo:rsid="22b24f50" style:font-style-asian="italic" style:font-style-complex="italic"/>
    </style:style>
    <style:style style:name="T359" style:family="text">
      <style:text-properties fo:font-style="italic" officeooo:rsid="22b75f06" style:font-style-asian="italic" style:font-style-complex="italic"/>
    </style:style>
    <style:style style:name="T360" style:family="text">
      <style:text-properties fo:font-style="italic" officeooo:rsid="15520144" style:font-style-asian="italic" style:font-style-complex="italic"/>
    </style:style>
    <style:style style:name="T361" style:family="text">
      <style:text-properties fo:font-style="italic" officeooo:rsid="155a7c25" style:font-style-asian="italic" style:font-style-complex="italic"/>
    </style:style>
    <style:style style:name="T362" style:family="text">
      <style:text-properties fo:font-style="italic" officeooo:rsid="155bb90d" style:font-style-asian="italic" style:font-style-complex="italic"/>
    </style:style>
    <style:style style:name="T363" style:family="text">
      <style:text-properties fo:font-style="italic" officeooo:rsid="1d97e66e" style:font-style-asian="italic" style:font-style-complex="italic"/>
    </style:style>
    <style:style style:name="T364" style:family="text">
      <style:text-properties fo:font-style="italic" officeooo:rsid="1dd51cea" style:font-style-asian="italic" style:font-style-complex="italic"/>
    </style:style>
    <style:style style:name="T365" style:family="text">
      <style:text-properties fo:font-style="italic" officeooo:rsid="1de83d6e" style:font-style-asian="italic" style:font-style-complex="italic"/>
    </style:style>
    <style:style style:name="T366" style:family="text">
      <style:text-properties fo:font-style="italic" officeooo:rsid="23855347" style:font-style-asian="italic" style:font-style-complex="italic"/>
    </style:style>
    <style:style style:name="T367" style:family="text">
      <style:text-properties fo:font-style="italic" officeooo:rsid="1c32db2b" style:font-style-asian="italic" style:font-style-complex="italic"/>
    </style:style>
    <style:style style:name="T368" style:family="text">
      <style:text-properties fo:font-style="italic" officeooo:rsid="1c3482e3" style:font-style-asian="italic" style:font-style-complex="italic"/>
    </style:style>
    <style:style style:name="T369" style:family="text">
      <style:text-properties fo:font-style="italic" officeooo:rsid="20bccecb" style:font-style-asian="italic" style:font-style-complex="italic"/>
    </style:style>
    <style:style style:name="T370" style:family="text">
      <style:text-properties fo:font-style="italic" officeooo:rsid="23a4842d" style:font-style-asian="italic" style:font-style-complex="italic"/>
    </style:style>
    <style:style style:name="T371" style:family="text">
      <style:text-properties fo:font-style="italic" officeooo:rsid="1c335e66" style:font-style-asian="italic" style:font-style-complex="italic"/>
    </style:style>
    <style:style style:name="T372" style:family="text">
      <style:text-properties fo:font-style="italic" officeooo:rsid="202e522f" style:font-style-asian="italic" style:font-style-complex="italic"/>
    </style:style>
    <style:style style:name="T373" style:family="text">
      <style:text-properties fo:font-style="italic" officeooo:rsid="23b613a4" style:font-style-asian="italic" style:font-style-complex="italic"/>
    </style:style>
    <style:style style:name="T374" style:family="text">
      <style:text-properties fo:font-style="italic" officeooo:rsid="23bd11b6" style:font-style-asian="italic" style:font-style-complex="italic"/>
    </style:style>
    <style:style style:name="T375" style:family="text">
      <style:text-properties fo:font-style="italic" officeooo:rsid="23bff578" style:font-style-asian="italic" style:font-style-complex="italic"/>
    </style:style>
    <style:style style:name="T376" style:family="text">
      <style:text-properties fo:font-style="italic" officeooo:rsid="23c98ed9" style:font-style-asian="italic" style:font-style-complex="italic"/>
    </style:style>
    <style:style style:name="T377" style:family="text">
      <style:text-properties fo:font-style="italic" officeooo:rsid="23ca212b" style:font-style-asian="italic" style:font-style-complex="italic"/>
    </style:style>
    <style:style style:name="T378" style:family="text">
      <style:text-properties fo:font-style="italic" officeooo:rsid="23cb732e" style:font-style-asian="italic" style:font-style-complex="italic"/>
    </style:style>
    <style:style style:name="T379" style:family="text">
      <style:text-properties fo:font-style="italic" officeooo:rsid="19168136" style:font-style-asian="italic" style:font-style-complex="italic"/>
    </style:style>
    <style:style style:name="T380" style:family="text">
      <style:text-properties fo:font-style="italic" officeooo:rsid="2059dcd8" style:font-style-asian="italic" style:font-style-complex="italic"/>
    </style:style>
    <style:style style:name="T381" style:family="text">
      <style:text-properties fo:font-style="italic" officeooo:rsid="1c8150d0" style:font-style-asian="italic" style:font-style-complex="italic"/>
    </style:style>
    <style:style style:name="T382" style:family="text">
      <style:text-properties fo:font-style="italic" officeooo:rsid="1d53e4a5" style:font-style-asian="italic" style:font-style-complex="italic"/>
    </style:style>
    <style:style style:name="T383" style:family="text">
      <style:text-properties fo:font-style="italic" officeooo:rsid="1de43098" style:font-style-asian="italic" style:font-style-complex="italic"/>
    </style:style>
    <style:style style:name="T384" style:family="text">
      <style:text-properties fo:font-style="italic" officeooo:rsid="23fca051" style:font-style-asian="italic" style:font-style-complex="italic"/>
    </style:style>
    <style:style style:name="T385" style:family="text">
      <style:text-properties fo:font-style="italic" officeooo:rsid="1de149cb" style:font-style-asian="italic" style:font-style-complex="italic"/>
    </style:style>
    <style:style style:name="T386" style:family="text">
      <style:text-properties fo:font-style="italic" officeooo:rsid="1b9e4095" style:font-style-asian="italic" style:font-style-complex="italic"/>
    </style:style>
    <style:style style:name="T387" style:family="text">
      <style:text-properties fo:font-style="italic" officeooo:rsid="1ddb0704" style:font-style-asian="italic" style:font-style-complex="italic"/>
    </style:style>
    <style:style style:name="T388" style:family="text">
      <style:text-properties fo:font-style="italic" officeooo:rsid="15ac19ce" style:font-style-asian="italic" style:font-style-complex="italic"/>
    </style:style>
    <style:style style:name="T389" style:family="text">
      <style:text-properties fo:font-style="italic" officeooo:rsid="15b8a048" style:font-style-asian="italic" style:font-style-complex="italic"/>
    </style:style>
    <style:style style:name="T390" style:family="text">
      <style:text-properties fo:font-style="italic" officeooo:rsid="241aa06c" style:font-style-asian="italic" style:font-style-complex="italic"/>
    </style:style>
    <style:style style:name="T391" style:family="text">
      <style:text-properties fo:font-style="italic" officeooo:rsid="209730d4" style:font-style-asian="italic" style:font-style-complex="italic"/>
    </style:style>
    <style:style style:name="T392" style:family="text">
      <style:text-properties fo:font-style="italic" officeooo:rsid="19b42789" style:font-style-asian="italic" style:font-style-complex="italic"/>
    </style:style>
    <style:style style:name="T393" style:family="text">
      <style:text-properties fo:font-style="italic" officeooo:rsid="18f2171b" style:font-style-asian="italic" style:font-style-complex="italic"/>
    </style:style>
    <style:style style:name="T394" style:family="text">
      <style:text-properties fo:font-style="italic" officeooo:rsid="251015d1" style:font-style-asian="italic" style:font-style-complex="italic"/>
    </style:style>
    <style:style style:name="T395" style:family="text">
      <style:text-properties fo:font-style="italic" officeooo:rsid="189c7ad6" style:font-style-asian="italic" style:font-style-complex="italic"/>
    </style:style>
    <style:style style:name="T396" style:family="text">
      <style:text-properties fo:font-style="italic" officeooo:rsid="2251c340" style:font-style-asian="italic" style:font-style-complex="italic"/>
    </style:style>
    <style:style style:name="T397" style:family="text">
      <style:text-properties fo:font-style="italic" officeooo:rsid="189f1577" style:font-style-asian="italic" style:font-style-complex="italic"/>
    </style:style>
    <style:style style:name="T398" style:family="text">
      <style:text-properties fo:font-style="italic" officeooo:rsid="25e8dd69" style:font-style-asian="italic" style:font-style-complex="italic"/>
    </style:style>
    <style:style style:name="T399" style:family="text">
      <style:text-properties fo:font-style="italic" officeooo:rsid="2619f7c4" style:font-style-asian="italic" style:font-style-complex="italic"/>
    </style:style>
    <style:style style:name="T400" style:family="text">
      <style:text-properties fo:font-style="italic" officeooo:rsid="22d8a962" style:font-style-asian="italic" style:font-style-complex="italic"/>
    </style:style>
    <style:style style:name="T401" style:family="text">
      <style:text-properties fo:font-style="italic" officeooo:rsid="23e64d71" style:font-style-asian="italic" style:font-style-complex="italic"/>
    </style:style>
    <style:style style:name="T402" style:family="text">
      <style:text-properties fo:font-style="italic" officeooo:rsid="262d413c" style:font-style-asian="italic" style:font-style-complex="italic"/>
    </style:style>
    <style:style style:name="T403" style:family="text">
      <style:text-properties fo:font-style="italic" officeooo:rsid="262dbc36" style:font-style-asian="italic" style:font-style-complex="italic"/>
    </style:style>
    <style:style style:name="T404" style:family="text">
      <style:text-properties fo:font-style="italic" officeooo:rsid="2655425f" style:font-style-asian="italic" style:font-style-complex="italic"/>
    </style:style>
    <style:style style:name="T405" style:family="text">
      <style:text-properties fo:font-style="italic" officeooo:rsid="1dc34ca7" style:font-style-asian="italic" style:font-style-complex="italic"/>
    </style:style>
    <style:style style:name="T406" style:family="text">
      <style:text-properties fo:font-style="italic" officeooo:rsid="1dcb8979" style:font-style-asian="italic" style:font-style-complex="italic"/>
    </style:style>
    <style:style style:name="T407" style:family="text">
      <style:text-properties fo:font-style="italic" officeooo:rsid="266006d9" style:font-style-asian="italic" style:font-style-complex="italic"/>
    </style:style>
    <style:style style:name="T408" style:family="text">
      <style:text-properties fo:font-style="italic" officeooo:rsid="26620d5f" style:font-style-asian="italic" style:font-style-complex="italic"/>
    </style:style>
    <style:style style:name="T409" style:family="text">
      <style:text-properties fo:font-style="italic" officeooo:rsid="2664ae0a" style:font-style-asian="italic" style:font-style-complex="italic"/>
    </style:style>
    <style:style style:name="T410" style:family="text">
      <style:text-properties fo:font-style="italic" officeooo:rsid="1d2fdeb8" style:font-style-asian="italic" style:font-style-complex="italic"/>
    </style:style>
    <style:style style:name="T411" style:family="text">
      <style:text-properties fo:font-style="italic" officeooo:rsid="2668ee3a" style:font-style-asian="italic" style:font-style-complex="italic"/>
    </style:style>
    <style:style style:name="T412" style:family="text">
      <style:text-properties fo:font-style="italic" officeooo:rsid="1d7e301a" style:font-style-asian="italic" style:font-style-complex="italic"/>
    </style:style>
    <style:style style:name="T413" style:family="text">
      <style:text-properties fo:font-style="italic" officeooo:rsid="1d7c05dc" style:font-style-asian="italic" style:font-style-complex="italic"/>
    </style:style>
    <style:style style:name="T414" style:family="text">
      <style:text-properties fo:font-style="italic" officeooo:rsid="1d7ff2e4" style:font-style-asian="italic" style:font-style-complex="italic"/>
    </style:style>
    <style:style style:name="T415" style:family="text">
      <style:text-properties fo:font-style="italic" officeooo:rsid="1dcd3388" style:font-style-asian="italic" style:font-style-complex="italic"/>
    </style:style>
    <style:style style:name="T416" style:family="text">
      <style:text-properties fo:font-style="italic" officeooo:rsid="19a2aeb2" style:font-style-asian="italic" style:font-style-complex="italic"/>
    </style:style>
    <style:style style:name="T417" style:family="text">
      <style:text-properties fo:font-style="italic" officeooo:rsid="26772dde" style:font-style-asian="italic" style:font-style-complex="italic"/>
    </style:style>
    <style:style style:name="T418" style:family="text">
      <style:text-properties fo:font-style="italic" officeooo:rsid="23f219d6" style:font-style-asian="italic" style:font-style-complex="italic"/>
    </style:style>
    <style:style style:name="T419" style:family="text">
      <style:text-properties fo:font-style="italic" officeooo:rsid="267ec612" style:font-style-asian="italic" style:font-style-complex="italic"/>
    </style:style>
    <style:style style:name="T420" style:family="text">
      <style:text-properties fo:font-style="italic" officeooo:rsid="1d5c578a" style:font-style-asian="italic" style:font-style-complex="italic"/>
    </style:style>
    <style:style style:name="T421" style:family="text">
      <style:text-properties fo:font-style="italic" style:text-underline-style="none" officeooo:rsid="15fa1f30" style:font-style-asian="italic" style:font-style-complex="italic"/>
    </style:style>
    <style:style style:name="T422" style:family="text">
      <style:text-properties fo:font-style="italic" style:text-underline-style="none" officeooo:rsid="15fd67ce" style:font-style-asian="italic" style:font-style-complex="italic"/>
    </style:style>
    <style:style style:name="T423" style:family="text">
      <style:text-properties fo:font-style="italic" style:text-underline-style="none" officeooo:rsid="1e2448da" style:font-style-asian="italic" style:font-style-complex="italic"/>
    </style:style>
    <style:style style:name="T424" style:family="text">
      <style:text-properties fo:font-style="italic" style:text-underline-style="none" officeooo:rsid="19168136" style:font-style-asian="italic" style:font-style-complex="italic"/>
    </style:style>
    <style:style style:name="T425" style:family="text">
      <style:text-properties fo:font-style="italic" style:text-underline-style="none" officeooo:rsid="23dbf499" style:font-style-asian="italic" style:font-style-complex="italic"/>
    </style:style>
    <style:style style:name="T426" style:family="text">
      <style:text-properties fo:font-style="italic" style:text-underline-style="none" officeooo:rsid="24ec6a27" style:font-style-asian="italic" style:font-style-complex="italic"/>
    </style:style>
    <style:style style:name="T427" style:family="text">
      <style:text-properties fo:font-style="italic" style:text-underline-style="none" officeooo:rsid="23e64d71" style:font-style-asian="italic" style:font-style-complex="italic"/>
    </style:style>
    <style:style style:name="T428" style:family="text">
      <style:text-properties fo:font-style="italic" style:text-underline-style="none" officeooo:rsid="1c81d622" style:font-style-asian="italic" style:font-style-complex="italic"/>
    </style:style>
    <style:style style:name="T429" style:family="text">
      <style:text-properties fo:font-style="italic" style:text-underline-style="none" officeooo:rsid="1d2fdeb8" style:font-style-asian="italic" style:font-style-complex="italic"/>
    </style:style>
    <style:style style:name="T430" style:family="text">
      <style:text-properties fo:font-style="italic" style:text-underline-style="none" officeooo:rsid="1c88d371" style:font-style-asian="italic" style:font-style-complex="italic"/>
    </style:style>
    <style:style style:name="T431" style:family="text">
      <style:text-properties fo:font-style="italic" style:text-underline-style="none" officeooo:rsid="23ca212b"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fo:font-weight="normal" officeooo:rsid="1d24f741" style:font-style-asian="italic" style:font-weight-asian="normal" style:font-style-complex="italic" style:font-weight-complex="normal"/>
    </style:style>
    <style:style style:name="T445" style:family="text">
      <style:text-properties fo:font-style="italic" fo:font-weight="normal" officeooo:rsid="1f036c10" style:font-style-asian="italic" style:font-weight-asian="normal" style:font-style-complex="italic" style:font-weight-complex="normal"/>
    </style:style>
    <style:style style:name="T446" style:family="text">
      <style:text-properties fo:font-style="italic" fo:font-weight="normal" officeooo:rsid="1d2520de" style:font-style-asian="italic" style:font-weight-asian="normal" style:font-style-complex="italic" style:font-weight-complex="normal"/>
    </style:style>
    <style:style style:name="T447" style:family="text">
      <style:text-properties fo:font-style="italic" fo:font-weight="normal" officeooo:rsid="26711a98" style:font-style-asian="italic" style:font-weight-asian="normal" style:font-style-complex="italic" style:font-weight-complex="normal"/>
    </style:style>
    <style:style style:name="T448" style:family="text">
      <style:text-properties fo:font-style="italic" fo:font-weight="normal" officeooo:rsid="15426ded" style:font-style-asian="italic" style:font-weight-asian="normal" style:font-style-complex="italic" style:font-weight-complex="normal"/>
    </style:style>
    <style:style style:name="T449" style:family="text">
      <style:text-properties fo:font-style="italic" style:text-underline-style="solid" style:text-underline-width="auto" style:text-underline-color="font-color" style:font-style-asian="italic" style:font-style-complex="italic"/>
    </style:style>
    <style:style style:name="T450" style:family="text">
      <style:text-properties fo:font-style="italic" style:text-underline-style="solid" style:text-underline-width="auto" style:text-underline-color="font-color" officeooo:rsid="1c88d371" style:font-style-asian="italic" style:font-style-complex="italic"/>
    </style:style>
    <style:style style:name="T451" style:family="text">
      <style:text-properties fo:font-style="italic" style:text-underline-style="solid" style:text-underline-width="auto" style:text-underline-color="font-color" officeooo:rsid="1de83d6e" style:font-style-asian="italic" style:font-style-complex="italic"/>
    </style:style>
    <style:style style:name="T452" style:family="text">
      <style:text-properties fo:font-style="italic" style:text-underline-style="solid" style:text-underline-width="auto" style:text-underline-color="font-color" officeooo:rsid="23ca212b" style:font-style-asian="italic" style:font-style-complex="italic"/>
    </style:style>
    <style:style style:name="T453" style:family="text">
      <style:text-properties fo:font-style="italic" style:text-underline-style="solid" style:text-underline-width="auto" style:text-underline-color="font-color" officeooo:rsid="23cb732e" style:font-style-asian="italic" style:font-style-complex="italic"/>
    </style:style>
    <style:style style:name="T454" style:family="text">
      <style:text-properties fo:font-style="italic" style:text-underline-style="solid" style:text-underline-width="auto" style:text-underline-color="font-color" officeooo:rsid="1c58478d" style:font-style-asian="italic" style:font-style-complex="italic"/>
    </style:style>
    <style:style style:name="T455" style:family="text">
      <style:text-properties fo:font-style="italic" style:text-underline-style="solid" style:text-underline-width="auto" style:text-underline-color="font-color" officeooo:rsid="19168136" style:font-style-asian="italic" style:font-style-complex="italic"/>
    </style:style>
    <style:style style:name="T456" style:family="text">
      <style:text-properties fo:font-style="italic" style:text-underline-style="solid" style:text-underline-width="auto" style:text-underline-color="font-color" officeooo:rsid="15520144" style:font-style-asian="italic" style:font-style-complex="italic"/>
    </style:style>
    <style:style style:name="T457" style:family="text">
      <style:text-properties fo:font-style="italic" style:text-underline-style="solid" style:text-underline-width="auto" style:text-underline-color="font-color" officeooo:rsid="23e64d71" style:font-style-asian="italic" style:font-style-complex="italic"/>
    </style:style>
    <style:style style:name="T458" style:family="text">
      <style:text-properties fo:font-style="italic" style:text-underline-style="solid" style:text-underline-width="auto" style:text-underline-color="font-color" officeooo:rsid="2668ee3a" style:font-style-asian="italic" style:font-style-complex="italic"/>
    </style:style>
    <style:style style:name="T459"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0"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1" style:family="text">
      <style:text-properties fo:font-style="normal" style:font-style-asian="normal" style:font-style-complex="normal"/>
    </style:style>
    <style:style style:name="T462" style:family="text">
      <style:text-properties fo:font-style="normal" officeooo:rsid="127cc581" style:font-style-asian="normal" style:font-style-complex="normal"/>
    </style:style>
    <style:style style:name="T463" style:family="text">
      <style:text-properties fo:font-style="normal" officeooo:rsid="16160d51" style:font-style-asian="normal" style:font-style-complex="normal"/>
    </style:style>
    <style:style style:name="T464" style:family="text">
      <style:text-properties fo:font-style="normal" officeooo:rsid="160e1c76" style:font-style-asian="normal" style:font-style-complex="normal"/>
    </style:style>
    <style:style style:name="T465" style:family="text">
      <style:text-properties fo:font-style="normal" officeooo:rsid="160e3795" style:font-style-asian="normal" style:font-style-complex="normal"/>
    </style:style>
    <style:style style:name="T466" style:family="text">
      <style:text-properties fo:font-style="normal" officeooo:rsid="160f4828" style:font-style-asian="normal" style:font-style-complex="normal"/>
    </style:style>
    <style:style style:name="T467" style:family="text">
      <style:text-properties fo:font-style="normal" officeooo:rsid="176ba4f0" style:font-style-asian="normal" style:font-style-complex="normal"/>
    </style:style>
    <style:style style:name="T468" style:family="text">
      <style:text-properties fo:font-style="normal" officeooo:rsid="1792cc62" style:font-style-asian="normal" style:font-style-complex="normal"/>
    </style:style>
    <style:style style:name="T469" style:family="text">
      <style:text-properties fo:font-style="normal" officeooo:rsid="15ad6f72" style:font-style-asian="normal" style:font-style-complex="normal"/>
    </style:style>
    <style:style style:name="T470" style:family="text">
      <style:text-properties fo:font-style="normal" officeooo:rsid="17ac90ef" style:font-style-asian="normal" style:font-style-complex="normal"/>
    </style:style>
    <style:style style:name="T471" style:family="text">
      <style:text-properties fo:font-style="normal" officeooo:rsid="17ade1ed" style:font-style-asian="normal" style:font-style-complex="normal"/>
    </style:style>
    <style:style style:name="T472" style:family="text">
      <style:text-properties fo:font-style="normal" officeooo:rsid="181c2dd9" style:font-style-asian="normal" style:font-style-complex="normal"/>
    </style:style>
    <style:style style:name="T473" style:family="text">
      <style:text-properties fo:font-style="normal" officeooo:rsid="1839eb22" style:font-style-asian="normal" style:font-style-complex="normal"/>
    </style:style>
    <style:style style:name="T474" style:family="text">
      <style:text-properties fo:font-style="normal" officeooo:rsid="189f1577" style:font-style-asian="normal" style:font-style-complex="normal"/>
    </style:style>
    <style:style style:name="T475" style:family="text">
      <style:text-properties fo:font-style="normal" officeooo:rsid="18a5203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dafc0" style:font-style-asian="normal" style:font-style-complex="normal"/>
    </style:style>
    <style:style style:name="T492" style:family="text">
      <style:text-properties fo:font-style="normal" officeooo:rsid="19b1b7ff" style:font-style-asian="normal" style:font-style-complex="normal"/>
    </style:style>
    <style:style style:name="T493" style:family="text">
      <style:text-properties fo:font-style="normal" officeooo:rsid="19b7afea" style:font-style-asian="normal" style:font-style-complex="normal"/>
    </style:style>
    <style:style style:name="T494" style:family="text">
      <style:text-properties fo:font-style="normal" officeooo:rsid="19aef2fb" style:font-style-asian="normal" style:font-style-complex="normal"/>
    </style:style>
    <style:style style:name="T495" style:family="text">
      <style:text-properties fo:font-style="normal" officeooo:rsid="19c505ba" style:font-style-asian="normal" style:font-style-complex="normal"/>
    </style:style>
    <style:style style:name="T496" style:family="text">
      <style:text-properties fo:font-style="normal" officeooo:rsid="19b7a33a" style:font-style-asian="normal" style:font-style-complex="normal"/>
    </style:style>
    <style:style style:name="T497" style:family="text">
      <style:text-properties fo:font-style="normal" officeooo:rsid="19b91027" style:font-style-asian="normal" style:font-style-complex="normal"/>
    </style:style>
    <style:style style:name="T498" style:family="text">
      <style:text-properties fo:font-style="normal" officeooo:rsid="19c67ee1" style:font-style-asian="normal" style:font-style-complex="normal"/>
    </style:style>
    <style:style style:name="T499" style:family="text">
      <style:text-properties fo:font-style="normal" officeooo:rsid="19c84da7" style:font-style-asian="normal" style:font-style-complex="normal"/>
    </style:style>
    <style:style style:name="T500" style:family="text">
      <style:text-properties fo:font-style="normal" officeooo:rsid="19b2a3c4" style:font-style-asian="normal" style:font-style-complex="normal"/>
    </style:style>
    <style:style style:name="T501" style:family="text">
      <style:text-properties fo:font-style="normal" officeooo:rsid="19c004af" style:font-style-asian="normal" style:font-style-complex="normal"/>
    </style:style>
    <style:style style:name="T502" style:family="text">
      <style:text-properties fo:font-style="normal" officeooo:rsid="19d927c8" style:font-style-asian="normal" style:font-style-complex="normal"/>
    </style:style>
    <style:style style:name="T503" style:family="text">
      <style:text-properties fo:font-style="normal" officeooo:rsid="1a087c78" style:font-style-asian="normal" style:font-style-complex="normal"/>
    </style:style>
    <style:style style:name="T504" style:family="text">
      <style:text-properties fo:font-style="normal" officeooo:rsid="17c5a5ad" style:font-style-asian="normal" style:font-style-complex="normal"/>
    </style:style>
    <style:style style:name="T505" style:family="text">
      <style:text-properties fo:font-style="normal" officeooo:rsid="1aaec840" style:font-style-asian="normal" style:font-style-complex="normal"/>
    </style:style>
    <style:style style:name="T506" style:family="text">
      <style:text-properties fo:font-style="normal" officeooo:rsid="1abdda19" style:font-style-asian="normal" style:font-style-complex="normal"/>
    </style:style>
    <style:style style:name="T507" style:family="text">
      <style:text-properties fo:font-style="normal" officeooo:rsid="1b3492d1" style:font-style-asian="normal" style:font-style-complex="normal"/>
    </style:style>
    <style:style style:name="T508" style:family="text">
      <style:text-properties fo:font-style="normal" officeooo:rsid="1b355553" style:font-style-asian="normal" style:font-style-complex="normal"/>
    </style:style>
    <style:style style:name="T509" style:family="text">
      <style:text-properties fo:font-style="normal" officeooo:rsid="1b3aa9da" style:font-style-asian="normal" style:font-style-complex="normal"/>
    </style:style>
    <style:style style:name="T510" style:family="text">
      <style:text-properties fo:font-style="normal" officeooo:rsid="1b348c82" style:font-style-asian="normal" style:font-style-complex="normal"/>
    </style:style>
    <style:style style:name="T511" style:family="text">
      <style:text-properties fo:font-style="normal" officeooo:rsid="1b3c40f8" style:font-style-asian="normal" style:font-style-complex="normal"/>
    </style:style>
    <style:style style:name="T512" style:family="text">
      <style:text-properties fo:font-style="normal" officeooo:rsid="1b3f2b32" style:font-style-asian="normal" style:font-style-complex="normal"/>
    </style:style>
    <style:style style:name="T513" style:family="text">
      <style:text-properties fo:font-style="normal" officeooo:rsid="1b43f306" style:font-style-asian="normal" style:font-style-complex="normal"/>
    </style:style>
    <style:style style:name="T514" style:family="text">
      <style:text-properties fo:font-style="normal" officeooo:rsid="1b373145" style:font-style-asian="normal" style:font-style-complex="normal"/>
    </style:style>
    <style:style style:name="T515" style:family="text">
      <style:text-properties fo:font-style="normal" officeooo:rsid="1b461274" style:font-style-asian="normal" style:font-style-complex="normal"/>
    </style:style>
    <style:style style:name="T516" style:family="text">
      <style:text-properties fo:font-style="normal" officeooo:rsid="1b4d3abc" style:font-style-asian="normal" style:font-style-complex="normal"/>
    </style:style>
    <style:style style:name="T517" style:family="text">
      <style:text-properties fo:font-style="normal" officeooo:rsid="1bea278f" style:font-style-asian="normal" style:font-style-complex="normal"/>
    </style:style>
    <style:style style:name="T518" style:family="text">
      <style:text-properties fo:font-style="normal" officeooo:rsid="1b3c0e07" style:font-style-asian="normal" style:font-style-complex="normal"/>
    </style:style>
    <style:style style:name="T519" style:family="text">
      <style:text-properties fo:font-style="normal" officeooo:rsid="1b4cb6bf" style:font-style-asian="normal" style:font-style-complex="normal"/>
    </style:style>
    <style:style style:name="T520" style:family="text">
      <style:text-properties fo:font-style="normal" officeooo:rsid="1c264779" style:font-style-asian="normal" style:font-style-complex="normal"/>
    </style:style>
    <style:style style:name="T521" style:family="text">
      <style:text-properties fo:font-style="normal" officeooo:rsid="1c5065f1" style:font-style-asian="normal" style:font-style-complex="normal"/>
    </style:style>
    <style:style style:name="T522" style:family="text">
      <style:text-properties fo:font-style="normal" officeooo:rsid="1c6224b1" style:font-style-asian="normal" style:font-style-complex="normal"/>
    </style:style>
    <style:style style:name="T523" style:family="text">
      <style:text-properties fo:font-style="normal" officeooo:rsid="1ca14337" style:font-style-asian="normal" style:font-style-complex="normal"/>
    </style:style>
    <style:style style:name="T524" style:family="text">
      <style:text-properties fo:font-style="normal" officeooo:rsid="1ca26d13" style:font-style-asian="normal" style:font-style-complex="normal"/>
    </style:style>
    <style:style style:name="T525" style:family="text">
      <style:text-properties fo:font-style="normal" officeooo:rsid="1cb8863a" style:font-style-asian="normal" style:font-style-complex="normal"/>
    </style:style>
    <style:style style:name="T526" style:family="text">
      <style:text-properties fo:font-style="normal" officeooo:rsid="1cf1f7ac" style:font-style-asian="normal" style:font-style-complex="normal"/>
    </style:style>
    <style:style style:name="T527" style:family="text">
      <style:text-properties fo:font-style="normal" officeooo:rsid="1cf4d5f2" style:font-style-asian="normal" style:font-style-complex="normal"/>
    </style:style>
    <style:style style:name="T528" style:family="text">
      <style:text-properties fo:font-style="normal" officeooo:rsid="1d2fdeb8" style:font-style-asian="normal" style:font-style-complex="normal"/>
    </style:style>
    <style:style style:name="T529" style:family="text">
      <style:text-properties fo:font-style="normal" officeooo:rsid="1d384bdc" style:font-style-asian="normal" style:font-style-complex="normal"/>
    </style:style>
    <style:style style:name="T530" style:family="text">
      <style:text-properties fo:font-style="normal" officeooo:rsid="1bd0abba" style:font-style-asian="normal" style:font-style-complex="normal"/>
    </style:style>
    <style:style style:name="T531" style:family="text">
      <style:text-properties fo:font-style="normal" officeooo:rsid="1bdd8d1f" style:font-style-asian="normal" style:font-style-complex="normal"/>
    </style:style>
    <style:style style:name="T532" style:family="text">
      <style:text-properties fo:font-style="normal" officeooo:rsid="17295d43" style:font-style-asian="normal" style:font-style-complex="normal"/>
    </style:style>
    <style:style style:name="T533" style:family="text">
      <style:text-properties fo:font-style="normal" officeooo:rsid="1be5456a" style:font-style-asian="normal" style:font-style-complex="normal"/>
    </style:style>
    <style:style style:name="T534" style:family="text">
      <style:text-properties fo:font-style="normal" officeooo:rsid="1be5bcb8" style:font-style-asian="normal" style:font-style-complex="normal"/>
    </style:style>
    <style:style style:name="T535" style:family="text">
      <style:text-properties fo:font-style="normal" officeooo:rsid="1d53a7f5" style:font-style-asian="normal" style:font-style-complex="normal"/>
    </style:style>
    <style:style style:name="T536" style:family="text">
      <style:text-properties fo:font-style="normal" officeooo:rsid="1d53e4a5" style:font-style-asian="normal" style:font-style-complex="normal"/>
    </style:style>
    <style:style style:name="T537" style:family="text">
      <style:text-properties fo:font-style="normal" officeooo:rsid="1d58bfee" style:font-style-asian="normal" style:font-style-complex="normal"/>
    </style:style>
    <style:style style:name="T538" style:family="text">
      <style:text-properties fo:font-style="normal" officeooo:rsid="1d55c6b1" style:font-style-asian="normal" style:font-style-complex="normal"/>
    </style:style>
    <style:style style:name="T539" style:family="text">
      <style:text-properties fo:font-style="normal" officeooo:rsid="1cab484f" style:font-style-asian="normal" style:font-style-complex="normal"/>
    </style:style>
    <style:style style:name="T540" style:family="text">
      <style:text-properties fo:font-style="normal" officeooo:rsid="1caa881e" style:font-style-asian="normal" style:font-style-complex="normal"/>
    </style:style>
    <style:style style:name="T541" style:family="text">
      <style:text-properties fo:font-style="normal" officeooo:rsid="1bf293cd" style:font-style-asian="normal" style:font-style-complex="normal"/>
    </style:style>
    <style:style style:name="T542" style:family="text">
      <style:text-properties fo:font-style="normal" officeooo:rsid="1bf434a3" style:font-style-asian="normal" style:font-style-complex="normal"/>
    </style:style>
    <style:style style:name="T543" style:family="text">
      <style:text-properties fo:font-style="normal" officeooo:rsid="1bf315b1" style:font-style-asian="normal" style:font-style-complex="normal"/>
    </style:style>
    <style:style style:name="T544" style:family="text">
      <style:text-properties fo:font-style="normal" officeooo:rsid="1dd7f1d6" style:font-style-asian="normal" style:font-style-complex="normal"/>
    </style:style>
    <style:style style:name="T545" style:family="text">
      <style:text-properties fo:font-style="normal" officeooo:rsid="1de0bfeb" style:font-style-asian="normal" style:font-style-complex="normal"/>
    </style:style>
    <style:style style:name="T546" style:family="text">
      <style:text-properties fo:font-style="normal" officeooo:rsid="1de149cb" style:font-style-asian="normal" style:font-style-complex="normal"/>
    </style:style>
    <style:style style:name="T547" style:family="text">
      <style:text-properties fo:font-style="normal" officeooo:rsid="1de43098" style:font-style-asian="normal" style:font-style-complex="normal"/>
    </style:style>
    <style:style style:name="T548" style:family="text">
      <style:text-properties fo:font-style="normal" officeooo:rsid="1df33719" style:font-style-asian="normal" style:font-style-complex="normal"/>
    </style:style>
    <style:style style:name="T549" style:family="text">
      <style:text-properties fo:font-style="normal" officeooo:rsid="1df18237" style:font-style-asian="normal" style:font-style-complex="normal"/>
    </style:style>
    <style:style style:name="T550" style:family="text">
      <style:text-properties fo:font-style="normal" officeooo:rsid="18f8f928" style:font-style-asian="normal" style:font-style-complex="normal"/>
    </style:style>
    <style:style style:name="T551" style:family="text">
      <style:text-properties fo:font-style="normal" officeooo:rsid="1cc21e17" style:font-style-asian="normal" style:font-style-complex="normal"/>
    </style:style>
    <style:style style:name="T552" style:family="text">
      <style:text-properties fo:font-style="normal" officeooo:rsid="1ca00f97" style:font-style-asian="normal" style:font-style-complex="normal"/>
    </style:style>
    <style:style style:name="T553" style:family="text">
      <style:text-properties fo:font-style="normal" officeooo:rsid="1e0d2c3e" style:font-style-asian="normal" style:font-style-complex="normal"/>
    </style:style>
    <style:style style:name="T554" style:family="text">
      <style:text-properties fo:font-style="normal" officeooo:rsid="173248b7" style:font-style-asian="normal" style:font-style-complex="normal"/>
    </style:style>
    <style:style style:name="T555" style:family="text">
      <style:text-properties fo:font-style="normal" officeooo:rsid="1731a21d" style:font-style-asian="normal" style:font-style-complex="normal"/>
    </style:style>
    <style:style style:name="T556" style:family="text">
      <style:text-properties fo:font-style="normal" officeooo:rsid="1e1308a6" style:font-style-asian="normal" style:font-style-complex="normal"/>
    </style:style>
    <style:style style:name="T557" style:family="text">
      <style:text-properties fo:font-style="normal" officeooo:rsid="1e1438b4" style:font-style-asian="normal" style:font-style-complex="normal"/>
    </style:style>
    <style:style style:name="T558" style:family="text">
      <style:text-properties fo:font-style="normal" officeooo:rsid="1e185a6d" style:font-style-asian="normal" style:font-style-complex="normal"/>
    </style:style>
    <style:style style:name="T559" style:family="text">
      <style:text-properties fo:font-style="normal" officeooo:rsid="1e19bebe" style:font-style-asian="normal" style:font-style-complex="normal"/>
    </style:style>
    <style:style style:name="T560" style:family="text">
      <style:text-properties fo:font-style="normal" officeooo:rsid="1e294604" style:font-style-asian="normal" style:font-style-complex="normal"/>
    </style:style>
    <style:style style:name="T561" style:family="text">
      <style:text-properties fo:font-style="normal" officeooo:rsid="1e2c6bdb" style:font-style-asian="normal" style:font-style-complex="normal"/>
    </style:style>
    <style:style style:name="T562" style:family="text">
      <style:text-properties fo:font-style="normal" officeooo:rsid="1e44a513" style:font-style-asian="normal" style:font-style-complex="normal"/>
    </style:style>
    <style:style style:name="T563" style:family="text">
      <style:text-properties fo:font-style="normal" officeooo:rsid="1ebe06ca" style:font-style-asian="normal" style:font-style-complex="normal"/>
    </style:style>
    <style:style style:name="T564" style:family="text">
      <style:text-properties fo:font-style="normal" officeooo:rsid="1eec2ec2" style:font-style-asian="normal" style:font-style-complex="normal"/>
    </style:style>
    <style:style style:name="T565" style:family="text">
      <style:text-properties fo:font-style="normal" officeooo:rsid="1ef2a730" style:font-style-asian="normal" style:font-style-complex="normal"/>
    </style:style>
    <style:style style:name="T566" style:family="text">
      <style:text-properties fo:font-style="normal" officeooo:rsid="1f0a8cbb" style:font-style-asian="normal" style:font-style-complex="normal"/>
    </style:style>
    <style:style style:name="T567" style:family="text">
      <style:text-properties fo:font-style="normal" officeooo:rsid="1f116bc0" style:font-style-asian="normal" style:font-style-complex="normal"/>
    </style:style>
    <style:style style:name="T568" style:family="text">
      <style:text-properties fo:font-style="normal" officeooo:rsid="1f134f9f" style:font-style-asian="normal" style:font-style-complex="normal"/>
    </style:style>
    <style:style style:name="T569" style:family="text">
      <style:text-properties fo:font-style="normal" officeooo:rsid="1f1a1de7" style:font-style-asian="normal" style:font-style-complex="normal"/>
    </style:style>
    <style:style style:name="T570" style:family="text">
      <style:text-properties fo:font-style="normal" officeooo:rsid="1f28047e" style:font-style-asian="normal" style:font-style-complex="normal"/>
    </style:style>
    <style:style style:name="T571" style:family="text">
      <style:text-properties fo:font-style="normal" officeooo:rsid="1f696ac8" style:font-style-asian="normal" style:font-style-complex="normal"/>
    </style:style>
    <style:style style:name="T572" style:family="text">
      <style:text-properties fo:font-style="normal" officeooo:rsid="1f80df76" style:font-style-asian="normal" style:font-style-complex="normal"/>
    </style:style>
    <style:style style:name="T573" style:family="text">
      <style:text-properties fo:font-style="normal" officeooo:rsid="1f87dab3" style:font-style-asian="normal" style:font-style-complex="normal"/>
    </style:style>
    <style:style style:name="T574" style:family="text">
      <style:text-properties fo:font-style="normal" officeooo:rsid="1bc11309" style:font-style-asian="normal" style:font-style-complex="normal"/>
    </style:style>
    <style:style style:name="T575" style:family="text">
      <style:text-properties fo:font-style="normal" officeooo:rsid="1f93d397" style:font-style-asian="normal" style:font-style-complex="normal"/>
    </style:style>
    <style:style style:name="T576" style:family="text">
      <style:text-properties fo:font-style="normal" officeooo:rsid="1bd9fc7c" style:font-style-asian="normal" style:font-style-complex="normal"/>
    </style:style>
    <style:style style:name="T577" style:family="text">
      <style:text-properties fo:font-style="normal" officeooo:rsid="1f991644" style:font-style-asian="normal" style:font-style-complex="normal"/>
    </style:style>
    <style:style style:name="T578" style:family="text">
      <style:text-properties fo:font-style="normal" officeooo:rsid="1c65d79b" style:font-style-asian="normal" style:font-style-complex="normal"/>
    </style:style>
    <style:style style:name="T579" style:family="text">
      <style:text-properties fo:font-style="normal" officeooo:rsid="1f9a54db" style:font-style-asian="normal" style:font-style-complex="normal"/>
    </style:style>
    <style:style style:name="T580" style:family="text">
      <style:text-properties fo:font-style="normal" officeooo:rsid="1fb5816e" style:font-style-asian="normal" style:font-style-complex="normal"/>
    </style:style>
    <style:style style:name="T581" style:family="text">
      <style:text-properties fo:font-style="normal" officeooo:rsid="1fe2301b" style:font-style-asian="normal" style:font-style-complex="normal"/>
    </style:style>
    <style:style style:name="T582" style:family="text">
      <style:text-properties fo:font-style="normal" officeooo:rsid="2010415d" style:font-style-asian="normal" style:font-style-complex="normal"/>
    </style:style>
    <style:style style:name="T583" style:family="text">
      <style:text-properties fo:font-style="normal" officeooo:rsid="20119af0" style:font-style-asian="normal" style:font-style-complex="normal"/>
    </style:style>
    <style:style style:name="T584" style:family="text">
      <style:text-properties fo:font-style="normal" officeooo:rsid="20516279" style:font-style-asian="normal" style:font-style-complex="normal"/>
    </style:style>
    <style:style style:name="T585" style:family="text">
      <style:text-properties fo:font-style="normal" officeooo:rsid="1fa1e491" style:font-style-asian="normal" style:font-style-complex="normal"/>
    </style:style>
    <style:style style:name="T586" style:family="text">
      <style:text-properties fo:font-style="normal" officeooo:rsid="1fa67ec9" style:font-style-asian="normal" style:font-style-complex="normal"/>
    </style:style>
    <style:style style:name="T587" style:family="text">
      <style:text-properties fo:font-style="normal" officeooo:rsid="20acd575" style:font-style-asian="normal" style:font-style-complex="normal"/>
    </style:style>
    <style:style style:name="T588" style:family="text">
      <style:text-properties fo:font-style="normal" officeooo:rsid="20afec0f" style:font-style-asian="normal" style:font-style-complex="normal"/>
    </style:style>
    <style:style style:name="T589" style:family="text">
      <style:text-properties fo:font-style="normal" officeooo:rsid="17b028a0" style:font-style-asian="normal" style:font-style-complex="normal"/>
    </style:style>
    <style:style style:name="T590" style:family="text">
      <style:text-properties fo:font-style="normal" officeooo:rsid="17bd95d7" style:font-style-asian="normal" style:font-style-complex="normal"/>
    </style:style>
    <style:style style:name="T591" style:family="text">
      <style:text-properties fo:font-style="normal" officeooo:rsid="1aac0adc" style:font-style-asian="normal" style:font-style-complex="normal"/>
    </style:style>
    <style:style style:name="T592" style:family="text">
      <style:text-properties fo:font-style="normal" officeooo:rsid="1b591da8" style:font-style-asian="normal" style:font-style-complex="normal"/>
    </style:style>
    <style:style style:name="T593" style:family="text">
      <style:text-properties fo:font-style="normal" officeooo:rsid="1811347a" style:font-style-asian="normal" style:font-style-complex="normal"/>
    </style:style>
    <style:style style:name="T594" style:family="text">
      <style:text-properties fo:font-style="normal" officeooo:rsid="187aba9b" style:font-style-asian="normal" style:font-style-complex="normal"/>
    </style:style>
    <style:style style:name="T595" style:family="text">
      <style:text-properties fo:font-style="normal" officeooo:rsid="20e8299e" style:font-style-asian="normal" style:font-style-complex="normal"/>
    </style:style>
    <style:style style:name="T596" style:family="text">
      <style:text-properties fo:font-style="normal" officeooo:rsid="20ecdbb8" style:font-style-asian="normal" style:font-style-complex="normal"/>
    </style:style>
    <style:style style:name="T597" style:family="text">
      <style:text-properties fo:font-style="normal" officeooo:rsid="20f075c0" style:font-style-asian="normal" style:font-style-complex="normal"/>
    </style:style>
    <style:style style:name="T598" style:family="text">
      <style:text-properties fo:font-style="normal" officeooo:rsid="21723df8" style:font-style-asian="normal" style:font-style-complex="normal"/>
    </style:style>
    <style:style style:name="T599" style:family="text">
      <style:text-properties fo:font-style="normal" officeooo:rsid="217393d7" style:font-style-asian="normal" style:font-style-complex="normal"/>
    </style:style>
    <style:style style:name="T600" style:family="text">
      <style:text-properties fo:font-style="normal" officeooo:rsid="2173fa8a" style:font-style-asian="normal" style:font-style-complex="normal"/>
    </style:style>
    <style:style style:name="T601" style:family="text">
      <style:text-properties fo:font-style="normal" officeooo:rsid="219fc813" style:font-style-asian="normal" style:font-style-complex="normal"/>
    </style:style>
    <style:style style:name="T602" style:family="text">
      <style:text-properties fo:font-style="normal" officeooo:rsid="1f8db0bc" style:font-style-asian="normal" style:font-style-complex="normal"/>
    </style:style>
    <style:style style:name="T603" style:family="text">
      <style:text-properties fo:font-style="normal" officeooo:rsid="1f8ec7c9" style:font-style-asian="normal" style:font-style-complex="normal"/>
    </style:style>
    <style:style style:name="T604" style:family="text">
      <style:text-properties fo:font-style="normal" officeooo:rsid="1f8c4426" style:font-style-asian="normal" style:font-style-complex="normal"/>
    </style:style>
    <style:style style:name="T605" style:family="text">
      <style:text-properties fo:font-style="normal" officeooo:rsid="15ca5cf7" style:font-style-asian="normal" style:font-style-complex="normal"/>
    </style:style>
    <style:style style:name="T606" style:family="text">
      <style:text-properties fo:font-style="normal" officeooo:rsid="19b42789" style:font-style-asian="normal" style:font-style-complex="normal"/>
    </style:style>
    <style:style style:name="T607" style:family="text">
      <style:text-properties fo:font-style="normal" officeooo:rsid="1be9774f" style:font-style-asian="normal" style:font-style-complex="normal"/>
    </style:style>
    <style:style style:name="T608" style:family="text">
      <style:text-properties fo:font-style="normal" officeooo:rsid="1d9ccc4f" style:font-style-asian="normal" style:font-style-complex="normal"/>
    </style:style>
    <style:style style:name="T609" style:family="text">
      <style:text-properties fo:font-style="normal" officeooo:rsid="22328277" style:font-style-asian="normal" style:font-style-complex="normal"/>
    </style:style>
    <style:style style:name="T610" style:family="text">
      <style:text-properties fo:font-style="normal" officeooo:rsid="2235bbc1" style:font-style-asian="normal" style:font-style-complex="normal"/>
    </style:style>
    <style:style style:name="T611" style:family="text">
      <style:text-properties fo:font-style="normal" officeooo:rsid="1d9b28a1" style:font-style-asian="normal" style:font-style-complex="normal"/>
    </style:style>
    <style:style style:name="T612" style:family="text">
      <style:text-properties fo:font-style="normal" officeooo:rsid="223bf419" style:font-style-asian="normal" style:font-style-complex="normal"/>
    </style:style>
    <style:style style:name="T613" style:family="text">
      <style:text-properties fo:font-style="normal" officeooo:rsid="223cba66" style:font-style-asian="normal" style:font-style-complex="normal"/>
    </style:style>
    <style:style style:name="T614" style:family="text">
      <style:text-properties fo:font-style="normal" officeooo:rsid="223f9b0a" style:font-style-asian="normal" style:font-style-complex="normal"/>
    </style:style>
    <style:style style:name="T615" style:family="text">
      <style:text-properties fo:font-style="normal" officeooo:rsid="224190d7" style:font-style-asian="normal" style:font-style-complex="normal"/>
    </style:style>
    <style:style style:name="T616" style:family="text">
      <style:text-properties fo:font-style="normal" officeooo:rsid="1bb7d012" style:font-style-asian="normal" style:font-style-complex="normal"/>
    </style:style>
    <style:style style:name="T617" style:family="text">
      <style:text-properties fo:font-style="normal" officeooo:rsid="189c7ad6" style:font-style-asian="normal" style:font-style-complex="normal"/>
    </style:style>
    <style:style style:name="T618" style:family="text">
      <style:text-properties fo:font-style="normal" officeooo:rsid="225440ce" style:font-style-asian="normal" style:font-style-complex="normal"/>
    </style:style>
    <style:style style:name="T619" style:family="text">
      <style:text-properties fo:font-style="normal" officeooo:rsid="18b133a2" style:font-style-asian="normal" style:font-style-complex="normal"/>
    </style:style>
    <style:style style:name="T620" style:family="text">
      <style:text-properties fo:font-style="normal" officeooo:rsid="2252aab5" style:font-style-asian="normal" style:font-style-complex="normal"/>
    </style:style>
    <style:style style:name="T621" style:family="text">
      <style:text-properties fo:font-style="normal" officeooo:rsid="1de1c071" style:font-style-asian="normal" style:font-style-complex="normal"/>
    </style:style>
    <style:style style:name="T622" style:family="text">
      <style:text-properties fo:font-style="normal" officeooo:rsid="18bbb28d" style:font-style-asian="normal" style:font-style-complex="normal"/>
    </style:style>
    <style:style style:name="T623" style:family="text">
      <style:text-properties fo:font-style="normal" officeooo:rsid="18c3a186" style:font-style-asian="normal" style:font-style-complex="normal"/>
    </style:style>
    <style:style style:name="T624" style:family="text">
      <style:text-properties fo:font-style="normal" officeooo:rsid="18d4fbbc" style:font-style-asian="normal" style:font-style-complex="normal"/>
    </style:style>
    <style:style style:name="T625" style:family="text">
      <style:text-properties fo:font-style="normal" officeooo:rsid="1cb6c05a" style:font-style-asian="normal" style:font-style-complex="normal"/>
    </style:style>
    <style:style style:name="T626" style:family="text">
      <style:text-properties fo:font-style="normal" officeooo:rsid="2276da91" style:font-style-asian="normal" style:font-style-complex="normal"/>
    </style:style>
    <style:style style:name="T627" style:family="text">
      <style:text-properties fo:font-style="normal" officeooo:rsid="227f2309" style:font-style-asian="normal" style:font-style-complex="normal"/>
    </style:style>
    <style:style style:name="T628" style:family="text">
      <style:text-properties fo:font-style="normal" officeooo:rsid="1ee7251b" style:font-style-asian="normal" style:font-style-complex="normal"/>
    </style:style>
    <style:style style:name="T629" style:family="text">
      <style:text-properties fo:font-style="normal" officeooo:rsid="1cc1ab1a" style:font-style-asian="normal" style:font-style-complex="normal"/>
    </style:style>
    <style:style style:name="T630" style:family="text">
      <style:text-properties fo:font-style="normal" officeooo:rsid="22827724" style:font-style-asian="normal" style:font-style-complex="normal"/>
    </style:style>
    <style:style style:name="T631" style:family="text">
      <style:text-properties fo:font-style="normal" officeooo:rsid="2285c2f2" style:font-style-asian="normal" style:font-style-complex="normal"/>
    </style:style>
    <style:style style:name="T632" style:family="text">
      <style:text-properties fo:font-style="normal" officeooo:rsid="2286b273" style:font-style-asian="normal" style:font-style-complex="normal"/>
    </style:style>
    <style:style style:name="T633" style:family="text">
      <style:text-properties fo:font-style="normal" officeooo:rsid="22874511" style:font-style-asian="normal" style:font-style-complex="normal"/>
    </style:style>
    <style:style style:name="T634" style:family="text">
      <style:text-properties fo:font-style="normal" officeooo:rsid="1f0d1208" style:font-style-asian="normal" style:font-style-complex="normal"/>
    </style:style>
    <style:style style:name="T635" style:family="text">
      <style:text-properties fo:font-style="normal" officeooo:rsid="14c28908" style:font-style-asian="normal" style:font-style-complex="normal"/>
    </style:style>
    <style:style style:name="T636" style:family="text">
      <style:text-properties fo:font-style="normal" officeooo:rsid="22293f34" style:font-style-asian="normal" style:font-style-complex="normal"/>
    </style:style>
    <style:style style:name="T637" style:family="text">
      <style:text-properties fo:font-style="normal" officeooo:rsid="1d7ff2e4" style:font-style-asian="normal" style:font-style-complex="normal"/>
    </style:style>
    <style:style style:name="T638" style:family="text">
      <style:text-properties fo:font-style="normal" officeooo:rsid="22d5cebb" style:font-style-asian="normal" style:font-style-complex="normal"/>
    </style:style>
    <style:style style:name="T639" style:family="text">
      <style:text-properties fo:font-style="normal" officeooo:rsid="22d416be" style:font-style-asian="normal" style:font-style-complex="normal"/>
    </style:style>
    <style:style style:name="T640" style:family="text">
      <style:text-properties fo:font-style="normal" officeooo:rsid="1d8623ba" style:font-style-asian="normal" style:font-style-complex="normal"/>
    </style:style>
    <style:style style:name="T641" style:family="text">
      <style:text-properties fo:font-style="normal" officeooo:rsid="151cf1f3" style:font-style-asian="normal" style:font-style-complex="normal"/>
    </style:style>
    <style:style style:name="T642" style:family="text">
      <style:text-properties fo:font-style="normal" officeooo:rsid="207cef49" style:font-style-asian="normal" style:font-style-complex="normal"/>
    </style:style>
    <style:style style:name="T643" style:family="text">
      <style:text-properties fo:font-style="normal" officeooo:rsid="207da7e6" style:font-style-asian="normal" style:font-style-complex="normal"/>
    </style:style>
    <style:style style:name="T644" style:family="text">
      <style:text-properties fo:font-style="normal" officeooo:rsid="1c81d622" style:font-style-asian="normal" style:font-style-complex="normal"/>
    </style:style>
    <style:style style:name="T645" style:family="text">
      <style:text-properties fo:font-style="normal" officeooo:rsid="231f564e" style:font-style-asian="normal" style:font-style-complex="normal"/>
    </style:style>
    <style:style style:name="T646" style:family="text">
      <style:text-properties fo:font-style="normal" officeooo:rsid="1fe9bec1" style:font-style-asian="normal" style:font-style-complex="normal"/>
    </style:style>
    <style:style style:name="T647" style:family="text">
      <style:text-properties fo:font-style="normal" officeooo:rsid="160397eb" style:font-style-asian="normal" style:font-style-complex="normal"/>
    </style:style>
    <style:style style:name="T648" style:family="text">
      <style:text-properties fo:font-style="normal" officeooo:rsid="174ff3af" style:font-style-asian="normal" style:font-style-complex="normal"/>
    </style:style>
    <style:style style:name="T649" style:family="text">
      <style:text-properties fo:font-style="normal" officeooo:rsid="23463cdb" style:font-style-asian="normal" style:font-style-complex="normal"/>
    </style:style>
    <style:style style:name="T650" style:family="text">
      <style:text-properties fo:font-style="normal" officeooo:rsid="1af5d4e9" style:font-style-asian="normal" style:font-style-complex="normal"/>
    </style:style>
    <style:style style:name="T651" style:family="text">
      <style:text-properties fo:font-style="normal" officeooo:rsid="1b2c147d" style:font-style-asian="normal" style:font-style-complex="normal"/>
    </style:style>
    <style:style style:name="T652" style:family="text">
      <style:text-properties fo:font-style="normal" officeooo:rsid="1fc32909" style:font-style-asian="normal" style:font-style-complex="normal"/>
    </style:style>
    <style:style style:name="T653" style:family="text">
      <style:text-properties fo:font-style="normal" officeooo:rsid="1b9263bf" style:font-style-asian="normal" style:font-style-complex="normal"/>
    </style:style>
    <style:style style:name="T654" style:family="text">
      <style:text-properties fo:font-style="normal" officeooo:rsid="1b9315c2" style:font-style-asian="normal" style:font-style-complex="normal"/>
    </style:style>
    <style:style style:name="T655" style:family="text">
      <style:text-properties fo:font-style="normal" officeooo:rsid="2383c494" style:font-style-asian="normal" style:font-style-complex="normal"/>
    </style:style>
    <style:style style:name="T656" style:family="text">
      <style:text-properties fo:font-style="normal" officeooo:rsid="1b098458" style:font-style-asian="normal" style:font-style-complex="normal"/>
    </style:style>
    <style:style style:name="T657" style:family="text">
      <style:text-properties fo:font-style="normal" officeooo:rsid="1b0a9580" style:font-style-asian="normal" style:font-style-complex="normal"/>
    </style:style>
    <style:style style:name="T658" style:family="text">
      <style:text-properties fo:font-style="normal" officeooo:rsid="23930a17" style:font-style-asian="normal" style:font-style-complex="normal"/>
    </style:style>
    <style:style style:name="T659" style:family="text">
      <style:text-properties fo:font-style="normal" officeooo:rsid="2394fca8" style:font-style-asian="normal" style:font-style-complex="normal"/>
    </style:style>
    <style:style style:name="T660" style:family="text">
      <style:text-properties fo:font-style="normal" officeooo:rsid="23a3652a" style:font-style-asian="normal" style:font-style-complex="normal"/>
    </style:style>
    <style:style style:name="T661" style:family="text">
      <style:text-properties fo:font-style="normal" officeooo:rsid="20b57a92" style:font-style-asian="normal" style:font-style-complex="normal"/>
    </style:style>
    <style:style style:name="T662" style:family="text">
      <style:text-properties fo:font-style="normal" officeooo:rsid="15426ded" style:font-style-asian="normal" style:font-style-complex="normal"/>
    </style:style>
    <style:style style:name="T663" style:family="text">
      <style:text-properties fo:font-style="normal" officeooo:rsid="179c040f" style:font-style-asian="normal" style:font-style-complex="normal"/>
    </style:style>
    <style:style style:name="T664" style:family="text">
      <style:text-properties fo:font-style="normal" officeooo:rsid="23b7bab3" style:font-style-asian="normal" style:font-style-complex="normal"/>
    </style:style>
    <style:style style:name="T665" style:family="text">
      <style:text-properties fo:font-style="normal" officeooo:rsid="20d13e5c" style:font-style-asian="normal" style:font-style-complex="normal"/>
    </style:style>
    <style:style style:name="T666" style:family="text">
      <style:text-properties fo:font-style="normal" officeooo:rsid="23ba8e30" style:font-style-asian="normal" style:font-style-complex="normal"/>
    </style:style>
    <style:style style:name="T667" style:family="text">
      <style:text-properties fo:font-style="normal" officeooo:rsid="23bdc1ce" style:font-style-asian="normal" style:font-style-complex="normal"/>
    </style:style>
    <style:style style:name="T668" style:family="text">
      <style:text-properties fo:font-style="normal" officeooo:rsid="23d81b3a" style:font-style-asian="normal" style:font-style-complex="normal"/>
    </style:style>
    <style:style style:name="T669" style:family="text">
      <style:text-properties fo:font-style="normal" officeooo:rsid="1911c1aa" style:font-style-asian="normal" style:font-style-complex="normal"/>
    </style:style>
    <style:style style:name="T670" style:family="text">
      <style:text-properties fo:font-style="normal" officeooo:rsid="1912be62" style:font-style-asian="normal" style:font-style-complex="normal"/>
    </style:style>
    <style:style style:name="T671" style:family="text">
      <style:text-properties fo:font-style="normal" officeooo:rsid="1913d283" style:font-style-asian="normal" style:font-style-complex="normal"/>
    </style:style>
    <style:style style:name="T672" style:family="text">
      <style:text-properties fo:font-style="normal" officeooo:rsid="1b7afc12" style:font-style-asian="normal" style:font-style-complex="normal"/>
    </style:style>
    <style:style style:name="T673" style:family="text">
      <style:text-properties fo:font-style="normal" officeooo:rsid="1913f8c2" style:font-style-asian="normal" style:font-style-complex="normal"/>
    </style:style>
    <style:style style:name="T674" style:family="text">
      <style:text-properties fo:font-style="normal" officeooo:rsid="23d9eee6" style:font-style-asian="normal" style:font-style-complex="normal"/>
    </style:style>
    <style:style style:name="T675" style:family="text">
      <style:text-properties fo:font-style="normal" officeooo:rsid="1c5f772e" style:font-style-asian="normal" style:font-style-complex="normal"/>
    </style:style>
    <style:style style:name="T676" style:family="text">
      <style:text-properties fo:font-style="normal" officeooo:rsid="23db23da" style:font-style-asian="normal" style:font-style-complex="normal"/>
    </style:style>
    <style:style style:name="T677" style:family="text">
      <style:text-properties fo:font-style="normal" officeooo:rsid="23e714e7" style:font-style-asian="normal" style:font-style-complex="normal"/>
    </style:style>
    <style:style style:name="T678" style:family="text">
      <style:text-properties fo:font-style="normal" officeooo:rsid="1c8150d0" style:font-style-asian="normal" style:font-style-complex="normal"/>
    </style:style>
    <style:style style:name="T679" style:family="text">
      <style:text-properties fo:font-style="normal" officeooo:rsid="23e7dff0" style:font-style-asian="normal" style:font-style-complex="normal"/>
    </style:style>
    <style:style style:name="T680" style:family="text">
      <style:text-properties fo:font-style="normal" officeooo:rsid="23f063d8" style:font-style-asian="normal" style:font-style-complex="normal"/>
    </style:style>
    <style:style style:name="T681" style:family="text">
      <style:text-properties fo:font-style="normal" officeooo:rsid="1d75ffc5" style:font-style-asian="normal" style:font-style-complex="normal"/>
    </style:style>
    <style:style style:name="T682" style:family="text">
      <style:text-properties fo:font-style="normal" officeooo:rsid="1dbcba3f" style:font-style-asian="normal" style:font-style-complex="normal"/>
    </style:style>
    <style:style style:name="T683" style:family="text">
      <style:text-properties fo:font-style="normal" officeooo:rsid="1d4a11c6" style:font-style-asian="normal" style:font-style-complex="normal"/>
    </style:style>
    <style:style style:name="T684" style:family="text">
      <style:text-properties fo:font-style="normal" officeooo:rsid="1d5ab5e3" style:font-style-asian="normal" style:font-style-complex="normal"/>
    </style:style>
    <style:style style:name="T685" style:family="text">
      <style:text-properties fo:font-style="normal" officeooo:rsid="1d5c578a" style:font-style-asian="normal" style:font-style-complex="normal"/>
    </style:style>
    <style:style style:name="T686" style:family="text">
      <style:text-properties fo:font-style="normal" officeooo:rsid="1d5df106" style:font-style-asian="normal" style:font-style-complex="normal"/>
    </style:style>
    <style:style style:name="T687" style:family="text">
      <style:text-properties fo:font-style="normal" officeooo:rsid="23f34b56" style:font-style-asian="normal" style:font-style-complex="normal"/>
    </style:style>
    <style:style style:name="T688" style:family="text">
      <style:text-properties fo:font-style="normal" officeooo:rsid="1d57a0b4" style:font-style-asian="normal" style:font-style-complex="normal"/>
    </style:style>
    <style:style style:name="T689" style:family="text">
      <style:text-properties fo:font-style="normal" officeooo:rsid="23f565d5" style:font-style-asian="normal" style:font-style-complex="normal"/>
    </style:style>
    <style:style style:name="T690" style:family="text">
      <style:text-properties fo:font-style="normal" officeooo:rsid="1f922c51" style:font-style-asian="normal" style:font-style-complex="normal"/>
    </style:style>
    <style:style style:name="T691" style:family="text">
      <style:text-properties fo:font-style="normal" officeooo:rsid="1d610f62" style:font-style-asian="normal" style:font-style-complex="normal"/>
    </style:style>
    <style:style style:name="T692" style:family="text">
      <style:text-properties fo:font-style="normal" officeooo:rsid="1d4bbf9b" style:font-style-asian="normal" style:font-style-complex="normal"/>
    </style:style>
    <style:style style:name="T693" style:family="text">
      <style:text-properties fo:font-style="normal" officeooo:rsid="23fb4823" style:font-style-asian="normal" style:font-style-complex="normal"/>
    </style:style>
    <style:style style:name="T694" style:family="text">
      <style:text-properties fo:font-style="normal" officeooo:rsid="23fca051" style:font-style-asian="normal" style:font-style-complex="normal"/>
    </style:style>
    <style:style style:name="T695" style:family="text">
      <style:text-properties fo:font-style="normal" officeooo:rsid="1bbdb9ef" style:font-style-asian="normal" style:font-style-complex="normal"/>
    </style:style>
    <style:style style:name="T696" style:family="text">
      <style:text-properties fo:font-style="normal" officeooo:rsid="1bbb9db4" style:font-style-asian="normal" style:font-style-complex="normal"/>
    </style:style>
    <style:style style:name="T697" style:family="text">
      <style:text-properties fo:font-style="normal" officeooo:rsid="23fd5e13" style:font-style-asian="normal" style:font-style-complex="normal"/>
    </style:style>
    <style:style style:name="T698" style:family="text">
      <style:text-properties fo:font-style="normal" officeooo:rsid="1bbce9aa" style:font-style-asian="normal" style:font-style-complex="normal"/>
    </style:style>
    <style:style style:name="T699" style:family="text">
      <style:text-properties fo:font-style="normal" officeooo:rsid="1be7bb4e" style:font-style-asian="normal" style:font-style-complex="normal"/>
    </style:style>
    <style:style style:name="T700" style:family="text">
      <style:text-properties fo:font-style="normal" officeooo:rsid="2409f221" style:font-style-asian="normal" style:font-style-complex="normal"/>
    </style:style>
    <style:style style:name="T701" style:family="text">
      <style:text-properties fo:font-style="normal" officeooo:rsid="240b0088" style:font-style-asian="normal" style:font-style-complex="normal"/>
    </style:style>
    <style:style style:name="T702" style:family="text">
      <style:text-properties fo:font-style="normal" officeooo:rsid="1ddb0704" style:font-style-asian="normal" style:font-style-complex="normal"/>
    </style:style>
    <style:style style:name="T703" style:family="text">
      <style:text-properties fo:font-style="normal" officeooo:rsid="24150145" style:font-style-asian="normal" style:font-style-complex="normal"/>
    </style:style>
    <style:style style:name="T704" style:family="text">
      <style:text-properties fo:font-style="normal" officeooo:rsid="15b53645" style:font-style-asian="normal" style:font-style-complex="normal"/>
    </style:style>
    <style:style style:name="T705" style:family="text">
      <style:text-properties fo:font-style="normal" officeooo:rsid="1bfc5673" style:font-style-asian="normal" style:font-style-complex="normal"/>
    </style:style>
    <style:style style:name="T706" style:family="text">
      <style:text-properties fo:font-style="normal" officeooo:rsid="242c0620" style:font-style-asian="normal" style:font-style-complex="normal"/>
    </style:style>
    <style:style style:name="T707" style:family="text">
      <style:text-properties fo:font-style="normal" officeooo:rsid="242dfdf1" style:font-style-asian="normal" style:font-style-complex="normal"/>
    </style:style>
    <style:style style:name="T708" style:family="text">
      <style:text-properties fo:font-style="normal" officeooo:rsid="242f44dd" style:font-style-asian="normal" style:font-style-complex="normal"/>
    </style:style>
    <style:style style:name="T709" style:family="text">
      <style:text-properties fo:font-style="normal" officeooo:rsid="1fb10f4c" style:font-style-asian="normal" style:font-style-complex="normal"/>
    </style:style>
    <style:style style:name="T710" style:family="text">
      <style:text-properties fo:font-style="normal" officeooo:rsid="2446ba65" style:font-style-asian="normal" style:font-style-complex="normal"/>
    </style:style>
    <style:style style:name="T711" style:family="text">
      <style:text-properties fo:font-style="normal" officeooo:rsid="2447ef63" style:font-style-asian="normal" style:font-style-complex="normal"/>
    </style:style>
    <style:style style:name="T712" style:family="text">
      <style:text-properties fo:font-style="normal" officeooo:rsid="244aa4f7" style:font-style-asian="normal" style:font-style-complex="normal"/>
    </style:style>
    <style:style style:name="T713" style:family="text">
      <style:text-properties fo:font-style="normal" officeooo:rsid="247fe130" style:font-style-asian="normal" style:font-style-complex="normal"/>
    </style:style>
    <style:style style:name="T714" style:family="text">
      <style:text-properties fo:font-style="normal" officeooo:rsid="24801c55" style:font-style-asian="normal" style:font-style-complex="normal"/>
    </style:style>
    <style:style style:name="T715" style:family="text">
      <style:text-properties fo:font-style="normal" officeooo:rsid="1d9c7091" style:font-style-asian="normal" style:font-style-complex="normal"/>
    </style:style>
    <style:style style:name="T716" style:family="text">
      <style:text-properties fo:font-style="normal" officeooo:rsid="2484bd5f" style:font-style-asian="normal" style:font-style-complex="normal"/>
    </style:style>
    <style:style style:name="T717" style:family="text">
      <style:text-properties fo:font-style="normal" officeooo:rsid="248728df" style:font-style-asian="normal" style:font-style-complex="normal"/>
    </style:style>
    <style:style style:name="T718" style:family="text">
      <style:text-properties fo:font-style="normal" officeooo:rsid="2488e9eb" style:font-style-asian="normal" style:font-style-complex="normal"/>
    </style:style>
    <style:style style:name="T719" style:family="text">
      <style:text-properties fo:font-style="normal" officeooo:rsid="18d732a7" style:font-style-asian="normal" style:font-style-complex="normal"/>
    </style:style>
    <style:style style:name="T720" style:family="text">
      <style:text-properties fo:font-style="normal" officeooo:rsid="18f2171b" style:font-style-asian="normal" style:font-style-complex="normal"/>
    </style:style>
    <style:style style:name="T721" style:family="text">
      <style:text-properties fo:font-style="normal" officeooo:rsid="2493d017" style:font-style-asian="normal" style:font-style-complex="normal"/>
    </style:style>
    <style:style style:name="T722" style:family="text">
      <style:text-properties fo:font-style="normal" officeooo:rsid="249a18f4" style:font-style-asian="normal" style:font-style-complex="normal"/>
    </style:style>
    <style:style style:name="T723" style:family="text">
      <style:text-properties fo:font-style="normal" officeooo:rsid="24cad3f4" style:font-style-asian="normal" style:font-style-complex="normal"/>
    </style:style>
    <style:style style:name="T724" style:family="text">
      <style:text-properties fo:font-style="normal" officeooo:rsid="24d41a2f" style:font-style-asian="normal" style:font-style-complex="normal"/>
    </style:style>
    <style:style style:name="T725" style:family="text">
      <style:text-properties fo:font-style="normal" officeooo:rsid="24d5016a" style:font-style-asian="normal" style:font-style-complex="normal"/>
    </style:style>
    <style:style style:name="T726" style:family="text">
      <style:text-properties fo:font-style="normal" officeooo:rsid="24f1af6e" style:font-style-asian="normal" style:font-style-complex="normal"/>
    </style:style>
    <style:style style:name="T727" style:family="text">
      <style:text-properties fo:font-style="normal" officeooo:rsid="24f47848" style:font-style-asian="normal" style:font-style-complex="normal"/>
    </style:style>
    <style:style style:name="T728" style:family="text">
      <style:text-properties fo:font-style="normal" officeooo:rsid="24fbef3d" style:font-style-asian="normal" style:font-style-complex="normal"/>
    </style:style>
    <style:style style:name="T729" style:family="text">
      <style:text-properties fo:font-style="normal" officeooo:rsid="24ff8602" style:font-style-asian="normal" style:font-style-complex="normal"/>
    </style:style>
    <style:style style:name="T730" style:family="text">
      <style:text-properties fo:font-style="normal" officeooo:rsid="2500ad0b" style:font-style-asian="normal" style:font-style-complex="normal"/>
    </style:style>
    <style:style style:name="T731" style:family="text">
      <style:text-properties fo:font-style="normal" officeooo:rsid="2501e971" style:font-style-asian="normal" style:font-style-complex="normal"/>
    </style:style>
    <style:style style:name="T732" style:family="text">
      <style:text-properties fo:font-style="normal" officeooo:rsid="25157b39" style:font-style-asian="normal" style:font-style-complex="normal"/>
    </style:style>
    <style:style style:name="T733" style:family="text">
      <style:text-properties fo:font-style="normal" officeooo:rsid="25186b49" style:font-style-asian="normal" style:font-style-complex="normal"/>
    </style:style>
    <style:style style:name="T734" style:family="text">
      <style:text-properties fo:font-style="normal" officeooo:rsid="252c5bfb" style:font-style-asian="normal" style:font-style-complex="normal"/>
    </style:style>
    <style:style style:name="T735" style:family="text">
      <style:text-properties fo:font-style="normal" officeooo:rsid="253d1fad" style:font-style-asian="normal" style:font-style-complex="normal"/>
    </style:style>
    <style:style style:name="T736" style:family="text">
      <style:text-properties fo:font-style="normal" officeooo:rsid="253ef4a0" style:font-style-asian="normal" style:font-style-complex="normal"/>
    </style:style>
    <style:style style:name="T737" style:family="text">
      <style:text-properties fo:font-style="normal" officeooo:rsid="1982d170" style:font-style-asian="normal" style:font-style-complex="normal"/>
    </style:style>
    <style:style style:name="T738" style:family="text">
      <style:text-properties fo:font-style="normal" officeooo:rsid="260a6404" style:font-style-asian="normal" style:font-style-complex="normal"/>
    </style:style>
    <style:style style:name="T739" style:family="text">
      <style:text-properties fo:font-style="normal" officeooo:rsid="261baf62" style:font-style-asian="normal" style:font-style-complex="normal"/>
    </style:style>
    <style:style style:name="T740" style:family="text">
      <style:text-properties fo:font-style="normal" officeooo:rsid="2291ef2b" style:font-style-asian="normal" style:font-style-complex="normal"/>
    </style:style>
    <style:style style:name="T741" style:family="text">
      <style:text-properties fo:font-style="normal" officeooo:rsid="1d85c671" style:font-style-asian="normal" style:font-style-complex="normal"/>
    </style:style>
    <style:style style:name="T742" style:family="text">
      <style:text-properties fo:font-style="normal" officeooo:rsid="1da97581" style:font-style-asian="normal" style:font-style-complex="normal"/>
    </style:style>
    <style:style style:name="T743" style:family="text">
      <style:text-properties fo:font-style="normal" officeooo:rsid="182c6288" style:font-style-asian="normal" style:font-style-complex="normal"/>
    </style:style>
    <style:style style:name="T744" style:family="text">
      <style:text-properties fo:font-style="normal" officeooo:rsid="262748b4" style:font-style-asian="normal" style:font-style-complex="normal"/>
    </style:style>
    <style:style style:name="T745" style:family="text">
      <style:text-properties fo:font-style="normal" officeooo:rsid="1525a965" style:font-style-asian="normal" style:font-style-complex="normal"/>
    </style:style>
    <style:style style:name="T746" style:family="text">
      <style:text-properties fo:font-style="normal" officeooo:rsid="1b1d074d" style:font-style-asian="normal" style:font-style-complex="normal"/>
    </style:style>
    <style:style style:name="T747" style:family="text">
      <style:text-properties fo:font-style="normal" officeooo:rsid="23873f44" style:font-style-asian="normal" style:font-style-complex="normal"/>
    </style:style>
    <style:style style:name="T748" style:family="text">
      <style:text-properties fo:font-style="normal" officeooo:rsid="1af17a44" style:font-style-asian="normal" style:font-style-complex="normal"/>
    </style:style>
    <style:style style:name="T749" style:family="text">
      <style:text-properties fo:font-style="normal" officeooo:rsid="1b2c0182" style:font-style-asian="normal" style:font-style-complex="normal"/>
    </style:style>
    <style:style style:name="T750" style:family="text">
      <style:text-properties fo:font-style="normal" officeooo:rsid="262dbc36" style:font-style-asian="normal" style:font-style-complex="normal"/>
    </style:style>
    <style:style style:name="T751" style:family="text">
      <style:text-properties fo:font-style="normal" officeooo:rsid="26355609" style:font-style-asian="normal" style:font-style-complex="normal"/>
    </style:style>
    <style:style style:name="T752" style:family="text">
      <style:text-properties fo:font-style="normal" officeooo:rsid="2063dbc4" style:font-style-asian="normal" style:font-style-complex="normal"/>
    </style:style>
    <style:style style:name="T753" style:family="text">
      <style:text-properties fo:font-style="normal" officeooo:rsid="26543801" style:font-style-asian="normal" style:font-style-complex="normal"/>
    </style:style>
    <style:style style:name="T754" style:family="text">
      <style:text-properties fo:font-style="normal" officeooo:rsid="2655425f" style:font-style-asian="normal" style:font-style-complex="normal"/>
    </style:style>
    <style:style style:name="T755" style:family="text">
      <style:text-properties fo:font-style="normal" officeooo:rsid="1ebabb04" style:font-style-asian="normal" style:font-style-complex="normal"/>
    </style:style>
    <style:style style:name="T756" style:family="text">
      <style:text-properties fo:font-style="normal" officeooo:rsid="26572c97" style:font-style-asian="normal" style:font-style-complex="normal"/>
    </style:style>
    <style:style style:name="T757" style:family="text">
      <style:text-properties fo:font-style="normal" officeooo:rsid="15520144" style:font-style-asian="normal" style:font-style-complex="normal"/>
    </style:style>
    <style:style style:name="T758" style:family="text">
      <style:text-properties fo:font-style="normal" officeooo:rsid="265d9f3c" style:font-style-asian="normal" style:font-style-complex="normal"/>
    </style:style>
    <style:style style:name="T759" style:family="text">
      <style:text-properties fo:font-style="normal" officeooo:rsid="1dc34ca7" style:font-style-asian="normal" style:font-style-complex="normal"/>
    </style:style>
    <style:style style:name="T760" style:family="text">
      <style:text-properties fo:font-style="normal" officeooo:rsid="1b903f5a" style:font-style-asian="normal" style:font-style-complex="normal"/>
    </style:style>
    <style:style style:name="T761" style:family="text">
      <style:text-properties fo:font-style="normal" officeooo:rsid="1b90d811" style:font-style-asian="normal" style:font-style-complex="normal"/>
    </style:style>
    <style:style style:name="T762" style:family="text">
      <style:text-properties fo:font-style="normal" officeooo:rsid="1dcb8979" style:font-style-asian="normal" style:font-style-complex="normal"/>
    </style:style>
    <style:style style:name="T763" style:family="text">
      <style:text-properties fo:font-style="normal" officeooo:rsid="223e6afd" style:font-style-asian="normal" style:font-style-complex="normal"/>
    </style:style>
    <style:style style:name="T764" style:family="text">
      <style:text-properties fo:font-style="normal" officeooo:rsid="1bb712fc" style:font-style-asian="normal" style:font-style-complex="normal"/>
    </style:style>
    <style:style style:name="T765" style:family="text">
      <style:text-properties fo:font-style="normal" officeooo:rsid="265f8e35" style:font-style-asian="normal" style:font-style-complex="normal"/>
    </style:style>
    <style:style style:name="T766" style:family="text">
      <style:text-properties fo:font-style="normal" officeooo:rsid="265fe8e1" style:font-style-asian="normal" style:font-style-complex="normal"/>
    </style:style>
    <style:style style:name="T767" style:family="text">
      <style:text-properties fo:font-style="normal" officeooo:rsid="224ad583" style:font-style-asian="normal" style:font-style-complex="normal"/>
    </style:style>
    <style:style style:name="T768" style:family="text">
      <style:text-properties fo:font-style="normal" officeooo:rsid="1f83e655" style:font-style-asian="normal" style:font-style-complex="normal"/>
    </style:style>
    <style:style style:name="T769" style:family="text">
      <style:text-properties fo:font-style="normal" officeooo:rsid="26620d5f" style:font-style-asian="normal" style:font-style-complex="normal"/>
    </style:style>
    <style:style style:name="T770" style:family="text">
      <style:text-properties fo:font-style="normal" officeooo:rsid="2662f9a0" style:font-style-asian="normal" style:font-style-complex="normal"/>
    </style:style>
    <style:style style:name="T771" style:family="text">
      <style:text-properties fo:font-style="normal" officeooo:rsid="2667c897" style:font-style-asian="normal" style:font-style-complex="normal"/>
    </style:style>
    <style:style style:name="T772" style:family="text">
      <style:text-properties fo:font-style="normal" officeooo:rsid="22ab5150" style:font-style-asian="normal" style:font-style-complex="normal"/>
    </style:style>
    <style:style style:name="T773" style:family="text">
      <style:text-properties fo:font-style="normal" officeooo:rsid="1538965f" style:font-style-asian="normal" style:font-style-complex="normal"/>
    </style:style>
    <style:style style:name="T774" style:family="text">
      <style:text-properties fo:font-style="normal" officeooo:rsid="1f101afa" style:font-style-asian="normal" style:font-style-complex="normal"/>
    </style:style>
    <style:style style:name="T775" style:family="text">
      <style:text-properties fo:font-style="normal" officeooo:rsid="2668ee3a" style:font-style-asian="normal" style:font-style-complex="normal"/>
    </style:style>
    <style:style style:name="T776" style:family="text">
      <style:text-properties fo:font-style="normal" officeooo:rsid="1e05238b" style:font-style-asian="normal" style:font-style-complex="normal"/>
    </style:style>
    <style:style style:name="T777" style:family="text">
      <style:text-properties fo:font-style="normal" officeooo:rsid="136c9d2e" style:font-style-asian="normal" style:font-style-complex="normal"/>
    </style:style>
    <style:style style:name="T778" style:family="text">
      <style:text-properties fo:font-style="normal" officeooo:rsid="1dd04c24" style:font-style-asian="normal" style:font-style-complex="normal"/>
    </style:style>
    <style:style style:name="T779" style:family="text">
      <style:text-properties fo:font-style="normal" officeooo:rsid="1fa44ad3" style:font-style-asian="normal" style:font-style-complex="normal"/>
    </style:style>
    <style:style style:name="T780" style:family="text">
      <style:text-properties fo:font-style="normal" officeooo:rsid="24a581b4" style:font-style-asian="normal" style:font-style-complex="normal"/>
    </style:style>
    <style:style style:name="T781" style:family="text">
      <style:text-properties fo:font-style="normal" officeooo:rsid="1dc770a7" style:font-style-asian="normal" style:font-style-complex="normal"/>
    </style:style>
    <style:style style:name="T782" style:family="text">
      <style:text-properties fo:font-style="normal" officeooo:rsid="266e4eaa" style:font-style-asian="normal" style:font-style-complex="normal"/>
    </style:style>
    <style:style style:name="T783" style:family="text">
      <style:text-properties fo:font-style="normal" officeooo:rsid="1fddd657" style:font-style-asian="normal" style:font-style-complex="normal"/>
    </style:style>
    <style:style style:name="T784" style:family="text">
      <style:text-properties fo:font-style="normal" officeooo:rsid="198f5879" style:font-style-asian="normal" style:font-style-complex="normal"/>
    </style:style>
    <style:style style:name="T785" style:family="text">
      <style:text-properties fo:font-style="normal" officeooo:rsid="267594b8" style:font-style-asian="normal" style:font-style-complex="normal"/>
    </style:style>
    <style:style style:name="T786" style:family="text">
      <style:text-properties fo:font-style="normal" officeooo:rsid="19856c73" style:font-style-asian="normal" style:font-style-complex="normal"/>
    </style:style>
    <style:style style:name="T787" style:family="text">
      <style:text-properties fo:font-style="normal" officeooo:rsid="198e9aec" style:font-style-asian="normal" style:font-style-complex="normal"/>
    </style:style>
    <style:style style:name="T788" style:family="text">
      <style:text-properties fo:font-style="normal" officeooo:rsid="19a2aeb2" style:font-style-asian="normal" style:font-style-complex="normal"/>
    </style:style>
    <style:style style:name="T789" style:family="text">
      <style:text-properties fo:font-style="normal" officeooo:rsid="1b1a5bf4" style:font-style-asian="normal" style:font-style-complex="normal"/>
    </style:style>
    <style:style style:name="T790" style:family="text">
      <style:text-properties fo:font-style="normal" officeooo:rsid="179f3282" style:font-style-asian="normal" style:font-style-complex="normal"/>
    </style:style>
    <style:style style:name="T791" style:family="text">
      <style:text-properties fo:font-style="normal" officeooo:rsid="267729e5" style:font-style-asian="normal" style:font-style-complex="normal"/>
    </style:style>
    <style:style style:name="T792" style:family="text">
      <style:text-properties fo:font-style="normal" officeooo:rsid="20b3c77a" style:font-style-asian="normal" style:font-style-complex="normal"/>
    </style:style>
    <style:style style:name="T793" style:family="text">
      <style:text-properties fo:font-style="normal" officeooo:rsid="1b51e26a" style:font-style-asian="normal" style:font-style-complex="normal"/>
    </style:style>
    <style:style style:name="T794" style:family="text">
      <style:text-properties fo:font-style="normal" officeooo:rsid="26772dde" style:font-style-asian="normal" style:font-style-complex="normal"/>
    </style:style>
    <style:style style:name="T795" style:family="text">
      <style:text-properties fo:font-style="normal" officeooo:rsid="19e265e8" style:font-style-asian="normal" style:font-style-complex="normal"/>
    </style:style>
    <style:style style:name="T796" style:family="text">
      <style:text-properties fo:font-style="normal" officeooo:rsid="20adc998" style:font-style-asian="normal" style:font-style-complex="normal"/>
    </style:style>
    <style:style style:name="T797" style:family="text">
      <style:text-properties fo:font-style="normal" officeooo:rsid="2677667d" style:font-style-asian="normal" style:font-style-complex="normal"/>
    </style:style>
    <style:style style:name="T798" style:family="text">
      <style:text-properties fo:font-style="normal" officeooo:rsid="2677a41f" style:font-style-asian="normal" style:font-style-complex="normal"/>
    </style:style>
    <style:style style:name="T799" style:family="text">
      <style:text-properties fo:font-style="normal" officeooo:rsid="226129cb" style:font-style-asian="normal" style:font-style-complex="normal"/>
    </style:style>
    <style:style style:name="T800" style:family="text">
      <style:text-properties fo:font-style="normal" officeooo:rsid="267ca397" style:font-style-asian="normal" style:font-style-complex="normal"/>
    </style:style>
    <style:style style:name="T801" style:family="text">
      <style:text-properties fo:font-style="normal" officeooo:rsid="267ec612" style:font-style-asian="normal" style:font-style-complex="normal"/>
    </style:style>
    <style:style style:name="T802" style:family="text">
      <style:text-properties fo:font-style="normal" officeooo:rsid="267edb84" style:font-style-asian="normal" style:font-style-complex="normal"/>
    </style:style>
    <style:style style:name="T803" style:family="text">
      <style:text-properties fo:font-style="normal" officeooo:rsid="26815014" style:font-style-asian="normal" style:font-style-complex="normal"/>
    </style:style>
    <style:style style:name="T804" style:family="text">
      <style:text-properties fo:font-style="normal" officeooo:rsid="2685136e" style:font-style-asian="normal" style:font-style-complex="normal"/>
    </style:style>
    <style:style style:name="T805" style:family="text">
      <style:text-properties fo:font-style="normal" officeooo:rsid="262d413c" style:font-style-asian="normal" style:font-style-complex="normal"/>
    </style:style>
    <style:style style:name="T806" style:family="text">
      <style:text-properties fo:font-style="normal" officeooo:rsid="2685bc05" style:font-style-asian="normal" style:font-style-complex="normal"/>
    </style:style>
    <style:style style:name="T807" style:family="text">
      <style:text-properties fo:font-style="normal" officeooo:rsid="268662c6" style:font-style-asian="normal" style:font-style-complex="normal"/>
    </style:style>
    <style:style style:name="T808" style:family="text">
      <style:text-properties fo:font-style="normal" fo:font-weight="bold" style:font-style-asian="normal" style:font-weight-asian="bold" style:font-style-complex="normal" style:font-weight-complex="bold"/>
    </style:style>
    <style:style style:name="T809" style:family="text">
      <style:text-properties fo:font-style="normal" fo:font-weight="bold" officeooo:rsid="177f6645" style:font-style-asian="normal" style:font-weight-asian="bold" style:font-style-complex="normal" style:font-weight-complex="bold"/>
    </style:style>
    <style:style style:name="T810" style:family="text">
      <style:text-properties fo:font-style="normal" fo:font-weight="bold" officeooo:rsid="176d0676" style:font-style-asian="normal" style:font-weight-asian="bold" style:font-style-complex="normal" style:font-weight-complex="bold"/>
    </style:style>
    <style:style style:name="T811" style:family="text">
      <style:text-properties fo:font-style="normal" fo:font-weight="bold" officeooo:rsid="1b3aa9da" style:font-style-asian="normal" style:font-weight-asian="bold" style:font-style-complex="normal" style:font-weight-complex="bold"/>
    </style:style>
    <style:style style:name="T812" style:family="text">
      <style:text-properties fo:font-style="normal" fo:font-weight="bold" officeooo:rsid="1ddf30ad" style:font-style-asian="normal" style:font-weight-asian="bold" style:font-style-complex="normal" style:font-weight-complex="bold"/>
    </style:style>
    <style:style style:name="T813" style:family="text">
      <style:text-properties fo:font-style="normal" fo:font-weight="bold" officeooo:rsid="1df33719" style:font-style-asian="normal" style:font-weight-asian="bold" style:font-style-complex="normal" style:font-weight-complex="bold"/>
    </style:style>
    <style:style style:name="T814" style:family="text">
      <style:text-properties fo:font-style="normal" fo:font-weight="bold" officeooo:rsid="1df5ac2e" style:font-style-asian="normal" style:font-weight-asian="bold" style:font-style-complex="normal" style:font-weight-complex="bold"/>
    </style:style>
    <style:style style:name="T815" style:family="text">
      <style:text-properties fo:font-style="normal" fo:font-weight="bold" officeooo:rsid="1df7f3d2" style:font-style-asian="normal" style:font-weight-asian="bold" style:font-style-complex="normal" style:font-weight-complex="bold"/>
    </style:style>
    <style:style style:name="T816" style:family="text">
      <style:text-properties fo:font-style="normal" fo:font-weight="bold" officeooo:rsid="1e013790" style:font-style-asian="normal" style:font-weight-asian="bold" style:font-style-complex="normal" style:font-weight-complex="bold"/>
    </style:style>
    <style:style style:name="T817" style:family="text">
      <style:text-properties fo:font-style="normal" fo:font-weight="bold" officeooo:rsid="1f2cd1b8" style:font-style-asian="normal" style:font-weight-asian="bold" style:font-style-complex="normal" style:font-weight-complex="bold"/>
    </style:style>
    <style:style style:name="T818" style:family="text">
      <style:text-properties fo:font-style="normal" fo:font-weight="bold" officeooo:rsid="1f2ebaf8" style:font-style-asian="normal" style:font-weight-asian="bold" style:font-style-complex="normal" style:font-weight-complex="bold"/>
    </style:style>
    <style:style style:name="T819" style:family="text">
      <style:text-properties fo:font-style="normal" fo:font-weight="bold" officeooo:rsid="18b5f457" style:font-style-asian="normal" style:font-weight-asian="bold" style:font-style-complex="normal" style:font-weight-complex="bold"/>
    </style:style>
    <style:style style:name="T820" style:family="text">
      <style:text-properties fo:font-style="normal" fo:font-weight="bold" officeooo:rsid="1e401b6c" style:font-style-asian="normal" style:font-weight-asian="bold" style:font-style-complex="normal" style:font-weight-complex="bold"/>
    </style:style>
    <style:style style:name="T821" style:family="text">
      <style:text-properties fo:font-style="normal" fo:font-weight="bold" officeooo:rsid="232e4d06" style:font-style-asian="normal" style:font-weight-asian="bold" style:font-style-complex="normal" style:font-weight-complex="bold"/>
    </style:style>
    <style:style style:name="T822" style:family="text">
      <style:text-properties fo:font-style="normal" fo:font-weight="bold" officeooo:rsid="20aa26b3" style:font-style-asian="normal" style:font-weight-asian="bold" style:font-style-complex="normal" style:font-weight-complex="bold"/>
    </style:style>
    <style:style style:name="T823" style:family="text">
      <style:text-properties fo:font-style="normal" fo:font-weight="bold" officeooo:rsid="1d5ab5e3" style:font-style-asian="normal" style:font-weight-asian="bold" style:font-style-complex="normal" style:font-weight-complex="bold"/>
    </style:style>
    <style:style style:name="T824" style:family="text">
      <style:text-properties fo:font-style="normal" fo:font-weight="bold" officeooo:rsid="1d4a65ad" style:font-style-asian="normal" style:font-weight-asian="bold" style:font-style-complex="normal" style:font-weight-complex="bold"/>
    </style:style>
    <style:style style:name="T825" style:family="text">
      <style:text-properties fo:font-style="normal" fo:font-weight="bold" officeooo:rsid="23f1bf53" style:font-style-asian="normal" style:font-weight-asian="bold" style:font-style-complex="normal" style:font-weight-complex="bold"/>
    </style:style>
    <style:style style:name="T826" style:family="text">
      <style:text-properties fo:font-style="normal" fo:font-weight="bold" officeooo:rsid="1f922c51" style:font-style-asian="normal" style:font-weight-asian="bold" style:font-style-complex="normal" style:font-weight-complex="bold"/>
    </style:style>
    <style:style style:name="T827" style:family="text">
      <style:text-properties fo:font-style="normal" fo:font-weight="bold" officeooo:rsid="26347c41" style:font-style-asian="normal" style:font-weight-asian="bold" style:font-style-complex="normal" style:font-weight-complex="bold"/>
    </style:style>
    <style:style style:name="T828" style:family="text">
      <style:text-properties fo:font-style="normal" fo:font-weight="bold" officeooo:rsid="15520144" style:font-style-asian="normal" style:font-weight-asian="bold" style:font-style-complex="normal" style:font-weight-complex="bold"/>
    </style:style>
    <style:style style:name="T829" style:family="text">
      <style:text-properties fo:font-style="normal" fo:font-weight="bold" officeooo:rsid="1e05238b" style:font-style-asian="normal" style:font-weight-asian="bold" style:font-style-complex="normal" style:font-weight-complex="bold"/>
    </style:style>
    <style:style style:name="T830" style:family="text">
      <style:text-properties fo:font-style="normal" fo:font-weight="bold" officeooo:rsid="1dd1e21c" style:font-style-asian="normal" style:font-weight-asian="bold" style:font-style-complex="normal" style:font-weight-complex="bold"/>
    </style:style>
    <style:style style:name="T831" style:family="text">
      <style:text-properties fo:font-style="normal" fo:font-weight="bold" officeooo:rsid="267729e5" style:font-style-asian="normal" style:font-weight-asian="bold" style:font-style-complex="normal" style:font-weight-complex="bold"/>
    </style:style>
    <style:style style:name="T832" style:family="text">
      <style:text-properties fo:font-style="normal" fo:font-weight="bold" officeooo:rsid="19e265e8" style:font-style-asian="normal" style:font-weight-asian="bold" style:font-style-complex="normal" style:font-weight-complex="bold"/>
    </style:style>
    <style:style style:name="T833" style:family="text">
      <style:text-properties fo:font-style="normal" fo:font-weight="normal" style:font-style-asian="normal" style:font-weight-asian="normal" style:font-style-complex="normal" style:font-weight-complex="normal"/>
    </style:style>
    <style:style style:name="T834" style:family="text">
      <style:text-properties fo:font-style="normal" fo:font-weight="normal" officeooo:rsid="1d3aa6ad" style:font-style-asian="normal" style:font-weight-asian="normal" style:font-style-complex="normal" style:font-weight-complex="normal"/>
    </style:style>
    <style:style style:name="T835" style:family="text">
      <style:text-properties fo:font-style="normal" fo:font-weight="normal" officeooo:rsid="1d3b7456" style:font-style-asian="normal" style:font-weight-asian="normal" style:font-style-complex="normal" style:font-weight-complex="normal"/>
    </style:style>
    <style:style style:name="T836" style:family="text">
      <style:text-properties fo:font-style="normal" fo:font-weight="normal" officeooo:rsid="18c20de8" style:font-style-asian="normal" style:font-weight-asian="normal" style:font-style-complex="normal" style:font-weight-complex="normal"/>
    </style:style>
    <style:style style:name="T837" style:family="text">
      <style:text-properties fo:font-style="normal" fo:font-weight="normal" officeooo:rsid="2278798c" style:font-style-asian="normal" style:font-weight-asian="normal" style:font-style-complex="normal" style:font-weight-complex="normal"/>
    </style:style>
    <style:style style:name="T838" style:family="text">
      <style:text-properties fo:font-style="normal" fo:font-weight="normal" officeooo:rsid="1e401b6c" style:font-style-asian="normal" style:font-weight-asian="normal" style:font-style-complex="normal" style:font-weight-complex="normal"/>
    </style:style>
    <style:style style:name="T839" style:family="text">
      <style:text-properties fo:font-style="normal" fo:font-weight="normal" officeooo:rsid="22d416be" style:font-style-asian="normal" style:font-weight-asian="normal" style:font-style-complex="normal" style:font-weight-complex="normal"/>
    </style:style>
    <style:style style:name="T840" style:family="text">
      <style:text-properties fo:font-style="normal" fo:font-weight="normal" officeooo:rsid="1e05238b" style:font-style-asian="normal" style:font-weight-asian="normal" style:font-style-complex="normal" style:font-weight-complex="normal"/>
    </style:style>
    <style:style style:name="T841" style:family="text">
      <style:text-properties fo:font-style="normal" fo:font-weight="normal" officeooo:rsid="22d5cebb" style:font-style-asian="normal" style:font-weight-asian="normal" style:font-style-complex="normal" style:font-weight-complex="normal"/>
    </style:style>
    <style:style style:name="T842" style:family="text">
      <style:text-properties fo:font-style="normal" fo:font-weight="normal" officeooo:rsid="1df33719" style:font-style-asian="normal" style:font-weight-asian="normal" style:font-style-complex="normal" style:font-weight-complex="normal"/>
    </style:style>
    <style:style style:name="T843" style:family="text">
      <style:text-properties fo:font-style="normal" fo:font-weight="normal" officeooo:rsid="1df5ac2e" style:font-style-asian="normal" style:font-weight-asian="normal" style:font-style-complex="normal" style:font-weight-complex="normal"/>
    </style:style>
    <style:style style:name="T844" style:family="text">
      <style:text-properties fo:font-style="normal" fo:font-weight="normal" officeooo:rsid="176ba4f0" style:font-style-asian="normal" style:font-weight-asian="normal" style:font-style-complex="normal" style:font-weight-complex="normal"/>
    </style:style>
    <style:style style:name="T845" style:family="text">
      <style:text-properties fo:font-style="normal" fo:font-weight="normal" officeooo:rsid="1e8ab250" style:font-style-asian="normal" style:font-weight-asian="normal" style:font-style-complex="normal" style:font-weight-complex="normal"/>
    </style:style>
    <style:style style:name="T846" style:family="text">
      <style:text-properties fo:font-style="normal" fo:font-weight="normal" officeooo:rsid="1c016a99" style:font-style-asian="normal" style:font-weight-asian="normal" style:font-style-complex="normal" style:font-weight-complex="normal"/>
    </style:style>
    <style:style style:name="T847" style:family="text">
      <style:text-properties fo:font-style="normal" fo:font-weight="normal" officeooo:rsid="24320ea7" style:font-style-asian="normal" style:font-weight-asian="normal" style:font-style-complex="normal" style:font-weight-complex="normal"/>
    </style:style>
    <style:style style:name="T848" style:family="text">
      <style:text-properties fo:font-style="normal" fo:font-weight="normal" officeooo:rsid="19e265e8" style:font-style-asian="normal" style:font-weight-asian="normal" style:font-style-complex="normal" style:font-weight-complex="normal"/>
    </style:style>
    <style:style style:name="T849" style:family="text">
      <style:text-properties fo:font-style="normal" fo:font-weight="normal" officeooo:rsid="1de1c071" style:font-style-asian="normal" style:font-weight-asian="normal" style:font-style-complex="normal" style:font-weight-complex="normal"/>
    </style:style>
    <style:style style:name="T850" style:family="text">
      <style:text-properties fo:font-style="normal" fo:font-weight="normal" officeooo:rsid="24b02ed9" style:font-style-asian="normal" style:font-weight-asian="normal" style:font-style-complex="normal" style:font-weight-complex="normal"/>
    </style:style>
    <style:style style:name="T851" style:family="text">
      <style:text-properties fo:font-style="normal" fo:font-weight="normal" officeooo:rsid="26620d5f" style:font-style-asian="normal" style:font-weight-asian="normal" style:font-style-complex="normal" style:font-weight-complex="normal"/>
    </style:style>
    <style:style style:name="T852" style:family="text">
      <style:text-properties fo:font-style="normal" fo:font-weight="normal" officeooo:rsid="1d24f741" style:font-style-asian="normal" style:font-weight-asian="normal" style:font-style-complex="normal" style:font-weight-complex="normal"/>
    </style:style>
    <style:style style:name="T853" style:family="text">
      <style:text-properties fo:font-style="normal" fo:font-weight="normal" officeooo:rsid="1f036c10" style:font-style-asian="normal" style:font-weight-asian="normal" style:font-style-complex="normal" style:font-weight-complex="normal"/>
    </style:style>
    <style:style style:name="T854" style:family="text">
      <style:text-properties fo:font-style="normal" fo:font-weight="normal" officeooo:rsid="1d2953bb" style:font-style-asian="normal" style:font-weight-asian="normal" style:font-style-complex="normal" style:font-weight-complex="normal"/>
    </style:style>
    <style:style style:name="T855" style:family="text">
      <style:text-properties fo:font-style="normal" fo:font-weight="normal" officeooo:rsid="1d25fac5" style:font-style-asian="normal" style:font-weight-asian="normal" style:font-style-complex="normal" style:font-weight-complex="normal"/>
    </style:style>
    <style:style style:name="T856" style:family="text">
      <style:text-properties fo:font-style="normal" fo:font-weight="normal" officeooo:rsid="1f04fcdb" style:font-style-asian="normal" style:font-weight-asian="normal" style:font-style-complex="normal" style:font-weight-complex="normal"/>
    </style:style>
    <style:style style:name="T857" style:family="text">
      <style:text-properties fo:font-style="normal" fo:font-weight="normal" officeooo:rsid="1d2520de" style:font-style-asian="normal" style:font-weight-asian="normal" style:font-style-complex="normal" style:font-weight-complex="normal"/>
    </style:style>
    <style:style style:name="T858" style:family="text">
      <style:text-properties fo:font-style="normal" fo:font-weight="normal" officeooo:rsid="2630a227" style:font-style-asian="normal" style:font-weight-asian="normal" style:font-style-complex="normal" style:font-weight-complex="normal"/>
    </style:style>
    <style:style style:name="T859" style:family="text">
      <style:text-properties fo:font-style="normal" fo:font-weight="normal" officeooo:rsid="2665e7b4" style:font-style-asian="normal" style:font-weight-asian="normal" style:font-style-complex="normal" style:font-weight-complex="normal"/>
    </style:style>
    <style:style style:name="T860" style:family="text">
      <style:text-properties fo:font-style="normal" fo:font-weight="normal" officeooo:rsid="20adc998" style:font-style-asian="normal" style:font-weight-asian="normal" style:font-style-complex="normal" style:font-weight-complex="normal"/>
    </style:style>
    <style:style style:name="T861" style:family="text">
      <style:text-properties fo:font-style="normal" fo:font-weight="normal" officeooo:rsid="2677667d" style:font-style-asian="normal" style:font-weight-asian="normal" style:font-style-complex="normal" style:font-weight-complex="normal"/>
    </style:style>
    <style:style style:name="T862" style:family="text">
      <style:text-properties fo:font-style="normal" fo:font-weight="normal" officeooo:rsid="2677a41f" style:font-style-asian="normal" style:font-weight-asian="normal" style:font-style-complex="normal" style:font-weight-complex="normal"/>
    </style:style>
    <style:style style:name="T863" style:family="text">
      <style:text-properties fo:font-style="normal" fo:font-weight="normal" officeooo:rsid="179f3282" style:font-style-asian="normal" style:font-weight-asian="normal" style:font-style-complex="normal" style:font-weight-complex="normal"/>
    </style:style>
    <style:style style:name="T864" style:family="text">
      <style:text-properties fo:font-style="normal" fo:font-weight="normal" officeooo:rsid="20afec0f" style:font-style-asian="normal" style:font-weight-asian="normal" style:font-style-complex="normal" style:font-weight-complex="normal"/>
    </style:style>
    <style:style style:name="T865" style:family="text">
      <style:text-properties fo:font-style="normal" fo:font-weight="normal" officeooo:rsid="15426ded" style:font-style-asian="normal" style:font-weight-asian="normal" style:font-style-complex="normal" style:font-weight-complex="normal"/>
    </style:style>
    <style:style style:name="T866" style:family="text">
      <style:text-properties fo:font-style="normal" fo:font-weight="normal" officeooo:rsid="179c040f" style:font-style-asian="normal" style:font-weight-asian="normal" style:font-style-complex="normal" style:font-weight-complex="normal"/>
    </style:style>
    <style:style style:name="T867" style:family="text">
      <style:text-properties fo:font-style="normal" fo:font-weight="normal" officeooo:rsid="20acd575" style:font-style-asian="normal" style:font-weight-asian="normal" style:font-style-complex="normal" style:font-weight-complex="normal"/>
    </style:style>
    <style:style style:name="T868" style:family="text">
      <style:text-properties fo:font-style="normal" fo:font-weight="normal" officeooo:rsid="2678ed44" style:font-style-asian="normal" style:font-weight-asian="normal" style:font-style-complex="normal" style:font-weight-complex="normal"/>
    </style:style>
    <style:style style:name="T869" style:family="text">
      <style:text-properties fo:font-style="normal" fo:font-weight="normal" officeooo:rsid="2685bc05" style:font-style-asian="normal" style:font-weight-asian="normal" style:font-style-complex="normal" style:font-weight-complex="normal"/>
    </style:style>
    <style:style style:name="T870" style:family="text">
      <style:text-properties fo:font-style="normal" style:text-underline-style="none" style:font-style-asian="normal" style:font-style-complex="normal"/>
    </style:style>
    <style:style style:name="T871" style:family="text">
      <style:text-properties fo:font-style="normal" style:text-underline-style="none" officeooo:rsid="15fa1f30" style:font-style-asian="normal" style:font-style-complex="normal"/>
    </style:style>
    <style:style style:name="T872" style:family="text">
      <style:text-properties fo:font-style="normal" style:text-underline-style="none" officeooo:rsid="160f4828" style:font-style-asian="normal" style:font-style-complex="normal"/>
    </style:style>
    <style:style style:name="T873" style:family="text">
      <style:text-properties fo:font-style="normal" style:text-underline-style="none" officeooo:rsid="1e1438b4" style:font-style-asian="normal" style:font-style-complex="normal"/>
    </style:style>
    <style:style style:name="T874" style:family="text">
      <style:text-properties fo:font-style="normal" style:text-underline-style="none" officeooo:rsid="1e1b5da9" style:font-style-asian="normal" style:font-style-complex="normal"/>
    </style:style>
    <style:style style:name="T875" style:family="text">
      <style:text-properties fo:font-style="normal" style:text-underline-style="none" officeooo:rsid="1e294604" style:font-style-asian="normal" style:font-style-complex="normal"/>
    </style:style>
    <style:style style:name="T876" style:family="text">
      <style:text-properties fo:font-style="normal" style:text-underline-style="none" officeooo:rsid="1e2b443f" style:font-style-asian="normal" style:font-style-complex="normal"/>
    </style:style>
    <style:style style:name="T877" style:family="text">
      <style:text-properties fo:font-style="normal" style:text-underline-style="none" officeooo:rsid="1bdd8d1f" style:font-style-asian="normal" style:font-style-complex="normal"/>
    </style:style>
    <style:style style:name="T878" style:family="text">
      <style:text-properties fo:font-style="normal" style:text-underline-style="none" officeooo:rsid="23e7dff0" style:font-style-asian="normal" style:font-style-complex="normal"/>
    </style:style>
    <style:style style:name="T879" style:family="text">
      <style:text-properties fo:font-style="normal" style:text-underline-style="none" officeooo:rsid="22d5cebb" style:font-style-asian="normal" style:font-style-complex="normal"/>
    </style:style>
    <style:style style:name="T880" style:family="text">
      <style:text-properties fo:font-style="normal" style:text-underline-style="none" officeooo:rsid="17295d43" style:font-style-asian="normal" style:font-style-complex="normal"/>
    </style:style>
    <style:style style:name="T881" style:family="text">
      <style:text-properties fo:font-style="normal" style:text-underline-style="none" officeooo:rsid="23fd5e13" style:font-style-asian="normal" style:font-style-complex="normal"/>
    </style:style>
    <style:style style:name="T882" style:family="text">
      <style:text-properties fo:font-style="normal" style:text-underline-style="none" officeooo:rsid="223bf419" style:font-style-asian="normal" style:font-style-complex="normal"/>
    </style:style>
    <style:style style:name="T883" style:family="text">
      <style:text-properties fo:font-style="normal" style:text-underline-style="none" officeooo:rsid="23cb732e" style:font-style-asian="normal" style:font-style-complex="normal"/>
    </style:style>
    <style:style style:name="T884" style:family="text">
      <style:text-properties fo:font-style="normal" style:text-underline-style="none" officeooo:rsid="24e29c14" style:font-style-asian="normal" style:font-style-complex="normal"/>
    </style:style>
    <style:style style:name="T885" style:family="text">
      <style:text-properties fo:font-style="normal" style:text-underline-style="none" officeooo:rsid="25001f1e" style:font-style-asian="normal" style:font-style-complex="normal"/>
    </style:style>
    <style:style style:name="T886" style:family="text">
      <style:text-properties fo:font-style="normal" style:text-underline-style="none" officeooo:rsid="26111838" style:font-style-asian="normal" style:font-style-complex="normal"/>
    </style:style>
    <style:style style:name="T887" style:family="text">
      <style:text-properties fo:font-style="normal" style:text-underline-style="none" officeooo:rsid="1f185968" style:font-style-asian="normal" style:font-style-complex="normal"/>
    </style:style>
    <style:style style:name="T888" style:family="text">
      <style:text-properties fo:font-style="normal" style:text-underline-style="none" officeooo:rsid="1d89163c" style:font-style-asian="normal" style:font-style-complex="normal"/>
    </style:style>
    <style:style style:name="T889" style:family="text">
      <style:text-properties fo:font-style="normal" style:text-underline-style="none" officeooo:rsid="26240e3d" style:font-style-asian="normal" style:font-style-complex="normal"/>
    </style:style>
    <style:style style:name="T890" style:family="text">
      <style:text-properties fo:font-style="normal" style:text-underline-style="none" officeooo:rsid="182c6288" style:font-style-asian="normal" style:font-style-complex="normal"/>
    </style:style>
    <style:style style:name="T891" style:family="text">
      <style:text-properties fo:font-style="normal" style:text-underline-style="none" officeooo:rsid="1d2fdeb8" style:font-style-asian="normal" style:font-style-complex="normal"/>
    </style:style>
    <style:style style:name="T892" style:family="text">
      <style:text-properties fo:font-style="normal" style:text-underline-style="none" officeooo:rsid="2667c897" style:font-style-asian="normal" style:font-style-complex="normal"/>
    </style:style>
    <style:style style:name="T893" style:family="text">
      <style:text-properties fo:font-style="normal" style:text-underline-style="none" officeooo:rsid="23fb4823" style:font-style-asian="normal" style:font-style-complex="normal"/>
    </style:style>
    <style:style style:name="T894" style:family="text">
      <style:text-properties fo:font-style="normal" style:text-underline-style="none" officeooo:rsid="2685136e" style:font-style-asian="normal" style:font-style-complex="normal"/>
    </style:style>
    <style:style style:name="T895" style:family="text">
      <style:text-properties fo:font-style="normal" style:text-underline-style="none" fo:font-weight="normal" style:font-style-asian="normal" style:font-weight-asian="normal" style:font-style-complex="normal" style:font-weight-complex="normal"/>
    </style:style>
    <style:style style:name="T896" style:family="text">
      <style:text-properties fo:font-style="normal" style:text-underline-style="none" fo:font-weight="normal" officeooo:rsid="2276da91" style:font-style-asian="normal" style:font-weight-asian="normal" style:font-style-complex="normal" style:font-weight-complex="normal"/>
    </style:style>
    <style:style style:name="T897" style:family="text">
      <style:text-properties fo:font-style="normal" style:text-underline-style="none" fo:font-weight="normal" officeooo:rsid="25224050" style:font-style-asian="normal" style:font-weight-asian="normal" style:font-style-complex="normal" style:font-weight-complex="normal"/>
    </style:style>
    <style:style style:name="T898" style:family="text">
      <style:text-properties fo:font-style="normal" style:text-underline-style="none" fo:font-weight="normal" officeooo:rsid="151cf1f3" style:font-style-asian="normal" style:font-weight-asian="normal" style:font-style-complex="normal" style:font-weight-complex="normal"/>
    </style:style>
    <style:style style:name="T899" style:family="text">
      <style:text-properties fo:font-style="normal" style:text-underline-style="none" fo:font-weight="normal" officeooo:rsid="225cbc27" style:font-style-asian="normal" style:font-weight-asian="normal" style:font-style-complex="normal" style:font-weight-complex="normal"/>
    </style:style>
    <style:style style:name="T900" style:family="text">
      <style:text-properties fo:font-style="normal" style:text-underline-style="none" fo:font-weight="normal" officeooo:rsid="266e4eaa" style:font-style-asian="normal" style:font-weight-asian="normal" style:font-style-complex="normal" style:font-weight-complex="normal"/>
    </style:style>
    <style:style style:name="T901" style:family="text">
      <style:text-properties fo:font-style="normal" style:text-underline-style="none" fo:font-weight="normal" officeooo:rsid="267ad2fe" style:font-style-asian="normal" style:font-weight-asian="normal" style:font-style-complex="normal" style:font-weight-complex="normal"/>
    </style:style>
    <style:style style:name="T902" style:family="text">
      <style:text-properties fo:font-style="normal" style:text-underline-style="none" fo:font-weight="normal" officeooo:rsid="267ca397" style:font-style-asian="normal" style:font-weight-asian="normal" style:font-style-complex="normal" style:font-weight-complex="normal"/>
    </style:style>
    <style:style style:name="T903" style:family="text">
      <style:text-properties fo:font-style="normal" style:text-underline-style="none" fo:font-weight="normal" officeooo:rsid="226129cb" style:font-style-asian="normal" style:font-weight-asian="normal" style:font-style-complex="normal" style:font-weight-complex="normal"/>
    </style:style>
    <style:style style:name="T90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05"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06"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07"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08" style:family="text">
      <style:text-properties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909" style:family="text">
      <style:text-properties fo:font-style="normal" style:text-underline-style="solid" style:text-underline-width="auto" style:text-underline-color="font-color" style:font-style-asian="normal" style:font-style-complex="normal"/>
    </style:style>
    <style:style style:name="T910" style:family="text">
      <style:text-properties fo:font-style="normal" style:text-underline-style="solid" style:text-underline-width="auto" style:text-underline-color="font-color" officeooo:rsid="22827724" style:font-style-asian="normal" style:font-style-complex="normal"/>
    </style:style>
    <style:style style:name="T911" style:family="text">
      <style:text-properties fo:font-style="normal" style:text-underline-style="solid" style:text-underline-width="auto" style:text-underline-color="font-color" officeooo:rsid="1d2fdeb8" style:font-style-asian="normal" style:font-style-complex="normal"/>
    </style:style>
    <style:style style:name="T912" style:family="text">
      <style:text-properties fo:font-style="normal" style:text-underline-style="solid" style:text-underline-width="auto" style:text-underline-color="font-color" officeooo:rsid="230435b4" style:font-style-asian="normal" style:font-style-complex="normal"/>
    </style:style>
    <style:style style:name="T913" style:family="text">
      <style:text-properties fo:font-style="normal" style:text-underline-style="solid" style:text-underline-width="auto" style:text-underline-color="font-color" officeooo:rsid="1fe9bec1" style:font-style-asian="normal" style:font-style-complex="normal"/>
    </style:style>
    <style:style style:name="T914" style:family="text">
      <style:text-properties fo:font-style="normal" style:text-underline-style="solid" style:text-underline-width="auto" style:text-underline-color="font-color" officeooo:rsid="23d81b3a" style:font-style-asian="normal" style:font-style-complex="normal"/>
    </style:style>
    <style:style style:name="T915" style:family="text">
      <style:text-properties fo:font-style="normal" style:text-underline-style="solid" style:text-underline-width="auto" style:text-underline-color="font-color" officeooo:rsid="23fb4823" style:font-style-asian="normal" style:font-style-complex="normal"/>
    </style:style>
    <style:style style:name="T916" style:family="text">
      <style:text-properties fo:font-style="normal" style:text-underline-style="solid" style:text-underline-width="auto" style:text-underline-color="font-color" officeooo:rsid="1bdd8d1f" style:font-style-asian="normal" style:font-style-complex="normal"/>
    </style:style>
    <style:style style:name="T917" style:family="text">
      <style:text-properties fo:font-style="normal" style:text-underline-style="solid" style:text-underline-width="auto" style:text-underline-color="font-color" officeooo:rsid="223bf419" style:font-style-asian="normal" style:font-style-complex="normal"/>
    </style:style>
    <style:style style:name="T918" style:family="text">
      <style:text-properties fo:font-style="normal" style:text-underline-style="solid" style:text-underline-width="auto" style:text-underline-color="font-color" officeooo:rsid="249284c7" style:font-style-asian="normal" style:font-style-complex="normal"/>
    </style:style>
    <style:style style:name="T919" style:family="text">
      <style:text-properties fo:font-style="normal" style:text-underline-style="solid" style:text-underline-width="auto" style:text-underline-color="font-color" officeooo:rsid="261baf62" style:font-style-asian="normal" style:font-style-complex="normal"/>
    </style:style>
    <style:style style:name="T920" style:family="text">
      <style:text-properties fo:font-style="normal" style:text-underline-style="solid" style:text-underline-width="auto" style:text-underline-color="font-color" officeooo:rsid="26240e3d" style:font-style-asian="normal" style:font-style-complex="normal"/>
    </style:style>
    <style:style style:name="T921" style:family="text">
      <style:text-properties fo:font-style="normal" style:text-underline-style="solid" style:text-underline-width="auto" style:text-underline-color="font-color" officeooo:rsid="262748b4" style:font-style-asian="normal" style:font-style-complex="normal"/>
    </style:style>
    <style:style style:name="T922" style:family="text">
      <style:text-properties fo:font-style="normal" style:text-underline-style="solid" style:text-underline-width="auto" style:text-underline-color="font-color" officeooo:rsid="22d241ea" style:font-style-asian="normal" style:font-style-complex="normal"/>
    </style:style>
    <style:style style:name="T923" style:family="text">
      <style:text-properties fo:font-style="normal" style:text-underline-style="solid" style:text-underline-width="auto" style:text-underline-color="font-color" officeooo:rsid="1b1a5bf4" style:font-style-asian="normal" style:font-style-complex="normal"/>
    </style:style>
    <style:style style:name="T924" style:family="text">
      <style:text-properties fo:font-style="normal" style:text-underline-style="solid" style:text-underline-width="auto" style:text-underline-color="font-color" officeooo:rsid="23a1a55e" style:font-style-asian="normal" style:font-style-complex="normal"/>
    </style:style>
    <style:style style:name="T925" style:family="text">
      <style:text-properties fo:font-style="normal" style:text-underline-style="solid" style:text-underline-width="auto" style:text-underline-color="font-color" officeooo:rsid="26111838" style:font-style-asian="normal" style:font-style-complex="normal"/>
    </style:style>
    <style:style style:name="T926" style:family="text">
      <style:text-properties fo:font-style="normal" style:text-underline-style="solid" style:text-underline-width="auto" style:text-underline-color="font-color" officeooo:rsid="2685136e" style:font-style-asian="normal" style:font-style-complex="normal"/>
    </style:style>
    <style:style style:name="T927" style:family="text">
      <style:text-properties fo:font-style="normal" style:text-underline-style="solid" style:text-underline-width="auto" style:text-underline-color="font-color" officeooo:rsid="1bd0abba" style:font-style-asian="normal" style:font-style-complex="normal"/>
    </style:style>
    <style:style style:name="T928" style:family="text">
      <style:text-properties fo:font-weight="bold" style:font-weight-asian="bold" style:font-weight-complex="bold"/>
    </style:style>
    <style:style style:name="T929" style:family="text">
      <style:text-properties fo:font-weight="bold" officeooo:rsid="1ddbd6b4" style:font-weight-asian="bold" style:font-weight-complex="bold"/>
    </style:style>
    <style:style style:name="T930" style:family="text">
      <style:text-properties fo:font-weight="bold" officeooo:rsid="1b8dd7db" style:font-weight-asian="bold" style:font-weight-complex="bold"/>
    </style:style>
    <style:style style:name="T931" style:family="text">
      <style:text-properties fo:font-weight="bold" officeooo:rsid="12d769f1" style:font-weight-asian="bold" style:font-weight-complex="bold"/>
    </style:style>
    <style:style style:name="T932" style:family="text">
      <style:text-properties fo:font-weight="bold" officeooo:rsid="16174fb8" style:font-weight-asian="bold" style:font-weight-complex="bold"/>
    </style:style>
    <style:style style:name="T933" style:family="text">
      <style:text-properties fo:font-weight="bold" officeooo:rsid="22ed6980" style:font-weight-asian="bold" style:font-weight-complex="bold"/>
    </style:style>
    <style:style style:name="T934" style:family="text">
      <style:text-properties fo:font-weight="bold" officeooo:rsid="18174558" style:font-weight-asian="bold" style:font-weight-complex="bold"/>
    </style:style>
    <style:style style:name="T935" style:family="text">
      <style:text-properties fo:font-weight="bold" officeooo:rsid="1a9d9a31" style:font-weight-asian="bold" style:font-weight-complex="bold"/>
    </style:style>
    <style:style style:name="T936" style:family="text">
      <style:text-properties fo:font-weight="bold" officeooo:rsid="23b66973" style:font-weight-asian="bold" style:font-weight-complex="bold"/>
    </style:style>
    <style:style style:name="T937" style:family="text">
      <style:text-properties fo:font-weight="bold" officeooo:rsid="15520144" style:font-weight-asian="bold" style:font-weight-complex="bold"/>
    </style:style>
    <style:style style:name="T938" style:family="text">
      <style:text-properties fo:font-weight="bold" officeooo:rsid="266bfd6c" style:font-weight-asian="bold" style:font-weight-complex="bold"/>
    </style:style>
    <style:style style:name="T939" style:family="text">
      <style:text-properties fo:font-weight="bold" officeooo:rsid="267729e5" style:font-weight-asian="bold" style:font-weight-complex="bold"/>
    </style:style>
    <style:style style:name="T940" style:family="text">
      <style:text-properties fo:font-weight="bold" officeooo:rsid="2678ed44" style:font-weight-asian="bold" style:font-weight-complex="bold"/>
    </style:style>
    <style:style style:name="T941" style:family="text">
      <style:text-properties fo:font-weight="bold" officeooo:rsid="262d413c" style:font-weight-asian="bold" style:font-weight-complex="bold"/>
    </style:style>
    <style:style style:name="T942" style:family="text">
      <style:text-properties officeooo:rsid="1604ba80"/>
    </style:style>
    <style:style style:name="T943" style:family="text">
      <style:text-properties fo:font-weight="normal" style:font-weight-asian="normal" style:font-weight-complex="normal"/>
    </style:style>
    <style:style style:name="T944" style:family="text">
      <style:text-properties fo:font-weight="normal" officeooo:rsid="19418c82" style:font-weight-asian="normal" style:font-weight-complex="normal"/>
    </style:style>
    <style:style style:name="T945" style:family="text">
      <style:text-properties fo:font-weight="normal" officeooo:rsid="2247e1ed" style:font-weight-asian="normal" style:font-weight-complex="normal"/>
    </style:style>
    <style:style style:name="T946" style:family="text">
      <style:text-properties fo:font-weight="normal" officeooo:rsid="1eddeec2" style:font-weight-asian="normal" style:font-weight-complex="normal"/>
    </style:style>
    <style:style style:name="T947" style:family="text">
      <style:text-properties fo:font-weight="normal" officeooo:rsid="16174fb8" style:font-weight-asian="normal" style:font-weight-complex="normal"/>
    </style:style>
    <style:style style:name="T948" style:family="text">
      <style:text-properties fo:font-weight="normal" officeooo:rsid="1921a371" style:font-weight-asian="normal" style:font-weight-complex="normal"/>
    </style:style>
    <style:style style:name="T949" style:family="text">
      <style:text-properties fo:font-weight="normal" officeooo:rsid="1c353327" style:font-weight-asian="normal" style:font-weight-complex="normal"/>
    </style:style>
    <style:style style:name="T950" style:family="text">
      <style:text-properties fo:font-weight="normal" officeooo:rsid="1b3aa9da" style:font-weight-asian="normal" style:font-weight-complex="normal"/>
    </style:style>
    <style:style style:name="T951" style:family="text">
      <style:text-properties fo:font-weight="normal" officeooo:rsid="2512a257" style:font-weight-asian="normal" style:font-weight-complex="normal"/>
    </style:style>
    <style:style style:name="T952" style:family="text">
      <style:text-properties fo:font-weight="normal" officeooo:rsid="25118f74" style:font-weight-asian="normal" style:font-weight-complex="normal"/>
    </style:style>
    <style:style style:name="T953" style:family="text">
      <style:text-properties fo:font-weight="normal" officeooo:rsid="250f1238" style:font-weight-asian="normal" style:font-weight-complex="normal"/>
    </style:style>
    <style:style style:name="T954" style:family="text">
      <style:text-properties fo:font-weight="normal" officeooo:rsid="2434619c" style:font-weight-asian="normal" style:font-weight-complex="normal"/>
    </style:style>
    <style:style style:name="T955" style:family="text">
      <style:text-properties fo:font-weight="normal" officeooo:rsid="15b42f88" style:font-weight-asian="normal" style:font-weight-complex="normal"/>
    </style:style>
    <style:style style:name="T956" style:family="text">
      <style:text-properties fo:font-weight="normal" officeooo:rsid="2513262f" style:font-weight-asian="normal" style:font-weight-complex="normal"/>
    </style:style>
    <style:style style:name="T957" style:family="text">
      <style:text-properties fo:font-weight="normal" officeooo:rsid="26347c41" style:font-weight-asian="normal" style:font-weight-complex="normal"/>
    </style:style>
    <style:style style:name="T958" style:family="text">
      <style:text-properties fo:font-weight="normal" officeooo:rsid="1fc9e812" style:font-weight-asian="normal" style:font-weight-complex="normal"/>
    </style:style>
    <style:style style:name="T959" style:family="text">
      <style:text-properties fo:font-weight="normal" officeooo:rsid="26711a98" style:font-weight-asian="normal" style:font-weight-complex="normal"/>
    </style:style>
    <style:style style:name="T960" style:family="text">
      <style:text-properties officeooo:rsid="156c6b3d"/>
    </style:style>
    <style:style style:name="T961" style:family="text">
      <style:text-properties officeooo:rsid="1574c959"/>
    </style:style>
    <style:style style:name="T962" style:family="text">
      <style:text-properties officeooo:rsid="12d769f1"/>
    </style:style>
    <style:style style:name="T963" style:family="text">
      <style:text-properties officeooo:rsid="15957b2a"/>
    </style:style>
    <style:style style:name="T964" style:family="text">
      <style:text-properties officeooo:rsid="12ca3bdb"/>
    </style:style>
    <style:style style:name="T965" style:family="text">
      <style:text-properties officeooo:rsid="16174fb8"/>
    </style:style>
    <style:style style:name="T966" style:family="text">
      <style:text-properties officeooo:rsid="152ac6ae"/>
    </style:style>
    <style:style style:name="T967" style:family="text">
      <style:text-properties officeooo:rsid="15d896d6"/>
    </style:style>
    <style:style style:name="T968" style:family="text">
      <style:text-properties officeooo:rsid="15e97ef8"/>
    </style:style>
    <style:style style:name="T969" style:family="text">
      <style:text-properties officeooo:rsid="16140a2f"/>
    </style:style>
    <style:style style:name="T970" style:family="text">
      <style:text-properties officeooo:rsid="16138f01"/>
    </style:style>
    <style:style style:name="T971" style:family="text">
      <style:text-properties officeooo:rsid="152dd88f"/>
    </style:style>
    <style:style style:name="T972" style:family="text">
      <style:text-properties officeooo:rsid="1544f086"/>
    </style:style>
    <style:style style:name="T973" style:family="text">
      <style:text-properties officeooo:rsid="1546b8d6"/>
    </style:style>
    <style:style style:name="T974" style:family="text">
      <style:text-properties officeooo:rsid="154eeac9"/>
    </style:style>
    <style:style style:name="T975" style:family="text">
      <style:text-properties officeooo:rsid="154e3b18"/>
    </style:style>
    <style:style style:name="T976" style:family="text">
      <style:text-properties officeooo:rsid="153208bb"/>
    </style:style>
    <style:style style:name="T977" style:family="text">
      <style:text-properties officeooo:rsid="17427367"/>
    </style:style>
    <style:style style:name="T978" style:family="text">
      <style:text-properties officeooo:rsid="1792cc62"/>
    </style:style>
    <style:style style:name="T979" style:family="text">
      <style:text-properties officeooo:rsid="17c566b4"/>
    </style:style>
    <style:style style:name="T980" style:family="text">
      <style:text-properties officeooo:rsid="17c573cc"/>
    </style:style>
    <style:style style:name="T981" style:family="text">
      <style:text-properties officeooo:rsid="17ddc43c"/>
    </style:style>
    <style:style style:name="T982" style:family="text">
      <style:text-properties officeooo:rsid="17e232a9"/>
    </style:style>
    <style:style style:name="T983" style:family="text">
      <style:text-properties officeooo:rsid="181c2dd9"/>
    </style:style>
    <style:style style:name="T984" style:family="text">
      <style:text-properties fo:color="#ff6400" officeooo:rsid="181c2dd9"/>
    </style:style>
    <style:style style:name="T985" style:family="text">
      <style:text-properties fo:color="#ff6400" fo:font-style="normal" officeooo:rsid="181c2dd9" style:font-style-asian="normal" style:font-style-complex="normal"/>
    </style:style>
    <style:style style:name="T986" style:family="text">
      <style:text-properties officeooo:rsid="1822fb63"/>
    </style:style>
    <style:style style:name="T987" style:family="text">
      <style:text-properties officeooo:rsid="182c6288"/>
    </style:style>
    <style:style style:name="T988" style:family="text">
      <style:text-properties officeooo:rsid="187aba9b"/>
    </style:style>
    <style:style style:name="T989" style:family="text">
      <style:text-properties officeooo:rsid="18e1efc4"/>
    </style:style>
    <style:style style:name="T990" style:family="text">
      <style:text-properties officeooo:rsid="18e3312f"/>
    </style:style>
    <style:style style:name="T991" style:family="text">
      <style:text-properties officeooo:rsid="18e37018"/>
    </style:style>
    <style:style style:name="T992" style:family="text">
      <style:text-properties officeooo:rsid="18e8f20c"/>
    </style:style>
    <style:style style:name="T993" style:family="text">
      <style:text-properties officeooo:rsid="18fd846b"/>
    </style:style>
    <style:style style:name="T994" style:family="text">
      <style:text-properties officeooo:rsid="190e14d6"/>
    </style:style>
    <style:style style:name="T995" style:family="text">
      <style:text-properties officeooo:rsid="19168136"/>
    </style:style>
    <style:style style:name="T996" style:family="text">
      <style:text-properties officeooo:rsid="191eb244"/>
    </style:style>
    <style:style style:name="T997" style:family="text">
      <style:text-properties officeooo:rsid="193d4eac"/>
    </style:style>
    <style:style style:name="T998" style:family="text">
      <style:text-properties officeooo:rsid="1965732f"/>
    </style:style>
    <style:style style:name="T999" style:family="text">
      <style:text-properties officeooo:rsid="196d22f3"/>
    </style:style>
    <style:style style:name="T1000" style:family="text">
      <style:text-properties officeooo:rsid="1973940f"/>
    </style:style>
    <style:style style:name="T1001" style:family="text">
      <style:text-properties officeooo:rsid="19767503"/>
    </style:style>
    <style:style style:name="T1002" style:family="text">
      <style:text-properties officeooo:rsid="1982d170"/>
    </style:style>
    <style:style style:name="T1003" style:family="text">
      <style:text-properties officeooo:rsid="198e9aec"/>
    </style:style>
    <style:style style:name="T1004" style:family="text">
      <style:text-properties officeooo:rsid="198f5879"/>
    </style:style>
    <style:style style:name="T1005" style:family="text">
      <style:text-properties officeooo:rsid="19910f6e"/>
    </style:style>
    <style:style style:name="T1006" style:family="text">
      <style:text-properties officeooo:rsid="199c9f8e"/>
    </style:style>
    <style:style style:name="T1007" style:family="text">
      <style:text-properties officeooo:rsid="19e265e8"/>
    </style:style>
    <style:style style:name="T1008" style:family="text">
      <style:text-properties officeooo:rsid="19eb6d13"/>
    </style:style>
    <style:style style:name="T1009" style:family="text">
      <style:text-properties officeooo:rsid="1a00908c"/>
    </style:style>
    <style:style style:name="T1010" style:family="text">
      <style:text-properties officeooo:rsid="1a067f94"/>
    </style:style>
    <style:style style:name="T1011" style:family="text">
      <style:text-properties officeooo:rsid="1a14e644"/>
    </style:style>
    <style:style style:name="T1012" style:family="text">
      <style:text-properties officeooo:rsid="1a167851"/>
    </style:style>
    <style:style style:name="T1013" style:family="text">
      <style:text-properties officeooo:rsid="1a16b4d1"/>
    </style:style>
    <style:style style:name="T1014" style:family="text">
      <style:text-properties officeooo:rsid="1a19db96"/>
    </style:style>
    <style:style style:name="T1015" style:family="text">
      <style:text-properties officeooo:rsid="1a28edc9"/>
    </style:style>
    <style:style style:name="T1016" style:family="text">
      <style:text-properties officeooo:rsid="1a69b621"/>
    </style:style>
    <style:style style:name="T1017" style:family="text">
      <style:text-properties officeooo:rsid="1a7db844"/>
    </style:style>
    <style:style style:name="T1018" style:family="text">
      <style:text-properties officeooo:rsid="1a84c72a"/>
    </style:style>
    <style:style style:name="T1019" style:family="text">
      <style:text-properties officeooo:rsid="1a84d7b6"/>
    </style:style>
    <style:style style:name="T1020" style:family="text">
      <style:text-properties officeooo:rsid="1a8a8a34"/>
    </style:style>
    <style:style style:name="T1021" style:family="text">
      <style:text-properties officeooo:rsid="1a8a8c76"/>
    </style:style>
    <style:style style:name="T1022" style:family="text">
      <style:text-properties fo:language="en" fo:country="US" officeooo:rsid="1a8eb327"/>
    </style:style>
    <style:style style:name="T1023" style:family="text">
      <style:text-properties fo:language="en" fo:country="US" officeooo:rsid="1a8f7703"/>
    </style:style>
    <style:style style:name="T1024" style:family="text">
      <style:text-properties fo:language="en" fo:country="US" officeooo:rsid="1a91431d"/>
    </style:style>
    <style:style style:name="T1025" style:family="text">
      <style:text-properties fo:language="en" fo:country="US" officeooo:rsid="1a932968"/>
    </style:style>
    <style:style style:name="T1026" style:family="text">
      <style:text-properties fo:language="en" fo:country="US" officeooo:rsid="1a93f9d1"/>
    </style:style>
    <style:style style:name="T1027" style:family="text">
      <style:text-properties fo:language="en" fo:country="US" officeooo:rsid="1a96ca54"/>
    </style:style>
    <style:style style:name="T1028" style:family="text">
      <style:text-properties fo:language="en" fo:country="US" officeooo:rsid="1a988243"/>
    </style:style>
    <style:style style:name="T1029" style:family="text">
      <style:text-properties fo:language="en" fo:country="US" officeooo:rsid="1a995d04"/>
    </style:style>
    <style:style style:name="T1030" style:family="text">
      <style:text-properties fo:language="en" fo:country="US" officeooo:rsid="1a99ab25"/>
    </style:style>
    <style:style style:name="T1031" style:family="text">
      <style:text-properties fo:language="en" fo:country="US" fo:font-style="normal" officeooo:rsid="1ca00f97" style:font-style-asian="normal" style:font-style-complex="normal"/>
    </style:style>
    <style:style style:name="T1032" style:family="text">
      <style:text-properties fo:language="en" fo:country="US" fo:font-style="normal" officeooo:rsid="1eef7cba" style:font-style-asian="normal" style:font-style-complex="normal"/>
    </style:style>
    <style:style style:name="T1033" style:family="text">
      <style:text-properties fo:language="en" fo:country="US" fo:font-style="normal" officeooo:rsid="1eec2ec2" style:font-style-asian="normal" style:font-style-complex="normal"/>
    </style:style>
    <style:style style:name="T1034" style:family="text">
      <style:text-properties fo:language="en" fo:country="US" fo:font-style="normal" officeooo:rsid="1fa1e491" style:font-style-asian="normal" style:font-style-complex="normal"/>
    </style:style>
    <style:style style:name="T1035" style:family="text">
      <style:text-properties fo:language="en" fo:country="US" fo:font-style="normal" officeooo:rsid="1f83e655" style:font-style-asian="normal" style:font-style-complex="normal"/>
    </style:style>
    <style:style style:name="T1036" style:family="text">
      <style:text-properties fo:language="en" fo:country="US" officeooo:rsid="1ca00f97"/>
    </style:style>
    <style:style style:name="T1037" style:family="text">
      <style:text-properties fo:language="en" fo:country="US" officeooo:rsid="1eef7cba"/>
    </style:style>
    <style:style style:name="T1038" style:family="text">
      <style:text-properties fo:language="en" fo:country="US" fo:font-style="italic" officeooo:rsid="21a02df3" style:font-style-asian="italic" style:font-style-complex="italic"/>
    </style:style>
    <style:style style:name="T1039" style:family="text">
      <style:text-properties fo:language="en" fo:country="US" officeooo:rsid="20155988"/>
    </style:style>
    <style:style style:name="T1040" style:family="text">
      <style:text-properties fo:language="en" fo:country="US" officeooo:rsid="2017adee"/>
    </style:style>
    <style:style style:name="T1041" style:family="text">
      <style:text-properties fo:language="en" fo:country="US" officeooo:rsid="202b4e26"/>
    </style:style>
    <style:style style:name="T1042" style:family="text">
      <style:text-properties fo:language="en" fo:country="US" officeooo:rsid="267ca397"/>
    </style:style>
    <style:style style:name="T1043" style:family="text">
      <style:text-properties officeooo:rsid="1a9d9a31"/>
    </style:style>
    <style:style style:name="T1044" style:family="text">
      <style:text-properties officeooo:rsid="1aa48fc3"/>
    </style:style>
    <style:style style:name="T1045" style:family="text">
      <style:text-properties officeooo:rsid="1aac0adc"/>
    </style:style>
    <style:style style:name="T1046" style:family="text">
      <style:text-properties officeooo:rsid="1aac1bdb"/>
    </style:style>
    <style:style style:name="T1047" style:family="text">
      <style:text-properties officeooo:rsid="1abbd636"/>
    </style:style>
    <style:style style:name="T1048" style:family="text">
      <style:text-properties officeooo:rsid="1abc8603"/>
    </style:style>
    <style:style style:name="T1049" style:family="text">
      <style:text-properties officeooo:rsid="1abeead1"/>
    </style:style>
    <style:style style:name="T1050" style:family="text">
      <style:text-properties officeooo:rsid="1ac0a1b8"/>
    </style:style>
    <style:style style:name="T1051" style:family="text">
      <style:text-properties officeooo:rsid="1ac59d8c"/>
    </style:style>
    <style:style style:name="T1052" style:family="text">
      <style:text-properties officeooo:rsid="1ac673d4"/>
    </style:style>
    <style:style style:name="T1053" style:family="text">
      <style:text-properties officeooo:rsid="1accddd3"/>
    </style:style>
    <style:style style:name="T1054" style:family="text">
      <style:text-properties officeooo:rsid="1b162e66"/>
    </style:style>
    <style:style style:name="T1055" style:family="text">
      <style:text-properties officeooo:rsid="1b196b46"/>
    </style:style>
    <style:style style:name="T1056" style:family="text">
      <style:text-properties officeooo:rsid="1b233828"/>
    </style:style>
    <style:style style:name="T1057" style:family="text">
      <style:text-properties officeooo:rsid="1b2f5bad"/>
    </style:style>
    <style:style style:name="T1058" style:family="text">
      <style:text-properties officeooo:rsid="1b611a13"/>
    </style:style>
    <style:style style:name="T1059" style:family="text">
      <style:text-properties officeooo:rsid="1b6d2e97"/>
    </style:style>
    <style:style style:name="T1060" style:family="text">
      <style:text-properties fo:color="#8ba60e" officeooo:rsid="1b9fea33"/>
    </style:style>
    <style:style style:name="T1061" style:family="text">
      <style:text-properties officeooo:rsid="1bc6ea06"/>
    </style:style>
    <style:style style:name="T1062" style:family="text">
      <style:text-properties officeooo:rsid="1bc805aa"/>
    </style:style>
    <style:style style:name="T1063" style:family="text">
      <style:text-properties officeooo:rsid="1bfc5673"/>
    </style:style>
    <style:style style:name="T1064" style:family="text">
      <style:text-properties officeooo:rsid="1c014cf9"/>
    </style:style>
    <style:style style:name="T1065" style:family="text">
      <style:text-properties officeooo:rsid="1c1a5de7"/>
    </style:style>
    <style:style style:name="T1066" style:family="text">
      <style:text-properties officeooo:rsid="1c278838"/>
    </style:style>
    <style:style style:name="T1067" style:family="text">
      <style:text-properties officeooo:rsid="1c353327"/>
    </style:style>
    <style:style style:name="T1068" style:family="text">
      <style:text-properties officeooo:rsid="1c452d62"/>
    </style:style>
    <style:style style:name="T1069" style:family="text">
      <style:text-properties officeooo:rsid="1c497a43"/>
    </style:style>
    <style:style style:name="T1070" style:family="text">
      <style:text-properties officeooo:rsid="1c561b64"/>
    </style:style>
    <style:style style:name="T1071" style:family="text">
      <style:text-properties officeooo:rsid="1c5ed653"/>
    </style:style>
    <style:style style:name="T1072" style:family="text">
      <style:text-properties officeooo:rsid="1c9dbd6e"/>
    </style:style>
    <style:style style:name="T1073" style:family="text">
      <style:text-properties officeooo:rsid="1ca2efdb"/>
    </style:style>
    <style:style style:name="T1074" style:family="text">
      <style:text-properties officeooo:rsid="1ca3fec7"/>
    </style:style>
    <style:style style:name="T1075" style:family="text">
      <style:text-properties officeooo:rsid="1ca5d4f3"/>
    </style:style>
    <style:style style:name="T1076" style:family="text">
      <style:text-properties officeooo:rsid="1cab484f"/>
    </style:style>
    <style:style style:name="T1077" style:family="text">
      <style:text-properties officeooo:rsid="1cbdcdfa"/>
    </style:style>
    <style:style style:name="T1078" style:family="text">
      <style:text-properties style:use-window-font-color="true" fo:font-style="normal" style:text-underline-style="none" style:font-style-asian="normal" style:font-style-complex="normal"/>
    </style:style>
    <style:style style:name="T1079" style:family="text">
      <style:text-properties style:use-window-font-color="true" fo:font-style="normal" style:text-underline-style="none" officeooo:rsid="1d022b82" style:font-style-asian="normal" style:font-style-complex="normal"/>
    </style:style>
    <style:style style:name="T1080" style:family="text">
      <style:text-properties style:use-window-font-color="true" fo:font-style="normal" style:text-underline-style="none" officeooo:rsid="266e4eaa" style:font-style-asian="normal" style:font-style-complex="normal"/>
    </style:style>
    <style:style style:name="T1081" style:family="text">
      <style:text-properties officeooo:rsid="1d11737a"/>
    </style:style>
    <style:style style:name="T1082" style:family="text">
      <style:text-properties officeooo:rsid="1d17b1cf"/>
    </style:style>
    <style:style style:name="T1083" style:family="text">
      <style:text-properties officeooo:rsid="1d220948"/>
    </style:style>
    <style:style style:name="T1084" style:family="text">
      <style:text-properties officeooo:rsid="1d2fdeb8"/>
    </style:style>
    <style:style style:name="T1085" style:family="text">
      <style:text-properties officeooo:rsid="1d384bdc"/>
    </style:style>
    <style:style style:name="T1086" style:family="text">
      <style:text-properties officeooo:rsid="1d422cc8"/>
    </style:style>
    <style:style style:name="T1087" style:family="text">
      <style:text-properties fo:color="#6482ff" fo:font-style="normal" officeooo:rsid="1d5c578a" style:font-style-asian="normal" style:font-style-complex="normal"/>
    </style:style>
    <style:style style:name="T1088" style:family="text">
      <style:text-properties officeooo:rsid="1d63e612"/>
    </style:style>
    <style:style style:name="T1089" style:family="text">
      <style:text-properties officeooo:rsid="1d73fb42"/>
    </style:style>
    <style:style style:name="T1090" style:family="text">
      <style:text-properties officeooo:rsid="1d75ffc5"/>
    </style:style>
    <style:style style:name="T1091" style:family="text">
      <style:text-properties officeooo:rsid="1d8be3b7"/>
    </style:style>
    <style:style style:name="T1092" style:family="text">
      <style:text-properties officeooo:rsid="1d8eb544"/>
    </style:style>
    <style:style style:name="T1093" style:family="text">
      <style:text-properties officeooo:rsid="1d8fe60c"/>
    </style:style>
    <style:style style:name="T1094" style:family="text">
      <style:text-properties officeooo:rsid="1d944136"/>
    </style:style>
    <style:style style:name="T1095" style:family="text">
      <style:text-properties officeooo:rsid="1d96bc50"/>
    </style:style>
    <style:style style:name="T1096" style:family="text">
      <style:text-properties officeooo:rsid="1daec05d"/>
    </style:style>
    <style:style style:name="T1097" style:family="text">
      <style:text-properties officeooo:rsid="1db13af9"/>
    </style:style>
    <style:style style:name="T1098" style:family="text">
      <style:text-properties officeooo:rsid="1db3c0a0"/>
    </style:style>
    <style:style style:name="T1099" style:family="text">
      <style:text-properties officeooo:rsid="1db4ee75"/>
    </style:style>
    <style:style style:name="T1100" style:family="text">
      <style:text-properties officeooo:rsid="1dcbe43e"/>
    </style:style>
    <style:style style:name="T1101" style:family="text">
      <style:text-properties officeooo:rsid="1d648cfa"/>
    </style:style>
    <style:style style:name="T1102" style:family="text">
      <style:text-properties officeooo:rsid="1e0d2c3e"/>
    </style:style>
    <style:style style:name="T1103" style:family="text">
      <style:text-properties officeooo:rsid="1e770ea0"/>
    </style:style>
    <style:style style:name="T1104" style:family="text">
      <style:text-properties officeooo:rsid="1eae0bfd"/>
    </style:style>
    <style:style style:name="T1105" style:family="text">
      <style:text-properties officeooo:rsid="1eb4f784"/>
    </style:style>
    <style:style style:name="T1106" style:family="text">
      <style:text-properties officeooo:rsid="1eb706aa"/>
    </style:style>
    <style:style style:name="T1107" style:family="text">
      <style:text-properties officeooo:rsid="1eba2bb4"/>
    </style:style>
    <style:style style:name="T1108" style:family="text">
      <style:text-properties officeooo:rsid="1ed80683"/>
    </style:style>
    <style:style style:name="T1109" style:family="text">
      <style:text-properties officeooo:rsid="1eec286f"/>
    </style:style>
    <style:style style:name="T1110" style:family="text">
      <style:text-properties officeooo:rsid="153a7f8f"/>
    </style:style>
    <style:style style:name="T1111" style:family="text">
      <style:text-properties officeooo:rsid="1f101afa"/>
    </style:style>
    <style:style style:name="T1112" style:family="text">
      <style:text-properties officeooo:rsid="1f13151d"/>
    </style:style>
    <style:style style:name="T1113" style:family="text">
      <style:text-properties officeooo:rsid="1f4956fd"/>
    </style:style>
    <style:style style:name="T1114" style:family="text">
      <style:text-properties officeooo:rsid="1f4b7889"/>
    </style:style>
    <style:style style:name="T1115" style:family="text">
      <style:text-properties officeooo:rsid="1f7304d5"/>
    </style:style>
    <style:style style:name="T1116" style:family="text">
      <style:text-properties officeooo:rsid="1fddd657"/>
    </style:style>
    <style:style style:name="T1117" style:family="text">
      <style:text-properties officeooo:rsid="1fe0bfc8"/>
    </style:style>
    <style:style style:name="T1118" style:family="text">
      <style:text-properties officeooo:rsid="1ff87925"/>
    </style:style>
    <style:style style:name="T1119" style:family="text">
      <style:text-properties officeooo:rsid="1ffa3fc7"/>
    </style:style>
    <style:style style:name="T1120" style:family="text">
      <style:text-properties officeooo:rsid="20011288"/>
    </style:style>
    <style:style style:name="T1121" style:family="text">
      <style:text-properties officeooo:rsid="20119af0"/>
    </style:style>
    <style:style style:name="T1122" style:family="text">
      <style:text-properties officeooo:rsid="2026f42c"/>
    </style:style>
    <style:style style:name="T1123" style:family="text">
      <style:text-properties officeooo:rsid="207da7e6"/>
    </style:style>
    <style:style style:name="T1124" style:family="text">
      <style:text-properties officeooo:rsid="2082db37"/>
    </style:style>
    <style:style style:name="T1125" style:family="text">
      <style:text-properties officeooo:rsid="20861374"/>
    </style:style>
    <style:style style:name="T1126" style:family="text">
      <style:text-properties officeooo:rsid="2087d078"/>
    </style:style>
    <style:style style:name="T1127" style:family="text">
      <style:text-properties officeooo:rsid="2088a134"/>
    </style:style>
    <style:style style:name="T1128" style:family="text">
      <style:text-properties officeooo:rsid="208ae2e3"/>
    </style:style>
    <style:style style:name="T1129" style:family="text">
      <style:text-properties officeooo:rsid="208c89fb"/>
    </style:style>
    <style:style style:name="T1130" style:family="text">
      <style:text-properties officeooo:rsid="208f684b"/>
    </style:style>
    <style:style style:name="T1131" style:family="text">
      <style:text-properties officeooo:rsid="208f8933"/>
    </style:style>
    <style:style style:name="T1132" style:family="text">
      <style:text-properties officeooo:rsid="209aec59"/>
    </style:style>
    <style:style style:name="T1133" style:family="text">
      <style:text-properties officeooo:rsid="209c91af"/>
    </style:style>
    <style:style style:name="T1134" style:family="text">
      <style:text-properties officeooo:rsid="20ae9233"/>
    </style:style>
    <style:style style:name="T1135" style:family="text">
      <style:text-properties officeooo:rsid="20b868e0"/>
    </style:style>
    <style:style style:name="T1136" style:family="text">
      <style:text-properties officeooo:rsid="20c7960a"/>
    </style:style>
    <style:style style:name="T1137" style:family="text">
      <style:text-properties officeooo:rsid="20cd57eb"/>
    </style:style>
    <style:style style:name="T1138" style:family="text">
      <style:text-properties officeooo:rsid="20eeb82c"/>
    </style:style>
    <style:style style:name="T1139" style:family="text">
      <style:text-properties officeooo:rsid="215fe9b5"/>
    </style:style>
    <style:style style:name="T1140" style:family="text">
      <style:text-properties officeooo:rsid="216180ca"/>
    </style:style>
    <style:style style:name="T1141" style:family="text">
      <style:text-properties officeooo:rsid="21c7ae80"/>
    </style:style>
    <style:style style:name="T1142" style:family="text">
      <style:text-properties officeooo:rsid="21c94840"/>
    </style:style>
    <style:style style:name="T1143" style:family="text">
      <style:text-properties officeooo:rsid="222a3134"/>
    </style:style>
    <style:style style:name="T1144" style:family="text">
      <style:text-properties officeooo:rsid="223e6afd"/>
    </style:style>
    <style:style style:name="T1145" style:family="text">
      <style:text-properties officeooo:rsid="2242eb55"/>
    </style:style>
    <style:style style:name="T1146" style:family="text">
      <style:text-properties officeooo:rsid="225bcaea"/>
    </style:style>
    <style:style style:name="T1147" style:family="text">
      <style:text-properties officeooo:rsid="22689a72"/>
    </style:style>
    <style:style style:name="T1148" style:family="text">
      <style:text-properties style:text-underline-style="solid" style:text-underline-width="auto" style:text-underline-color="font-color"/>
    </style:style>
    <style:style style:name="T1149" style:family="text">
      <style:text-properties style:text-underline-style="solid" style:text-underline-width="auto" style:text-underline-color="font-color" fo:font-weight="normal" officeooo:rsid="16174fb8" style:font-weight-asian="normal" style:font-weight-complex="normal"/>
    </style:style>
    <style:style style:name="T1150" style:family="text">
      <style:text-properties style:text-underline-style="solid" style:text-underline-width="auto" style:text-underline-color="font-color" fo:font-weight="normal" officeooo:rsid="225bcaea" style:font-weight-asian="normal" style:font-weight-complex="normal"/>
    </style:style>
    <style:style style:name="T1151" style:family="text">
      <style:text-properties style:text-underline-style="solid" style:text-underline-width="auto" style:text-underline-color="font-color" fo:font-weight="normal" officeooo:rsid="26616da4" style:font-weight-asian="normal" style:font-weight-complex="normal"/>
    </style:style>
    <style:style style:name="T1152" style:family="text">
      <style:text-properties style:text-underline-style="solid" style:text-underline-width="auto" style:text-underline-color="font-color" fo:font-weight="normal" officeooo:rsid="1fc9e812" style:font-weight-asian="normal" style:font-weight-complex="normal"/>
    </style:style>
    <style:style style:name="T1153" style:family="text">
      <style:text-properties style:text-underline-style="solid" style:text-underline-width="auto" style:text-underline-color="font-color" officeooo:rsid="18e8f20c"/>
    </style:style>
    <style:style style:name="T1154" style:family="text">
      <style:text-properties style:text-underline-style="solid" style:text-underline-width="auto" style:text-underline-color="font-color" officeooo:rsid="227b4df1"/>
    </style:style>
    <style:style style:name="T1155" style:family="text">
      <style:text-properties style:text-underline-style="solid" style:text-underline-width="auto" style:text-underline-color="font-color" officeooo:rsid="2288d7d1"/>
    </style:style>
    <style:style style:name="T1156" style:family="text">
      <style:text-properties style:text-underline-style="solid" style:text-underline-width="auto" style:text-underline-color="font-color" officeooo:rsid="1d13a54a"/>
    </style:style>
    <style:style style:name="T1157" style:family="text">
      <style:text-properties style:text-underline-style="solid" style:text-underline-width="auto" style:text-underline-color="font-color" officeooo:rsid="2298f772"/>
    </style:style>
    <style:style style:name="T1158" style:family="text">
      <style:text-properties style:text-underline-style="solid" style:text-underline-width="auto" style:text-underline-color="font-color" officeooo:rsid="1d2fdeb8"/>
    </style:style>
    <style:style style:name="T1159" style:family="text">
      <style:text-properties style:text-underline-style="solid" style:text-underline-width="auto" style:text-underline-color="font-color" officeooo:rsid="22d8a962"/>
    </style:style>
    <style:style style:name="T1160" style:family="text">
      <style:text-properties style:text-underline-style="solid" style:text-underline-width="auto" style:text-underline-color="font-color" officeooo:rsid="1d7c05dc"/>
    </style:style>
    <style:style style:name="T1161" style:family="text">
      <style:text-properties style:text-underline-style="solid" style:text-underline-width="auto" style:text-underline-color="font-color" officeooo:rsid="1c81d622"/>
    </style:style>
    <style:style style:name="T1162" style:family="text">
      <style:text-properties style:text-underline-style="solid" style:text-underline-width="auto" style:text-underline-color="font-color" fo:font-weight="bold" style:font-weight-asian="bold" style:font-weight-complex="bold"/>
    </style:style>
    <style:style style:name="T1163" style:family="text">
      <style:text-properties style:text-underline-style="solid" style:text-underline-width="auto" style:text-underline-color="font-color" officeooo:rsid="151cf1f3"/>
    </style:style>
    <style:style style:name="T1164" style:family="text">
      <style:text-properties style:text-underline-style="solid" style:text-underline-width="auto" style:text-underline-color="font-color" officeooo:rsid="230435b4"/>
    </style:style>
    <style:style style:name="T1165" style:family="text">
      <style:text-properties style:text-underline-style="solid" style:text-underline-width="auto" style:text-underline-color="font-color" officeooo:rsid="16138f01"/>
    </style:style>
    <style:style style:name="T1166" style:family="text">
      <style:text-properties style:text-underline-style="solid" style:text-underline-width="auto" style:text-underline-color="font-color" officeooo:rsid="1f4956fd"/>
    </style:style>
    <style:style style:name="T1167" style:family="text">
      <style:text-properties style:text-underline-style="solid" style:text-underline-width="auto" style:text-underline-color="font-color" officeooo:rsid="237cfa8d"/>
    </style:style>
    <style:style style:name="T1168" style:family="text">
      <style:text-properties style:text-underline-style="solid" style:text-underline-width="auto" style:text-underline-color="font-color" officeooo:rsid="1adc8609"/>
    </style:style>
    <style:style style:name="T1169" style:family="text">
      <style:text-properties style:text-underline-style="solid" style:text-underline-width="auto" style:text-underline-color="font-color" officeooo:rsid="182c6288"/>
    </style:style>
    <style:style style:name="T1170" style:family="text">
      <style:text-properties style:text-underline-style="solid" style:text-underline-width="auto" style:text-underline-color="font-color" officeooo:rsid="16174fb8"/>
    </style:style>
    <style:style style:name="T1171" style:family="text">
      <style:text-properties style:text-underline-style="solid" style:text-underline-width="auto" style:text-underline-color="font-color" officeooo:rsid="19100872"/>
    </style:style>
    <style:style style:name="T1172" style:family="text">
      <style:text-properties style:text-underline-style="solid" style:text-underline-width="auto" style:text-underline-color="font-color" officeooo:rsid="23db23da"/>
    </style:style>
    <style:style style:name="T1173" style:family="text">
      <style:text-properties style:text-underline-style="solid" style:text-underline-width="auto" style:text-underline-color="font-color" officeooo:rsid="23ef8d18"/>
    </style:style>
    <style:style style:name="T1174" style:family="text">
      <style:text-properties style:text-underline-style="solid" style:text-underline-width="auto" style:text-underline-color="font-color" officeooo:rsid="23f219d6"/>
    </style:style>
    <style:style style:name="T1175" style:family="text">
      <style:text-properties style:text-underline-style="solid" style:text-underline-width="auto" style:text-underline-color="font-color" officeooo:rsid="1bca54bf"/>
    </style:style>
    <style:style style:name="T1176" style:family="text">
      <style:text-properties style:text-underline-style="solid" style:text-underline-width="auto" style:text-underline-color="font-color" officeooo:rsid="1a28edc9"/>
    </style:style>
    <style:style style:name="T1177" style:family="text">
      <style:text-properties style:text-underline-style="solid" style:text-underline-width="auto" style:text-underline-color="font-color" officeooo:rsid="261baf62"/>
    </style:style>
    <style:style style:name="T1178" style:family="text">
      <style:text-properties style:text-underline-style="solid" style:text-underline-width="auto" style:text-underline-color="font-color" officeooo:rsid="26240e3d"/>
    </style:style>
    <style:style style:name="T1179" style:family="text">
      <style:text-properties style:text-underline-style="solid" style:text-underline-width="auto" style:text-underline-color="font-color" officeooo:rsid="15247c1a"/>
    </style:style>
    <style:style style:name="T1180" style:family="text">
      <style:text-properties style:text-underline-style="solid" style:text-underline-width="auto" style:text-underline-color="font-color" officeooo:rsid="1536ee61"/>
    </style:style>
    <style:style style:name="T1181" style:family="text">
      <style:text-properties style:text-underline-style="solid" style:text-underline-width="auto" style:text-underline-color="font-color" officeooo:rsid="267ca397"/>
    </style:style>
    <style:style style:name="T1182" style:family="text">
      <style:text-properties style:text-underline-style="none"/>
    </style:style>
    <style:style style:name="T1183" style:family="text">
      <style:text-properties style:text-underline-style="none" officeooo:rsid="2288d7d1"/>
    </style:style>
    <style:style style:name="T1184" style:family="text">
      <style:text-properties style:text-underline-style="none" officeooo:rsid="2289e00d"/>
    </style:style>
    <style:style style:name="T1185" style:family="text">
      <style:text-properties style:text-underline-style="none" officeooo:rsid="228b7966"/>
    </style:style>
    <style:style style:name="T1186" style:family="text">
      <style:text-properties style:text-underline-style="none" officeooo:rsid="22d8a962"/>
    </style:style>
    <style:style style:name="T1187" style:family="text">
      <style:text-properties style:text-underline-style="none" fo:font-weight="normal" style:font-weight-asian="normal" style:font-weight-complex="normal"/>
    </style:style>
    <style:style style:name="T1188" style:family="text">
      <style:text-properties style:text-underline-style="none" fo:font-weight="normal" officeooo:rsid="1e401b6c" style:font-weight-asian="normal" style:font-weight-complex="normal"/>
    </style:style>
    <style:style style:name="T1189" style:family="text">
      <style:text-properties style:text-underline-style="none" fo:font-weight="normal" officeooo:rsid="22db9fb8" style:font-weight-asian="normal" style:font-weight-complex="normal"/>
    </style:style>
    <style:style style:name="T1190" style:family="text">
      <style:text-properties style:text-underline-style="none" fo:font-weight="normal" officeooo:rsid="24a6c563" style:font-weight-asian="normal" style:font-weight-complex="normal"/>
    </style:style>
    <style:style style:name="T1191" style:family="text">
      <style:text-properties style:text-underline-style="none" fo:font-weight="normal" officeooo:rsid="16174fb8" style:font-weight-asian="normal" style:font-weight-complex="normal"/>
    </style:style>
    <style:style style:name="T1192" style:family="text">
      <style:text-properties style:text-underline-style="none" fo:font-weight="normal" officeooo:rsid="26616da4" style:font-weight-asian="normal" style:font-weight-complex="normal"/>
    </style:style>
    <style:style style:name="T1193" style:family="text">
      <style:text-properties style:text-underline-style="none" officeooo:rsid="1e33970c"/>
    </style:style>
    <style:style style:name="T1194" style:family="text">
      <style:text-properties style:text-underline-style="none" officeooo:rsid="23ef8d18"/>
    </style:style>
    <style:style style:name="T1195" style:family="text">
      <style:text-properties style:text-underline-style="none" officeooo:rsid="1dcbe43e"/>
    </style:style>
    <style:style style:name="T1196" style:family="text">
      <style:text-properties style:text-underline-style="none" officeooo:rsid="2494d38f"/>
    </style:style>
    <style:style style:name="T1197" style:family="text">
      <style:text-properties style:text-underline-style="none" officeooo:rsid="174ff3af"/>
    </style:style>
    <style:style style:name="T1198" style:family="text">
      <style:text-properties style:text-underline-style="none" officeooo:rsid="24b07a1f"/>
    </style:style>
    <style:style style:name="T1199" style:family="text">
      <style:text-properties style:text-underline-style="none" officeooo:rsid="182c6288"/>
    </style:style>
    <style:style style:name="T1200" style:family="text">
      <style:text-properties style:text-underline-style="none" officeooo:rsid="26111838"/>
    </style:style>
    <style:style style:name="T1201" style:family="text">
      <style:text-properties style:text-underline-style="none" officeooo:rsid="16174fb8"/>
    </style:style>
    <style:style style:name="T1202" style:family="text">
      <style:text-properties style:text-underline-style="none" officeooo:rsid="1c81d622"/>
    </style:style>
    <style:style style:name="T1203" style:family="text">
      <style:text-properties officeooo:rsid="2270973c"/>
    </style:style>
    <style:style style:name="T1204" style:family="text">
      <style:text-properties officeooo:rsid="2271c943"/>
    </style:style>
    <style:style style:name="T1205" style:family="text">
      <style:text-properties officeooo:rsid="22729f49"/>
    </style:style>
    <style:style style:name="T1206" style:family="text">
      <style:text-properties officeooo:rsid="22743b1e"/>
    </style:style>
    <style:style style:name="T1207" style:family="text">
      <style:text-properties officeooo:rsid="1d13a54a"/>
    </style:style>
    <style:style style:name="T1208" style:family="text">
      <style:text-properties officeooo:rsid="2288d7d1"/>
    </style:style>
    <style:style style:name="T1209" style:family="text">
      <style:text-properties officeooo:rsid="1d21a784"/>
    </style:style>
    <style:style style:name="T1210" style:family="text">
      <style:text-properties fo:font-variant="normal" fo:text-transform="none" fo:color="#222222" fo:letter-spacing="normal" fo:font-style="italic" style:font-style-asian="italic" style:font-style-complex="italic"/>
    </style:style>
    <style:style style:name="T1211" style:family="text">
      <style:text-properties fo:font-variant="normal" fo:text-transform="none" fo:color="#222222" fo:letter-spacing="normal" fo:font-style="italic" officeooo:rsid="1d1a7fb6" style:font-style-asian="italic" style:font-style-complex="italic"/>
    </style:style>
    <style:style style:name="T1212" style:family="text">
      <style:text-properties fo:font-variant="normal" fo:text-transform="none" fo:color="#222222" fo:letter-spacing="normal" fo:font-style="italic" officeooo:rsid="23855347" style:font-style-asian="italic" style:font-style-complex="italic"/>
    </style:style>
    <style:style style:name="T1213" style:family="text">
      <style:text-properties fo:font-variant="normal" fo:text-transform="none" fo:color="#222222" fo:letter-spacing="normal" fo:font-style="italic" officeooo:rsid="2619f7c4" style:font-style-asian="italic" style:font-style-complex="italic"/>
    </style:style>
    <style:style style:name="T1214" style:family="text">
      <style:text-properties fo:font-variant="normal" fo:text-transform="none" fo:color="#222222" fo:letter-spacing="normal" fo:font-style="italic" officeooo:rsid="2664ae0a" style:font-style-asian="italic" style:font-style-complex="italic"/>
    </style:style>
    <style:style style:name="T121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1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1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18" style:family="text">
      <style:text-properties fo:font-variant="normal" fo:text-transform="none" fo:color="#222222" fo:letter-spacing="normal" fo:font-style="normal" style:font-style-asian="normal" style:font-style-complex="normal"/>
    </style:style>
    <style:style style:name="T1219" style:family="text">
      <style:text-properties fo:font-variant="normal" fo:text-transform="none" fo:color="#222222" fo:letter-spacing="normal" fo:font-style="normal" officeooo:rsid="2291ef2b" style:font-style-asian="normal" style:font-style-complex="normal"/>
    </style:style>
    <style:style style:name="T1220" style:family="text">
      <style:text-properties fo:font-variant="normal" fo:text-transform="none" fo:color="#222222" fo:letter-spacing="normal" fo:font-style="normal" officeooo:rsid="1d1a7fb6" style:font-style-asian="normal" style:font-style-complex="normal"/>
    </style:style>
    <style:style style:name="T1221" style:family="text">
      <style:text-properties fo:font-variant="normal" fo:text-transform="none" fo:color="#222222" fo:letter-spacing="normal" fo:font-style="normal" officeooo:rsid="261d559f" style:font-style-asian="normal" style:font-style-complex="normal"/>
    </style:style>
    <style:style style:name="T122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23" style:family="text">
      <style:text-properties fo:font-variant="normal" fo:text-transform="none" fo:color="#222222" fo:letter-spacing="normal" fo:language="cs" fo:country="CZ" fo:font-style="normal" officeooo:rsid="1d1a7fb6" style:font-style-asian="normal" style:font-style-complex="normal"/>
    </style:style>
    <style:style style:name="T1224" style:family="text">
      <style:text-properties fo:font-variant="normal" fo:text-transform="none" fo:color="#222222" fo:letter-spacing="normal" fo:language="cs" fo:country="CZ" fo:font-style="italic" officeooo:rsid="1d1a7fb6" style:font-style-asian="italic" style:font-style-complex="italic"/>
    </style:style>
    <style:style style:name="T1225" style:family="text">
      <style:text-properties fo:font-variant="normal" fo:text-transform="none" fo:color="#222222" fo:letter-spacing="normal" fo:font-weight="bold" officeooo:rsid="1d1a7fb6" style:font-weight-asian="bold" style:font-weight-complex="bold"/>
    </style:style>
    <style:style style:name="T1226" style:family="text">
      <style:text-properties fo:font-variant="normal" fo:text-transform="none" fo:color="#222222" fo:letter-spacing="normal" officeooo:rsid="2291ef2b"/>
    </style:style>
    <style:style style:name="T1227" style:family="text">
      <style:text-properties fo:font-variant="normal" fo:text-transform="none" fo:color="#222222" fo:letter-spacing="normal" officeooo:rsid="261d559f"/>
    </style:style>
    <style:style style:name="T1228" style:family="text">
      <style:text-properties fo:font-variant="normal" fo:text-transform="none" fo:color="#000000" fo:letter-spacing="normal"/>
    </style:style>
    <style:style style:name="T1229" style:family="text">
      <style:text-properties fo:font-variant="normal" fo:text-transform="none" fo:color="#000000" fo:letter-spacing="normal" style:text-underline-style="none" officeooo:rsid="2291ef2b"/>
    </style:style>
    <style:style style:name="T1230"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3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32"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33"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34"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35"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36"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37"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38"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39"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40"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41"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42"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43"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44" style:family="text">
      <style:text-properties fo:font-variant="normal" fo:text-transform="none" fo:color="#000000" fo:letter-spacing="normal" fo:language="cs" fo:country="CZ" fo:font-style="normal" style:text-underline-style="none" fo:font-weight="normal" officeooo:rsid="2640b867" style:font-style-asian="normal" style:font-weight-asian="normal" style:font-style-complex="normal" style:font-weight-complex="normal"/>
    </style:style>
    <style:style style:name="T1245" style:family="text">
      <style:text-properties fo:font-variant="normal" fo:text-transform="none" fo:color="#000000" fo:letter-spacing="normal" fo:language="cs" fo:country="CZ" fo:font-style="normal" style:text-underline-style="none" fo:font-weight="normal" officeooo:rsid="1b1a5bf4" style:font-style-asian="normal" style:font-weight-asian="normal" style:font-style-complex="normal" style:font-weight-complex="normal"/>
    </style:style>
    <style:style style:name="T1246" style:family="text">
      <style:text-properties fo:font-variant="normal" fo:text-transform="none" fo:color="#000000" fo:letter-spacing="normal" fo:language="cs" fo:country="CZ" fo:font-style="normal" style:text-underline-style="none" fo:font-weight="normal" officeooo:rsid="26711a98" style:font-style-asian="normal" style:font-weight-asian="normal" style:font-style-complex="normal" style:font-weight-complex="normal"/>
    </style:style>
    <style:style style:name="T1247"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248" style:family="text">
      <style:text-properties fo:font-variant="normal" fo:text-transform="none" fo:color="#000000" fo:letter-spacing="normal" fo:language="cs" fo:country="CZ" fo:font-style="normal" style:text-underline-style="none" fo:font-weight="normal" officeooo:rsid="2377b4d8" style:font-style-asian="normal" style:font-weight-asian="normal" style:font-style-complex="normal" style:font-weight-complex="normal"/>
    </style:style>
    <style:style style:name="T1249" style:family="text">
      <style:text-properties fo:font-variant="normal" fo:text-transform="none" fo:color="#000000" fo:letter-spacing="normal" fo:language="cs" fo:country="CZ" fo:font-style="normal" style:text-underline-style="none" fo:font-weight="normal" officeooo:rsid="19435a84" style:font-style-asian="normal" style:font-weight-asian="normal" style:font-style-complex="normal" style:font-weight-complex="normal"/>
    </style:style>
    <style:style style:name="T1250" style:family="text">
      <style:text-properties fo:font-variant="normal" fo:text-transform="none" fo:color="#000000" fo:letter-spacing="normal" fo:language="cs" fo:country="CZ" fo:font-style="normal" style:text-underline-style="none" fo:font-weight="normal" officeooo:rsid="26322664" style:font-style-asian="normal" style:font-weight-asian="normal" style:font-style-complex="normal" style:font-weight-complex="normal"/>
    </style:style>
    <style:style style:name="T1251" style:family="text">
      <style:text-properties fo:font-variant="normal" fo:text-transform="none" fo:color="#000000" fo:letter-spacing="normal" fo:language="cs" fo:country="CZ" fo:font-style="normal" style:text-underline-style="none" fo:font-weight="normal" officeooo:rsid="2373f5c9" style:font-style-asian="normal" style:font-weight-asian="normal" style:font-style-complex="normal" style:font-weight-complex="normal"/>
    </style:style>
    <style:style style:name="T1252" style:family="text">
      <style:text-properties fo:font-variant="normal" fo:text-transform="none" fo:color="#000000" fo:letter-spacing="normal" fo:language="cs" fo:country="CZ" fo:font-style="normal" style:text-underline-style="none" fo:font-weight="normal" officeooo:rsid="2674cf12" style:font-style-asian="normal" style:font-weight-asian="normal" style:font-style-complex="normal" style:font-weight-complex="normal"/>
    </style:style>
    <style:style style:name="T1253" style:family="text">
      <style:text-properties fo:font-variant="normal" fo:text-transform="none" fo:color="#000000" fo:letter-spacing="normal" fo:language="cs" fo:country="CZ" fo:font-style="normal" style:text-underline-style="none" fo:font-weight="normal" officeooo:rsid="267ec612" style:font-style-asian="normal" style:font-weight-asian="normal" style:font-style-complex="normal" style:font-weight-complex="normal"/>
    </style:style>
    <style:style style:name="T1254"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55"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40b867"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85136e"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68" style:family="text">
      <style:text-properties fo:font-variant="normal" fo:text-transform="none" fo:color="#000000" fo:letter-spacing="normal" fo:language="cs" fo:country="CZ" fo:font-style="italic" style:text-underline-style="none" fo:font-weight="normal" officeooo:rsid="2291ef2b" style:font-style-asian="italic" style:font-weight-asian="normal" style:font-style-complex="italic" style:font-weight-complex="normal"/>
    </style:style>
    <style:style style:name="T1269" style:family="text">
      <style:text-properties fo:font-variant="normal" fo:text-transform="none" fo:color="#000000" fo:letter-spacing="normal" fo:language="cs" fo:country="CZ" fo:font-style="italic" style:text-underline-style="none" fo:font-weight="normal" officeooo:rsid="22f7c55a" style:font-style-asian="italic" style:font-weight-asian="normal" style:font-style-complex="italic" style:font-weight-complex="normal"/>
    </style:style>
    <style:style style:name="T1270" style:family="text">
      <style:text-properties fo:font-variant="normal" fo:text-transform="none" fo:color="#000000" fo:letter-spacing="normal" fo:language="cs" fo:country="CZ" fo:font-style="italic" style:text-underline-style="none" fo:font-weight="normal" officeooo:rsid="23740388" style:font-style-asian="italic" style:font-weight-asian="normal" style:font-style-complex="italic" style:font-weight-complex="normal"/>
    </style:style>
    <style:style style:name="T1271" style:family="text">
      <style:text-properties fo:font-variant="normal" fo:text-transform="none" fo:color="#000000" fo:letter-spacing="normal" fo:font-style="normal" style:text-underline-style="none" officeooo:rsid="2291ef2b" style:font-style-asian="normal" style:font-style-complex="normal"/>
    </style:style>
    <style:style style:name="T1272" style:family="text">
      <style:text-properties fo:font-variant="normal" fo:text-transform="none" fo:color="#000000" fo:letter-spacing="normal" fo:font-style="normal" style:text-underline-style="none" officeooo:rsid="265e0fd0" style:font-style-asian="normal" style:font-style-complex="normal"/>
    </style:style>
    <style:style style:name="T1273"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75"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76"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77"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78"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79"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80"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81"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82"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83" style:family="text">
      <style:text-properties fo:font-variant="normal" fo:text-transform="none" fo:color="#000000" fo:letter-spacing="normal" fo:font-style="normal" style:text-underline-style="none" fo:font-weight="normal" officeooo:rsid="266bfe8a" style:font-style-asian="normal" style:font-weight-asian="normal" style:font-style-complex="normal" style:font-weight-complex="normal"/>
    </style:style>
    <style:style style:name="T1284" style:family="text">
      <style:text-properties fo:font-variant="normal" fo:text-transform="none" fo:color="#000000" fo:letter-spacing="normal" fo:font-style="normal" style:text-underline-style="none" fo:font-weight="normal" officeooo:rsid="225cbc27" style:font-style-asian="normal" style:font-weight-asian="normal" style:font-style-complex="normal" style:font-weight-complex="normal"/>
    </style:style>
    <style:style style:name="T1285" style:family="text">
      <style:text-properties fo:font-variant="normal" fo:text-transform="none" fo:color="#000000" fo:letter-spacing="normal" fo:font-style="normal" style:text-underline-style="none" fo:font-weight="normal" officeooo:rsid="266e4eaa"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67ca397"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font-style-asian="normal" style:font-style-complex="normal" loext:padding="0cm" loext:border="none"/>
    </style:style>
    <style:style style:name="T1288" style:family="text">
      <style:text-properties fo:font-variant="normal" fo:text-transform="none" fo:color="#000000" fo:letter-spacing="normal" fo:font-style="normal" officeooo:rsid="22afde45" style:font-style-asian="normal" style:font-style-complex="normal" loext:padding="0cm" loext:border="none"/>
    </style:style>
    <style:style style:name="T1289" style:family="text">
      <style:text-properties fo:font-variant="normal" fo:text-transform="none" fo:color="#000000" fo:letter-spacing="normal" fo:font-style="normal" officeooo:rsid="208a4fcb" style:font-style-asian="normal" style:font-style-complex="normal" loext:padding="0cm" loext:border="none"/>
    </style:style>
    <style:style style:name="T1290" style:family="text">
      <style:text-properties fo:font-variant="normal" fo:text-transform="none" fo:color="#000000" fo:letter-spacing="normal" fo:font-style="normal" officeooo:rsid="22b209a1" style:font-style-asian="normal" style:font-style-complex="normal" loext:padding="0cm" loext:border="none"/>
    </style:style>
    <style:style style:name="T1291" style:family="text">
      <style:text-properties fo:font-variant="normal" fo:text-transform="none" fo:color="#000000" fo:letter-spacing="normal" fo:font-style="normal" officeooo:rsid="22b313da" style:font-style-asian="normal" style:font-style-complex="normal" loext:padding="0cm" loext:border="none"/>
    </style:style>
    <style:style style:name="T1292" style:family="text">
      <style:text-properties fo:font-variant="normal" fo:text-transform="none" fo:color="#000000" fo:letter-spacing="normal" fo:font-style="normal" officeooo:rsid="22b65da1" style:font-style-asian="normal" style:font-style-complex="normal" loext:padding="0cm" loext:border="none"/>
    </style:style>
    <style:style style:name="T1293" style:family="text">
      <style:text-properties fo:font-variant="normal" fo:text-transform="none" fo:color="#000000" fo:letter-spacing="normal" fo:font-style="normal" officeooo:rsid="22b75f06" style:font-style-asian="normal" style:font-style-complex="normal" loext:padding="0cm" loext:border="none"/>
    </style:style>
    <style:style style:name="T1294" style:family="text">
      <style:text-properties fo:font-variant="normal" fo:text-transform="none" fo:color="#000000" fo:letter-spacing="normal" fo:font-style="normal" officeooo:rsid="22b8f4cb" style:font-style-asian="normal" style:font-style-complex="normal" loext:padding="0cm" loext:border="none"/>
    </style:style>
    <style:style style:name="T1295" style:family="text">
      <style:text-properties fo:font-variant="normal" fo:text-transform="none" fo:color="#000000" fo:letter-spacing="normal" fo:font-style="normal" officeooo:rsid="22ba8833" style:font-style-asian="normal" style:font-style-complex="normal" loext:padding="0cm" loext:border="none"/>
    </style:style>
    <style:style style:name="T129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solid" style:text-underline-width="auto" style:text-underline-color="font-color" fo:font-weight="normal" officeooo:rsid="267ec612"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solid" style:text-underline-width="auto" style:text-underline-color="font-color" officeooo:rsid="265f8e35" style:font-style-asian="normal" style:font-style-complex="normal"/>
    </style:style>
    <style:style style:name="T1303" style:family="text">
      <style:text-properties fo:font-variant="normal" fo:text-transform="none" fo:color="#000000" fo:letter-spacing="normal" fo:font-style="normal" style:text-underline-style="solid" style:text-underline-width="auto" style:text-underline-color="font-color" officeooo:rsid="2291ef2b" style:font-style-asian="normal" style:font-style-complex="normal"/>
    </style:style>
    <style:style style:name="T1304" style:family="text">
      <style:text-properties fo:font-variant="normal" fo:text-transform="none" fo:color="#000000" fo:letter-spacing="normal" officeooo:rsid="208a4fcb" loext:padding="0cm" loext:border="none"/>
    </style:style>
    <style:style style:name="T130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06" style:family="text">
      <style:text-properties fo:font-variant="normal" fo:text-transform="none" fo:color="#000000" fo:letter-spacing="normal" fo:font-weight="bold" style:font-weight-asian="bold" style:font-weight-complex="bold"/>
    </style:style>
    <style:style style:name="T1307" style:family="text">
      <style:text-properties fo:font-variant="normal" fo:text-transform="none" fo:color="#000000" fo:letter-spacing="normal" fo:font-weight="bold" officeooo:rsid="207da7e6" style:font-weight-asian="bold" style:font-weight-complex="bold"/>
    </style:style>
    <style:style style:name="T1308" style:family="text">
      <style:text-properties fo:font-variant="normal" fo:text-transform="none" fo:color="#000000" fo:letter-spacing="normal" fo:font-style="italic" officeooo:rsid="22ba8833" style:font-style-asian="italic" style:font-style-complex="italic" loext:padding="0cm" loext:border="none"/>
    </style:style>
    <style:style style:name="T1309" style:family="text">
      <style:text-properties fo:font-variant="normal" fo:text-transform="none" fo:color="#000000" fo:letter-spacing="normal" fo:font-style="italic" style:text-underline-style="none" fo:font-weight="normal" officeooo:rsid="22f7c55a" style:font-style-asian="italic" style:font-weight-asian="normal" style:font-style-complex="italic" style:font-weight-complex="normal"/>
    </style:style>
    <style:style style:name="T1310" style:family="text">
      <style:text-properties fo:font-variant="normal" fo:text-transform="none" fo:color="#000000" fo:letter-spacing="normal" fo:font-style="italic" style:text-underline-style="none" fo:font-weight="normal" officeooo:rsid="23e69410" style:font-style-asian="italic" style:font-weight-asian="normal" style:font-style-complex="italic" style:font-weight-complex="normal"/>
    </style:style>
    <style:style style:name="T1311" style:family="text">
      <style:text-properties fo:font-variant="normal" fo:text-transform="none" fo:color="#000000" fo:letter-spacing="normal" fo:font-style="italic" style:text-underline-style="none" fo:font-weight="normal" officeooo:rsid="24efb726" style:font-style-asian="italic" style:font-weight-asian="normal" style:font-style-complex="italic" style:font-weight-complex="normal"/>
    </style:style>
    <style:style style:name="T1312" style:family="text">
      <style:text-properties fo:font-variant="normal" fo:text-transform="none" fo:color="#333333" fo:letter-spacing="normal"/>
    </style:style>
    <style:style style:name="T1313" style:family="text">
      <style:text-properties fo:font-variant="normal" fo:text-transform="none" fo:color="#333333" fo:letter-spacing="normal" fo:font-style="normal" officeooo:rsid="15520144" style:font-style-asian="normal" style:font-style-complex="normal"/>
    </style:style>
    <style:style style:name="T1314"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15"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16"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17"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18"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19"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0"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1" style:family="text">
      <style:text-properties fo:font-variant="normal" fo:text-transform="none" fo:color="#333333" fo:font-size="8pt" fo:letter-spacing="normal" fo:font-weight="normal" officeooo:rsid="2291ef2b" style:font-size-asian="8pt" style:font-weight-asian="normal" style:font-size-complex="8pt" style:font-weight-complex="normal"/>
    </style:style>
    <style:style style:name="T1322"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3"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24" style:family="text">
      <style:text-properties officeooo:rsid="2298f772"/>
    </style:style>
    <style:style style:name="T1325" style:family="text">
      <style:text-properties officeooo:rsid="1ee56f5b"/>
    </style:style>
    <style:style style:name="T1326" style:family="text">
      <style:text-properties officeooo:rsid="22ab3d22"/>
    </style:style>
    <style:style style:name="T1327" style:family="text">
      <style:text-properties officeooo:rsid="22abde92"/>
    </style:style>
    <style:style style:name="T1328" style:family="text">
      <style:text-properties officeooo:rsid="208a4fcb"/>
    </style:style>
    <style:style style:name="T1329" style:family="text">
      <style:text-properties officeooo:rsid="19e9635b"/>
    </style:style>
    <style:style style:name="T1330" style:family="text">
      <style:text-properties officeooo:rsid="19e8a416"/>
    </style:style>
    <style:style style:name="T1331" style:family="text">
      <style:text-properties officeooo:rsid="22d8a962"/>
    </style:style>
    <style:style style:name="T1332" style:family="text">
      <style:text-properties officeooo:rsid="1dd51cea"/>
    </style:style>
    <style:style style:name="T1333" style:family="text">
      <style:text-properties officeooo:rsid="2169e26d"/>
    </style:style>
    <style:style style:name="T1334" style:family="text">
      <style:text-properties officeooo:rsid="22ed6980"/>
    </style:style>
    <style:style style:name="T1335" style:family="text">
      <style:text-properties officeooo:rsid="22eeb167"/>
    </style:style>
    <style:style style:name="T1336" style:family="text">
      <style:text-properties officeooo:rsid="1c81d622"/>
    </style:style>
    <style:style style:name="T1337" style:family="text">
      <style:text-properties officeooo:rsid="151cf1f3"/>
    </style:style>
    <style:style style:name="T1338" style:family="text">
      <style:text-properties officeooo:rsid="1caca17b"/>
    </style:style>
    <style:style style:name="T1339" style:family="text">
      <style:text-properties officeooo:rsid="233a4f3d"/>
    </style:style>
    <style:style style:name="T1340" style:family="text">
      <style:text-properties officeooo:rsid="233f7757"/>
    </style:style>
    <style:style style:name="T1341" style:family="text">
      <style:text-properties officeooo:rsid="23463cdb"/>
    </style:style>
    <style:style style:name="T1342" style:family="text">
      <style:text-properties officeooo:rsid="23606f53"/>
    </style:style>
    <style:style style:name="T1343" style:family="text">
      <style:text-properties officeooo:rsid="17e9c691"/>
    </style:style>
    <style:style style:name="T1344" style:family="text">
      <style:text-properties officeooo:rsid="17e4812a"/>
    </style:style>
    <style:style style:name="T1345" style:family="text">
      <style:text-properties officeooo:rsid="17e64274"/>
    </style:style>
    <style:style style:name="T1346" style:family="text">
      <style:text-properties officeooo:rsid="17eb9e84"/>
    </style:style>
    <style:style style:name="T1347" style:family="text">
      <style:text-properties officeooo:rsid="180917aa"/>
    </style:style>
    <style:style style:name="T1348" style:family="text">
      <style:text-properties officeooo:rsid="1d97e66e"/>
    </style:style>
    <style:style style:name="T1349" style:family="text">
      <style:text-properties officeooo:rsid="239a982f"/>
    </style:style>
    <style:style style:name="T1350" style:family="text">
      <style:text-properties officeooo:rsid="239e876b"/>
    </style:style>
    <style:style style:name="T1351" style:family="text">
      <style:text-properties officeooo:rsid="202e522f"/>
    </style:style>
    <style:style style:name="T1352" style:family="text">
      <style:text-properties officeooo:rsid="23ab46ec"/>
    </style:style>
    <style:style style:name="T1353" style:family="text">
      <style:text-properties officeooo:rsid="23b57a7f"/>
    </style:style>
    <style:style style:name="T1354" style:family="text">
      <style:text-properties officeooo:rsid="23b85347"/>
    </style:style>
    <style:style style:name="T1355" style:family="text">
      <style:text-properties officeooo:rsid="23bff578"/>
    </style:style>
    <style:style style:name="T1356" style:family="text">
      <style:text-properties officeooo:rsid="17bec376"/>
    </style:style>
    <style:style style:name="T1357" style:family="text">
      <style:text-properties officeooo:rsid="23c27c01"/>
    </style:style>
    <style:style style:name="T1358" style:family="text">
      <style:text-properties officeooo:rsid="1927fafa"/>
    </style:style>
    <style:style style:name="T1359" style:family="text">
      <style:text-properties officeooo:rsid="23d49a56"/>
    </style:style>
    <style:style style:name="T1360" style:family="text">
      <style:text-properties officeooo:rsid="19100872"/>
    </style:style>
    <style:style style:name="T1361" style:family="text">
      <style:text-properties officeooo:rsid="23db23da"/>
    </style:style>
    <style:style style:name="T1362" style:family="text">
      <style:text-properties officeooo:rsid="1c8b645a"/>
    </style:style>
    <style:style style:name="T1363" style:family="text">
      <style:text-properties officeooo:rsid="23eb9480"/>
    </style:style>
    <style:style style:name="T1364" style:family="text">
      <style:text-properties officeooo:rsid="23ef8d18"/>
    </style:style>
    <style:style style:name="T1365" style:family="text">
      <style:text-properties officeooo:rsid="23f219d6"/>
    </style:style>
    <style:style style:name="T1366" style:family="text">
      <style:text-properties officeooo:rsid="1c6224b1"/>
    </style:style>
    <style:style style:name="T1367" style:family="text">
      <style:text-properties officeooo:rsid="1bca54bf"/>
    </style:style>
    <style:style style:name="T1368" style:family="text">
      <style:text-properties officeooo:rsid="1b9d2f1b"/>
    </style:style>
    <style:style style:name="T1369" style:family="text">
      <style:text-properties officeooo:rsid="1b9e4095"/>
    </style:style>
    <style:style style:name="T1370" style:family="text">
      <style:text-properties officeooo:rsid="24150145"/>
    </style:style>
    <style:style style:name="T1371" style:family="text">
      <style:text-properties officeooo:rsid="2429c1f3"/>
    </style:style>
    <style:style style:name="T1372" style:family="text">
      <style:text-properties officeooo:rsid="242a5b54"/>
    </style:style>
    <style:style style:name="T1373" style:family="text">
      <style:text-properties officeooo:rsid="2445a787"/>
    </style:style>
    <style:style style:name="T1374" style:family="text">
      <style:text-properties officeooo:rsid="2446ba65"/>
    </style:style>
    <style:style style:name="T1375" style:family="text">
      <style:text-properties officeooo:rsid="244c432a"/>
    </style:style>
    <style:style style:name="T1376" style:family="text">
      <style:text-properties officeooo:rsid="24543bc7"/>
    </style:style>
    <style:style style:name="T1377" style:family="text">
      <style:text-properties officeooo:rsid="24596855"/>
    </style:style>
    <style:style style:name="T1378" style:family="text">
      <style:text-properties officeooo:rsid="24599a4a"/>
    </style:style>
    <style:style style:name="T1379" style:family="text">
      <style:text-properties officeooo:rsid="245a2b3f"/>
    </style:style>
    <style:style style:name="T1380" style:family="text">
      <style:text-properties officeooo:rsid="246f039d"/>
    </style:style>
    <style:style style:name="T1381" style:family="text">
      <style:text-properties officeooo:rsid="2479215f"/>
    </style:style>
    <style:style style:name="T1382" style:family="text">
      <style:text-properties officeooo:rsid="2479b562"/>
    </style:style>
    <style:style style:name="T1383" style:family="text">
      <style:text-properties officeooo:rsid="1572e53f"/>
    </style:style>
    <style:style style:name="T1384" style:family="text">
      <style:text-properties officeooo:rsid="12bdefed"/>
    </style:style>
    <style:style style:name="T1385" style:family="text">
      <style:text-properties officeooo:rsid="248d58d6"/>
    </style:style>
    <style:style style:name="T1386" style:family="text">
      <style:text-properties officeooo:rsid="249ce6a6"/>
    </style:style>
    <style:style style:name="T1387" style:family="text">
      <style:text-properties officeooo:rsid="24a0d12c"/>
    </style:style>
    <style:style style:name="T1388" style:family="text">
      <style:text-properties officeooo:rsid="24a2ad79"/>
    </style:style>
    <style:style style:name="T1389" style:family="text">
      <style:text-properties officeooo:rsid="23128a35"/>
    </style:style>
    <style:style style:name="T1390" style:family="text">
      <style:text-properties officeooo:rsid="24cef1df"/>
    </style:style>
    <style:style style:name="T1391" style:family="text">
      <style:text-properties officeooo:rsid="24cfd3fa"/>
    </style:style>
    <style:style style:name="T1392" style:family="text">
      <style:text-properties officeooo:rsid="250c307e"/>
    </style:style>
    <style:style style:name="T1393" style:family="text">
      <style:text-properties officeooo:rsid="250d19cf"/>
    </style:style>
    <style:style style:name="T1394" style:family="text">
      <style:text-properties officeooo:rsid="252b1a45"/>
    </style:style>
    <style:style style:name="T1395" style:family="text">
      <style:text-properties officeooo:rsid="252d6966"/>
    </style:style>
    <style:style style:name="T1396" style:family="text">
      <style:text-properties officeooo:rsid="25307186"/>
    </style:style>
    <style:style style:name="T1397" style:family="text">
      <style:text-properties officeooo:rsid="2530f8e7"/>
    </style:style>
    <style:style style:name="T1398" style:family="text">
      <style:text-properties officeooo:rsid="2531cc25"/>
    </style:style>
    <style:style style:name="T1399" style:family="text">
      <style:text-properties officeooo:rsid="253467f0"/>
    </style:style>
    <style:style style:name="T1400" style:family="text">
      <style:text-properties officeooo:rsid="2538f9a2"/>
    </style:style>
    <style:style style:name="T1401" style:family="text">
      <style:text-properties officeooo:rsid="253d1fad"/>
    </style:style>
    <style:style style:name="T1402" style:family="text">
      <style:text-properties officeooo:rsid="254ec293"/>
    </style:style>
    <style:style style:name="T1403" style:family="text">
      <style:text-properties officeooo:rsid="25d44de5"/>
    </style:style>
    <style:style style:name="T1404" style:family="text">
      <style:text-properties officeooo:rsid="1fc5713b"/>
    </style:style>
    <style:style style:name="T1405" style:family="text">
      <style:text-properties officeooo:rsid="260ceb50"/>
    </style:style>
    <style:style style:name="T1406" style:family="text">
      <style:text-properties officeooo:rsid="2612fc44"/>
    </style:style>
    <style:style style:name="T1407" style:family="text">
      <style:text-properties officeooo:rsid="15520144"/>
    </style:style>
    <style:style style:name="T1408" style:family="text">
      <style:text-properties officeooo:rsid="2291ef2b"/>
    </style:style>
    <style:style style:name="T1409" style:family="text">
      <style:text-properties officeooo:rsid="26204e63"/>
    </style:style>
    <style:style style:name="T1410" style:family="text">
      <style:text-properties officeooo:rsid="19b1b7ff"/>
    </style:style>
    <style:style style:name="T1411" style:family="text">
      <style:text-properties officeooo:rsid="19b7a33a"/>
    </style:style>
    <style:style style:name="T1412" style:family="text">
      <style:text-properties officeooo:rsid="19b91027"/>
    </style:style>
    <style:style style:name="T1413" style:family="text">
      <style:text-properties officeooo:rsid="2628df8c"/>
    </style:style>
    <style:style style:name="T1414" style:family="text">
      <style:text-properties officeooo:rsid="2628fe73"/>
    </style:style>
    <style:style style:name="T1415" style:family="text">
      <style:text-properties officeooo:rsid="262d413c"/>
    </style:style>
    <style:style style:name="T1416" style:family="text">
      <style:text-properties officeooo:rsid="3ecf313d"/>
    </style:style>
    <style:style style:name="T1417" style:family="text">
      <style:text-properties officeooo:rsid="3ed08d8f"/>
    </style:style>
    <style:style style:name="T1418" style:family="text">
      <style:text-properties officeooo:rsid="26355609"/>
    </style:style>
    <style:style style:name="T1419" style:family="text">
      <style:text-properties officeooo:rsid="2636cf5e"/>
    </style:style>
    <style:style style:name="T1420" style:family="text">
      <style:text-properties officeooo:rsid="26518df8"/>
    </style:style>
    <style:style style:name="T1421" style:family="text">
      <style:text-properties officeooo:rsid="265279a5"/>
    </style:style>
    <style:style style:name="T1422" style:family="text">
      <style:text-properties officeooo:rsid="2655425f"/>
    </style:style>
    <style:style style:name="T1423" style:family="text">
      <style:text-properties officeooo:rsid="26596532"/>
    </style:style>
    <style:style style:name="T1424" style:family="text">
      <style:text-properties officeooo:rsid="1a6edc2a"/>
    </style:style>
    <style:style style:name="T1425" style:family="text">
      <style:text-properties officeooo:rsid="26620d5f"/>
    </style:style>
    <style:style style:name="T1426" style:family="text">
      <style:text-properties officeooo:rsid="2662f9a0"/>
    </style:style>
    <style:style style:name="T1427" style:family="text">
      <style:text-properties officeooo:rsid="1eec2ec2"/>
    </style:style>
    <style:style style:name="T1428" style:family="text">
      <style:text-properties officeooo:rsid="2668ee3a"/>
    </style:style>
    <style:style style:name="T1429" style:family="text">
      <style:text-properties officeooo:rsid="266b2865"/>
    </style:style>
    <style:style style:name="T1430" style:family="text">
      <style:text-properties officeooo:rsid="266bfd6c"/>
    </style:style>
    <style:style style:name="T1431" style:family="text">
      <style:text-properties officeooo:rsid="266e4eaa"/>
    </style:style>
    <style:style style:name="T1432" style:family="text">
      <style:text-properties officeooo:rsid="26711a98"/>
    </style:style>
    <style:style style:name="T1433" style:family="text">
      <style:text-properties officeooo:rsid="2376f780"/>
    </style:style>
    <style:style style:name="T1434" style:family="text">
      <style:text-properties officeooo:rsid="182d5c9f"/>
    </style:style>
    <style:style style:name="T1435" style:family="text">
      <style:text-properties officeooo:rsid="267594b8"/>
    </style:style>
    <style:style style:name="T1436" style:family="text">
      <style:text-properties officeooo:rsid="1b05055c"/>
    </style:style>
    <style:style style:name="T1437" style:family="text">
      <style:text-properties officeooo:rsid="1543b540"/>
    </style:style>
    <style:style style:name="T1438" style:family="text">
      <style:text-properties officeooo:rsid="26772dde"/>
    </style:style>
    <style:style style:name="T1439" style:family="text">
      <style:text-properties officeooo:rsid="18c97d53"/>
    </style:style>
    <style:style style:name="T1440" style:family="text">
      <style:text-properties officeooo:rsid="2678ed44"/>
    </style:style>
    <style:style style:name="T1441" style:family="text">
      <style:text-properties officeooo:rsid="1839eb22"/>
    </style:style>
    <style:style style:name="T1442" style:family="text">
      <style:text-properties officeooo:rsid="20ced250"/>
    </style:style>
    <style:style style:name="T1443" style:family="text">
      <style:text-properties officeooo:rsid="267ad2fe"/>
    </style:style>
    <style:style style:name="T1444" style:family="text">
      <style:text-properties officeooo:rsid="1c546527"/>
    </style:style>
    <style:style style:name="T1445" style:family="text">
      <style:text-properties officeooo:rsid="191bb4a6"/>
    </style:style>
    <style:style style:name="T1446" style:family="text">
      <style:text-properties officeooo:rsid="1dd7f1d6"/>
    </style:style>
    <style:style style:name="T1447" style:family="text">
      <style:text-properties officeooo:rsid="25dfe54b"/>
    </style:style>
    <style:style style:name="T1448" style:family="text">
      <style:text-properties fo:font-size="12pt" officeooo:rsid="07a6c582" style:font-size-asian="12pt" style:font-size-complex="12pt"/>
    </style:style>
    <style:style style:name="T1449" style:family="text">
      <style:text-properties fo:font-size="12pt" officeooo:rsid="2686fb98"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Opuštěná pevnost</text:p>
      <text:p text:style-name="P83"/>
      <text:p text:style-name="P83"/>
      <text:p text:style-name="P84">dobrodružství pro hru</text:p>
      <text:p text:style-name="P237">D<text:span text:style-name="T1447">račák</text:span></text:p>
      <text:p text:style-name="P238"/>
      <text:p text:style-name="P236">podle staré školy</text:p>
      <text:p text:style-name="P235"/>
      <text:p text:style-name="P235"/>
      <text:p text:style-name="P234"/>
      <text:p text:style-name="P234"/>
      <text:p text:style-name="P234"/>
      <text:p text:style-name="P234"/>
      <text:p text:style-name="P234"/>
      <text:p text:style-name="P234"/>
      <text:p text:style-name="P23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49"><text:a xlink:type="simple" xlink:href="#__RefHeading___Toc5369_3707205463" text:style-name="Internet_20_link" text:visited-style-name="Internet_20_link">Místnosti</text:a><text:tab/>3</text:p>
          <text:p text:style-name="P245"><text:a xlink:type="simple" xlink:href="#__RefHeading___Toc14737_1055647853" text:style-name="Internet_20_link" text:visited-style-name="Internet_20_link">Okolí pevnosti</text:a><text:tab/>4</text:p>
          <text:p text:style-name="P245"><text:a xlink:type="simple" xlink:href="#__RefHeading___Toc2924_1905480466" text:style-name="Internet_20_link" text:visited-style-name="Internet_20_link">Trosky pevnosti</text:a><text:tab/>4</text:p>
          <text:p text:style-name="P245"><text:a xlink:type="simple" xlink:href="#__RefHeading___Toc2926_1905480466" text:style-name="Internet_20_link" text:visited-style-name="Internet_20_link">První podzemní patro</text:a><text:tab/>11</text:p>
          <text:p text:style-name="P245"><text:a xlink:type="simple" xlink:href="#__RefHeading___Toc2928_1905480466" text:style-name="Internet_20_link" text:visited-style-name="Internet_20_link">Druhé podzemní patro</text:a><text:tab/>27</text:p>
          <text:p text:style-name="P249"><text:a xlink:type="simple" xlink:href="#__RefHeading___Toc2930_1905480466" text:style-name="Internet_20_link" text:visited-style-name="Internet_20_link">Konec dobrodružství</text:a><text:tab/>50</text:p>
          <text:p text:style-name="P249"><text:a xlink:type="simple" xlink:href="#__RefHeading___Toc5831_1424409582" text:style-name="Internet_20_link" text:visited-style-name="Internet_20_link">Cena pokladů</text:a><text:tab/>51</text:p>
        </text:index-body>
      </text:table-of-content>
      <text:p text:style-name="P160"/>
      <text:p text:style-name="P132"/>
      <text:p text:style-name="P132"/>
      <text:p text:style-name="P132"/>
      <text:p text:style-name="P132"/>
      <text:p text:style-name="P4"/>
      <text:p text:style-name="P4"/>
      <text:p text:style-name="P4"/>
      <text:p text:style-name="P4"/>
      <text:p text:style-name="P4"/>
      <text:p text:style-name="P4"/>
      <text:p text:style-name="P4"/>
      <text:p text:style-name="P4"/>
      <text:p text:style-name="P159"><text:span text:style-name="T1448">Verze 0.</text:span><text:span text:style-name="T1449">5</text:span><text:span text:style-name="T1"> </text:span><text:span text:style-name="T2">(for Gamecon 2019)</text:span></text:p>
      <text:h text:style-name="Heading_20_1" text:outline-level="1"><text:bookmark-start text:name="__RefHeading___Toc5369_3707205463"/>Místnosti<text:bookmark-end text:name="__RefHeading___Toc5369_3707205463"/></text:h>
      <text:p text:style-name="P78">Pokud není řečeno jinak:</text:p>
      <text:list xml:id="list182581008" text:style-name="L1">
        <text:list-item>
          <text:p text:style-name="P251"><text:span text:style-name="T1052">V</text:span><text:span text:style-name="T204">šude v⁠ podzemí je tma.</text:span></text:p>
        </text:list-item>
        <text:list-item>
          <text:p text:style-name="P252"><text:span text:style-name="T1104">C</text:span>hodby jsou 2 metry široké, <text:span text:style-name="T1141">s</text:span>tropy chodeb i⁠ místností jsou 3 metry vysoké.</text:p>
        </text:list-item>
        <text:list-item>
          <text:p text:style-name="P252">Stěny, strop i⁠ podlaha jsou pokryté dlaždicemi z⁠ tvrdého kamene poskládanými s⁠ takovou přesností, že se do spáry nevejde <text:span text:style-name="T1051">čepel</text:span> nože.</text:p>
          <text:list>
            <text:list-item>
              <text:p text:style-name="P253">Pod dlaždicemi je obvykle pevná skála, místy <text:span text:style-name="T1142">ale jen</text:span> suť a⁠ hlína (skalní masív pod pevností není úplně jednolitý).</text:p>
            </text:list-item>
          </text:list>
        </text:list-item>
        <text:list-item text:start-value="1">
          <text:p text:style-name="P252"><text:span text:style-name="T236">O</text:span><text:span text:style-name="T235">byčejné dveře jsou dřevěné s⁠ kovovými panty.</text:span></text:p>
          <text:list>
            <text:list-item>
              <text:p text:style-name="P254"><text:span text:style-name="T235">D</text:span><text:span text:style-name="T3">ají se vyrazit ramenem.</text:span></text:p>
            </text:list-item>
            <text:list-item>
              <text:p text:style-name="P255">Pokud mají zámek, jde otevřít šperhákem.</text:p>
            </text:list-item>
          </text:list>
        </text:list-item>
        <text:list-item>
          <text:p text:style-name="P252"><text:span text:style-name="T236">B</text:span><text:span text:style-name="T235">ytelné dveře jsou z⁠ </text:span><text:span text:style-name="T246">tvrdého</text:span><text:span text:style-name="T235"> dřeva zpev</text:span><text:span text:style-name="T245">něného</text:span><text:span text:style-name="T235"> kováním.</text:span></text:p>
          <text:list>
            <text:list-item>
              <text:p text:style-name="P254"><text:span text:style-name="T244">D</text:span><text:span text:style-name="T3">ají </text:span><text:span text:style-name="T244">se vyrazit</text:span><text:span text:style-name="T3"> jen beranidlem, </text:span><text:span text:style-name="T261">případně</text:span><text:span text:style-name="T3"> „otevřít“ sekerou či jiným vhodným nástrojem.</text:span></text:p>
            </text:list-item>
            <text:list-item>
              <text:p text:style-name="P256">Zámk<text:span text:style-name="T1422">y</text:span> v⁠ bytelných dveřích <text:span text:style-name="T1422">jsou komplikované – s dovedností </text:span><text:span text:style-name="T404">otevírání zámků</text:span><text:span text:style-name="T1422"> jdou otevřít pomocí paklíčů, ale zabere to několik desítek minut.</text:span></text:p>
            </text:list-item>
            <text:list-item>
              <text:p text:style-name="P256"><text:span text:style-name="T1422">Jdou také</text:span> vylomit hrubou silou (třeba dlátem a⁠ kladivem).</text:p>
            </text:list-item>
          </text:list>
        </text:list-item>
        <text:list-item>
          <text:p text:style-name="P257"><text:soft-page-break/>Truhly u⁠ postelí jsou dřevěné s⁠ železnými panty a⁠ <text:span text:style-name="T1139">kováním</text:span>. <text:span text:style-name="T1378">Mají vnitřní zámek.</text:span></text:p>
          <text:list>
            <text:list-item>
              <text:p text:style-name="P257">Zámky na truhlách se dají otevřít šperhákem <text:span text:style-name="T1380">nebo</text:span> vylomit. <text:span text:style-name="T1380">Pokud jsou visací, tak i⁠ uštípnout nebo</text:span> urazit.</text:p>
            </text:list-item>
            <text:list-item>
              <text:p text:style-name="P257">Truhly je také možné „otevřít“ sekerou, páčidlem nebo jiným vhodným nástrojem.</text:p>
            </text:list-item>
          </text:list>
        </text:list-item>
      </text:list>
      <text:h text:style-name="P499" text:outline-level="2"><text:bookmark-start text:name="__RefHeading___Toc14737_1055647853"/>Okolí pevnosti<text:bookmark-end text:name="__RefHeading___Toc14737_1055647853"/></text:h>
      <text:p text:style-name="P143"><text:span text:style-name="T1421">Okolí pevnosti</text:span> je území divokého kmene orků. <text:span text:style-name="T1420">Většina orských bojovníků ale zahynula v boji se skupinou elfů, která zde byla před postavami. Postavy tedy mohou bez obav přenocovat v lese, nasbírat nebo nalovit zásoby, vyrobit louče a podobně. V okolí je také dostatek pitné vody.</text:span></text:p>
      <text:h text:style-name="Heading_20_2" text:outline-level="2"><text:bookmark-start text:name="__RefHeading___Toc2924_1905480466"/>Trosky pevnosti<text:bookmark-end text:name="__RefHeading___Toc2924_1905480466"/></text:h>
      <text:p text:style-name="P85"><text:span text:style-name="T351">Pevnost stojí na vysoké, </text:span><text:span text:style-name="T353">strm</text:span><text:span text:style-name="T351">é skále. </text:span><text:span text:style-name="T352">Ze západu k⁠ ní vede kamenný most.</text:span></text:p>
      <text:p text:style-name="P86">Pokud se hráči rozhodnou celou pevnost obejít a⁠ <text:span text:style-name="T1140">prohlédnout si ji ze všech stran</text:span>:</text:p>
      <text:list xml:id="list2862965037" text:style-name="L2">
        <text:list-item>
          <text:p text:style-name="P264">Cimbuří je sice pobořené, ale hradby nejsou nikde provalené.</text:p>
        </text:list-item>
        <text:list-item>
          <text:p text:style-name="P265">Mezi boční věží a⁠ pevností zřejmě kdysi býval můstek, nyní je ale zřícený. Věž <text:span text:style-name="T1422">má základnu</text:span> níž než zbytek pevnosti, takže můstek vedl do horního patra. <text:span text:style-name="T1422">Zhruba 5 metrů nad zemí</text:span> tam <text:span text:style-name="T1422">je</text:span> vidět obdélníkový vstup <text:span text:style-name="T1422">bez dveří</text:span>.</text:p>
        </text:list-item>
      </text:list>
      <text:p text:style-name="P127"><text:soft-page-break/>Nejjednodušší přístupová cesta do pevnosti je po mostě (do A1). Dále je možné vyšplhat v⁠ místech, kde býval můstek <text:span text:style-name="T1422">k boční věži, a to buď buď</text:span> do věže <text:span text:style-name="T1422">(A8)</text:span>, nebo <text:span text:style-name="T1381">přímo</text:span> do pevnosti <text:span text:style-name="T1422">(A7)</text:span>. Poslední možnost je vyšplhat po příkrém skalním masivu, na kterém pevnost stojí, a⁠ přelézt hradby (do A3):</text:p>
      <text:list xml:id="list2509915171" text:style-name="L3">
        <text:list-item>
          <text:p text:style-name="P266"><text:span text:style-name="T1019">Hradby jsou kolmé a⁠ </text:span>hladk<text:span text:style-name="T1018">é</text:span>, není za co se chytit <text:span text:style-name="T1382">(pomůže například zatlučení skob).</text:span></text:p>
        </text:list-item>
      </text:list>
      <text:h text:style-name="P500" text:outline-level="3"><text:bookmark-start text:name="__RefHeading___Toc6803_3060678587"/>A1 – most<text:bookmark-end text:name="__RefHeading___Toc6803_3060678587"/></text:h>
      <text:p text:style-name="P32">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10">(karta </text:span><text:span text:style-name="T1374">přízrak</text:span><text:span text:style-name="T710">)</text:span>.</text:p>
      <text:list xml:id="list1804449435" text:style-name="L4">
        <text:list-item>
          <text:p text:style-name="P267"><text:span text:style-name="T1329">Drží</text:span> kopí a⁠ <text:span text:style-name="T1330">štít</text:span>.</text:p>
        </text:list-item>
        <text:list-item>
          <text:p text:style-name="P268">Tam, kde jsou hradby pobořené, <text:span text:style-name="T1105">chodí vzduchem</text:span>, jako kdyby pro něj zřícené nebyly.</text:p>
        </text:list-item>
        <text:list-item>
          <text:p text:style-name="P269">Postav si nebude všímat.</text:p>
        </text:list-item>
        <text:list-item>
          <text:p text:style-name="P270">Když se s⁠ ním postavy pokusí komunikovat:</text:p>
          <text:list>
            <text:list-item>
              <text:p text:style-name="P270">Hýbe ústy, jako kdyby mluvil, ale není nic slyšet (protože je nehmotný).</text:p>
            </text:list-item>
            <text:list-item>
              <text:p text:style-name="P331">Jediný způsob, jak se s⁠ ním <text:span text:style-name="T1008">lze mluvit</text:span>, je použít kouzlo <text:span text:style-name="T295">p</text:span><text:span text:style-name="T282">řenos myšlenek.</text:span><text:span text:style-name="T605"> </text:span><text:span text:style-name="T754">Umí ale pouze staroeflsky, takže kouzlo musí seslat postava s touto dovedností, jinak mu nebude rozumět.</text:span></text:p>
              <text:list>
                <text:list-item>
                  <text:p text:style-name="P332"><text:soft-page-break/>S⁠ postavami bude jednat, jako kdyby to byli návštěvníci pevnosti.</text:p>
                </text:list-item>
                <text:list-item>
                  <text:p text:style-name="P332">Bude se tvářit, jako že je všechno v⁠ pořádku, pevnost stále stojí a⁠ on má rozkaz <text:span text:style-name="T1009">b</text:span>ránit ji před orky a⁠ gobliny.</text:p>
                </text:list-item>
                <text:list-item>
                  <text:p text:style-name="P333">V⁠ případě jakýchkoliv otázek postavy odkáže na velitele pevnosti, urozeného pána <text:span text:style-name="T1422">Haganaha</text:span> (ten je ovšem už několik staletí mrtvý).</text:p>
                </text:list-item>
              </text:list>
            </text:list-item>
          </text:list>
        </text:list-item>
        <text:list-item>
          <text:p text:style-name="P334">⚔ Když jej postavy napadnou, bude se bránit, ale nebude je pronásledovat. Je nehmotný, takže ho nejspíš nemají jak zranit (o⁠ <text:span text:style-name="T1103">boji s⁠ přízrakem</text:span> viz B1<text:span text:style-name="T1099">4</text:span>).</text:p>
        </text:list-item>
        <text:list-item>
          <text:p text:style-name="P335">Když někdo vstoupí do Belerovnovy <text:span text:style-name="T1102">svatyně</text:span> (místnost B1<text:span text:style-name="T1099">4</text:span>), <text:span text:style-name="T1007">přízrak se tam teleportuje (a⁠ tedy z⁠ hradeb zmizí).</text:span></text:p>
        </text:list-item>
      </text:list>
      <text:h text:style-name="P501" text:outline-level="3">A<text:span text:style-name="T1006">2</text:span> – brána</text:h>
      <text:p text:style-name="P36"><text:span text:style-name="Emphasis"><text:span text:style-name="T1220">♨</text:span></text:span><text:span text:style-name="Emphasis"><text:span text:style-name="T1211"><text:tab/></text:span></text:span><text:span text:style-name="Emphasis"><text:span text:style-name="T1212">J</text:span></text:span><text:span text:style-name="T1348">e zde cítit silný mrtvolný zápach.</text:span></text:p>
      <text:p text:style-name="P29"><text:span text:style-name="T1106">Vyvrácená b</text:span>rána je <text:span text:style-name="T1106">porostlá mechem a⁠ popínavými rostlinami</text:span>. <text:span text:style-name="T1002">Chodba za ní nejspíš kdysi měla strop, zbývají už ale jen zbytky nosných oblouků. Jsou v⁠ ní dvě mrtvoly orků </text:span><text:span text:style-name="T737">(karta s obrázkem orka)</text:span><text:span text:style-name="T1002"> částečně ožrané od zvěře.</text:span></text:p>
      <text:list xml:id="list3829405643" text:style-name="L5">
        <text:list-item>
          <text:p text:style-name="P271">Pokud jsi ještě orky nepopisoval:</text:p>
          <text:list>
            <text:list-item>
              <text:p text:style-name="P272">Orkové jsou o⁠ poznání větší než lidé. Mají tmavou, hnědozelenou kůži bez vlasů, <text:span text:style-name="T1004">rostou jim velké horní i⁠ dolní tesáky a⁠ místo nehtů mají krátké ostré drápy.</text:span></text:p>
            </text:list-item>
          </text:list>
        </text:list-item>
        <text:list-item>
          <text:p text:style-name="P273">Mrtvolně páchnou, ale <text:span text:style-name="T1003">jejich těla se ještě nezačala rozkládat.</text:span></text:p>
        </text:list-item>
      </text:list>
      <text:list xml:id="list696733923" text:style-name="L6">
        <text:list-item>
          <text:p text:style-name="P337"><text:soft-page-break/><text:span text:style-name="T756">M</text:span><text:span text:style-name="T563">ají</text:span><text:span text:style-name="T495"> o</text:span><text:span text:style-name="T494">blečenou lehkou orkskou zbroj </text:span><text:span text:style-name="T714">(pro postavy je moc velká)</text:span><text:span text:style-name="T492">,</text:span><text:span text:style-name="T495"> </text:span><text:span text:style-name="T502">na provaze </text:span><text:span text:style-name="T495">p</text:span><text:span text:style-name="T493">řes rameno </text:span><text:span text:style-name="T503">zavěšený </text:span><text:span text:style-name="T496">měch </text:span><text:span text:style-name="T756">(v jednom je voda, ve druhém pálenka)</text:span><text:span text:style-name="T498">,</text:span><text:span text:style-name="T496"> </text:span><text:span text:style-name="T498">n</text:span><text:span text:style-name="T497">a opasku kožený pytlík </text:span><text:span text:style-name="T756">(</text:span><text:span text:style-name="T497">se sušeným masem</text:span><text:span text:style-name="T756">)</text:span><text:span text:style-name="T497"> a⁠ </text:span><text:span text:style-name="T499">u⁠ </text:span><text:span text:style-name="T501">pasu</text:span><text:span text:style-name="T500"> </text:span><text:span text:style-name="T294">pazourkový nůž</text:span><text:span text:style-name="T500"> (karta). </text:span><text:span text:style-name="T607">Jeden má</text:span><text:span text:style-name="T606"> </text:span><text:span text:style-name="T392">kamennou palici</text:span><text:span text:style-name="T606"> (karta), </text:span><text:span text:style-name="T607">druhý</text:span><text:span text:style-name="T606"> jednoruční kyj (karta </text:span><text:span text:style-name="T335">kyj</text:span><text:span text:style-name="T606">).</text:span></text:p>
          <text:list>
            <text:list-item>
              <text:p text:style-name="P338"><text:span text:style-name="T517">Jeden z⁠ nich má u⁠ sebe m</text:span><text:span text:style-name="T461">alou </text:span><text:span text:style-name="T281">dřevěnou krabičku</text:span><text:span text:style-name="T461"> </text:span><text:span text:style-name="T491">(</text:span><text:span text:style-name="T598">karta)</text:span><text:span text:style-name="T491"> s⁠ </text:span><text:span text:style-name="T461">odsouvacím víkem.</text:span></text:p>
              <text:list>
                <text:list-item>
                  <text:p text:style-name="P338"><text:span text:style-name="T461">Uvnitř je silně aromatický </text:span><text:span text:style-name="T489">hnědý</text:span><text:span text:style-name="T461"> prášek.</text:span></text:p>
                  <text:list>
                    <text:list-item>
                      <text:p text:style-name="P339"><text:span text:style-name="T461">Ne</text:span><text:span text:style-name="T599">říkej</text:span><text:span text:style-name="T461"> hráčům, co prášek dělá, dokud to nějaká postava nevyzkouší. </text:span><text:span text:style-name="T599">Až to </text:span><text:span text:style-name="T600">zjistí</text:span><text:span text:style-name="T599">, vyměň jim kartu </text:span><text:span text:style-name="T436">dřevěná krabička</text:span><text:span text:style-name="T599"> za kartu </text:span><text:span text:style-name="T436">povzbuzující droga</text:span><text:span text:style-name="T599">. </text:span></text:p>
                    </text:list-item>
                    <text:list-item>
                      <text:p text:style-name="P338"><text:span text:style-name="T461">Je to </text:span><text:span text:style-name="T489">6</text:span><text:span text:style-name="T488"> dávek</text:span><text:span text:style-name="T461"> šňupací drog</text:span><text:span text:style-name="T488">y</text:span><text:span text:style-name="T461">. </text:span><text:span text:style-name="T489">Způsobuje </text:span><text:span text:style-name="T490">omamný pocit síly a⁠ nezranitelnosti. Zhruba po hodině účinek vyprchá a⁠ na další hodinu zbude nepříjemná hořká pachuť v⁠ ústech.</text:span></text:p>
                    </text:list-item>
                  </text:list>
                </text:list-item>
              </text:list>
            </text:list-item>
          </text:list>
        </text:list-item>
        <text:list-item>
          <text:p text:style-name="P274"><text:span text:style-name="T1010">L</text:span>eží, jako kdyby padli, když se snažili dostat dovnitř.<text:span text:style-name="T1005"> Mají v⁠ sobě zepředu zabodané šípy. Další šípy jsou zapíchané do vnitřku brány, případně leží opodál (všechny zřejmě mířily na orky, ale ne všechny zasáhly).</text:span></text:p>
          <text:list>
            <text:list-item>
              <text:p text:style-name="P275"><text:span text:style-name="T1100">Žádné ze zranění od šípů nevypadá smrtelně</text:span>. <text:span text:style-name="T1107">Oba orky zřejmě zabilo něco jiného: </text:span><text:span text:style-name="T1195">Zčernalá díra zhruba o⁠ velikosti vlašského ořechu, která prochází hrudí skrz naskrz.</text:span></text:p>
            </text:list-item>
            <text:list-item>
              <text:p text:style-name="P341"><text:span text:style-name="T755">Šípy jsou nové, s⁠ kvalitním ocelovým hrotem (6 jich jde stále</text:span><text:span text:style-name="T461"> použít</text:span><text:span text:style-name="T713">)</text:span><text:span text:style-name="T461">.</text:span></text:p>
            </text:list-item>
          </text:list>
        </text:list-item>
      </text:list>
      <text:h text:style-name="P502" text:outline-level="3"><text:soft-page-break/>A3 – nádvoří</text:h>
      <text:p text:style-name="P39">Ruiny jsou prorostlé travou a⁠ nízkými keři, na několika místech se uchytily nízké stromy. V⁠ místnostech jsou křížem krážem popadané nosné stropní trámy. Zdi jsou pobořené, střechy dávno zřícené, všude je spousta suti a⁠ pavučin. <text:span text:style-name="T1406">Uprostřed nádvoří je studna. Na keřích kolem ní jsou pavučiny obzvláště husté.</text:span></text:p>
      <text:list xml:id="list3117459765" text:style-name="L7">
        <text:list-item>
          <text:p text:style-name="P342">Celou pevnost ber jako jednu místnost – když ji hráči prohledají, narazí na následující zajímavé detaily <text:span text:style-name="T1016">(v⁠ libovolném pořadí – řiď se tím, kudy jdou)</text:span>:</text:p>
          <text:list>
            <text:list-item>
              <text:p text:style-name="P342">studna (A<text:span text:style-name="T1012">4</text:span>)</text:p>
            </text:list-item>
            <text:list-item>
              <text:p text:style-name="P342">mňoukání (A<text:span text:style-name="T1012">5</text:span>)</text:p>
            </text:list-item>
            <text:list-item>
              <text:p text:style-name="P342">pozůstatky po táboru elfů <text:span text:style-name="T1011">(A6)</text:span></text:p>
            </text:list-item>
            <text:list-item>
              <text:p text:style-name="P342"><text:span text:style-name="T635">zřícený m</text:span><text:span text:style-name="T636">ů</text:span><text:span text:style-name="T635">stek na boční věž (A7)</text:span></text:p>
            </text:list-item>
          </text:list>
        </text:list-item>
      </text:list>
      <text:h text:style-name="Heading_20_3" text:outline-level="3"><text:span text:style-name="T960">A4 – s</text:span>tudna</text:h>
      <text:p text:style-name="P30"><text:span text:style-name="T961">Studna je hluboká a⁠ p</text:span>lná nepřirozeně velkých pavučin.</text:p>
      <text:list xml:id="list3607292534" text:style-name="L8">
        <text:list-item>
          <text:p text:style-name="P344"><text:span text:style-name="T1423">Je v nich spousta</text:span> <text:span text:style-name="T1053">různě velkých</text:span> pavouků –<text:span text:style-name="T1053"> největší jsou asi jako dlaň</text:span>.</text:p>
          <text:list>
            <text:list-item>
              <text:p text:style-name="P345"><text:span text:style-name="T1143">J</text:span>sou sice jedovatí, ale nejsou nebezpeční – na postavy útočit nebudou, naopak se jim klidí z⁠ cesty.</text:p>
            </text:list-item>
          </text:list>
        </text:list-item>
        <text:list-item>
          <text:p text:style-name="P343"><text:span text:style-name="T225">Skrz pavučiny ve studni je</text:span><text:span text:style-name="T5"> díra</text:span><text:span text:style-name="T6">, jako kdyby </text:span><text:span text:style-name="T7">jimi</text:span><text:span text:style-name="T6"> nedávno </text:span><text:span text:style-name="T7">pro</text:span><text:span text:style-name="T6">padl nějaký velký předmět. </text:span><text:span text:style-name="T263">Zčásti</text:span><text:span text:style-name="T5"> jsou už ale upředeny nové.</text:span></text:p>
        </text:list-item>
        <text:list-item>
          <text:p text:style-name="P346">Dolů není vidět, dokud tam postavy něčím neposvítí. <text:span text:style-name="T1383">Hladina je 15 metrů hluboko.</text:span></text:p>
          <text:list>
            <text:list-item>
              <text:p text:style-name="P347"><text:soft-page-break/>5 metrů nad hladinou do studny ústí boční chodba (viz C1). <text:span text:style-name="T1424">Dá se tam celkem snadno sešplhat (i⁠ bez lana).</text:span></text:p>
            </text:list-item>
          </text:list>
        </text:list-item>
      </text:list>
      <text:h text:style-name="Heading_20_3" text:outline-level="3">A<text:span text:style-name="T1013">5</text:span> – bývalá kuchyně</text:h>
      <text:p text:style-name="P135"><text:span text:style-name="T1319">🔊</text:span><text:span text:style-name="T1313"><text:tab/></text:span><text:span text:style-name="T361">Ze zdi</text:span><text:span text:style-name="T360"> se ozývá </text:span><text:span text:style-name="T362">slabé,</text:span><text:span text:style-name="T360"> mnohohlasné </text:span><text:span text:style-name="T456">mňoukání</text:span><text:span text:style-name="T360">.</text:span></text:p>
      <text:p text:style-name="P65"><text:span text:style-name="T937">👣</text:span><text:span text:style-name="T1407"> Všude po místnosti je spousta černých chlupů (kočičích).</text:span></text:p>
      <text:p text:style-name="P134"><text:span text:style-name="T1230">▸<text:tab/></text:span><text:span text:style-name="T215">Ve zdi, odkud se ozývá </text:span><text:span text:style-name="T250">mňoukání</text:span><text:span text:style-name="T215">, je š</text:span><text:span text:style-name="T9">ikmá </text:span><text:span text:style-name="T219">šachta</text:span><text:span text:style-name="T9"> dolů </text:span><text:span text:style-name="T251">(</text:span><text:span text:style-name="T274">sloužila ke spouštění zásob </text:span><text:span text:style-name="T251">do místnosti B5)</text:span><text:span text:style-name="T9">.</text:span></text:p>
      <text:p text:style-name="P240"><text:span text:style-name="T1223">♨</text:span><text:span text:style-name="T1224"> <text:s/></text:span><text:span text:style-name="T46">Ze </text:span><text:span text:style-name="T51">šachty</text:span><text:span text:style-name="T46"> je cítit kočičí zápach.</text:span></text:p>
      <text:p text:style-name="P241"><text:span text:style-name="T194">👣</text:span><text:span text:style-name="T132"> </text:span><text:span text:style-name="T133">U</text:span><text:span text:style-name="T134">vnitř </text:span><text:span text:style-name="T63">šachty</text:span><text:span text:style-name="T134"> jsou černé chlupy (kočičí), stejné jako v místnosti.</text:span></text:p>
      <text:list xml:id="list3831404005" text:style-name="L9">
        <text:list-item>
          <text:p text:style-name="P348"><text:span text:style-name="T271">Šachta m</text:span><text:span text:style-name="T216">á obdélníkový průřez a⁠ j</text:span><text:span text:style-name="T217">e poměrně úzká – </text:span><text:span text:style-name="T218">asi jako</text:span><text:span text:style-name="T217"> pecen chleba </text:span><text:span text:style-name="T247">(ž</text:span><text:span text:style-name="T217">ádná z⁠ postav tudy rozhodně neproleze</text:span><text:span text:style-name="T247">)</text:span><text:span text:style-name="T217">. </text:span><text:span text:style-name="T8">Do</text:span><text:span text:style-name="T9"> </text:span><text:span text:style-name="T271">její </text:span><text:span text:style-name="T9">spodní </text:span><text:span text:style-name="T8">st</text:span><text:span text:style-name="T220">ěny </text:span><text:span text:style-name="T221">jsou</text:span><text:span text:style-name="T8"> vsazeny </text:span><text:span text:style-name="T222">r</text:span><text:span text:style-name="T264">ezav</text:span><text:span text:style-name="T222">é </text:span><text:span text:style-name="T247">kolejnice</text:span><text:span text:style-name="T222">.</text:span></text:p>
        </text:list-item>
      </text:list>
      <text:h text:style-name="P503" text:outline-level="3">A6 – pozůstatky po tábořišti</text:h>
      <text:p text:style-name="P41">Na nádvoří je z⁠ kamenů poskládané <text:span text:style-name="T1182">ohniště</text:span><text:span text:style-name="T1017">.</text:span> <text:span text:style-name="T1015">Kolem jsou do kruhu rozestavěné větší balvany a⁠ kusy nosných trámů, zřejmě na sezení. O⁠ kus dál je u⁠ stěny </text:span><text:span text:style-name="T1176">hromada</text:span><text:span text:style-name="T1015"> toren, pokrývek a⁠ dalších věcí.</text:span></text:p>
      <text:p text:style-name="P148"><text:span text:style-name="T828">👣</text:span><text:span text:style-name="T757"> </text:span><text:span text:style-name="T758">Po celém</text:span><text:span text:style-name="T757"> tábořišti jsou stopy boje: ohniště je rozkopnuté a někdo v něm dupal a roznesl popel okolo, v trávě jsou </text:span><text:span text:style-name="T758">rozházené</text:span><text:span text:style-name="T757"> zbytky jídla a pár kusů dřevěného nádobí – pohár, miska s⁠ plesnivými zbytky kaše, do země zašlápnutá zlomená lžíce. <text:s/>Všude je zaschlá krev.</text:span></text:p>
      <text:p text:style-name="P130"><text:soft-page-break/><text:span text:style-name="T1271">▸<text:tab/></text:span><text:span text:style-name="T612">Na</text:span><text:span text:style-name="T882"> </text:span><text:span text:style-name="T917">hromadě</text:span><text:span text:style-name="T612"> u⁠ stěny je 5 toren (</text:span><text:span text:style-name="T716">š</text:span><text:span text:style-name="T608">pinavé, ale funkční – </text:span><text:span text:style-name="T716">s</text:span><text:span text:style-name="T609">tejné se dají koupit ve městě</text:span><text:span text:style-name="T612">), 5 pokrývek (</text:span><text:span text:style-name="T611">nasáklé deštěm a⁠ začínají plesnivět</text:span><text:span text:style-name="T612">), </text:span><text:span text:style-name="T611">3 křesadla </text:span><text:span text:style-name="T610">(t</text:span><text:span text:style-name="T611">roud </text:span><text:span text:style-name="T610">je zvlhlý a⁠ </text:span><text:span text:style-name="T611">nepoužitelný</text:span><text:span text:style-name="T610">), </text:span><text:span text:style-name="T717">z</text:span><text:span text:style-name="T611">bytky trvanlivého jídla</text:span><text:span text:style-name="T610">, lojové svíce</text:span><text:span text:style-name="T613">, </text:span><text:span text:style-name="T715">2 celty (stále funkční).</text:span></text:p>
      <text:h text:style-name="Heading_20_3" text:outline-level="3"><text:span text:style-name="T998">A7</text:span> – zřícený můstek k⁠ boční věži</text:h>
      <text:p text:style-name="P111"><text:span text:style-name="Emphasis"><text:span text:style-name="T1220">♨</text:span></text:span><text:span text:style-name="Emphasis"><text:span text:style-name="T1211"><text:tab/></text:span></text:span><text:span text:style-name="Emphasis"><text:span text:style-name="T1212">J</text:span></text:span><text:span text:style-name="T363">e </text:span><text:span text:style-name="T366">zde</text:span><text:span text:style-name="T363"> cítit mrtvolný zápach.</text:span></text:p>
      <text:p text:style-name="P42"><text:span text:style-name="T1144">Věž má základy zhruba pět metrů pod úrovní nádvoří pevnosti. Z pevnosti k ní vedl můstek, nyní je ale zřícený. </text:span>Na zemi před ním leží <text:span text:style-name="T1148">mrtvý elf</text:span>.</text:p>
      <text:p text:style-name="P149"><text:span text:style-name="T1271">▸<text:tab/></text:span><text:span text:style-name="T1302">Mrtvý e</text:span><text:span text:style-name="T1303">lf</text:span><text:span text:style-name="T1271"> </text:span><text:span text:style-name="T1272">má</text:span><text:span text:style-name="T759"> oblečenou </text:span><text:span text:style-name="T405">lehkou zbroj</text:span><text:span text:style-name="T759"> (karta). </text:span><text:span text:style-name="T541">Jeho oblečení je potrhané a⁠ pokryté krví, ale stále </text:span><text:span text:style-name="T542">jde</text:span><text:span text:style-name="T541"> poznat, že to </text:span><text:span text:style-name="T614">byl</text:span><text:span text:style-name="T541"> oděv </text:span><text:span text:style-name="T543">bohatého měšťana</text:span><text:span text:style-name="T541">. </text:span><text:span text:style-name="T760">J</text:span><text:span text:style-name="T761">eho tvář je rozbitá k⁠ nepoznání. Na těle má smrtelné rány od těžkých, drtivých zbraní. </text:span><text:span text:style-name="T764">Mrtvol</text:span><text:span text:style-name="T766">a</text:span><text:span text:style-name="T764"> páchne </text:span><text:span text:style-name="T765">a je částečně ožran</text:span><text:span text:style-name="T766">á</text:span><text:span text:style-name="T765"> od drobné zvěře</text:span><text:span text:style-name="T764"> </text:span><text:span text:style-name="T615">(</text:span><text:span text:style-name="T765">leží tu určitě </text:span><text:span text:style-name="T766">už</text:span><text:span text:style-name="T765"> několik dní</text:span><text:span text:style-name="T616">)</text:span><text:span text:style-name="T764">.</text:span></text:p>
      <text:list xml:id="list2474551186" text:style-name="L10">
        <text:list-item>
          <text:p text:style-name="P349"><text:span text:style-name="T762">N</text:span><text:span text:style-name="T765">a hrudi má pod zbrojí zastrčený nějaký papír, kousek z něj čouhá ven.</text:span></text:p>
          <text:list>
            <text:list-item>
              <text:p text:style-name="P349"><text:span text:style-name="T765">Je to</text:span><text:span text:style-name="T762"> pomačkaný, ale stále </text:span><text:span text:style-name="T763">čitelný</text:span><text:span text:style-name="T762"> svitek s⁠ kouzlem </text:span><text:span text:style-name="T406">kulový blesk</text:span><text:span text:style-name="T762"> (karta).</text:span></text:p>
            </text:list-item>
          </text:list>
        </text:list-item>
      </text:list>
      <text:list xml:id="list2770314796" text:style-name="L11">
        <text:list-item>
          <text:p text:style-name="P350"><text:span text:style-name="T461">Na opasku má přetržený řemínek (</text:span><text:span text:style-name="T765">měl na něm přivázaný měšec, ten mu ale orkové sebrali</text:span><text:span text:style-name="T461">)</text:span><text:span text:style-name="T281">.</text:span></text:p>
        </text:list-item>
      </text:list>
      <text:p text:style-name="P73"><text:span text:style-name="T207">Několik</text:span><text:span text:style-name="T930"> možností</text:span><text:span text:style-name="T928">, jak se dostat </text:span><text:span text:style-name="T931">do věže</text:span><text:span text:style-name="T962"> (hráči mohou samozřejmě vymyslet i⁠ další)</text:span>:</text:p>
      <text:list xml:id="list82745672" text:style-name="L12">
        <text:list-item>
          <text:p text:style-name="P351">Vyšplhat po <text:span text:style-name="T963">skále a⁠ po stěně věže</text:span>.</text:p>
          <text:list>
            <text:list-item>
              <text:p text:style-name="P352"><text:span text:style-name="T461">Po skále se šplhá dobře, ale stěna věže je hladká, není za co se chytit </text:span><text:span text:style-name="T718">(p</text:span><text:span text:style-name="T1384">omůže například zatlučení skob).</text:span></text:p>
            </text:list-item>
          </text:list>
        </text:list-item>
        <text:list-item>
          <text:p text:style-name="P353"><text:soft-page-break/>Něčím přemostit zřícený můstek, <text:span text:style-name="T1145">nebo třeba zezdola přistavit žebřík (v⁠ pevnosti je spousta popadaných střešních trámů, některé z⁠ nich určitě půjdou použít).</text:span></text:p>
        </text:list-item>
        <text:list-item>
          <text:p text:style-name="P354">Přeskočit</text:p>
          <text:list>
            <text:list-item>
              <text:p text:style-name="P354">Je to dost daleko, ale s⁠ <text:span text:style-name="T1108">rozběhem to</text:span> zvládne každý, kdo nemá vážné zranění a⁠ <text:span text:style-name="T964">odloží zátěž.</text:span></text:p>
            </text:list-item>
          </text:list>
        </text:list-item>
      </text:list>
      <text:h text:style-name="Heading_20_3" text:outline-level="3">A<text:span text:style-name="T1014">8</text:span> – horní patro boční věže</text:h>
      <text:p text:style-name="P136"><text:span text:style-name="T296">Věž nemá strop ani střechu</text:span><text:span text:style-name="T281">, dírou nahoře je vidět obloha. </text:span><text:span text:style-name="T298">Podlaha je pokrytá troskami.</text:span><text:span text:style-name="T281"> </text:span><text:span text:style-name="T297">Dolů vede točité schodiště, </text:span><text:span text:style-name="T407">je ale pobořené a místy schody chybí úplně</text:span><text:span text:style-name="T297">.</text:span></text:p>
      <text:p text:style-name="P112"><text:span text:style-name="Emphasis"><text:span text:style-name="T1220"><text:tab/><text:tab/>♨</text:span></text:span><text:span text:style-name="Emphasis"><text:span text:style-name="T1211"> <text:s/></text:span></text:span><text:span text:style-name="Emphasis"><text:span text:style-name="T1213">Zezdola je</text:span></text:span><text:span text:style-name="T363"> cítit mrtvolný zápach.</text:span></text:p>
      <text:list xml:id="list1935762813" text:style-name="L13">
        <text:list-item>
          <text:p text:style-name="P355">O⁠ patro níž schodiště zčásti chybí, takže dolů se musí sešplhat (viz B<text:span text:style-name="T1073">7</text:span>).</text:p>
        </text:list-item>
      </text:list>
      <text:h text:style-name="Heading_20_2" text:outline-level="2"><text:bookmark-start text:name="__RefHeading___Toc2926_1905480466"/>První podzemní patro<text:bookmark-end text:name="__RefHeading___Toc2926_1905480466"/></text:h>
      <text:h text:style-name="P504" text:outline-level="3"><text:span text:style-name="T462">B</text:span><text:span text:style-name="T461">1 – dílna</text:span></text:h>
      <text:p text:style-name="P94"><text:span text:style-name="T1289">🚪<text:tab/></text:span><text:span text:style-name="T357">Z</text:span><text:span text:style-name="T320">avřené obyčejné dveře s⁠ </text:span><text:span text:style-name="T312">klik</text:span><text:span text:style-name="T358">ou</text:span><text:span text:style-name="T310"> </text:span><text:span text:style-name="T309">a⁠ </text:span><text:span text:style-name="T311">klíčovou dírk</text:span><text:span text:style-name="T358">o</text:span><text:span text:style-name="T312">u</text:span><text:span text:style-name="T309">.</text:span></text:p>
      <text:list xml:id="list501023154" text:style-name="L14">
        <text:list-item>
          <text:p text:style-name="P276">Jsou zamčené, klíč je v⁠ zámku zevnitř <text:span text:style-name="T1206">místnosti na kroužku spolu s⁠ dalšími dvěma klíči (karta </text:span><text:span text:style-name="T350">kroužek s⁠ klíči</text:span><text:span text:style-name="T1077">).</text:span></text:p>
          <text:list>
            <text:list-item>
              <text:p text:style-name="P356"><text:span text:style-name="T770">Klíče j</text:span><text:span text:style-name="T767">sou označené elfskými písmeny</text:span><text:span text:style-name="T768"> D</text:span><text:span text:style-name="T1035"> </text:span><text:span text:style-name="T135">(ten je v⁠ zámku), </text:span><text:span text:style-name="T136">K⁠ </text:span><text:span text:style-name="T137">a⁠ </text:span><text:span text:style-name="T1033">S</text:span><text:span text:style-name="T138">.</text:span></text:p>
            </text:list-item>
          </text:list>
        </text:list-item>
      </text:list>
      <text:list xml:id="list1937357270" text:style-name="L15">
        <text:list-item>
          <text:p text:style-name="P277"><text:span text:style-name="T248">Jdou vyrazit, </text:span><text:span text:style-name="T267">zámek jde vypáčit nebo otevřít šperhákem</text:span><text:span text:style-name="T248">.</text:span></text:p>
        </text:list-item>
      </text:list>
      <text:list xml:id="list161233817872254" text:continue-list="list501023154" text:style-name="L14">
        <text:list-item>
          <text:list>
            <text:list-item>
              <text:p text:style-name="P325"><text:soft-page-break/>Když se postavy pokusí dveře vyrazit <text:span text:style-name="T943">(nebo jinak hlasitě otevřít)</text:span>, zevnitř se ozve vyděšené vyjeknutí.</text:p>
              <text:list>
                <text:list-item>
                  <text:p text:style-name="P283"><text:span text:style-name="T945">Má ho na svědomí</text:span><text:span text:style-name="T943"> socha trpaslice </text:span><text:span text:style-name="T946">(</text:span><text:span text:style-name="T943">viz </text:span><text:span text:style-name="T945">popis místnosti)</text:span><text:span text:style-name="T943">.</text:span></text:p>
                </text:list-item>
              </text:list>
            </text:list-item>
          </text:list>
        </text:list-item>
      </text:list>
      <text:p text:style-name="P133"><text:span text:style-name="T395">V⁠ severní části místnosti je </text:span><text:span text:style-name="T459">pracovní stůl</text:span><text:span text:style-name="T395"> s⁠ </text:span><text:span text:style-name="T396">dřevěnou židlí a⁠ o⁠ stěnu opřených</text:span><text:span text:style-name="T395"> několik velkých kusů částečně opracovaného kamene. V⁠ </text:span><text:span text:style-name="T397">jižní části místnosti je výheň, malá kovadlina a⁠ </text:span><text:span text:style-name="T460">stolek</text:span><text:span text:style-name="T433"> s⁠ kovářským nářadím</text:span><text:span text:style-name="T397">. Hned vpravo za vchodem je na stěně </text:span><text:span text:style-name="T433">polička s</text:span><text:span text:style-name="T434">e zhasnutou</text:span><text:span text:style-name="T433">⁠ lucernou</text:span><text:span text:style-name="T897"> </text:span><text:span text:style-name="T898">(se zcela vyhořelou svíčkou)</text:span><text:span text:style-name="T474">. </text:span><text:span text:style-name="Emphasis"><text:span text:style-name="T965">Na stěně naproti vchodu je </text:span></text:span><text:span text:style-name="Emphasis"><text:span text:style-name="T1170">ozdobná deska</text:span></text:span><text:span text:style-name="Emphasis"><text:span text:style-name="T1201"> s </text:span></text:span><text:span text:style-name="Emphasis"><text:span text:style-name="T1191">nápis</text:span></text:span><text:span text:style-name="Emphasis"><text:span text:style-name="T1192">em</text:span></text:span><text:span text:style-name="Emphasis"><text:span text:style-name="T947">.</text:span></text:span><text:span text:style-name="Emphasis"><text:span text:style-name="T932">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819">.</text:span></text:span></text:p>
      <text:p text:style-name="P151"><text:span text:style-name="T1323">💬 </text:span><text:span text:style-name="T627">Říká </text:span><text:span text:style-name="T753">(starotrpaslicky)</text:span><text:span text:style-name="T627">: </text:span><text:span text:style-name="T355">„</text:span><text:span text:style-name="T354">Prosím, neubližujte mi!</text:span><text:span text:style-name="T355">“</text:span></text:p>
      <text:list xml:id="list4034071361" text:style-name="L16">
        <text:list-item>
          <text:p text:style-name="P358"><text:span text:style-name="T622">Mluví </text:span><text:span text:style-name="T623">hlubokým, dunivým hlasem</text:span><text:span text:style-name="T622">. </text:span><text:span text:style-name="T476">Vypadá vyděšeně a⁠ ubrečeně</text:span><text:span text:style-name="T289"> </text:span><text:span text:style-name="T476">(slzy samozřejmě nemá, je to socha).</text:span></text:p>
        </text:list-item>
      </text:list>
      <text:list xml:id="list3561851287" text:style-name="L17">
        <text:list-item>
          <text:p text:style-name="P359"><text:span text:style-name="T595">S⁠ postavami si ráda promluví, je tu stovky let sama</text:span><text:span text:style-name="T461">. </text:span><text:span text:style-name="T719">Je ale trochu prostoduchá, složitější témata jí budou dělat potíže.</text:span></text:p>
          <text:list>
            <text:list-item>
              <text:p text:style-name="P360"><text:span text:style-name="T595">U</text:span><text:span text:style-name="T719">mí starotrpaslicky a staroeflsky.</text:span></text:p>
            </text:list-item>
            <text:list-item>
              <text:p text:style-name="P284">Jmenuje se Agda.</text:p>
            </text:list-item>
            <text:list-item>
              <text:p text:style-name="P285"><text:span text:style-name="T1147">P</text:span>ůvodně <text:span text:style-name="T1147">byla</text:span> živá a⁠ trpěla nevyléčitelnou nemocí. Její otec j<text:span text:style-name="T1426">i</text:span> poslal za svým přítelem, elfským m<text:span text:style-name="T1138">istrem</text:span> <text:span text:style-name="T1405">Chemarem</text:span>, který slíbil, že jí pomůže.</text:p>
              <text:list>
                <text:list-item>
                  <text:p text:style-name="P361"><text:soft-page-break/><text:span text:style-name="T461">Jak přesně se z⁠ ní stala socha, si nepamatuje. </text:span><text:span text:style-name="T625">V</text:span><text:span text:style-name="T461">í jen, že pak všechna bolest ustala. </text:span><text:span text:style-name="T624">Brzy poté s⁠ </text:span><text:span text:style-name="T596">mistrem</text:span><text:span text:style-name="T624"> </text:span><text:span text:style-name="T770">Chemarem</text:span><text:span text:style-name="T624"> odcestovala </text:span><text:span text:style-name="T479">do této pevnosti. Pomáhala mu t</text:span><text:span text:style-name="T525">ady</text:span><text:span text:style-name="T479"> s⁠ prací, vařila v⁠ kuchyni, obsluhovala elfské vojáky v⁠ jídelně, uklízela – prostě cokoliv bylo potřeba.</text:span></text:p>
                </text:list-item>
              </text:list>
            </text:list-item>
            <text:list-item>
              <text:p text:style-name="P362"><text:span text:style-name="T477">O⁠ </text:span><text:span text:style-name="T461">podzemí toho moc </text:span><text:span text:style-name="T597">neví</text:span><text:span text:style-name="T461">, </text:span><text:span text:style-name="T480">je tady totiž </text:span><text:span text:style-name="T481">tak trochu</text:span><text:span text:style-name="T480"> uvězněná:</text:span></text:p>
              <text:list>
                <text:list-item>
                  <text:p text:style-name="P363">Chodba <text:span text:style-name="T1204">za dveřmi</text:span> doleva vede ke schodům dolů. Pod nimi je mříž, kterou nedokáž<text:span text:style-name="T1203">e</text:span> zvednout, ani se pod ní protáhnout. <text:span text:style-name="T1203">Z</text:span>a ní je spousta pavučin a⁠ škaredí pavouci! Tudy chod<text:span text:style-name="T989">íval</text:span>a pro vodu do studny.</text:p>
                </text:list-item>
                <text:list-item>
                  <text:p text:style-name="P363">Chodba doprava vede do skladu vody. Za ní je místnost se zřícenou podlahou, kde se bojí seskočit dolů, <text:span text:style-name="T1204">protože to je</text:span> strašně hluboko a⁠ jsou tam navíc <text:span text:style-name="T990">hrozně</text:span> velké ještěrky, které plivou <text:span text:style-name="T991">takový odporný</text:span> žlutý hlen.</text:p>
                </text:list-item>
                <text:list-item>
                  <text:p text:style-name="P364">Nedávno se tu něco dělo. Z<text:span text:style-name="T1204">prava</text:span> se ozývaly divoké výkřiky, možná se tam dokonce bojovalo. Strašně moc se bála, sem ale naštěstí nikdo nepřišel.</text:p>
                </text:list-item>
              </text:list>
            </text:list-item>
          </text:list>
        </text:list-item>
        <text:list-item>
          <text:p text:style-name="P286">Postavy <text:span text:style-name="T1205">ji</text:span> mohou přemluvit, aby <text:span text:style-name="T1205">šla s⁠ nimi</text:span>.</text:p>
          <text:list>
            <text:list-item>
              <text:p text:style-name="P370"><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287">Odmítne také dělat cokoliv krkolomného, jako třeba šplhat studnou nebo slézat do<text:span text:style-name="T1385">lů propadlým stropem</text:span>. Není na to dost ohebná.</text:p>
            </text:list-item>
          </text:list>
        </text:list-item>
        <text:list-item>
          <text:p text:style-name="P365"><text:soft-page-break/><text:span text:style-name="Emphasis"><text:span text:style-name="T848">⚔ </text:span></text:span><text:span text:style-name="Emphasis"><text:span text:style-name="T836">K</text:span></text:span><text:span text:style-name="Emphasis"><text:span text:style-name="T833">dyž na ni postavy zaútočí, </text:span></text:span><text:span text:style-name="Emphasis"><text:span text:style-name="T837">nebude se</text:span></text:span><text:span text:style-name="Emphasis"><text:span text:style-name="T833"> bránit: </text:span></text:span><text:span text:style-name="Emphasis"><text:span text:style-name="T837">schoulí se u⁠ stěny nebo na zemi, </text:span></text:span><text:span text:style-name="Emphasis"><text:span text:style-name="T833">případně se pokusí utéct (nemá moc kam, ale zkusit to může).</text:span></text:span></text:p>
        </text:list-item>
      </text:list>
      <text:p text:style-name="P150"><text:span text:style-name="T1273">▸<text:tab/></text:span><text:span text:style-name="T905">Pracovní s</text:span><text:span text:style-name="T906">tůl</text:span><text:span text:style-name="T619"> u⁠ </text:span><text:span text:style-name="T620">severní stěny</text:span><text:span text:style-name="T619"> m</text:span><text:span text:style-name="T617">á rozpraskanou dřevěnou desku a⁠ několik šuplíků. V⁠ </text:span><text:span text:style-name="T618">nich</text:span><text:span text:style-name="T84"> je </text:span><text:span text:style-name="T139">rozličné </text:span><text:span text:style-name="T85">k</text:span><text:span text:style-name="T140">amenické náčiní</text:span><text:span text:style-name="T84"> </text:span><text:span text:style-name="T139">(</text:span><text:span text:style-name="T475">zubák, šalírka, pemrlice, kružítko, hrst klínků, kamenické dláto, kamenická špice, kamenická palice</text:span><text:span text:style-name="T769">) a </text:span><text:span text:style-name="T851">š</text:span><text:span text:style-name="T849">pulka se stříbrnou nití</text:span><text:span text:style-name="T621"> (karta </text:span><text:span text:style-name="T331">stříbrná ni</text:span><text:span text:style-name="T408">ť</text:span><text:span text:style-name="T621">).</text:span></text:p>
      <text:list xml:id="list3260293413" text:style-name="L18">
        <text:list-item>
          <text:p text:style-name="P288">Stříbrná niť je jedna ze surovin potřebných na očarování rukavic pomocí svitku v⁠ C15.</text:p>
        </text:list-item>
      </text:list>
      <text:p text:style-name="P56"><text:span text:style-name="T1229">▸<text:tab/></text:span><text:span text:style-name="T1146">Na </text:span><text:span text:style-name="T1150">stolku</text:span><text:span text:style-name="T1187"> s⁠ kovářským</text:span><text:span text:style-name="T1182"> nářadím</text:span> <text:span text:style-name="T1425">leží pilník, kleště, průbojník a kovářské kladivo.</text:span></text:p>
      <text:p text:style-name="P88"><text:span text:style-name="T1273">▸<text:tab/></text:span><text:span text:style-name="T899">N</text:span><text:span text:style-name="T895">ápis na </text:span><text:span text:style-name="T908">ozdobné desce</text:span><text:span text:style-name="T895"> </text:span><text:span text:style-name="T900">na zdi </text:span><text:span text:style-name="T896">je ve staroelfštině.</text:span><text:span text:style-name="T461"> </text:span><text:span text:style-name="T626">Ř</text:span><text:span text:style-name="T461">íká:</text:span></text:p>
      <text:p text:style-name="P239"><text:span text:style-name="Emphasis"><text:span text:style-name="T942">„Klaním se před Tebou, Astro, stvořitelko hvězd, strážkyně moudrosti věků a⁠ tajemných umění.“</text:span></text:span></text:p>
      <text:h text:style-name="P505" text:outline-level="3"><text:span text:style-name="T462">B</text:span><text:span text:style-name="T461">2 – toaleta</text:span></text:h>
      <text:p text:style-name="P19"><text:span text:style-name="T1289">🚪<text:tab/></text:span><text:span text:style-name="T1290">Z</text:span><text:span text:style-name="T1124">avřené</text:span> <text:span text:style-name="T1096">obyčejné</text:span> dveře s⁠ klikou.</text:p>
      <text:list xml:id="list3804960793" text:style-name="L19">
        <text:list-item>
          <text:p text:style-name="P371"><text:span text:style-name="T642">Je na nich symbol ve tvaru kruhu: </text:span><text:span text:style-name="T1228">⚪</text:span></text:p>
        </text:list-item>
      </text:list>
      <text:p text:style-name="P11"><text:span text:style-name="T1081">Uvnitř je a</text:span>natomicky tvarovaná kamenná lavice s⁠ kruhovou dírou uprostřed.</text:p>
      <text:p text:style-name="Example_20_Header">Poznámka:</text:p>
      <text:p text:style-name="Example"><text:span text:style-name="T461">Tento popis je </text:span><text:span text:style-name="T568">společný</text:span><text:span text:style-name="T461"> pro </text:span><text:span text:style-name="T738">dvě</text:span><text:span text:style-name="T461"> místnosti (</text:span><text:span text:style-name="T567">obě</text:span><text:span text:style-name="T461"> jsou označené B</text:span><text:span text:style-name="T567">2</text:span><text:span text:style-name="T461">).</text:span></text:p>
      <text:h text:style-name="P506" text:outline-level="3"><text:soft-page-break/><text:span text:style-name="T462">B</text:span><text:span text:style-name="T1031">3</text:span><text:span text:style-name="T461"> – sklad vody</text:span></text:h>
      <text:p text:style-name="P14">Kolem stěn jsou <text:span text:style-name="T992">velké</text:span> <text:span text:style-name="T1153">sudy</text:span><text:span text:style-name="T992"> s⁠ víky. Na zemi stojí dvě vědra s⁠ prohnutou tyčí na nošení.</text:span></text:p>
      <text:p text:style-name="P131"><text:span text:style-name="T1229">▸<text:tab/></text:span>Na <text:span text:style-name="T1154">sudech</text:span> je <text:span text:style-name="T1426">špatně</text:span> čitelný nápis ve staroelfštině: <text:span text:style-name="T281">„Voda“</text:span>. <text:span text:style-name="T1325">Všechny jsou prázdné.</text:span></text:p>
      <text:h text:style-name="P507" text:outline-level="3"><text:span text:style-name="T462">B</text:span><text:span text:style-name="T1031">4</text:span><text:span text:style-name="T461"> – </text:span><text:span text:style-name="T484">sklad</text:span><text:span text:style-name="T482"> s⁠ propad</text:span><text:span text:style-name="T483">l</text:span><text:span text:style-name="T482">ou půlkou podlahy</text:span></text:h>
      <text:p text:style-name="P7">Ve východní části místnosti je <text:span text:style-name="T1148">propadl</text:span><text:span text:style-name="T1177">á</text:span><text:span text:style-name="T1148"> </text:span><text:span text:style-name="T1177">podlaha</text:span>. V⁠ západní části, kde ještě strop drží, je několik polorozpadlých <text:span text:style-name="T1148">beden</text:span>.</text:p>
      <text:p text:style-name="P129"><text:span text:style-name="T1271">▸<text:tab/></text:span><text:span text:style-name="T631">D</text:span><text:span text:style-name="T461">íra </text:span><text:span text:style-name="T739">pod </text:span><text:span text:style-name="T919">propadlou</text:span><text:span text:style-name="T918"> p</text:span><text:span text:style-name="T919">odlahou</text:span><text:span text:style-name="T461"> </text:span><text:span text:style-name="T632">je hluboká</text:span><text:span text:style-name="T461"> 3 metry a⁠ </text:span><text:span text:style-name="T632">vede</text:span><text:span text:style-name="T461"> do místnosti o⁠ patro níž (C10).</text:span></text:p>
      <text:list xml:id="list680130090" text:style-name="L20">
        <text:list-item>
          <text:p text:style-name="P373"><text:span text:style-name="T1222">♨</text:span><text:span text:style-name="T1215"> </text:span><text:span text:style-name="T1217">Zezdola je cítit</text:span><text:span text:style-name="T440"> silný zápach, zřejmě t</text:span><text:span text:style-name="T443">am</text:span><text:span text:style-name="T440"> něco žije </text:span><text:span text:style-name="T721">(jsou to</text:span><text:span text:style-name="T720"> </text:span><text:span text:style-name="T291">p</text:span><text:span text:style-name="T393">livající ještěři</text:span><text:span text:style-name="T720"> – viz C</text:span><text:span text:style-name="T1031">10</text:span><text:span text:style-name="T122">)</text:span><text:span text:style-name="T720">.</text:span></text:p>
        </text:list-item>
        <text:list-item>
          <text:p text:style-name="P374"><text:span text:style-name="T720">V </text:span><text:span text:style-name="T461">boku díry jsou vidět ústí několika úzkých, vodorovných tunelů (v podloží pod pevností </text:span><text:span text:style-name="T770">je</text:span><text:span text:style-name="T461"> vyhrabali plivající ještěři z C10 a způsobili tak zřícení části podlahy B4 do C10).</text:span></text:p>
        </text:list-item>
      </text:list>
      <text:p text:style-name="P6"><text:span text:style-name="T1271">▸<text:tab/>V⁠ </text:span><text:span text:style-name="T910">bednách</text:span><text:span text:style-name="T630"> j</text:span><text:span text:style-name="T461">sou rezavé zbytky plechových krabic. </text:span><text:span text:style-name="T628">Jejich obsah</text:span><text:span text:style-name="T461"> se </text:span><text:span text:style-name="T629">zřejmě</text:span><text:span text:style-name="T461"> už dávno rozpadl v⁠ prach.</text:span></text:p>
      <text:h text:style-name="Heading_20_4" text:outline-level="4">B4-d1</text:h>
      <text:p text:style-name="P16"><text:span text:style-name="T1289">🚪<text:tab/></text:span>Zavřené <text:span text:style-name="T1125">obyčejné</text:span> dveře s⁠ <text:span text:style-name="T993">klikou a⁠ </text:span>klíčovou dírkou.</text:p>
      <text:list xml:id="list161232768798213" text:continue-list="list1937357270" text:style-name="L15">
        <text:list-item>
          <text:p text:style-name="P366"><text:span text:style-name="T1318">🔊 </text:span><text:span text:style-name="T1321"><text:s/></text:span><text:span text:style-name="T1226">Z</text:span><text:span text:style-name="T1227">poza dveří</text:span><text:span text:style-name="T1221"> (z místnosti B4)</text:span><text:span text:style-name="T740"> </text:span><text:span text:style-name="T1408">se ozývá slabé mňoukání</text:span><text:span text:style-name="T740">.</text:span></text:p>
        </text:list-item>
        <text:list-item>
          <text:p text:style-name="P375"><text:span text:style-name="T461">Jsou zamčené. </text:span><text:span text:style-name="T633">Odemyká je</text:span><text:span text:style-name="T564"> </text:span><text:span text:style-name="T572">klíč</text:span><text:span text:style-name="T564"> s⁠ </text:span><text:span text:style-name="T573">písmenem</text:span><text:span text:style-name="T564"> </text:span><text:span text:style-name="T1033">K⁠ </text:span><text:span text:style-name="T127">(j</text:span><text:span text:style-name="T461">e na k</text:span><text:span text:style-name="T572">roužku</text:span><text:span text:style-name="T461"> s⁠ klíči </text:span><text:span text:style-name="T551">ve</text:span><text:span text:style-name="T461"> dveřích </text:span><text:span text:style-name="T552">do</text:span><text:span text:style-name="T1031"> </text:span><text:span text:style-name="T75">dílny</text:span><text:span text:style-name="T461"> B1</text:span><text:span text:style-name="T727">)</text:span><text:span text:style-name="T461">.</text:span></text:p>
        </text:list-item>
        <text:list-item>
          <text:p text:style-name="P278">Jdou vyrazit, <text:span text:style-name="T1386">zámek jde vypáčit nebo otevřít šperhákem</text:span>.</text:p>
        </text:list-item>
        <text:list-item>
          <text:p text:style-name="P289"><text:soft-page-break/>Směrem do místnosti B4 <text:span text:style-name="T1109">je</text:span> <text:span text:style-name="T1089">hned za nimi propadlá podlaha (viz B4).</text:span></text:p>
        </text:list-item>
      </text:list>
      <text:h text:style-name="P508" text:outline-level="3"><text:span text:style-name="T462">B</text:span><text:span text:style-name="T523">5</text:span><text:span text:style-name="T461"> – kuchyně</text:span></text:h>
      <text:p text:style-name="P98"><text:span text:style-name="T1318">🔊</text:span><text:span text:style-name="T1219"><text:tab/></text:span><text:span text:style-name="T1214">Zevnitř</text:span><text:span text:style-name="T356"> </text:span><text:span text:style-name="T409">se ozývá</text:span><text:span text:style-name="T356"> mnohohlasné mňoukání.</text:span></text:p>
      <text:p text:style-name="P92"><text:span text:style-name="T1220">♨</text:span><text:span text:style-name="T1211"><text:tab/></text:span><text:span text:style-name="T313">Je tu cítit silný kočičí zápach.</text:span></text:p>
      <text:p text:style-name="P15"><text:span text:style-name="T1208">V⁠ místnosti je </text:span><text:span text:style-name="T1155">stůl</text:span><text:span text:style-name="T1208">, </text:span><text:span text:style-name="T1155">skříň,</text:span><text:span text:style-name="T1208"> velká </text:span><text:span text:style-name="T1183">keramická kamna </text:span><text:span text:style-name="T1184">a⁠ u⁠ </text:span><text:span text:style-name="T1185">nich</text:span><text:span text:style-name="T1183"> převrhnutý velký kotel. V⁠ jedné ze stěn je </text:span><text:span text:style-name="T1196">malý</text:span><text:span text:style-name="T1183"> </text:span><text:span text:style-name="T1155">obdélníkový otvor</text:span><text:span text:style-name="T1183">. Před ním je na zemi malý</text:span><text:span text:style-name="T196"> </text:span><text:span text:style-name="T249">vozík s⁠ kolečky</text:span><text:span text:style-name="T196">. </text:span><text:span text:style-name="T197">Na kamnech jsou 2 černé kočky s⁠ modře se lesknoucíma očima</text:span><text:span text:style-name="T198">.</text:span></text:p>
      <text:p text:style-name="P72">Jsou to dva dospělí <text:span text:style-name="T281">huňáči</text:span> (karty <text:span text:style-name="T332">huňáč</text:span>). <text:span text:style-name="T1209">Udělali si doupě v⁠ kamnech – u</text:span>vnitř je 5 koťat (karty <text:span text:style-name="T333">mládě huňáče</text:span><text:span text:style-name="T1083">).</text:span></text:p>
      <text:list xml:id="list4076605299" text:style-name="L21">
        <text:list-item>
          <text:p text:style-name="P376"><text:span text:style-name="T848">⚔ </text:span><text:span text:style-name="T852">Samec se naježí, začne prskat a⁠ když se postavy přiblíží, </text:span><text:span text:style-name="T853">zaútočí</text:span><text:span text:style-name="T852"> </text:span><text:span text:style-name="T854">na </text:span><text:span text:style-name="T852">nejbližší z⁠ nich </text:span><text:span text:style-name="T444">výbojem </text:span><text:span text:style-name="T853">(viz karta </text:span><text:span text:style-name="T445">huňáč</text:span><text:span text:style-name="T853">)</text:span><text:span text:style-name="T852">.</text:span></text:p>
        </text:list-item>
        <text:list-item>
          <text:p text:style-name="P377"><text:span text:style-name="T852">Samice </text:span><text:span text:style-name="T855">se </text:span><text:span text:style-name="T852">mezitím </text:span><text:span text:style-name="T855">pokusí odnosit koťata (po jednom) šachtou nahoru do A5</text:span><text:span text:style-name="T852">.</text:span></text:p>
        </text:list-item>
        <text:list-item>
          <text:p text:style-name="P377"><text:span text:style-name="T852">Když postavy huňáče nenechají koťata odnést, budou </text:span><text:span text:style-name="T856">je</text:span><text:span text:style-name="T852"> zuřivě bránit </text:span><text:span text:style-name="T857">(na dálku </text:span><text:span text:style-name="T446">výbojem</text:span><text:span text:style-name="T857">, na blízko kousáním a⁠ škrábáním)</text:span><text:span text:style-name="T852">.</text:span></text:p>
        </text:list-item>
        <text:list-item>
          <text:p text:style-name="P378"><text:span text:style-name="T858">Alchymista může z každého </text:span><text:span text:style-name="T859">mrtvého</text:span><text:span text:style-name="T858"> huňáče (včetně koťat) vytěžit 1 mag.</text:span></text:p>
        </text:list-item>
      </text:list>
      <text:list xml:id="list3178265102" text:style-name="L22">
        <text:list-item>
          <text:p text:style-name="P379"><text:span text:style-name="T171">⚔ </text:span><text:span text:style-name="T170">Když se někdo podívá do kamen, m</text:span><text:span text:style-name="T168">láďata se jen naježí a⁠ nebudou útočit. </text:span><text:span text:style-name="T169">K</text:span><text:span text:style-name="T168">dyž na ně </text:span><text:span text:style-name="T169">ale</text:span><text:span text:style-name="T168"> někdo bude chtít sáhnout, budou se bránit </text:span><text:span text:style-name="T27">výbojem</text:span><text:span text:style-name="T168">.</text:span></text:p>
        </text:list-item>
      </text:list>
      <text:p text:style-name="P58"><text:span text:style-name="T1229">▸<text:tab/></text:span><text:span text:style-name="T1156">Stůl</text:span><text:span text:style-name="T1207"> má v⁠ sobě vsazené dva dřezy. Ze zdi nad ním čouhá měděná trubka s⁠ páčkou (po otočení páčkou z⁠ trubky teče voda).</text:span></text:p>
      <text:p text:style-name="P55"><text:soft-page-break/><text:span text:style-name="T1229">▸<text:tab/></text:span><text:span text:style-name="T1324">Ve </text:span><text:span text:style-name="T1157">skříni</text:span> <text:span text:style-name="T1082">je 16 sad keramického nádobí a⁠ mosazných příborů (talíř, miska, lžíce, nůž, vidlička, lžička) a⁠ kuchyňské náčiní (naběračky, vařečky, nože).</text:span></text:p>
      <text:p text:style-name="P57"><text:span text:style-name="T1229">▸<text:tab/></text:span><text:span text:style-name="T1148">Obdélníkový otvor</text:span> ve stěně je ústí šachty vedoucí šikmo vzhůru (do A5).</text:p>
      <text:list xml:id="list4224213038" text:style-name="L23">
        <text:list-item>
          <text:p text:style-name="P290"><text:span text:style-name="T251">Ve dne</text:span><text:span text:style-name="T252"> je šachtou vidět světlo.</text:span></text:p>
        </text:list-item>
        <text:list-item>
          <text:p text:style-name="P380"><text:span text:style-name="T141">J</text:span><text:span text:style-name="T86">e poměrně úzká – </text:span><text:span text:style-name="T87">asi jako</text:span><text:span text:style-name="T86"> pecen chleba </text:span><text:span text:style-name="T123">(ž</text:span><text:span text:style-name="T217">ádná z⁠ postav tudy rozhodně neproleze</text:span><text:span text:style-name="T265">)</text:span><text:span text:style-name="T217">.</text:span></text:p>
          <text:list>
            <text:list-item>
              <text:p text:style-name="P381"><text:span text:style-name="T8">Do</text:span><text:span text:style-name="T9"> spodní </text:span><text:span text:style-name="T8">st</text:span><text:span text:style-name="T220">ěny </text:span><text:span text:style-name="T219">šachty </text:span><text:span text:style-name="T221">jsou </text:span><text:span text:style-name="T266">vsazeny</text:span><text:span text:style-name="T222"> rzí pokryté </text:span><text:span text:style-name="T247">kolejnice</text:span><text:span text:style-name="T222">.</text:span></text:p>
            </text:list-item>
          </text:list>
        </text:list-item>
      </text:list>
      <text:p text:style-name="P13"><text:span text:style-name="T1230">▸<text:tab/></text:span><text:span text:style-name="T193">V</text:span><text:span text:style-name="T192">ozík s⁠ kolečky</text:span><text:span text:style-name="T63"> </text:span><text:span text:style-name="T88">má na jedné straně kroužek. Kolečka s</text:span><text:span text:style-name="T63">edn</text:span><text:span text:style-name="T88">ou</text:span><text:span text:style-name="T63"> přesně na kolejnice v⁠ šachtě,</text:span><text:span text:style-name="T89"> jsou </text:span><text:span text:style-name="T88">ale</text:span><text:span text:style-name="T89"> zrezlá, takže </text:span><text:span text:style-name="T88">vozík</text:span><text:span text:style-name="T89"> moc dobře nejezdí.</text:span></text:p>
      <text:p text:style-name="Example_20_Header">Poznámka:</text:p>
      <text:p text:style-name="Example"><text:span text:style-name="T943">V⁠ této místnosti není žádný poklad, hráči ale mohou chtít ulovit huňáče, aby mohly vyrobit </text:span><text:span text:style-name="T435">nabíjecí rukavice</text:span><text:span text:style-name="T943"> (svitkem z⁠ laboratoře C15).</text:span></text:p>
      <text:list xml:id="list4025294915" text:style-name="L24">
        <text:list-item>
          <text:p text:style-name="P246"><text:span text:style-name="T834">N</text:span><text:span text:style-name="T833">a recept stačí srst, postavy tedy na to nemusí nutně huňáče zabít.</text:span></text:p>
        </text:list-item>
        <text:list-item>
          <text:p text:style-name="P246"><text:span text:style-name="T834">Pokud už odtu</text:span><text:span text:style-name="T835">d</text:span><text:span text:style-name="T834"> hu</text:span><text:span text:style-name="T176">ňáči utekli, postavy je najdou v⁠ A5.</text:span></text:p>
        </text:list-item>
      </text:list>
      <text:h text:style-name="Heading_20_4" text:outline-level="4">B<text:span text:style-name="T3">5-</text:span>d1</text:h>
      <text:p text:style-name="P16"><text:span text:style-name="T1289">🚪<text:tab/></text:span>Zavřené <text:span text:style-name="T1126">obyčejné</text:span> dveře s⁠ <text:span text:style-name="T993">klikou a⁠ </text:span>klíčovou dírkou.</text:p>
      <text:list xml:id="list161232788075138" text:continue-list="list161232768798213" text:style-name="L15">
        <text:list-item>
          <text:p text:style-name="P367"><text:span text:style-name="T1318">🔊 <text:s/></text:span><text:span text:style-name="T1226">Z</text:span><text:span text:style-name="T1227">poza dveří</text:span><text:span text:style-name="T1221"> (z místnosti B4)</text:span><text:span text:style-name="T740"> </text:span><text:span text:style-name="T1408">se ozývá slabé mňoukání.</text:span></text:p>
        </text:list-item>
        <text:list-item>
          <text:p text:style-name="P357"><text:span text:style-name="T550">Jsou zamčené. </text:span><text:span text:style-name="T633">Odemyká je</text:span><text:span text:style-name="T564"> </text:span><text:span text:style-name="T572">klíč</text:span><text:span text:style-name="T564"> s⁠ </text:span><text:span text:style-name="T573">písmenem</text:span><text:span text:style-name="T564"> </text:span><text:span text:style-name="T1032">K </text:span><text:span text:style-name="T142">(j</text:span><text:span text:style-name="T550">e na k</text:span><text:span text:style-name="T572">roužku</text:span><text:span text:style-name="T550"> s⁠ klíči </text:span><text:span text:style-name="T551">ve</text:span><text:span text:style-name="T550"> dveřích </text:span><text:span text:style-name="T552">do</text:span><text:span text:style-name="T1031"> </text:span><text:span text:style-name="T75">dílny</text:span><text:span text:style-name="T550"> B1</text:span><text:span text:style-name="T771">)</text:span><text:span text:style-name="T550">.</text:span></text:p>
        </text:list-item>
        <text:list-item>
          <text:p text:style-name="P279"><text:span text:style-name="T550">Jdou vyrazit, </text:span><text:span text:style-name="T1386">zámek jde vypáčit nebo otevřít šperhákem</text:span><text:span text:style-name="T550">.</text:span></text:p>
        </text:list-item>
      </text:list>
      <text:h text:style-name="Heading_20_3" text:outline-level="3"><text:soft-page-break/><text:span text:style-name="T462">B</text:span><text:span text:style-name="T524">6</text:span><text:span text:style-name="T463"> – jídelna</text:span></text:h>
      <text:p text:style-name="P242"><text:span text:style-name="Emphasis"><text:span text:style-name="T1218">♨</text:span></text:span><text:span text:style-name="Emphasis"><text:span text:style-name="T1210"><text:tab/></text:span></text:span><text:span text:style-name="Emphasis"><text:span text:style-name="T313">Je tu cítit kočičí zápach.</text:span></text:span></text:p>
      <text:p text:style-name="P244"><text:span text:style-name="Emphasis"><text:span text:style-name="T1084">V⁠ místnosti jsou tři velké stoly, na každém</text:span></text:span><text:span text:style-name="Emphasis"><text:span text:style-name="T410"> jsou dva masivní trojramenné mosazné </text:span></text:span><text:span text:style-name="Emphasis"><text:span text:style-name="T429">svícny</text:span></text:span><text:span text:style-name="Emphasis"><text:span text:style-name="T891"> </text:span></text:span><text:span text:style-name="Emphasis"><text:span text:style-name="T892">(bez svíček)</text:span></text:span><text:span text:style-name="Emphasis"><text:span text:style-name="T410">.</text:span></text:span><text:span text:style-name="Emphasis"><text:span text:style-name="T1084"> Kolem je spousta židlí. Na východní stěně je </text:span></text:span><text:span text:style-name="Emphasis"><text:span text:style-name="T1158">malba</text:span></text:span><text:span text:style-name="Emphasis"><text:span text:style-name="T1084"> zobrazující velkou bitvu.</text:span></text:span></text:p>
      <text:list xml:id="list292519574" text:style-name="L25">
        <text:list-item>
          <text:p text:style-name="P382"><text:span text:style-name="Emphasis"><text:span text:style-name="T1085">V</text:span></text:span><text:span text:style-name="Emphasis"><text:span text:style-name="T529">ětšina židlí a⁠ nohou stolů je podrápaná (</text:span></text:span><text:span text:style-name="Emphasis"><text:span text:style-name="T566">od kočičích drápků</text:span></text:span><text:span text:style-name="Emphasis"><text:span text:style-name="T529">)</text:span></text:span><text:span text:style-name="Emphasis"><text:span text:style-name="T1085">.</text:span></text:span></text:p>
        </text:list-item>
      </text:list>
      <text:p text:style-name="P93"><text:span text:style-name="Emphasis"><text:span text:style-name="T1271">▸<text:tab/></text:span></text:span><text:span text:style-name="Emphasis"><text:span text:style-name="T911">Malba</text:span></text:span><text:span text:style-name="Emphasis"><text:span text:style-name="T528"> na stěně zobrazuje a</text:span></text:span><text:span text:style-name="Emphasis"><text:span text:style-name="T634">rmády elfů a⁠ trpaslíků bojují</text:span></text:span><text:span text:style-name="Emphasis"><text:span text:style-name="T722">cí</text:span></text:span><text:span text:style-name="Emphasis"><text:span text:style-name="T634"> se zástupy goblinů, orků a⁠ několika velkými troly. Na obzoru letí drak.</text:span></text:span></text:p>
      <text:h text:style-name="Heading_20_4" text:outline-level="4">B<text:span text:style-name="T3">6-</text:span>d1</text:h>
      <text:p text:style-name="P54"><text:span text:style-name="T1304">🚪<text:tab/></text:span>Zavřené <text:span text:style-name="T1127">obyčejné</text:span> dveře s⁠ <text:span text:style-name="T993">klikou a⁠ </text:span>klíčovou dírkou.</text:p>
      <text:list xml:id="list161232478850980" text:continue-list="list161232788075138" text:style-name="L15">
        <text:list-item>
          <text:p text:style-name="P291">Jsou zamčené. <text:span text:style-name="T1427">Do zámku pasuje </text:span><text:span text:style-name="T253">klíč</text:span><text:span text:style-name="T1427"> s⁠ písmenem </text:span><text:span text:style-name="T1037">K⁠ </text:span><text:span text:style-name="T268">(j</text:span><text:span text:style-name="T1427">e na kroužku s⁠ klíči ve dveřích do</text:span><text:span text:style-name="T1036"> </text:span><text:span text:style-name="T237">dílny</text:span> B1).</text:p>
        </text:list-item>
        <text:list-item>
          <text:p text:style-name="P280">Jdou vyrazit, <text:span text:style-name="T1386">zámek jde vypáčit nebo otevřít šperhákem</text:span>.</text:p>
        </text:list-item>
      </text:list>
      <text:h text:style-name="Heading_20_3" text:outline-level="3"><text:span text:style-name="T462">B</text:span><text:span text:style-name="T524">7</text:span><text:span text:style-name="T461"> – prostřední patro boční věže</text:span></text:h>
      <text:p text:style-name="P31">Točité schody jsou <text:span text:style-name="T1326">zde</text:span> <text:span text:style-name="T1327">částečně zřícené</text:span>.</text:p>
      <text:list xml:id="list53140840" text:style-name="L26">
        <text:list-item>
          <text:p text:style-name="P383"><text:span text:style-name="T772">Skrz díry ve schodišti je d</text:span><text:span text:style-name="T773">ole vidět dno věže </text:span><text:span text:style-name="T774">(C5)</text:span><text:span text:style-name="T773">.</text:span></text:p>
          <text:list>
            <text:list-header>
              <text:p text:style-name="P383"><text:span text:style-name="Emphasis"><text:span text:style-name="T1220">♨</text:span></text:span><text:span text:style-name="Emphasis"><text:span text:style-name="T1211"> <text:s/></text:span></text:span><text:span text:style-name="Emphasis"><text:span text:style-name="T1213">Zezdola je</text:span></text:span><text:span text:style-name="T363"> cítit </text:span><text:span text:style-name="T399">dusivý</text:span><text:span text:style-name="T363"> mrtvolný zápach.</text:span></text:p>
            </text:list-header>
            <text:list-item>
              <text:p text:style-name="P292">Na zbytku schodů úplně <text:span text:style-name="T1110">dole</text:span> <text:span text:style-name="T1428">leží</text:span> na kupě několik orků. <text:span text:style-name="T1111">Další je rozplácnutý na zemi pod propadlou částí schodů.</text:span> <text:span text:style-name="T1428">Vůbec se nehýbou.</text:span></text:p>
            </text:list-item>
          </text:list>
        </text:list-item>
      </text:list>
      <text:list xml:id="list2932258815" text:style-name="L27">
        <text:list-item>
          <text:p text:style-name="P293"><text:soft-page-break/>V⁠ místě, kde jsou schody zřícené, ze zdi čouhají části nějakého mechanismu <text:span text:style-name="T1428">(b</text:span>yla to původně past, která umožňovala část schodů sklopit – tu, která je nyní zřícená<text:span text:style-name="T1387">.</text:span> <text:span text:style-name="T1387">Nyní je</text:span> nefunkční.</text:p>
        </text:list-item>
        <text:list-item>
          <text:p text:style-name="P294">Sešplhat <text:span text:style-name="T1056">(nebo vyšplhat) po zbytcích schodů</text:span> je <text:span text:style-name="T1409">snadné</text:span>, <text:span text:style-name="T1056">ale zabere to několik minut</text:span>.</text:p>
        </text:list-item>
      </text:list>
      <text:h text:style-name="P509" text:outline-level="3">B<text:span text:style-name="T1074">8</text:span> – <text:span text:style-name="T1061">obytná místnost</text:span></text:h>
      <text:p text:style-name="P17"><text:span text:style-name="T1287">🚪<text:tab/></text:span><text:span text:style-name="T1288">Z</text:span>avřené obyčejné dveře s⁠ klikou.</text:p>
      <text:p text:style-name="P145"><text:span text:style-name="T306">V⁠ místnosti </text:span><text:span text:style-name="T411">původně byly dvě postele,</text:span><text:span text:style-name="T307"> </text:span><text:span text:style-name="T411">zbývají z nich ale</text:span><text:span text:style-name="Emphasis"><text:span text:style-name="T1309"> jen čela a⁠ </text:span></text:span><text:span text:style-name="Emphasis"><text:span text:style-name="T1311">dna</text:span></text:span><text:span text:style-name="Emphasis"><text:span text:style-name="T1309">, m</text:span></text:span><text:span text:style-name="T305">atrace i⁠ pokrývky se už dávno rozpadly v⁠ prach.</text:span><text:span text:style-name="T307"> U⁠ </text:span><text:span text:style-name="T308">každé je </text:span><text:span text:style-name="T411">prázdný</text:span><text:span text:style-name="T308"> </text:span><text:span text:style-name="T430">noční stolek</text:span><text:span text:style-name="T411"> </text:span><text:span text:style-name="T308">a⁠ </text:span><text:span text:style-name="T450">truhla</text:span><text:span text:style-name="T308">.</text:span></text:p>
      <text:p text:style-name="P100"><text:span text:style-name="Emphasis"><text:span text:style-name="T1273">▸<text:tab/></text:span></text:span><text:span text:style-name="Emphasis"><text:span text:style-name="T1297">Truhly</text:span></text:span><text:span text:style-name="Emphasis"><text:span text:style-name="T1275"> nejsou zamčené a⁠ jsou prázdné.</text:span></text:span></text:p>
      <text:p text:style-name="Example_20_Header">Poznámka:</text:p>
      <text:p text:style-name="Example">Tento popis je <text:span text:style-name="T1112">společný</text:span> pro 4 místnosti (všechny jsou označené B<text:span text:style-name="T1388">8</text:span>).</text:p>
      <text:h text:style-name="P510" text:outline-level="3">B<text:span text:style-name="T1074">9</text:span> – <text:span text:style-name="T967">mrtvá elfka</text:span></text:h>
      <text:p text:style-name="P99"><text:span text:style-name="Emphasis"><text:span text:style-name="T1220">♨</text:span></text:span><text:span text:style-name="Emphasis"><text:span text:style-name="T1211"><text:tab/>V⁠ </text:span></text:span><text:span text:style-name="T363">chodbě je cítit mrtvolný zápach.</text:span></text:p>
      <text:p text:style-name="P145"><text:span text:style-name="T412">Na zemi leží mrtvá elfka. </text:span><text:span text:style-name="T413">Na sobě má </text:span><text:span text:style-name="T400">kvalitní cestovní oblečení, zlaté náušnice</text:span><text:span text:style-name="T414"> </text:span><text:span text:style-name="T637">(</text:span><text:span text:style-name="T569">karta</text:span><text:span text:style-name="T637">)</text:span><text:span text:style-name="T414"> </text:span><text:span text:style-name="T55">a⁠ </text:span><text:span text:style-name="T20">s</text:span><text:span text:style-name="T21">tříbrný amulet</text:span><text:span text:style-name="T56"> </text:span><text:span text:style-name="T91">(karta</text:span><text:span text:style-name="T56"> </text:span><text:span text:style-name="T52">a</text:span><text:span text:style-name="T53">mulet</text:span><text:span text:style-name="T91">)</text:span><text:span text:style-name="T56">. U⁠ </text:span><text:span text:style-name="T57">pasu má </text:span><text:span text:style-name="T60">měšec</text:span><text:span text:style-name="T54">, dýku </text:span><text:span text:style-name="T90">(karta)</text:span><text:span text:style-name="T54"> a⁠ </text:span><text:span text:style-name="T60">koženou brašnu</text:span><text:span text:style-name="T20">. </text:span><text:span text:style-name="T22">V⁠ jedné</text:span><text:span text:style-name="T19"> ruce má dlouhý luk </text:span><text:span text:style-name="T155">(karta)</text:span><text:span text:style-name="T19">, </text:span><text:span text:style-name="T22">ve druhé drží kožené </text:span><text:span text:style-name="T61">pouzdro na svitky</text:span><text:span text:style-name="T22">. </text:span><text:span text:style-name="T19">Na zádech má toulec </text:span><text:span text:style-name="T156">(</text:span><text:span text:style-name="T155">s</text:span><text:span text:style-name="T157">e</text:span><text:span text:style-name="T155"> 6 šípy</text:span><text:span text:style-name="T156">)</text:span><text:span text:style-name="T19">.</text:span></text:p>
      <text:list xml:id="list785639203" text:style-name="L28">
        <text:list-item>
          <text:p text:style-name="P384"><text:span text:style-name="T741">Leží na břiše, hlavou směrem na východ (k⁠ B6). Vypadá to, jako když </text:span><text:span text:style-name="T742">běžela a⁠ </text:span><text:span text:style-name="T741">upadla. </text:span><text:span text:style-name="T640">Má vypoulené oči a⁠ otevřená ústa, jako kdyby lapala po dechu. </text:span><text:span text:style-name="T887">Ž</text:span><text:span text:style-name="T888">ádná jiná zranění </text:span><text:span text:style-name="T887">nemá</text:span><text:span text:style-name="T888">.</text:span></text:p>
        </text:list-item>
      </text:list>
      <text:p text:style-name="P152"><text:soft-page-break/><text:span text:style-name="Emphasis"><text:span text:style-name="T1273">▸<text:tab/></text:span></text:span><text:span text:style-name="T870">V⁠ </text:span><text:span text:style-name="T909">pouzdře </text:span><text:span text:style-name="T922">na svitky</text:span><text:span text:style-name="T461"> je </text:span><text:span text:style-name="T638">svitek s⁠ kouzlem </text:span><text:span text:style-name="T415">př</text:span><text:span text:style-name="T321">enos myšlenek</text:span><text:span text:style-name="T777"> (karta), dopis (rekvizita </text:span><text:span text:style-name="T830">B9-1</text:span><text:span text:style-name="T778">) </text:span><text:span text:style-name="T775">a </text:span><text:span text:style-name="T638">dva svitky se staroelfským textem</text:span><text:span text:style-name="T776"> (rekvizit</text:span><text:span text:style-name="T639">y</text:span><text:span text:style-name="T776"> </text:span><text:span text:style-name="T829">B9-2</text:span><text:span text:style-name="T840"> </text:span><text:span text:style-name="T838">a⁠ </text:span><text:span text:style-name="T820">B9-3</text:span><text:span text:style-name="T838">).</text:span></text:p>
      <text:p text:style-name="P145"><text:span text:style-name="Emphasis"><text:span text:style-name="T1273">▸<text:tab/></text:span></text:span><text:span text:style-name="T1186">V⁠ </text:span><text:span text:style-name="T1159">m</text:span><text:span text:style-name="T1160">ěšc</text:span><text:span text:style-name="T1159">i</text:span><text:span text:style-name="T1331"> je 6 zl, 15 st a </text:span><text:span text:style-name="T585">klíč s⁠ elfským písmenem Z⁠ </text:span><text:span text:style-name="T601">(karta </text:span><text:span text:style-name="T349">klíč ‚</text:span><text:span text:style-name="T1038">Z</text:span><text:span text:style-name="T41">‘</text:span><text:span text:style-name="T601">).</text:span></text:p>
      <text:list xml:id="list295595066" text:style-name="L29">
        <text:list-item>
          <text:p text:style-name="P385"><text:span text:style-name="T779">Pasuje do dveří do zbrojnice C17 (které jsou odemčené a⁠ </text:span><text:span text:style-name="T780">otevřené</text:span><text:span text:style-name="T779">).</text:span></text:p>
        </text:list-item>
      </text:list>
      <text:p text:style-name="P145"><text:span text:style-name="Emphasis"><text:span text:style-name="T1273">▸<text:tab/></text:span></text:span><text:span text:style-name="T1186">V⁠ </text:span><text:span text:style-name="T1159">kožené brašně</text:span><text:span text:style-name="T1331"> jsou </text:span><text:span text:style-name="T781">léčitelské potřeby, </text:span><text:span text:style-name="T364">lektvar </text:span><text:span text:style-name="T347">regenerace</text:span><text:span text:style-name="T1332"> (karta) a </text:span><text:span text:style-name="T347">mast na popáleniny</text:span><text:span text:style-name="T1333"> (karta).</text:span></text:p>
      <text:p text:style-name="P161"><text:span text:style-name="T1188">P</text:span><text:span text:style-name="T1187">oznámka:</text:span></text:p>
      <text:p text:style-name="Example"><text:span text:style-name="T1188">S</text:span><text:span text:style-name="T1189">tříbrný amulet, </text:span><text:span text:style-name="T1190">který má elfka na krku,</text:span><text:span text:style-name="T254"> j</text:span><text:span text:style-name="T255">e </text:span><text:span text:style-name="T42">Beleronův amulet</text:span><text:span text:style-name="T255">.</text:span></text:p>
      <text:list xml:id="list3940203367" text:style-name="L30">
        <text:list-item>
          <text:p text:style-name="P247"><text:span text:style-name="T71">N</text:span><text:span text:style-name="T92">ení magický, ale </text:span><text:span text:style-name="T93">když</text:span><text:span text:style-name="T92"> ho </text:span><text:span text:style-name="T95">postav</text:span><text:span text:style-name="T143">y</text:span><text:span text:style-name="T92"> bud</text:span><text:span text:style-name="T143">ou</text:span><text:span text:style-name="T92"> </text:span><text:span text:style-name="T95">viditelně nosit</text:span><text:span text:style-name="T92">, </text:span><text:span text:style-name="T72">nebud</text:span><text:span text:style-name="T124">e</text:span><text:span text:style-name="T72"> na ně útočit soch</text:span><text:span text:style-name="T124">a</text:span><text:span text:style-name="T72"> v⁠ C7</text:span><text:span text:style-name="T92"> </text:span><text:span text:style-name="T94">a⁠ </text:span><text:span text:style-name="T92">přízrak je pustí do Beleronovy </text:span><text:span text:style-name="T76">svatyně</text:span><text:span text:style-name="T92"> </text:span><text:span text:style-name="T73">B1</text:span><text:span text:style-name="T74">4</text:span><text:span text:style-name="T73">.</text:span></text:p>
        </text:list-item>
      </text:list>
      <text:h text:style-name="P509" text:outline-level="3">B<text:span text:style-name="T1075">10</text:span> – <text:span text:style-name="T1061">obytná místnost</text:span></text:h>
      <text:p text:style-name="P18"><text:span text:style-name="T1287">🚪<text:tab/></text:span><text:span text:style-name="T1291">Z</text:span>avřené obyčejné dveře s⁠ klikou.</text:p>
      <text:p text:style-name="P145"><text:span text:style-name="T306">V⁠ místnosti </text:span><text:span text:style-name="T411">původně byly dvě </text:span><text:span text:style-name="T458">postele</text:span><text:span text:style-name="T411">,</text:span><text:span text:style-name="T307"> </text:span><text:span text:style-name="T411">zbývají z nich ale</text:span><text:span text:style-name="Emphasis"><text:span text:style-name="T1309"> jen čela a⁠ </text:span></text:span><text:span text:style-name="Emphasis"><text:span text:style-name="T1311">dna</text:span></text:span><text:span text:style-name="Emphasis"><text:span text:style-name="T1309">, m</text:span></text:span><text:span text:style-name="T305">atrace i⁠ pokrývky se už dávno rozpadly v⁠ prach.</text:span><text:span text:style-name="T307"> </text:span><text:span text:style-name="T411">U</text:span><text:span text:style-name="T307">⁠ </text:span><text:span text:style-name="T308">každé je </text:span><text:span text:style-name="T411">prázdný</text:span><text:span text:style-name="T308"> noční stolek a⁠ </text:span><text:span text:style-name="T450">truhla</text:span><text:span text:style-name="T308">. </text:span><text:span text:style-name="T439">Ta u⁠ pravé postele je trochu pootočená. Na zemi je vidět obrys, kde stála původně.</text:span></text:p>
      <text:p text:style-name="P145"><text:span text:style-name="Emphasis"><text:span text:style-name="T1273">▸<text:tab/></text:span></text:span><text:span text:style-name="T958">Pod pravou </text:span><text:span text:style-name="T1152">postelí</text:span><text:span text:style-name="T958"> jsou zastrkané rozlámané kusy truhly.</text:span></text:p>
      <text:p text:style-name="P59"><text:span text:style-name="Emphasis"><text:span text:style-name="T1273">▸<text:tab/></text:span></text:span><text:span text:style-name="T1161">Truhla</text:span><text:span text:style-name="T1336"> u⁠ levé postele</text:span> je <text:span text:style-name="T1092">obyčejná a⁠ </text:span>zamčená.</text:p>
      <text:list xml:id="list4062000204" text:style-name="L31">
        <text:list-item>
          <text:p text:style-name="P386">Zámek je vnitřní, <text:span text:style-name="T1335">d</text:span>á se vypáčit nebo odemknout paklíčem.</text:p>
        </text:list-item>
      </text:list>
      <text:list xml:id="list307136494" text:style-name="L32">
        <text:list-item>
          <text:p text:style-name="P387"><text:span text:style-name="T1095">Uvnitř je </text:span><text:span text:style-name="T317">elfský meč</text:span><text:span text:style-name="T1091"> (karta) a⁠ </text:span><text:span text:style-name="T317">elfská dýka</text:span><text:span text:style-name="T1091"> (karta). Obě zbraně mají pochvu a⁠ jsou zcela nedotčené rzí.</text:span></text:p>
        </text:list-item>
      </text:list>
      <text:p text:style-name="P102"><text:soft-page-break/><text:span text:style-name="Emphasis"><text:span text:style-name="T1273">▸<text:tab/></text:span></text:span><text:span text:style-name="T1162">Truhla</text:span><text:span text:style-name="T928"> u⁠ pravé postele není ve skutečnosti truhla, ale</text:span> <text:span text:style-name="T281">mimik</text:span> (karta).</text:p>
      <text:list xml:id="list3257545708" text:style-name="L33">
        <text:list-item>
          <text:p text:style-name="P388"><text:span text:style-name="T318">Mimik</text:span><text:span text:style-name="T1093"> je magická nestvůra, umí na sebe brát podobu různých věcí. Momentálně vypadá jako truhla.</text:span></text:p>
        </text:list-item>
        <text:list-item>
          <text:p text:style-name="P326"><text:span text:style-name="T1334">N</text:span>a poklep <text:span text:style-name="T1334">není dutá (</text:span><text:span text:style-name="T933">když to někdo zkusí, truhla na něj zaútočí</text:span><text:span text:style-name="T1334">)</text:span>.</text:p>
          <text:p text:style-name="P389"><text:span text:style-name="T1007">⚔ </text:span>Zaútočí, jakmile k⁠ tomu bude mít vhodnou příležitost (například když se k⁠ „truhle“ některá z⁠ postav sehne, aby si ji prohlédla zblízka).</text:p>
          <text:list>
            <text:list-item>
              <text:p text:style-name="P390">Na první útok bude mít <text:span text:style-name="T1403">pravděpodobně</text:span> výhodu (+<text:span text:style-name="T1403">1</text:span>) za překvapení. <text:span text:style-name="T1404">Postava také nejspíš nebude mít při otevírání truhly v⁠ ruce zbraně.</text:span></text:p>
            </text:list-item>
            <text:list-item>
              <text:p text:style-name="P391">Mimik je zranitelný ohněm a⁠ sečnými zbraněmi (meče, sekery apod.). Proti těmto útokům má zbroj 0, jinak 2.</text:p>
            </text:list-item>
            <text:list-item>
              <text:p text:style-name="P392"><text:span text:style-name="T1429">M</text:span>ůže <text:span text:style-name="T1429">se</text:span> pohybovat, je ale pomalý (<text:span text:style-name="T1094">jako</text:span> chůze), takže před ním <text:span text:style-name="T1429">jde</text:span> snadno utéct.</text:p>
            </text:list-item>
            <text:list-item>
              <text:p text:style-name="P393">Chodí na dvou silných nohách, které nejsou obrněné <text:span text:style-name="T1430">(viz kapitola </text:span><text:span text:style-name="T938">Zásah mimo zbroj</text:span><text:span text:style-name="T1430"> v pravidlech)</text:span>.</text:p>
            </text:list-item>
          </text:list>
        </text:list-item>
      </text:list>
      <text:h text:style-name="Heading_20_3" text:outline-level="3">B1<text:span text:style-name="T1097">1</text:span> –<text:span text:style-name="T966"> zvedací mechanismus mříže</text:span></text:h>
      <text:p text:style-name="P34"><text:span text:style-name="Emphasis"><text:span text:style-name="T1220">♨</text:span></text:span><text:span text:style-name="Emphasis"><text:span text:style-name="T1211"><text:tab/></text:span></text:span>Mrtvolný zápach je zde ještě o⁠ něco silnější.</text:p>
      <text:p text:style-name="P33">Na konci chodby je <text:span text:style-name="T1148">rumpál</text:span>. U⁠ <text:span text:style-name="T1337">něj jsou dva </text:span><text:span text:style-name="T1163">mrtv</text:span><text:span text:style-name="T1164">í</text:span><text:span text:style-name="T1163"> elf</text:span><text:span text:style-name="T1164">ové</text:span><text:span text:style-name="T1337">. Jeden má ruce na rumpálu, jako kdyby se jím snažil do poslední chvíle točit. Druhý leží v⁠ chodbě o⁠ pár kroků dál. Na zemi stojí lucerna </text:span><text:span text:style-name="T641">(se zcela vyhořelou svíčkou)</text:span><text:span text:style-name="T1337">. O⁠ zeď jsou opřené dva krátké luky </text:span><text:span text:style-name="T641">(karta </text:span><text:span text:style-name="T1373">krátký luk</text:span><text:span text:style-name="T641">)</text:span><text:span text:style-name="T1337">. Na zemi opodál je položený kotouč lana </text:span><text:span text:style-name="T641">(5 metrů)</text:span><text:span text:style-name="T1337">.</text:span></text:p>
      <text:p text:style-name="P103"><text:soft-page-break/><text:span text:style-name="Emphasis"><text:span text:style-name="T1273">▸<text:tab/></text:span></text:span><text:span text:style-name="Emphasis"><text:span text:style-name="T1298">Rumpál</text:span></text:span><text:span text:style-name="Emphasis"><text:span text:style-name="T1277"> </text:span></text:span><text:span text:style-name="Emphasis"><text:span text:style-name="T1278">tahá za řetězy, které vedou dírami dolů do podlahy.</text:span></text:span></text:p>
      <text:list xml:id="list2685323181" text:style-name="L34">
        <text:list-item>
          <text:p text:style-name="P394"><text:span text:style-name="Emphasis"><text:span text:style-name="T1278">M</text:span></text:span><text:span text:style-name="Emphasis"><text:span text:style-name="T1276">á západku. </text:span></text:span><text:span text:style-name="Emphasis"><text:span text:style-name="T1278">Dokud je zastrčená, mříž v⁠ C3 o⁠ patro níž nejde zvednout ani spustit. Když je vytažená, mříž jde s</text:span></text:span><text:span text:style-name="Emphasis"><text:span text:style-name="T1279">pustit</text:span></text:span><text:span text:style-name="Emphasis"><text:span text:style-name="T1278"> </text:span></text:span><text:span text:style-name="Emphasis"><text:span text:style-name="T1283">nebo</text:span></text:span><text:span text:style-name="Emphasis"><text:span text:style-name="T1278"> vytáhnout </text:span></text:span><text:span text:style-name="Emphasis"><text:span text:style-name="T1283">i</text:span></text:span><text:span text:style-name="Emphasis"><text:span text:style-name="T1278"> silou.</text:span></text:span></text:p>
        </text:list-item>
      </text:list>
      <text:p text:style-name="P104"><text:span text:style-name="Emphasis"><text:span text:style-name="T1273">▸<text:tab/></text:span></text:span><text:span text:style-name="T912">M</text:span><text:span text:style-name="T909">rtv</text:span><text:span text:style-name="T912">í elfové</text:span><text:span text:style-name="T96"> </text:span><text:span text:style-name="T97">m</text:span><text:span text:style-name="T96">ají</text:span><text:span text:style-name="T97"> prosté cestovní šaty. </text:span><text:span text:style-name="T98">Každý má u⁠ </text:span><text:span text:style-name="T99">pasu </text:span><text:span text:style-name="T48">dýku</text:span><text:span text:style-name="T99"> (kart</text:span><text:span text:style-name="T103">a</text:span><text:span text:style-name="T99">) a⁠ </text:span><text:span text:style-name="T98">přes rameno toulec </text:span><text:span text:style-name="T100">(v⁠ </text:span><text:span text:style-name="T98">jednom jsou 3 šípy, ve druhém 4</text:span><text:span text:style-name="T100">). </text:span><text:span text:style-name="T101">Jeden z⁠ nich má v⁠ jednom uchu </text:span><text:span text:style-name="T102">stříbrnou</text:span><text:span text:style-name="T101"> </text:span><text:span text:style-name="T43">náušnici s⁠ perlou</text:span><text:span text:style-name="T101"> (karta).</text:span></text:p>
      <text:list xml:id="list4098308340" text:style-name="L35">
        <text:list-item>
          <text:p text:style-name="P295">Oba mají vypoulené oči a⁠ otevřená ústa, jako kdyby lapali po dechu. Jeden má na hrudi ošklivou popáleninu. Okraje díry v⁠ šatech nejsou zčernalé, takže ji zřejmě nezpůsobil oheň (může za ni žíravina od plivajících ještěrů v C10).</text:p>
        </text:list-item>
        <text:list-item>
          <text:p text:style-name="P395">U⁠ sebe mají<text:span text:style-name="T1389"> dohromady 16 st, dřevěnou flétnu, pytlík s⁠ karamelovými bombóny, troud a⁠ křesadlo a lojové svíčky.</text:span></text:p>
        </text:list-item>
      </text:list>
      <text:h text:style-name="P511" text:outline-level="3">B12 – umývárna</text:h>
      <text:p text:style-name="P20"><text:span text:style-name="T1289">🚪<text:tab/></text:span><text:span text:style-name="T1328">Zavřené</text:span> <text:span text:style-name="T1096">obyčejné</text:span> dveře s⁠ klikou.</text:p>
      <text:list xml:id="list161233906618859" text:continue-list="list3804960793" text:style-name="L19">
        <text:list-item>
          <text:p text:style-name="P372"><text:span text:style-name="T642">Je na nich symbol ve tvaru </text:span><text:span text:style-name="T643">mísy:</text:span><text:span text:style-name="T1312"> </text:span><text:span text:style-name="T1306">⯋</text:span></text:p>
        </text:list-item>
      </text:list>
      <text:p text:style-name="P9">V⁠ místnosti je stolek s⁠ umývadlem, vedle něj vědro na vodu.</text:p>
      <text:list xml:id="list971716824" text:style-name="L36">
        <text:list-item>
          <text:p text:style-name="P396"><text:span text:style-name="T540">Ze zdi čouhá měděná trubka s⁠ páčkou </text:span><text:span text:style-name="T782">(p</text:span><text:span text:style-name="T539">o otočení páčkou z⁠ trubky teče voda</text:span><text:span text:style-name="T782">)</text:span><text:span text:style-name="T540">.</text:span></text:p>
        </text:list-item>
      </text:list>
      <text:h text:style-name="P512" text:outline-level="3">B1<text:span text:style-name="T1098">3</text:span> – <text:span text:style-name="T1062">komnata pána tvrze</text:span></text:h>
      <text:p text:style-name="P24"><text:span text:style-name="T1289">🚪<text:tab/></text:span><text:span text:style-name="T1292">Z</text:span><text:span text:style-name="T1128">avřené</text:span> <text:span text:style-name="T1096">obyčejné</text:span> dveře s⁠ klikou.</text:p>
      <text:p text:style-name="Text_20_body"><text:soft-page-break/><text:span text:style-name="Emphasis">V⁠ místnosti původně byla velká postel s⁠ vyřezávaným čelem, zbývají z ní už </text:span><text:span text:style-name="Emphasis"><text:span text:style-name="T1431">ale</text:span></text:span><text:span text:style-name="Emphasis"> jen čela a⁠ dno, matrace i⁠ pokrývky se dávno rozpadly v⁠ prach. </text:span><text:span text:style-name="Emphasis"><text:span text:style-name="T1431">Dále je tu</text:span></text:span><text:span text:style-name="Emphasis"><text:span text:style-name="T365">⁠ </text:span></text:span><text:span text:style-name="Emphasis"><text:span text:style-name="T451">psací stůl</text:span></text:span><text:span text:style-name="Emphasis"><text:span text:style-name="T365"> s⁠ dřevěnou židlí. Na stěně naproti vchodu je </text:span></text:span><text:span text:style-name="Emphasis"><text:span text:style-name="T1170">ozdobná deska</text:span></text:span><text:span text:style-name="Emphasis"><text:span text:style-name="T1201"> s </text:span></text:span><text:span text:style-name="Emphasis"><text:span text:style-name="T1191">nápis</text:span></text:span><text:span text:style-name="Emphasis"><text:span text:style-name="T1192">em</text:span></text:span><text:span text:style-name="Emphasis"><text:span text:style-name="T365">.</text:span></text:span></text:p>
      <text:p text:style-name="P105"><text:span text:style-name="Emphasis"><text:span text:style-name="T1273">▸<text:tab/></text:span></text:span><text:span text:style-name="Emphasis"><text:span text:style-name="T1299">Psací stůl</text:span></text:span><text:span text:style-name="Emphasis"><text:span text:style-name="T1280"> má</text:span></text:span><text:span text:style-name="Emphasis"><text:span text:style-name="T570"> velký šuplík. </text:span></text:span><text:span text:style-name="Emphasis"><text:span text:style-name="T549">Uvnitř j</text:span></text:span><text:span text:style-name="Emphasis"><text:span text:style-name="T645">sou tři</text:span></text:span><text:span text:style-name="Emphasis"><text:span text:style-name="T549"> </text:span></text:span><text:span text:style-name="Emphasis"><text:span text:style-name="T645">svitky </text:span></text:span><text:span text:style-name="Emphasis"><text:span text:style-name="T841">staroelfským textem</text:span></text:span><text:span text:style-name="Emphasis"><text:span text:style-name="T840"> (rekvizit</text:span></text:span><text:span text:style-name="Emphasis"><text:span text:style-name="T839">y</text:span></text:span><text:span text:style-name="Emphasis"><text:span text:style-name="T840"> </text:span></text:span><text:span text:style-name="Emphasis"><text:span text:style-name="T813">B13-1</text:span></text:span><text:span text:style-name="Emphasis"><text:span text:style-name="T842">, </text:span></text:span><text:span text:style-name="Emphasis"><text:span text:style-name="T813">B13-</text:span></text:span><text:span text:style-name="Emphasis"><text:span text:style-name="T814">2</text:span></text:span><text:span text:style-name="Emphasis"><text:span text:style-name="T843"> </text:span></text:span><text:span text:style-name="Emphasis"><text:span text:style-name="T842">a⁠ </text:span></text:span><text:span text:style-name="Emphasis"><text:span text:style-name="T813">B13-</text:span></text:span><text:span text:style-name="Emphasis"><text:span text:style-name="T815">3</text:span></text:span><text:span text:style-name="Emphasis"><text:span text:style-name="T548">).</text:span></text:span></text:p>
      <text:p text:style-name="P89"><text:span text:style-name="Emphasis"><text:span text:style-name="T1273">▸<text:tab/></text:span></text:span><text:span text:style-name="Emphasis"><text:span text:style-name="T1284">N</text:span></text:span><text:span text:style-name="Emphasis"><text:span text:style-name="T1281">ápis na </text:span></text:span><text:span text:style-name="Emphasis"><text:span text:style-name="T1300">ozdobné desce</text:span></text:span><text:span text:style-name="Emphasis"><text:span text:style-name="T1281"> </text:span></text:span><text:span text:style-name="Emphasis"><text:span text:style-name="T1285">na zdi </text:span></text:span><text:span text:style-name="Emphasis"><text:span text:style-name="T1282">je ve staroelfštině.</text:span></text:span><text:span text:style-name="Emphasis"><text:span text:style-name="T1281"> </text:span></text:span><text:span text:style-name="Emphasis"><text:span text:style-name="T1282">Ř</text:span></text:span><text:span text:style-name="Emphasis"><text:span text:style-name="T1281">íká:</text:span></text:span></text:p>
      <text:list xml:id="list51955237" text:style-name="L37">
        <text:list-item>
          <text:list>
            <text:list-item>
              <text:list>
                <text:list-header>
                  <text:p text:style-name="P498"><text:span text:style-name="T421">„Klaním se před Tebou, Belerone, </text:span><text:span text:style-name="T422">jenž jsi </text:span><text:span text:style-name="T423">pro nás vzorem</text:span><text:span text:style-name="T421"> cti, spravedlnosti a⁠ věrnosti“.</text:span></text:p>
                </text:list-header>
              </text:list>
            </text:list-item>
          </text:list>
        </text:list-item>
      </text:list>
      <text:p text:style-name="P138">Když postavy prohledají severní stěnu či <text:span text:style-name="T1431">desku s</text:span> nápis<text:span text:style-name="T1431">em</text:span>, všimnou si:</text:p>
      <text:list xml:id="list3803948527" text:style-name="L38">
        <text:list-item>
          <text:p text:style-name="P402"><text:span text:style-name="T1079">K</text:span><text:span text:style-name="T1078">olem </text:span><text:span text:style-name="T1080">desky s nápisem</text:span><text:span text:style-name="T1078"> je úzká spára ve tvaru dveří.</text:span></text:p>
          <text:list>
            <text:list-item>
              <text:p text:style-name="P403"><text:span text:style-name="T1079">S</text:span><text:span text:style-name="T1078">těna zde na poklepání zní dutě, ale ne moc výrazně – je to zřejmě poměrně silná deska.</text:span></text:p>
            </text:list-item>
            <text:list-item>
              <text:p text:style-name="P404">Vpravo od spáry je ve stěně malá páčka, <text:span text:style-name="T1431">která </text:span>dveře otevírá. Není tu žádná past.</text:p>
            </text:list-item>
          </text:list>
        </text:list-item>
      </text:list>
      <text:h text:style-name="Heading_20_3" text:outline-level="3"><text:span text:style-name="T967">B14 – svatyně</text:span> <text:span text:style-name="T967">boha Belerona</text:span></text:h>
      <text:p text:style-name="P12"><text:span text:style-name="T968">V⁠ místnosti je tlumené světlo. </text:span>Uprostřed na <text:span text:style-name="T1193">žulovém</text:span><text:span text:style-name="T1182"> </text:span><text:span text:style-name="T1148">podstavci</text:span> <text:span text:style-name="T969">klečí mramorová</text:span> <text:span text:style-name="T1182">socha</text:span> bojovníka s⁠ čelem opřeným o⁠ jílec <text:span text:style-name="T1148">meče</text:span>, <text:span text:style-name="T978">na krku má zavěšený amulet</text:span><text:span text:style-name="T468"> (karta </text:span><text:span text:style-name="T1116">elfský amulet</text:span><text:span text:style-name="T783"> – ukaž hráčům jen obrázek</text:span><text:span text:style-name="T468">)</text:span>. <text:span text:style-name="T970">Na stěnách je zářící stříbrnou linií vyobrazeno pět </text:span><text:span text:style-name="T1165">postav</text:span><text:span text:style-name="T970">.</text:span></text:p>
      <text:p text:style-name="P49"><text:span text:style-name="T808">Když </text:span><text:span text:style-name="T817">se</text:span><text:span text:style-name="T808"> do </text:span><text:span text:style-name="T809">svatyně</text:span><text:span text:style-name="T808"> někdo </text:span><text:span text:style-name="T817">pokusí</text:span><text:span text:style-name="T808"> vstoup</text:span><text:span text:style-name="T817">it</text:span><text:span text:style-name="T808">, </text:span><text:span text:style-name="T821">objeví se před ním</text:span><text:span text:style-name="T808"> přízrak z⁠ </text:span><text:span text:style-name="T810">hradeb pevnosti</text:span><text:span text:style-name="T808"> </text:span><text:span text:style-name="T467">(</text:span><text:span text:style-name="T649">karta </text:span><text:span text:style-name="T1341">přízrak</text:span><text:span text:style-name="T649">, </text:span><text:span text:style-name="T467">viz A</text:span><text:span text:style-name="T711">1</text:span><text:span text:style-name="T467">)</text:span><text:span text:style-name="T844"> a⁠ </text:span><text:span text:style-name="T818">zastoupí </text:span><text:span text:style-name="T821">mu</text:span><text:span text:style-name="T818"> cestu</text:span><text:span text:style-name="T928">.</text:span></text:p>
      <text:list xml:id="list4086837842" text:style-name="L39">
        <text:list-item>
          <text:p text:style-name="P405"><text:soft-page-break/><text:span text:style-name="T146">Pokud má alespoň jedna z⁠ postav </text:span><text:span text:style-name="T149">viditelný</text:span><text:span text:style-name="T146"> </text:span><text:span text:style-name="T12">Beleronův amulet</text:span><text:span text:style-name="T146">, přízrak </text:span><text:span text:style-name="T149">neslyšně</text:span><text:span text:style-name="T146"> </text:span><text:span text:style-name="T148">zahýbe </text:span><text:span text:style-name="T150">ústy</text:span><text:span text:style-name="T148">, jako kdyby něco říkal, pokloní se</text:span><text:span text:style-name="T147"> a⁠ zmizí.</text:span></text:p>
          <text:list>
            <text:list-item>
              <text:p text:style-name="P408"><text:span text:style-name="T26">Beleronův amulet</text:span><text:span text:style-name="T165"> má na krku mrtvá elfka v⁠ B9. Je to kulatý stříbrný amulet s⁠ motivem klečícího bojovníka ve zbroji.</text:span></text:p>
            </text:list-item>
          </text:list>
        </text:list-item>
        <text:list-item>
          <text:p text:style-name="P406"><text:span text:style-name="T147">V⁠ opačném případě také něco neslyšně „řekne“</text:span><text:span text:style-name="T13">,</text:span><text:span text:style-name="T151"> ale zastoupí postavám cestu, zaujme bojový postoj a⁠ namíří na ně hrot svého přízračného kopí.</text:span></text:p>
        </text:list-item>
        <text:list-item>
          <text:p text:style-name="P406"><text:span text:style-name="T160">C</text:span><text:span text:style-name="T152">o říká, </text:span><text:span text:style-name="T160">se dozví pouze postava, která umí staroelfštinu a pohotově použije</text:span><text:span text:style-name="T152"> kouzlo </text:span><text:span text:style-name="T14">přenos myšlenek</text:span><text:span text:style-name="T152">. V⁠ tom případě „</text:span><text:span text:style-name="T149">slyší“</text:span><text:span text:style-name="T152">:</text:span></text:p>
          <text:list>
            <text:list-item>
              <text:p text:style-name="P407"><text:span text:style-name="T153">Pokud </text:span><text:span text:style-name="T161">postavy</text:span><text:span text:style-name="T153"> viditelně nesou </text:span><text:span text:style-name="T15">Beleronův</text:span><text:span text:style-name="T154"> amulet:</text:span></text:p>
              <text:list>
                <text:list-item>
                  <text:p text:style-name="P406"><text:span text:style-name="T15">„</text:span><text:span text:style-name="T16">Vítej, služebníku Beleronův.</text:span><text:span text:style-name="T15">“</text:span></text:p>
                </text:list-item>
              </text:list>
            </text:list-item>
            <text:list-item>
              <text:p text:style-name="P407"><text:span text:style-name="T151">V⁠ </text:span><text:span text:style-name="T153">opačném případě:</text:span></text:p>
              <text:list>
                <text:list-item>
                  <text:p text:style-name="P406"><text:span text:style-name="T13">„Do svatyně mohou vstoupit jen služebníci </text:span><text:span text:style-name="T17">našeho pána</text:span><text:span text:style-name="T13"> Belerona.“</text:span></text:p>
                </text:list-item>
              </text:list>
            </text:list-item>
          </text:list>
        </text:list-item>
      </text:list>
      <text:p text:style-name="Text_20_body">Postavy si mohou s⁠ přízrakem poradit například tak, že:</text:p>
      <text:list xml:id="list2651952565" text:style-name="L40">
        <text:list-item>
          <text:p text:style-name="P409">Ukáží mu Beleronův amulet (má jej na krku mrtvá elfka v⁠ B9).</text:p>
        </text:list-item>
        <text:list-item>
          <text:p text:style-name="P409">Použijí kouzlo <text:span text:style-name="T281">přenos myšlenek</text:span> a⁠ promluví si s⁠ ním <text:span text:style-name="T1432">(mluví jen staroeflsky, takže to musí udělat postava, která staroelfštinu umí)</text:span>.</text:p>
          <text:list>
            <text:list-item>
              <text:p text:style-name="P409">Nechá se přemluvit čímkoliv alespoň trochu smysluplným – třeba že ho volá velitel pevnosti.</text:p>
            </text:list-item>
          </text:list>
        </text:list-item>
        <text:list-item>
          <text:p text:style-name="P409"><text:soft-page-break/>Zničí amulet, který má kolem krku socha uprostřed svatyně. V⁠ tom případě přízrak zmizí nadobro.</text:p>
          <text:list>
            <text:list-item>
              <text:p text:style-name="P409">Amulet mohou z⁠ krku sochy například sundat nějakou tyčí (přízrak ji nemůže chytit, protože je nehmotný), nebo jej třeba zkusit prostě sebrat a⁠ utéct.</text:p>
              <text:list>
                <text:list-item>
                  <text:p text:style-name="P409">Vběhnout do místnost, sundat amulet a⁠ vyběhnout ven zabere tři kola (po která bude přízrak útočit).</text:p>
                </text:list-item>
              </text:list>
            </text:list-item>
          </text:list>
        </text:list-item>
        <text:list-item>
          <text:p text:style-name="P409">⚔ Mohou také přízrak zabít, ale bez duševních kouzel nebo magických zbraní mu nemají jak ublížit (viz kapitola <text:span text:style-name="T928">Boj s⁠ nehmotným protivníkem</text:span> v⁠ pravidlech).</text:p>
          <text:list>
            <text:list-item>
              <text:p text:style-name="P409">Když se postavy stáhnou ven ze svatyně, nebude je pronásledovat.</text:p>
            </text:list-item>
          </text:list>
        </text:list-item>
      </text:list>
      <text:p text:style-name="P44"><text:span text:style-name="T104">P</text:span><text:span text:style-name="T63">oté, co si postavy nějak poradí s⁠ přízrakem, </text:span><text:span text:style-name="T104">mohou </text:span><text:span text:style-name="T107">vejít do místnosti a⁠ prohlédnout si ji</text:span><text:span text:style-name="T63">:</text:span></text:p>
      <text:p text:style-name="P45"><text:span text:style-name="Emphasis"><text:span text:style-name="T1255">▸<text:tab/></text:span></text:span><text:span text:style-name="Emphasis"><text:span text:style-name="T1254">Na</text:span></text:span><text:span text:style-name="T63"> </text:span><text:span text:style-name="T192">podstavci</text:span><text:span text:style-name="T105"> pod sochou je napsáno </text:span><text:span text:style-name="T144">(ve staroelfštině)</text:span><text:span text:style-name="T105">:</text:span></text:p>
      <text:list xml:id="list1940817709" text:style-name="L41">
        <text:list-header>
          <text:p text:style-name="P368"><text:span text:style-name="T199">„Jen ten, kdo se skloní před všemi bohy </text:span><text:span text:style-name="T200">Řádu</text:span><text:span text:style-name="T199">, je hoden daru našeho pána Belerona.“</text:span></text:p>
        </text:list-header>
      </text:list>
      <text:p text:style-name="P45"><text:span text:style-name="Emphasis"><text:span text:style-name="T1255">▸<text:tab/></text:span></text:span><text:span text:style-name="T913">Meč</text:span><text:span text:style-name="T646">, který socha drží, je kamenný, pro postavy nepoužitelný.</text:span></text:p>
      <text:p text:style-name="P60"><text:span text:style-name="Emphasis"><text:span text:style-name="T1231">▸<text:tab/></text:span></text:span><text:span text:style-name="Emphasis"><text:span text:style-name="T1256">Postavy</text:span></text:span><text:span text:style-name="Emphasis"><text:span text:style-name="T1232"> vyobrazené na stěnách </text:span></text:span><text:span text:style-name="Emphasis"><text:span text:style-name="T1233">zářící stříbrnou linií </text:span></text:span><text:span text:style-name="Emphasis"><text:span text:style-name="T1234">na dotek brní (jsou magické, </text:span></text:span><text:span text:style-name="Emphasis"><text:span text:style-name="T1246">ale</text:span></text:span><text:span text:style-name="Emphasis"><text:span text:style-name="T1234"> </text:span></text:span><text:span text:style-name="Emphasis"><text:span text:style-name="T1233">nejdou připoutat</text:span></text:span><text:span text:style-name="Emphasis"><text:span text:style-name="T1234">).</text:span></text:span> <text:span text:style-name="T1339">Jsou to</text:span>:</text:p>
      <text:list xml:id="list1727512747" text:style-name="L42">
        <text:list-item>
          <text:p text:style-name="P410"><text:span text:style-name="Emphasis"><text:span text:style-name="T553">Postarší </text:span></text:span><text:span text:style-name="Emphasis"><text:span text:style-name="T558">elfka</text:span></text:span><text:span text:style-name="Emphasis"><text:span text:style-name="T553"> s⁠ č</text:span></text:span><text:span text:style-name="Emphasis"><text:span text:style-name="T647">elenk</text:span></text:span><text:span text:style-name="Emphasis"><text:span text:style-name="T553">ou</text:span></text:span><text:span text:style-name="Emphasis"><text:span text:style-name="T647"> z⁠ hvězd, </text:span></text:span><text:span text:style-name="Emphasis"><text:span text:style-name="T555">holí</text:span></text:span><text:span text:style-name="Emphasis"><text:span text:style-name="T647"> a⁠ otevřen</text:span></text:span><text:span text:style-name="Emphasis"><text:span text:style-name="T553">ou</text:span></text:span><text:span text:style-name="Emphasis"><text:span text:style-name="T647"> knih</text:span></text:span><text:span text:style-name="Emphasis"><text:span text:style-name="T553">ou.</text:span></text:span></text:p>
        </text:list-item>
        <text:list-item>
          <text:p text:style-name="P411"><text:span text:style-name="Emphasis"><text:span text:style-name="T557">Trpaslík v⁠ </text:span></text:span><text:span text:style-name="Emphasis"><text:span text:style-name="T561">kovářské zástěře</text:span></text:span><text:span text:style-name="Emphasis"><text:span text:style-name="T556"> s⁠ kladivem v⁠ jedné ruce a⁠ měšcem ve druhé.</text:span></text:span></text:p>
        </text:list-item>
        <text:list-item>
          <text:p text:style-name="P412"><text:span text:style-name="Emphasis"><text:span text:style-name="T553">Bojovník ve zbroji v</text:span></text:span><text:span text:style-name="T647"> </text:span><text:span text:style-name="T554">p</text:span><text:span text:style-name="T647">oklek</text:span><text:span text:style-name="T554">u</text:span><text:span text:style-name="T647"> s⁠ čelem opřeným o⁠ jílec meče.</text:span></text:p>
        </text:list-item>
        <text:list-item>
          <text:p text:style-name="P413"><text:soft-page-break/><text:span text:style-name="T557">Trpaslice s⁠ kusem horského křišťálu v⁠ jedné ruce a⁠ </text:span><text:span text:style-name="T560">dýmající zkumavkou</text:span><text:span text:style-name="T557"> ve druhé.</text:span></text:p>
        </text:list-item>
        <text:list-item>
          <text:p text:style-name="P412"><text:span text:style-name="T76">N</text:span><text:span text:style-name="T77">ahá </text:span><text:span text:style-name="T78">mladá</text:span><text:span text:style-name="T77"> </text:span><text:span text:style-name="T79">elfka</text:span><text:span text:style-name="T77"> s⁠ dlouhým lukem </text:span><text:span text:style-name="T76">sedící</text:span><text:span text:style-name="T77"> na zádech majestátního jelena.</text:span></text:p>
        </text:list-item>
      </text:list>
      <text:p text:style-name="P47"><text:span text:style-name="T845">Pokaždé, když někdo vysloví správnou formuli u⁠ správného obrazu, </text:span><text:span text:style-name="T850">se </text:span><text:span text:style-name="T845">tento obraz rozsvítí jasněji. </text:span><text:span text:style-name="T648">Správné formule jsou:</text:span></text:p>
      <text:list xml:id="list1009688088" text:style-name="L43">
        <text:list-item>
          <text:p text:style-name="P414"><text:span text:style-name="T106">U⁠ obrazu </text:span><text:span text:style-name="T78">postarší ženy</text:span><text:span text:style-name="T106"> s⁠ čelenkou z⁠ hvězd, </text:span><text:span text:style-name="T78">holí a⁠ otevřenou knihou</text:span><text:span text:style-name="T106">:</text:span></text:p>
        </text:list-item>
      </text:list>
      <text:list xml:id="list161234266761773" text:continue-list="list51955237" text:style-name="L37">
        <text:list-item>
          <text:list>
            <text:list-header>
              <text:p text:style-name="P397"><text:span text:style-name="Emphasis"><text:span text:style-name="T942">„Klaním se před Tebou, Astro, stvořitelko hvězd, strážkyně moudrosti věků a⁠ tajemných umění.“</text:span></text:span></text:p>
            </text:list-header>
          </text:list>
        </text:list-item>
        <text:list-item>
          <text:p text:style-name="P398"><text:span text:style-name="Emphasis"><text:span text:style-name="T557">U⁠ obrazu trpaslíka</text:span></text:span><text:span text:style-name="Emphasis"><text:span text:style-name="T556"> v⁠ kovářské zástěře s⁠ kladivem a⁠ měšcem:</text:span></text:span></text:p>
          <text:list>
            <text:list-header>
              <text:p text:style-name="P398"><text:span text:style-name="Emphasis"><text:span text:style-name="T323">„Klaním se před tebou, Nirvi, pane obchodu a⁠ řemesel.“</text:span></text:span></text:p>
            </text:list-header>
          </text:list>
        </text:list-item>
        <text:list-item>
          <text:p text:style-name="P399"><text:span text:style-name="Emphasis"><text:span text:style-name="T466">U⁠ obrazu bojovníka v⁠ pokleku s⁠ čelem opřeným o⁠ jílec meče:</text:span></text:span></text:p>
          <text:list>
            <text:list-header>
              <text:p text:style-name="P399"><text:span text:style-name="T421">„Klaním se před Tebou, Belerone, </text:span><text:span text:style-name="T422">jenž jsi </text:span><text:span text:style-name="T423">pro nás vzorem</text:span><text:span text:style-name="T421"> cti, spravedlnosti a⁠ věrnosti“.</text:span></text:p>
            </text:list-header>
          </text:list>
        </text:list-item>
        <text:list-item>
          <text:p text:style-name="P400"><text:span text:style-name="T871">U⁠ </text:span><text:span text:style-name="T872">obrazu </text:span><text:span text:style-name="T874">trpaslice</text:span><text:span text:style-name="T872"> </text:span><text:span text:style-name="T873">s⁠ </text:span><text:span text:style-name="T876">horským křišťálem</text:span><text:span text:style-name="T873"> a⁠ </text:span><text:span text:style-name="T875">dýmající zkumavkou</text:span><text:span text:style-name="T873">:</text:span></text:p>
          <text:list>
            <text:list-header>
              <text:p text:style-name="P399"><text:span text:style-name="T10">„Klaním se před Tebou, </text:span><text:span text:style-name="T11">Miro. Tobě vděčíme za bohatství z⁠ hlubin země</text:span><text:span text:style-name="T10">.</text:span><text:span text:style-name="T18">“</text:span></text:p>
            </text:list-header>
          </text:list>
        </text:list-item>
        <text:list-item>
          <text:p text:style-name="P401"><text:span text:style-name="Emphasis"><text:span text:style-name="T464">U⁠ obrazu nahé </text:span></text:span><text:span text:style-name="Emphasis"><text:span text:style-name="T465">mladé</text:span></text:span><text:span text:style-name="Emphasis"><text:span text:style-name="T464"> </text:span></text:span><text:span text:style-name="Emphasis"><text:span text:style-name="T559">elfky</text:span></text:span><text:span text:style-name="Emphasis"><text:span text:style-name="T465"> s⁠ </text:span></text:span><text:span text:style-name="Emphasis"><text:span text:style-name="T77">lukem </text:span></text:span><text:span text:style-name="Emphasis"><text:span text:style-name="T80">jedoucí na jelenovi</text:span></text:span><text:span text:style-name="Emphasis"><text:span text:style-name="T77">:</text:span></text:span></text:p>
          <text:list>
            <text:list-header>
              <text:p text:style-name="P296"><text:span text:style-name="Emphasis"><text:span text:style-name="T195">„Klaním se před Tebou, Raio, paní divočiny. Tobě vděčíme za léčivé dary lesa.“</text:span></text:span></text:p>
            </text:list-header>
          </text:list>
        </text:list-item>
      </text:list>
      <text:p text:style-name="P50"><text:soft-page-break/><text:span text:style-name="T1340">Když</text:span> někdo obejde všech pět obrazů a⁠ u⁠ každého z⁠ nich nahlas řekne správnou formuli, v⁠ místnosti se jasně zableskne a⁠ na jílci meče sochy uprostřed místnosti se objeví jasně zářící krystal<text:span text:style-name="T943"> </text:span><text:span text:style-name="T959">(karta </text:span><text:span text:style-name="T447">Beleronovo oko</text:span><text:span text:style-name="T959">)</text:span>.</text:p>
      <text:list xml:id="list2401973561" text:style-name="L44">
        <text:list-item>
          <text:p text:style-name="P258">Na pořadí, v⁠ jakém budou formule vysloveny, nezáleží. <text:span text:style-name="T1197">Všechny </text:span><text:span text:style-name="T1198">ale</text:span><text:span text:style-name="T1197"> musí vyslovit jedna osoba.</text:span></text:p>
        </text:list-item>
      </text:list>
      <text:p text:style-name="P142"><text:span text:style-name="T145">Krystal je magický </text:span><text:span text:style-name="T158">předmět</text:span><text:span text:style-name="T145">. Co přesně dělá, je na tobě. </text:span><text:span text:style-name="T159">Měl by ale nějak souviset s Beleronem, což je bůh cti a věrnosti.</text:span></text:p>
      <text:h text:style-name="Heading_20_2" text:outline-level="2"><text:bookmark-start text:name="__RefHeading___Toc2928_1905480466"/>Druhé podzemní patro<text:bookmark-end text:name="__RefHeading___Toc2928_1905480466"/></text:h>
      <text:h text:style-name="P513" text:outline-level="3"><text:span text:style-name="T4">C</text:span><text:span text:style-name="T3">1 – </text:span><text:span text:style-name="T205">ústí chodby</text:span><text:span text:style-name="T3"> do studny</text:span></text:h>
      <text:p text:style-name="P35"><text:span text:style-name="T256">Zhruba 5 metrů nad hladinou do</text:span><text:span text:style-name="T3"> studny ústí </text:span><text:span text:style-name="T238">chodba</text:span><text:span text:style-name="T203">.</text:span></text:p>
      <text:list xml:id="list3559282281" text:style-name="L45">
        <text:list-item>
          <text:p text:style-name="P415"><text:span text:style-name="T108">D</text:span><text:span text:style-name="T109">íra v⁠ pavučinách, která ved</text:span><text:span text:style-name="T116">e</text:span><text:span text:style-name="T109"> skrz celou studnu až sem </text:span><text:span text:style-name="T125">(viz A4)</text:span><text:span text:style-name="T109">, nepokračuje dolů k⁠ hladině – místo toho „zahýbá“ do chodby </text:span><text:span text:style-name="T115">(a⁠ </text:span><text:span text:style-name="T110">pokračuje</text:span><text:span text:style-name="T65"> až do C</text:span><text:span text:style-name="T66">4</text:span><text:span text:style-name="T115">)</text:span><text:span text:style-name="T65">.</text:span></text:p>
        </text:list-item>
        <text:list-item>
          <text:p text:style-name="P416"><text:span text:style-name="T64">I⁠ </text:span><text:span text:style-name="T112">tady jsou v⁠ </text:span><text:span text:style-name="T111">pavučinách </text:span><text:span text:style-name="T113">jedovatí</text:span><text:span text:style-name="T111"> pavouci, kteří </text:span><text:span text:style-name="T114">se</text:span><text:span text:style-name="T111"> </text:span><text:span text:style-name="T113">ale postavám </text:span><text:span text:style-name="T114">klidí z⁠ cesty</text:span><text:span text:style-name="T113"> a⁠ nijak je neohrozí</text:span><text:span text:style-name="T111">.</text:span></text:p>
        </text:list-item>
      </text:list>
      <text:h text:style-name="P514" text:outline-level="3"><text:span text:style-name="T204">C</text:span><text:span text:style-name="T224">2</text:span><text:span text:style-name="T3"> – </text:span><text:span text:style-name="T205">chodba s⁠ </text:span><text:span text:style-name="T224">pavučinami</text:span></text:h>
      <text:p text:style-name="P75"><text:span text:style-name="T32">C</text:span><text:span text:style-name="T29">hodba je protkána závěji hustých, silných pavučin. U⁠ </text:span><text:span text:style-name="T44">podlahy</text:span><text:span text:style-name="T29"> je v⁠ nich ale díra, jako kdyby tudy někdo nedávno vlekl nějaký těžký předmět.</text:span></text:p>
      <text:list xml:id="list3022928355" text:style-name="L46">
        <text:list-item>
          <text:p text:style-name="P417"><text:span text:style-name="T63">Pavučiny ne</text:span><text:span text:style-name="T206">jsou tak </text:span><text:span text:style-name="T257">siln</text:span><text:span text:style-name="T258">é</text:span><text:span text:style-name="T206">, aby se jimi </text:span><text:span text:style-name="T227">postavy</text:span><text:span text:style-name="T206"> nedokázal</text:span><text:span text:style-name="T227">y</text:span><text:span text:style-name="T206"> prodrat, ale </text:span><text:span text:style-name="T227">rozhodně to nebude příjemný zážitek a⁠ </text:span><text:span text:style-name="T228">postup to výrazně zpomalí</text:span><text:span text:style-name="T206">.</text:span></text:p>
        </text:list-item>
      </text:list>
      <text:h text:style-name="P515" text:outline-level="3"><text:soft-page-break/>C3 – mříž</text:h>
      <text:p text:style-name="P79"><text:span text:style-name="T30">C</text:span><text:span text:style-name="T31">hodbu přehrazuje masivní zarezlá </text:span><text:span text:style-name="T45">částečně nadzvednutá</text:span><text:span text:style-name="T31"> </text:span><text:span text:style-name="T59">mříž</text:span><text:span text:style-name="T31">.</text:span></text:p>
      <text:list xml:id="list244811157" text:style-name="L47">
        <text:list-item>
          <text:p text:style-name="P418"><text:span text:style-name="T81">Pokud postavy přišly z⁠ jihu </text:span><text:span text:style-name="T82">(tedy studnou z⁠ nádvoří pevnosti)</text:span><text:span text:style-name="T81">:</text:span></text:p>
          <text:list>
            <text:list-item>
              <text:p text:style-name="P418"><text:span text:style-name="T31">Za mříží je</text:span><text:span text:style-name="T30"> mnohem méně pavučin.</text:span></text:p>
            </text:list-item>
          </text:list>
        </text:list-item>
        <text:list-item>
          <text:p text:style-name="P418"><text:span text:style-name="T83">P</text:span><text:span text:style-name="T81">okud přišly ze severu </text:span><text:span text:style-name="T82">(tedy po schodech z⁠ prvního patra)</text:span><text:span text:style-name="T81">:</text:span></text:p>
          <text:list>
            <text:list-item>
              <text:p text:style-name="P419"><text:span text:style-name="T35">Chodba za</text:span><text:span text:style-name="T34"> mříží je </text:span><text:span text:style-name="T35">plná </text:span><text:span text:style-name="T49">záv</text:span><text:span text:style-name="T58">ě</text:span><text:span text:style-name="T49">j</text:span><text:span text:style-name="T50">ů</text:span><text:span text:style-name="T49"> hustých, silných pavučin</text:span><text:span text:style-name="T34">.</text:span></text:p>
            </text:list-item>
          </text:list>
        </text:list-item>
      </text:list>
      <text:p text:style-name="P51"><text:span text:style-name="Emphasis"><text:span text:style-name="T1273">▸<text:tab/></text:span></text:span><text:span text:style-name="T1166">Mříž</text:span><text:span text:style-name="T1113"> j</text:span>e zasazená do svislých drážek vytesaných do skalní stěny. <text:span text:style-name="T1342">Z</text:span>řejmě je ji tedy možné vytáhnout nahoru.</text:p>
      <text:list xml:id="list190103833" text:style-name="L48">
        <text:list-item>
          <text:p text:style-name="P420"><text:span text:style-name="T117">Víc se ovšem z</text:span><text:span text:style-name="T118">vednout nedá </text:span><text:span text:style-name="T119">(protože zvedací mechanismus o⁠ patro výš je zaaretován západkou).</text:span></text:p>
        </text:list-item>
        <text:list-item>
          <text:p text:style-name="P259"><text:span text:style-name="T1343">D</text:span>á se pod ní <text:span text:style-name="T1344">velmi těsně</text:span> protáhnout. Na spodní straně má <text:span text:style-name="T1345">ovšem</text:span> bodce a⁠ z<text:span text:style-name="T1346">řejmě je</text:span> pekelně těžká. <text:span text:style-name="T1347">Kdyby na někoho spadla, bude s⁠ ním nepochybně konec (komentář o⁠ bodcích je jen na postrašení, mříž se ani nehne).</text:span></text:p>
        </text:list-item>
      </text:list>
      <text:p text:style-name="P109"><text:span text:style-name="T214">Pokud</text:span><text:span text:style-name="T208"> postavy </text:span><text:span text:style-name="T209">začnou podlézat mříž a⁠ </text:span><text:span text:style-name="T208">ne</text:span><text:span text:style-name="T210">vyčisti</text:span><text:span text:style-name="T208">ly místnost C</text:span><text:span text:style-name="T211">4</text:span><text:span text:style-name="T208">, </text:span><text:span text:style-name="T212">přijd</text:span><text:span text:style-name="T213">e</text:span><text:span text:style-name="T208"> odtamtud obří pavou</text:span><text:span text:style-name="T213">k </text:span><text:span text:style-name="T234">(karta </text:span><text:span text:style-name="T62">obří pavouk</text:span><text:span text:style-name="T234">)</text:span><text:span text:style-name="T208"> a⁠ napadn</text:span><text:span text:style-name="T213">e</text:span><text:span text:style-name="T208"> je.</text:span></text:p>
      <text:list xml:id="list6118619" text:style-name="L49">
        <text:list-item>
          <text:p text:style-name="P421"><text:span text:style-name="T231">Pavou</text:span><text:span text:style-name="T233">k</text:span><text:span text:style-name="T231"> </text:span><text:span text:style-name="T232">j</text:span><text:span text:style-name="T233">e</text:span><text:span text:style-name="T232"> moc vel</text:span><text:span text:style-name="T233">ký</text:span><text:span text:style-name="T232">, pod mříží neprolez</text:span><text:span text:style-name="T233">e</text:span><text:span text:style-name="T231">.</text:span></text:p>
        </text:list-item>
        <text:list-item>
          <text:p text:style-name="P421"><text:span text:style-name="T177">Každé kolo může pod mříží prolézt </text:span><text:span text:style-name="T178">jen</text:span><text:span text:style-name="T177"> jedna postava.</text:span></text:p>
        </text:list-item>
        <text:list-item>
          <text:p text:style-name="P422"><text:span text:style-name="T175">Skrz mříž je možné útočit (střílet, </text:span><text:span text:style-name="T179">nebo třeba</text:span><text:span text:style-name="T175"> bodat kopím), ale s⁠ nevýhodou (-1).</text:span></text:p>
        </text:list-item>
        <text:list-item>
          <text:p text:style-name="P262"><text:soft-page-break/>Když si budou postavy při prolézání pod mříží pomáhat, počítej za to výhodu (+1).</text:p>
        </text:list-item>
        <text:list-item>
          <text:p text:style-name="P263">Více o boji s pavoukem viz C4.</text:p>
        </text:list-item>
      </text:list>
      <text:h text:style-name="Heading_20_3" text:outline-level="3"><text:span text:style-name="T982">C4 – d</text:span>oupě obří<text:span text:style-name="T981">c</text:span>h pavouk<text:span text:style-name="T981">ů</text:span></text:h>
      <text:p text:style-name="P48">Místnost je plná velkých, hustých pavučin. V⁠ zadní části <text:span text:style-name="T1114">jsou skrz ně vidět obrysy</text:span> <text:span text:style-name="T1167">čtyř</text:span><text:span text:style-name="T1148"> velk</text:span><text:span text:style-name="T1168">ých</text:span><text:span text:style-name="T1148"> předmět</text:span><text:span text:style-name="T1168">ů</text:span>.</text:p>
      <text:p text:style-name="P154"><text:span text:style-name="Emphasis"><text:span text:style-name="T1247">⚔ </text:span></text:span><text:span text:style-name="Emphasis"><text:span text:style-name="T1252">Jeden z těchto „předmětů</text:span></text:span><text:span text:style-name="T3"> je živý </text:span><text:span text:style-name="T39">obří pavou</text:span><text:span text:style-name="T29">k</text:span><text:span text:style-name="T226"> (karta), pokud tedy už na postavy nevyběhl v⁠ </text:span><text:span text:style-name="T229">C3</text:span><text:span text:style-name="T226">.</text:span></text:p>
      <text:list xml:id="list3193934426" text:style-name="L50">
        <text:list-item>
          <text:p text:style-name="P423"><text:span text:style-name="T177">P</text:span><text:span text:style-name="T180">okud postavy nevyčist</text:span><text:span text:style-name="T183">í</text:span><text:span text:style-name="T180"> </text:span><text:span text:style-name="T182">místnost</text:span><text:span text:style-name="T180"> od pavučin, budou v⁠ nich bojovat s⁠ nevýhodou (-1). Pavouk se skrz ně dokáže pohybovat bez obtíží.</text:span></text:p>
        </text:list-item>
        <text:list-item>
          <text:p text:style-name="P423"><text:span text:style-name="T184">Když někdo pavučiny zapálí, budou </text:span><text:span text:style-name="T186">dvě kola</text:span><text:span text:style-name="T184"> zraňovat za</text:span><text:span text:style-name="T180"> </text:span><text:span text:style-name="T185">(</text:span><text:span text:style-name="T180">4</text:span><text:span text:style-name="T190">k</text:span><text:span text:style-name="T180">z - </text:span><text:span text:style-name="T191">Z</text:span><text:span text:style-name="T185">broj), </text:span><text:span text:style-name="T180">pak jsou spálené na prach.</text:span><text:span text:style-name="T181">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423"><text:span text:style-name="Emphasis"><text:span text:style-name="T1248">P</text:span></text:span><text:span text:style-name="Emphasis"><text:span text:style-name="T1249">avouk má jen jednu dávku jedu. Pokud ji nepoužije, postavy ji mohou z⁠ jeho mrtvoly </text:span></text:span><text:span text:style-name="Emphasis"><text:span text:style-name="T1250">extrahovat</text:span></text:span><text:span text:style-name="Emphasis"><text:span text:style-name="T1249">. </text:span></text:span><text:span text:style-name="Emphasis"><text:span text:style-name="T1248">Mrtví pavouci mají také každý po jedné dávce.</text:span></text:span><text:span text:style-name="Emphasis"><text:span text:style-name="T1249"> </text:span></text:span><text:span text:style-name="Emphasis"><text:span text:style-name="T1250">P</text:span></text:span><text:span text:style-name="Emphasis"><text:span text:style-name="T1251">arametry jedu najdeš na kartě </text:span></text:span><text:span text:style-name="Emphasis"><text:span text:style-name="T1270">obří pavouk</text:span></text:span><text:span text:style-name="Emphasis"><text:span text:style-name="T1251">. </text:span></text:span><text:span text:style-name="Emphasis"><text:span text:style-name="T1250">Jed působí skrz zranění, dá se tedy použít například na otrávení šípu nebo čepele meče.</text:span></text:span></text:p>
        </text:list-item>
      </text:list>
      <text:p text:style-name="P153"><text:span text:style-name="Emphasis"><text:span text:style-name="T1231">▸<text:tab/></text:span></text:span><text:span text:style-name="Emphasis"><text:span text:style-name="T1252">Další d</text:span></text:span><text:span text:style-name="T243">va</text:span><text:span text:style-name="T226"> z⁠ těchto „předmětů“ jsou </text:span><text:span text:style-name="T243">mrtví obří pavouci </text:span><text:span text:style-name="T275">(zabil je jedovatý plyn, který do podzemí vypustili elfové)</text:span><text:span text:style-name="T243">.</text:span></text:p>
      <text:p text:style-name="P107"><text:span text:style-name="Emphasis"><text:span text:style-name="T1231">▸<text:tab/></text:span></text:span><text:span text:style-name="T120">Čtvrtý předmět je v</text:span><text:span text:style-name="T63">ysátá, do pavučin zamotaná mrtvola elfa v⁠ </text:span><text:span text:style-name="T97">prost</text:span><text:span text:style-name="T121">ých</text:span><text:span text:style-name="T97"> cestovní</text:span><text:span text:style-name="T121">ch</text:span><text:span text:style-name="T97"> šat</text:span><text:span text:style-name="T121">ech</text:span><text:span text:style-name="T97">. U⁠ </text:span><text:span text:style-name="T255">sebe </text:span><text:span text:style-name="T259">má </text:span><text:span text:style-name="T1433">měšec s⁠ 5 st a kožené pouzdro na svitky.</text:span></text:p>
      <text:list xml:id="list1799756588" text:style-name="L51">
        <text:list-item>
          <text:p text:style-name="P424"><text:soft-page-break/><text:span text:style-name="T276">V pouzdře je</text:span><text:span text:style-name="T260"> svitek s⁠ </text:span><text:span text:style-name="T230">kouzlem</text:span><text:span text:style-name="T260"> </text:span><text:span text:style-name="T36">v</text:span><text:span text:style-name="T33">zplanutí</text:span><text:span text:style-name="T260"> (karta). P</text:span><text:span text:style-name="T277">řípadné zapálení pavučin poškodí jen pouzdro, svitku se nic nestane (protože je v⁠ pouzdru).</text:span></text:p>
        </text:list-item>
      </text:list>
      <text:h text:style-name="P516" text:outline-level="3">C<text:span text:style-name="T1023">5</text:span> –<text:span text:style-name="T971"> spodní patro boční věže</text:span></text:h>
      <text:p text:style-name="P110"><text:span text:style-name="Emphasis"><text:span text:style-name="T1220">♨</text:span></text:span><text:span text:style-name="Emphasis"><text:span text:style-name="T1211"><text:tab/></text:span></text:span><text:span text:style-name="Emphasis"><text:span text:style-name="T1212">J</text:span></text:span><text:span text:style-name="T363">e </text:span><text:span text:style-name="T366">zde</text:span><text:span text:style-name="T363"> </text:span><text:span text:style-name="T399">dusivý</text:span><text:span text:style-name="T363"> mrtvolný zápach.</text:span></text:p>
      <text:p text:style-name="P40">Na <text:span text:style-name="T1179">schodech</text:span><text:span text:style-name="T1148"> </text:span><text:span text:style-name="T1180">je</text:span><text:span text:style-name="T1148"> pět mrtvých orků</text:span> <text:span text:style-name="T737">(karta s obrázkem orka)</text:span>. <text:span text:style-name="T987">Od vchodu do místnosti k⁠ nim vedou zaschlé stopy krve. Další mrtvý ork je za schodištěm: vypadá to, že spadl z⁠ poškozených schodů o⁠ patro výš. Všichni orkové mají lehkou zbroj</text:span><text:span text:style-name="T494"> </text:span><text:span text:style-name="T659">(pro postavy je moc velká)</text:span><text:span text:style-name="T1410">, přes rameno zavěšený velký měch na vodu</text:span><text:span text:style-name="T496"> </text:span><text:span text:style-name="T658">(na 2 dny)</text:span><text:span text:style-name="T498">,</text:span><text:span text:style-name="T1411"> na opasku kožený </text:span><text:span text:style-name="T1178">váček</text:span><text:span text:style-name="T1412"> a⁠ u⁠ pasu </text:span><text:span text:style-name="T497">pazourkový nůž</text:span><text:span text:style-name="T500"> (karta). </text:span><text:span text:style-name="T987">Před schodištěm je pohozený </text:span><text:span text:style-name="T743">orkský </text:span><text:span text:style-name="T890">štít</text:span><text:span text:style-name="T1199"> </text:span><text:span text:style-name="T1200">(</text:span><text:span text:style-name="T886">karta)</text:span><text:span text:style-name="T1199">,⁠ </text:span><text:span text:style-name="T1169">několik zbraní</text:span><text:span text:style-name="T1199"> </text:span><text:span text:style-name="T1200">a dvě vyhořelé pochodně</text:span><text:span text:style-name="T987">.</text:span></text:p>
      <text:p text:style-name="P64">Pokud jsi ještě orky nepopisoval:</text:p>
      <text:list xml:id="list3818005992" text:style-name="L52">
        <text:list-item>
          <text:p text:style-name="P425"><text:span text:style-name="T650">Orkové jsou o⁠ poznání větší než lidé. Mají tmavou, hnědozelenou kůži bez vlasů, rostou jim velké horní i⁠ dolní tesáky a⁠ místo nehtů mají krátké ostré drápy</text:span><text:span text:style-name="T784"> (ukaž hráčům kartu s obrázkem orka)</text:span><text:span text:style-name="T650">.</text:span></text:p>
        </text:list-item>
      </text:list>
      <text:p text:style-name="P144"><text:span text:style-name="Emphasis"><text:span text:style-name="T1231">▸<text:tab/></text:span></text:span><text:span text:style-name="T921">Orkové na schodech</text:span><text:span text:style-name="T744"> j</text:span><text:span text:style-name="T745">sou </text:span><text:span text:style-name="T744">všichni</text:span><text:span text:style-name="T745"> na jedné hromadě, hlavou do schodů. Skoro to vypadá, že se snažili </text:span><text:span text:style-name="T746">vyběhnout</text:span><text:span text:style-name="T745"> </text:span><text:span text:style-name="T747">nahoru</text:span><text:span text:style-name="T745"> –</text:span><text:span text:style-name="T748"> tam jsou ovšem schody pobořené (viz B6)</text:span><text:span text:style-name="T745">. </text:span><text:span text:style-name="T749">Všichni mají otevřená ústa, vypoulené oči a⁠ drží se za krk, jako kdyby se dusili. Na tělech mají bodné rány a⁠ dva z⁠ nich mají zhruba ve výšce pasu ve zbroji vypálenou kruhovou díru a⁠ pod ní ošklivou popáleninu </text:span><text:span text:style-name="T785">(ž</text:span><text:span text:style-name="T1434">ádné z⁠ těchto zranění nevypadá smrtelně). </text:span><text:span text:style-name="T786">Mrtvolně páchnou, ale </text:span><text:span text:style-name="T787">jejich těla se ještě nezačala rozkládat </text:span><text:span text:style-name="T785">(zřejmě tu jsou už několik dní)</text:span><text:span text:style-name="T787">.</text:span></text:p>
      <text:list xml:id="list161232949978042" text:continue-list="list3829405643" text:style-name="L5">
        <text:list-item>
          <text:p text:style-name="P336"><text:span text:style-name="T1435">Každý ork má u sebe k</text:span><text:span text:style-name="T889">ožený </text:span><text:span text:style-name="T920">váček</text:span><text:span text:style-name="T497"> se sušeným masem</text:span><text:span text:style-name="T584">.</text:span></text:p>
        </text:list-item>
        <text:list-item>
          <text:p text:style-name="P336"><text:soft-page-break/><text:span text:style-name="T785">Dále je možné u různých orků najít</text:span><text:span text:style-name="T487"> </text:span><text:span text:style-name="T785">v</text:span><text:span text:style-name="T788">elkou </text:span><text:span text:style-name="T336">čtvercovou</text:span><text:span text:style-name="T416"> minci</text:span><text:span text:style-name="T788"> </text:span><text:span text:style-name="T581">(karta)</text:span><text:span text:style-name="T788">, </text:span><text:span text:style-name="T785">p</text:span><text:span text:style-name="T1436">ytlík se šesti hracími kostkami – na stěnách mají místo čísel nějaké symboly (jsou to znaky ze staroorkského klínového písma), za zbrojí zastrčený měšec s⁠ přetrženou šňůrkou (uvnitř jsou 3 zl a⁠ 6 st – jsou stejné mince, jakými běžně platí postavy) a náhrdelník z⁠ polodrahokamů (karta </text:span><text:span text:style-name="T337">náhrdelník</text:span><text:span text:style-name="T1117">) – j</text:span><text:span text:style-name="T656">e to orkská práce, ale </text:span><text:span text:style-name="T657">překvapivě dobrá.</text:span></text:p>
        </text:list-item>
      </text:list>
      <text:p text:style-name="P155"><text:span text:style-name="Emphasis"><text:span text:style-name="T1231">▸<text:tab/></text:span></text:span><text:span text:style-name="T923">Poh</text:span><text:span text:style-name="T924">ozen</text:span><text:span text:style-name="T925">é</text:span><text:span text:style-name="T924">⁠ </text:span><text:span text:style-name="T923">zbraně</text:span><text:span text:style-name="T789"> jsou </text:span><text:span text:style-name="T650">2 </text:span><text:span text:style-name="T299">kamenné palice</text:span><text:span text:style-name="T650"> (karta), </text:span><text:span text:style-name="T651">3</text:span><text:span text:style-name="T650"> </text:span><text:span text:style-name="T299">kyje</text:span><text:span text:style-name="T650"> (karta), jeden </text:span><text:span text:style-name="T299">dvojruční kyj</text:span><text:span text:style-name="T650"> (karta), </text:span><text:span text:style-name="T330">orksk</text:span><text:span text:style-name="T348">ý</text:span><text:span text:style-name="T330"> štít </text:span><text:span text:style-name="T652">(karta),</text:span><text:span text:style-name="T650"> </text:span><text:span text:style-name="T319">meč</text:span><text:span text:style-name="T653"> (karta) a⁠ </text:span><text:span text:style-name="T319">dýka</text:span><text:span text:style-name="T653"> (karta). Meč a⁠ dýka jsou kvalitní zbraně vyrobené kovářem ve městě </text:span><text:span text:style-name="T654">(</text:span><text:span text:style-name="T655">o</text:span><text:span text:style-name="T654">rkové je vzali elfovi, kterého zabili před můstkem k⁠ </text:span><text:span text:style-name="T655">boční</text:span><text:span text:style-name="T654"> věži – </text:span><text:span text:style-name="T655">viz A7</text:span><text:span text:style-name="T654">).</text:span></text:p>
      <text:p text:style-name="P52">Prohledání <text:span text:style-name="T1134">stěn odhalí</text:span>:</text:p>
      <text:list xml:id="list155782411" text:style-name="L53">
        <text:list-item>
          <text:p text:style-name="P426"><text:span text:style-name="T461">Na východě místnosti naproti chodbě ve výšce zhruba metr nad zemí je ve zdi malý kruhový otvor se zčernalými okraji (modrá značka na mapě). </text:span><text:span text:style-name="T790">Je široký a⁠ hluboký zhruba tak, že by se do něj vešel prst. Je mastný a⁠ špiní, jako kdyby byl od sazí. </text:span><text:span text:style-name="T796"><text:s/></text:span><text:span text:style-name="T797">Nad ním je ve staroelfštině </text:span><text:span text:style-name="T798">drobným písmem</text:span><text:span text:style-name="T797"> vytepáno „eš týl“ (což znamená „ohnivá šipka“).</text:span></text:p>
          <text:list>
            <text:list-item>
              <text:p text:style-name="P426"><text:span text:style-name="T797">O</text:span><text:span text:style-name="T1437">dtud vyletuje jedna ze dvou ohnivých šipek po šlápnutí na některou z⁠ dlaždic v⁠ C6).</text:span></text:p>
            </text:list-item>
          </text:list>
        </text:list-item>
      </text:list>
      <text:p text:style-name="P80">Prohledání schodiště odhalí:</text:p>
      <text:list xml:id="list3638399869" text:style-name="L54">
        <text:list-item>
          <text:p text:style-name="P297">Na boku schodiště směrem ke stěně místnosti je malá páčka.</text:p>
          <text:list>
            <text:list-item>
              <text:p text:style-name="P427">Otevírá a⁠ zavírá tajné dveře C5-d1 (původně jsou otevřené, takže postavy možná překvapí, když se jim zavře jediný východ z⁠ místnosti).</text:p>
            </text:list-item>
          </text:list>
        </text:list-item>
      </text:list>
      <text:h text:style-name="P526" text:outline-level="4"><text:soft-page-break/>C<text:span text:style-name="T1024">5</text:span>-d1</text:h>
      <text:p text:style-name="P25"><text:span text:style-name="T1289">🚪<text:tab/></text:span>Masivní kamenná deska za<text:span text:style-name="T999">sunut</text:span>á do severní stěny <text:span text:style-name="T1001">chodby</text:span><text:span text:style-name="T461"> </text:span><text:span text:style-name="T485">(otevřené tajné </text:span><text:span text:style-name="T486">d</text:span><text:span text:style-name="T485">veře)</text:span>.</text:p>
      <text:list xml:id="list1376241040" text:style-name="L55">
        <text:list-item>
          <text:p text:style-name="P428">Dveře se otevírají a⁠ zavírají skryt<text:span text:style-name="T1057">ými</text:span> páčk<text:span text:style-name="T1057">ami. Jedna je na boku točitého schodiště v⁠ C5 směrem ke stěně věže (na mapě je to modrá značka na schodišti), druhá ve spáře mezi dlaždicemi na severní stěně chodby C6 (opět modrá značka na mapě).</text:span></text:p>
        </text:list-item>
        <text:list-item>
          <text:p text:style-name="P429">Mechanismus je stále funkční. Po zavření <text:span text:style-name="T1000">je</text:span> deska <text:span text:style-name="T1349">téměř</text:span> <text:span text:style-name="T1000">nerozeznatelná od stěny věže.</text:span></text:p>
        </text:list-item>
      </text:list>
      <text:h text:style-name="P516" text:outline-level="3">C<text:span text:style-name="T1025">6</text:span> – spouštěcí dlaždice pasti</text:h>
      <text:p text:style-name="P156"><text:span text:style-name="T831">Z</text:span><text:span text:style-name="T808">eptej se hráčů, v⁠ jakém jdou pořadí.</text:span></text:p>
      <text:p text:style-name="P8"><text:span text:style-name="T1066">Chodbou se táhnou</text:span> zaschlé stopy krve.</text:p>
      <text:list xml:id="list1848392078" text:style-name="L56">
        <text:list-item>
          <text:p text:style-name="P430">Vedou od jižních dveří v⁠ místnosti C<text:span text:style-name="T1025">7</text:span> k⁠ mrtvolám orků na schodech v⁠ místnosti C<text:span text:style-name="T1025">5</text:span>.</text:p>
        </text:list-item>
      </text:list>
      <text:p text:style-name="P76">Modře označené dlaždice spouští past.</text:p>
      <text:list xml:id="list161232599931192" text:continue-numbering="true" text:style-name="L56">
        <text:list-item>
          <text:p text:style-name="P431">Lze si jich všimnout jen při důkladném a⁠ pomalém prohledávání podlahy.</text:p>
        </text:list-item>
        <text:list-item>
          <text:p text:style-name="P432"><text:span text:style-name="T1438">Postava, která vstoupí některou ze dvou spouštěcích dlaždic, si uvědomí, že se jí noha zabořila víc, než měla. Současně se ozve tiché cvaknutí a vzájemně proti sobě vyletí celkem dvě ohnivé šipky: jedna z</text:span>e <text:span text:style-name="T972">zdi v⁠ místnosti C</text:span><text:span text:style-name="T1026">5</text:span><text:span text:style-name="T972"> a⁠ druhá ze zdi v⁠ místnosti C</text:span><text:span text:style-name="T1026">7</text:span><text:span text:style-name="T972"> (viz modré značky na mapě). </text:span><text:soft-page-break/><text:span text:style-name="T972">Obě šipky proletí sobě celou chodbou C6 ve výšce metr nad zemí. Uprostřed chodby se tedy potkají a⁠ každá nakonec narazí do zdi tam, odkud ta druhá vystřelila (pokud nezasáhne něco po cestě).</text:span></text:p>
          <text:p text:style-name="P340">Zeptej hráčů, co udělají.</text:p>
          <text:list>
            <text:list-item>
              <text:p text:style-name="P434">Když postava, která past spustila, varuje ostatní, dá jim tím výhodu (+1) na obranu.</text:p>
            </text:list-item>
            <text:list-item>
              <text:p text:style-name="P434">Každý, kdo popíše, že uskakuje ke stěně, nebo zalehává na zem, se pasti vyhne (nemusí si házet na obranu).</text:p>
            </text:list-item>
            <text:list-item>
              <text:p text:style-name="P436">Ostatní si hází na obra Finesou. <text:span text:style-name="T973">Každá šipka </text:span>má na útok 6 + k6 a zranění<text:span text:style-name="T472"> </text:span><text:span text:style-name="T461">2</text:span><text:span text:style-name="T473">k</text:span><text:span text:style-name="T472">z </text:span><text:span text:style-name="T985">ohněm</text:span><text:span text:style-name="T472"> </text:span><text:span text:style-name="T660">(odečítá se Zbroj)</text:span><text:span text:style-name="T472">.</text:span></text:p>
            </text:list-item>
          </text:list>
        </text:list-item>
      </text:list>
      <text:list xml:id="list3235698870" text:style-name="L57">
        <text:list-item>
          <text:list>
            <text:list-item>
              <text:p text:style-name="P437">Každá zraní jen <text:span text:style-name="T1054">jednou</text:span>, ale když před ní někdo uhne, může pořád <text:span text:style-name="T974">zasáhnout</text:span> <text:span text:style-name="T975">dalšího</text:span> v⁠ řadě.</text:p>
            </text:list-item>
            <text:list-item>
              <text:p text:style-name="P438">Šipky <text:span text:style-name="T1055">budou střílet, dokud bude někdo stát na dlaždicích, ale</text:span> nejvýše jednou za kolo.</text:p>
            </text:list-item>
          </text:list>
        </text:list-item>
      </text:list>
      <text:p text:style-name="P81">Prohledání <text:span text:style-name="T1135">severní stěny u dveří C5-d1</text:span> odhalí:</text:p>
      <text:list xml:id="list161233833989706" text:continue-list="list3638399869" text:style-name="L54">
        <text:list-item>
          <text:p text:style-name="P439"><text:span text:style-name="T281">Ve spáře mezi dlaždicemi je malá páčka</text:span><text:span text:style-name="T461"> </text:span><text:span text:style-name="T791">(o</text:span><text:span text:style-name="T792">tevírá a⁠ zavírá tajné dveře C5-d1).</text:span></text:p>
        </text:list-item>
      </text:list>
      <text:h text:style-name="P516" text:outline-level="3">C<text:span text:style-name="T1027">7</text:span> – vstupní obranná místnost</text:h>
      <text:p text:style-name="P113"><text:span text:style-name="T283">Ve </text:span><text:span text:style-name="T285">výklencích</text:span><text:span text:style-name="T283"> stojí </text:span><text:span text:style-name="T449">sochy</text:span><text:span text:style-name="T281"> </text:span><text:span text:style-name="T284">e</text:span><text:span text:style-name="T324">l</text:span><text:span text:style-name="T284">fích vojáků</text:span><text:span text:style-name="T469"> </text:span><text:span text:style-name="T470">(</text:span><text:span text:style-name="T471">na mapě ‚</text:span><text:span text:style-name="T470">S‘) s⁠ </text:span><text:span text:style-name="T723">kopím a⁠ štítem</text:span><text:span text:style-name="T281">. </text:span><text:span text:style-name="T367">Na zemi jsou </text:span><text:span text:style-name="T370">po celé místnosti </text:span><text:span text:style-name="T367">různě velké </text:span><text:span text:style-name="T368">kusy</text:span><text:span text:style-name="T367"> kamene – zřejmě </text:span><text:span text:style-name="T368">odlomené z⁠ </text:span><text:span text:style-name="T417">jižní, poškozené sochy</text:span><text:span text:style-name="T367">. </text:span><text:span text:style-name="T369">Jeden z⁠ nich vypadá jako půlka hlavy</text:span><text:span text:style-name="T371">.</text:span></text:p>
      <text:p text:style-name="P114"><text:soft-page-break/><text:span text:style-name="Emphasis"><text:span text:style-name="T1231">▸<text:tab/></text:span></text:span><text:span text:style-name="Emphasis"><text:span text:style-name="T1245">Obě</text:span></text:span><text:span text:style-name="Emphasis"><text:span text:style-name="T1244"> </text:span></text:span><text:span text:style-name="Emphasis"><text:span text:style-name="T1265">sochy</text:span></text:span><text:span text:style-name="Emphasis"><text:span text:style-name="T1245"> mají hroty kopí a⁠ přední strany štítů potřísněné zaschlou krví. </text:span></text:span><text:span text:style-name="Emphasis"><text:span text:style-name="T1244">Jižní</text:span></text:span><text:span text:style-name="T789"> je značně poškozená, chybí jí mimo jiné půlka hlavy. </text:span><text:span text:style-name="T1439">Kopí i⁠ štíty jsou z⁠ kamene, pro postavy jsou nepoužitelné.</text:span></text:p>
      <text:p text:style-name="P68"><text:span text:style-name="T1067">Severní socha obživne </text:span><text:span text:style-name="T949">(karta </text:span><text:span text:style-name="T442">oživlá socha</text:span><text:span text:style-name="T949">)</text:span><text:span text:style-name="T1067">, j</text:span>akmile někdo vstoupí do místnosti, <text:span text:style-name="T1065">nebo na ni zaútočí.</text:span></text:p>
      <text:list xml:id="list2391556675" text:style-name="L58">
        <text:list-item>
          <text:p text:style-name="P440"><text:span text:style-name="T163">Pokud </text:span><text:span text:style-name="T172">má některá z⁠ postav</text:span><text:span text:style-name="T163"> </text:span><text:span text:style-name="T172">viditelně</text:span><text:span text:style-name="T163"> </text:span><text:span text:style-name="T24">Beleronův amulet</text:span><text:span text:style-name="T163">, </text:span><text:span text:style-name="T166">socha</text:span><text:span text:style-name="T163"> řekne: </text:span><text:span text:style-name="T25">„</text:span><text:span text:style-name="T26">Vítej, služebníku Beleronův</text:span><text:span text:style-name="T25">“</text:span><text:span text:style-name="T164"> a⁠ </text:span><text:span text:style-name="T165">nechá </text:span><text:span text:style-name="T167">je</text:span><text:span text:style-name="T165"> </text:span><text:span text:style-name="T166">projít </text:span><text:span text:style-name="T173">(</text:span><text:span text:style-name="T26">B</text:span><text:span text:style-name="T28">eleronův amulet</text:span><text:span text:style-name="T174"> má na krku mrtvá elfka v⁠ B9. Je to kulatý stříbrný amulet s⁠ motivem klečícího bojovníka ve zbroji</text:span><text:span text:style-name="T173">)</text:span><text:span text:style-name="T174">.</text:span></text:p>
        </text:list-item>
        <text:list-item>
          <text:p text:style-name="P441"><text:span text:style-name="T165">P</text:span><text:span text:style-name="T162">okud nikdo na krku </text:span><text:span text:style-name="T23">Beleronův amulet</text:span><text:span text:style-name="T162"> nemá, socha místo toho řekne: </text:span><text:span text:style-name="T303">„</text:span><text:span text:style-name="T290">Objekt je uzavřen, </text:span><text:span text:style-name="T304">průchod</text:span><text:span text:style-name="T303"> zakázán“ a⁠ </text:span><text:span text:style-name="T461">napadne každého, kdo ji neposlechne. </text:span><text:span text:style-name="T793">Nic víc postavám neřekne </text:span><text:span text:style-name="T794">(představ si ji jako hradní stráž, která má rozkaz se s nikým nevybavovat)</text:span><text:span text:style-name="T793">.</text:span></text:p>
        </text:list-item>
        <text:list-item>
          <text:p text:style-name="P442"><text:span text:style-name="T461">Když se postavy budou chovat jak</text:span><text:span text:style-name="T520">o útočníci nebo</text:span><text:span text:style-name="T461"> vandalové, socha je napadne nehledě na amulet.</text:span></text:p>
        </text:list-item>
      </text:list>
      <text:p text:style-name="P146"><text:span text:style-name="T795">⚔ </text:span><text:span text:style-name="T794">Socha bojuje chytře</text:span><text:span text:style-name="T1413"> – původně to byl živý elf, kterého mocným kouzlem proměnili v dokonalého strážce.</text:span></text:p>
      <text:list xml:id="list4181512341" text:style-name="L59">
        <text:list-item>
          <text:p text:style-name="P443">Ví o⁠ ohnivé šipce prostřelující střed chodby, takže si tam nestoupá (viz spouštěcí dlaždice v⁠ C6).</text:p>
        </text:list-item>
      </text:list>
      <text:list xml:id="list2985426324" text:style-name="L60">
        <text:list-item>
          <text:p text:style-name="P446">Když postavy utečou do chodby, socha je nebude pronásledovat.</text:p>
        </text:list-item>
        <text:list-item>
          <text:p text:style-name="P444">Pokud se ji budou snažit z⁠ chodby ostřelovat, aniž by s⁠ ní někdo bojoval v⁠ místnosti, stáhne se do svého výklenku, kam na ni z⁠ chodby není vidět.</text:p>
        </text:list-item>
        <text:list-item>
          <text:p text:style-name="P447"><text:soft-page-break/>Je to velmi silný protivník. Není jednoduché ji zranit, protože je kamenná a⁠ má tedy vysokou <text:span text:style-name="T1390">Z</text:span>broj (<text:span text:style-name="T1438">v základu </text:span>3, <text:span text:style-name="T1438">se štítem dokonce 4</text:span>). Je ale zranitelná drtivými zbraněmi (kladivem, kyjem, palicí a pod<text:span text:style-name="T1413">obně</text:span>) a⁠ kamenickými nástroji. Proti těmto útokům má <text:span text:style-name="T1391">Z</text:span>broj jen 1 <text:span text:style-name="T1438">(se štítem 2)</text:span>.</text:p>
          <text:list>
            <text:list-item>
              <text:p text:style-name="P445"><text:span text:style-name="T1352">Když ji někdo zasáhne některou z⁠ těchto zbraní, nezapomeň popsat větší účinek, například: „</text:span><text:span text:style-name="T372">Po zásahu se v⁠ kameni objevily tenké pukliny“</text:span><text:span text:style-name="T1351">.</text:span></text:p>
            </text:list-item>
          </text:list>
        </text:list-item>
      </text:list>
      <text:p text:style-name="P53">Prohledání západní stěny (mezi dveřmi C7-d1 a⁠ C7-d2) odhalí:</text:p>
      <text:list xml:id="list3970826378" text:style-name="L61">
        <text:list-item>
          <text:p text:style-name="P448"><text:span text:style-name="T661">Ve stěně mezi dveřmi je </text:span><text:span text:style-name="T588">v</text:span><text:span text:style-name="T662">e výšce zhruba metr nad zemí ve zdi malý </text:span><text:span text:style-name="T663">kruhový</text:span><text:span text:style-name="T662"> otvor </text:span><text:span text:style-name="T587">se zčernalými okraji </text:span><text:span text:style-name="T588">(modrá značka na mapě)</text:span><text:span text:style-name="T340">. </text:span><text:span text:style-name="T790">Je široký a⁠ hluboký zhruba tak, že by se do něj vešel prst. </text:span><text:span text:style-name="T796">Je mastný a⁠ špiní, jako kdyby byl od sazí. </text:span><text:span text:style-name="T797">Nad ním je ve staroelfštině </text:span><text:span text:style-name="T798">drobným písmem</text:span><text:span text:style-name="T797"> vytepáno „eš týl“ (což znamená „ohnivá šipka“).</text:span></text:p>
          <text:list>
            <text:list-item>
              <text:list>
                <text:list-item>
                  <text:p text:style-name="P298">Odtud vyletuje jedna ze dvou ohnivých šipek po šlápnutí na některou z⁠ dlaždic v⁠ C6.</text:p>
                </text:list-item>
              </text:list>
            </text:list-item>
          </text:list>
        </text:list-item>
      </text:list>
      <text:h text:style-name="P527" text:outline-level="4">C<text:span text:style-name="T1028">7</text:span><text:span text:style-name="T988">-d</text:span>1</text:h>
      <text:p text:style-name="P26"><text:span text:style-name="T1289">🚪<text:tab/></text:span><text:span text:style-name="T1328">Zavřené b</text:span>ytelné dveře.</text:p>
      <text:list xml:id="list2204754240" text:style-name="L62">
        <text:list-item>
          <text:p text:style-name="P449">Nemají kliku ani zámek.</text:p>
        </text:list-item>
        <text:list-item>
          <text:p text:style-name="P450">Jsou zavřené na závoru z⁠ místnosti C<text:span text:style-name="T1029">8</text:span>. Z⁠ místnosti C<text:span text:style-name="T1029">7</text:span> tedy nejdou nijak otevřít.</text:p>
        </text:list-item>
      </text:list>
      <text:list xml:id="list2737784246" text:style-name="L63">
        <text:list-item>
          <text:p text:style-name="P451">K⁠ vyražení je potřeba beranidlo <text:span text:style-name="T1069">nebo jiný vhodný nástroj</text:span>.</text:p>
        </text:list-item>
      </text:list>
      <text:h text:style-name="P527" text:outline-level="4">C<text:span text:style-name="T1028">7</text:span><text:span text:style-name="T988">-d</text:span>2</text:h>
      <text:p text:style-name="P27"><text:span text:style-name="T1289">🚪<text:tab/></text:span>Vyražené bytelné dveře.</text:p>
      <text:list xml:id="list161234181412274" text:continue-list="list2204754240" text:style-name="L62">
        <text:list-item>
          <text:p text:style-name="P299"><text:soft-page-break/>Nemají kliku ani zámek.</text:p>
        </text:list-item>
      </text:list>
      <text:list xml:id="list102988078" text:style-name="L64">
        <text:list-item>
          <text:p text:style-name="P300">P<text:span text:style-name="T223">řed vyražením</text:span> byly zavřené na závoru z⁠ místnosti C<text:span text:style-name="T1030">8</text:span>.</text:p>
        </text:list-item>
      </text:list>
      <text:h text:style-name="P516" text:outline-level="3">C<text:span text:style-name="T1043">8</text:span> – <text:span text:style-name="T976">obranné postavení</text:span></text:h>
      <text:p text:style-name="P116"><text:span text:style-name="T286">Před </text:span><text:span text:style-name="T287">jižními dveřmi </text:span><text:span text:style-name="T590">(C</text:span><text:span text:style-name="T591">8</text:span><text:span text:style-name="T592">-</text:span><text:span text:style-name="T593">d</text:span><text:span text:style-name="T594">2</text:span><text:span text:style-name="T590">)</text:span><text:span text:style-name="T286"> leží </text:span><text:span text:style-name="T373">rovnoběžně se západní stěnou</text:span><text:span text:style-name="T287"> </text:span><text:span text:style-name="T342">masivní</text:span><text:span text:style-name="T286"> </text:span><text:span text:style-name="T342">břevno </text:span><text:span text:style-name="T666">(</text:span><text:span text:style-name="T665">kus stropního trámu </text:span><text:span text:style-name="T725">přineseného</text:span><text:span text:style-name="T665"> z⁠ </text:span><text:span text:style-name="T724">ruin</text:span><text:span text:style-name="T665"> pevnosti</text:span><text:span text:style-name="T666">)</text:span><text:span text:style-name="T286">. </text:span><text:span text:style-name="T341">Na zemi </text:span><text:span text:style-name="T374">j</text:span><text:span text:style-name="T375">e spousta</text:span><text:span text:style-name="T374"> </text:span><text:span text:style-name="T375">různě velkých</text:span><text:span text:style-name="T341"> úlomk</text:span><text:span text:style-name="T375">ů</text:span><text:span text:style-name="T341"> kamene.</text:span></text:p>
      <text:list xml:id="list2224693724" text:style-name="L65">
        <text:list-item>
          <text:p text:style-name="P453">Jsou to zbytky dvou rozmlácených soch (stejných jako v⁠ C7).</text:p>
        </text:list-item>
        <text:list-item>
          <text:p text:style-name="P454">Na některých <text:span text:style-name="T1355">úlomcích</text:span> jsou zaschlé stopy od krve. <text:span text:style-name="T667">P</text:span><text:span text:style-name="T461">otřísněné jsou hlavně hroty kopí a⁠ přední strany štítů, jak sochy bojovaly s⁠ orky.</text:span></text:p>
        </text:list-item>
      </text:list>
      <text:p text:style-name="P115"><text:span text:style-name="T928">Když někdo bude chtít projít </text:span><text:span text:style-name="T934">některými ze dvou dveří z⁠ </text:span><text:span text:style-name="T928">C</text:span><text:span text:style-name="T935">7</text:span><text:span text:style-name="T928"> do C</text:span><text:span text:style-name="T935">8 a⁠ </text:span><text:span text:style-name="T936">bude mít v⁠ ruce světlo</text:span><text:span text:style-name="T928">,</text:span><text:span text:style-name="T936"> na protější stěně něco zaujme jeho pozornost</text:span><text:span text:style-name="T808">.</text:span></text:p>
      <text:list xml:id="list2322142881" text:style-name="L66">
        <text:list-item>
          <text:p text:style-name="P327">Není tam moc dobře vidět, světlo lucerny tam ode dveří dopadá moc slabě.</text:p>
          <text:list>
            <text:list-item>
              <text:p text:style-name="P456"><text:span text:style-name="T822">K</text:span><text:span text:style-name="T808">dyž půjde blíž, spustí past</text:span><text:span text:style-name="T833"> (viz dále).</text:span></text:p>
            </text:list-item>
          </text:list>
        </text:list-item>
        <text:list-item>
          <text:p text:style-name="P455"><text:span text:style-name="T868">V</text:span><text:span text:style-name="T865">e výšce zhruba metr nad zemí </text:span><text:span text:style-name="T868">je</text:span><text:span text:style-name="T865"> zdi malý </text:span><text:span text:style-name="T866">kruhový</text:span><text:span text:style-name="T865"> otvor </text:span><text:span text:style-name="T867">se zčernalými okraji </text:span><text:span text:style-name="T864">(modrá značka na mapě)</text:span><text:span text:style-name="T448">. </text:span><text:span text:style-name="T863">Je široký a⁠ hluboký zhruba tak, že by se do něj vešel prst. </text:span><text:span text:style-name="T860">Je mastný a⁠ špiní, jako kdyby byl od sazí. </text:span><text:span text:style-name="T861">Nad ním je ve staroelfštině </text:span><text:span text:style-name="T862">drobným písmem</text:span><text:span text:style-name="T861"> vytepáno „eš týl“ (což znamená „ohnivá šipka“).</text:span></text:p>
        </text:list-item>
      </text:list>
      <text:list xml:id="list3650530955" text:style-name="L67">
        <text:list-item>
          <text:p text:style-name="P328"><text:soft-page-break/>Spouštěcích dlaždic <text:span text:style-name="T1068">(moře označených na mapě)</text:span> si lze všimnout jen při velmi důkladném a⁠ pomalém prohledávání podlahy.</text:p>
        </text:list-item>
      </text:list>
      <text:p text:style-name="P70">Stoupnutí na <text:span text:style-name="T986">některou</text:span> z⁠ modře označených dlaždic spustí past</text:p>
      <text:list xml:id="list161233451340975" text:continue-list="list161232599931192" text:style-name="L56">
        <text:list-item>
          <text:p text:style-name="P433"><text:span text:style-name="T1440">Když postava vstoupí na spouštěcí dlaždici, uvědomí si, že se jí noha zabořila víc, než měla. Současně se ozve tiché cvaknutí a </text:span><text:span text:style-name="T278">ze stěny vyletí ohnivá šipka</text:span><text:span text:style-name="T1440">.</text:span></text:p>
          <text:p text:style-name="P433"><text:span text:style-name="T939">Zeptej hráč</text:span><text:span text:style-name="T940">e</text:span><text:span text:style-name="T939">, co uděl</text:span><text:span text:style-name="T940">á</text:span><text:span text:style-name="T939">.</text:span></text:p>
          <text:list>
            <text:list-item>
              <text:p text:style-name="P435"><text:span text:style-name="T1440">Když</text:span> popíše, že uskakuje ke stěně, nebo zalehává na zem, pasti <text:span text:style-name="T1440">se</text:span> vyhne (nemusí si házet na obranu).</text:p>
            </text:list-item>
            <text:list-item>
              <text:p text:style-name="P329"><text:span text:style-name="T1440">V opačném případě </text:span>si hází na obra Finesou<text:span text:style-name="T1440">proti útoku</text:span> 6 + k6 a zranění<text:span text:style-name="T983"> </text:span>2<text:span text:style-name="T1441">kz </text:span><text:span text:style-name="T984">ohněm</text:span><text:span text:style-name="T983"> (odečítá se Zbroj).</text:span></text:p>
              <text:list>
                <text:list-item>
                  <text:p text:style-name="P330">Když šipka mine, může stále zasáhnout někoho dalšího v řadě.</text:p>
                </text:list-item>
              </text:list>
            </text:list-item>
          </text:list>
        </text:list-item>
      </text:list>
      <text:list xml:id="list763458359" text:style-name="L68">
        <text:list-item>
          <text:list>
            <text:list-item>
              <text:p text:style-name="P301">Šipka bude střílet, dokud bude někdo stát na dlaždici, ale nejvýše jednou za kolo.</text:p>
            </text:list-item>
          </text:list>
        </text:list-item>
      </text:list>
      <text:p text:style-name="P82"><text:span text:style-name="T589">P</text:span><text:span text:style-name="T461">rohledání západní stěny (</text:span><text:span text:style-name="T664">mezi</text:span><text:span text:style-name="T461"> výklenky se sochami) těsně pod stropem odhalí úzké vodorovné štěrbiny.</text:span></text:p>
      <text:list xml:id="list3417308668" text:style-name="L69">
        <text:list-item>
          <text:p text:style-name="P302">Jsou zhruba půl metru hluboké, <text:span text:style-name="T1136">jako dlaň široké a⁠ vysoké tak, že se do nich těsně vejde prst</text:span>.</text:p>
          <text:list>
            <text:list-item>
              <text:p text:style-name="P303">Hluboko uvnitř stěny <text:span text:style-name="T1354">je</text:span> na štěrbiny na<text:span text:style-name="T1354">pojený</text:span> mechanismus, který <text:span text:style-name="T1137">do nich přivádí</text:span> jedovatý plyn. <text:span text:style-name="T1442">Vypouštění plynu spouští zvednutí pravé páky ve zbrojnici C17.</text:span></text:p>
            </text:list-item>
          </text:list>
        </text:list-item>
      </text:list>
      <text:h text:style-name="P527" text:outline-level="4"><text:soft-page-break/>C<text:span text:style-name="T1045">8-d1</text:span></text:h>
      <text:p text:style-name="P26"><text:span text:style-name="T1289">🚪<text:tab/></text:span><text:span text:style-name="T1328">Zavřené b</text:span>ytelné dveře.</text:p>
      <text:list xml:id="list161234154719907" text:continue-list="list161234181412274" text:style-name="L62">
        <text:list-item>
          <text:p text:style-name="P450">Jsou zavřené na závoru z⁠ chodby do místnosti C<text:span text:style-name="T1050">16</text:span>. Z⁠ místnosti C<text:span text:style-name="T1046">8</text:span> tedy nejdou nijak otevřít.</text:p>
        </text:list-item>
        <text:list-item>
          <text:p text:style-name="P452">K⁠ vyražení je potřeba beranidlo <text:span text:style-name="T1069">nebo jiný vhodný nástroj</text:span>.</text:p>
        </text:list-item>
      </text:list>
      <text:list xml:id="list4242409126" text:style-name="L70">
        <text:list-item>
          <text:p text:style-name="P457"><text:span text:style-name="T504">Směrem z⁠ místnosti C</text:span><text:span text:style-name="T506">16</text:span><text:span text:style-name="T504"> je kolem rámu </text:span><text:span text:style-name="T505">dveří</text:span><text:span text:style-name="T504"> chlopeň, která pevně doléhá k⁠ futrům.</text:span></text:p>
        </text:list-item>
      </text:list>
      <text:h text:style-name="P527" text:outline-level="4">C<text:span text:style-name="T1045">8-d2</text:span></text:h>
      <text:p text:style-name="P87"><text:span text:style-name="T1289">🚪<text:tab/></text:span><text:span text:style-name="T339">Zavřené b</text:span><text:span text:style-name="T281">ytelné, </text:span><text:span text:style-name="T288">poškozené</text:span><text:span text:style-name="T281"> dveře.</text:span></text:p>
      <text:list xml:id="list1570598585" text:style-name="L71">
        <text:list-item>
          <text:p text:style-name="P304">Jsou viditelně popraskané a⁠ promáčknuté, <text:span text:style-name="T1356">jako by do nich ze severu (tedy směrem z⁠ místnosti C8) něco několikrát udeřilo nadlidskou silou</text:span>.</text:p>
        </text:list-item>
        <text:list-item>
          <text:p text:style-name="P305"><text:span text:style-name="T1133">J</text:span>sou zavřené na závoru z⁠ <text:span text:style-name="T979">místnosti C9</text:span>.</text:p>
          <text:list>
            <text:list-item>
              <text:p text:style-name="P306">Závora už nejde jednoduše odsunout, brání v⁠ tom prohnut<text:span text:style-name="T980">í</text:span> dveř<text:span text:style-name="T980">í</text:span>. Je možné j<text:span text:style-name="T980">i</text:span> odmontovat, urazit a⁠ podobně.</text:p>
            </text:list-item>
          </text:list>
        </text:list-item>
        <text:list-item>
          <text:p text:style-name="P307">K⁠ vyražení je potřeba beranidlo <text:span text:style-name="T1069">nebo jiný vhodný nástroj</text:span>.</text:p>
        </text:list-item>
        <text:list-item>
          <text:p text:style-name="P308">Směrem z⁠ místnosti C<text:span text:style-name="T1049">9</text:span> je kolem <text:span text:style-name="T1048">rámu</text:span> <text:span text:style-name="T1047">dveří</text:span> chlopeň, která pevně doléhá k⁠ futrům.</text:p>
        </text:list-item>
      </text:list>
      <text:h text:style-name="P517" text:outline-level="3">C<text:span text:style-name="T1021">9 – prázdná místnost</text:span></text:h>
      <text:p text:style-name="P157"><text:span text:style-name="T29">Místnost je prázdná. </text:span><text:span text:style-name="Emphasis"><text:span text:style-name="T965">Na severní stěně je </text:span></text:span><text:span text:style-name="Emphasis"><text:span text:style-name="T1201">ozdobná deska s </text:span></text:span><text:span text:style-name="Emphasis"><text:span text:style-name="T1149">nápis</text:span></text:span><text:span text:style-name="Emphasis"><text:span text:style-name="T1151">em</text:span></text:span><text:span text:style-name="Emphasis"><text:span text:style-name="T1192">.</text:span></text:span></text:p>
      <text:p text:style-name="P90"><text:span text:style-name="T1273">▸<text:tab/></text:span><text:span text:style-name="T907">N</text:span><text:span text:style-name="T904">ápis</text:span><text:span text:style-name="T895"> </text:span><text:span text:style-name="T901">je </text:span><text:span text:style-name="T896">ve staroelfštině.</text:span><text:span text:style-name="T461"> </text:span><text:span text:style-name="T626">Ř</text:span><text:span text:style-name="T461">íká:</text:span></text:p>
      <text:list xml:id="list500997205" text:style-name="L72">
        <text:list-header>
          <text:p text:style-name="P458"><text:span text:style-name="Emphasis"><text:span text:style-name="T10">„Klaním se před Tebou, </text:span></text:span><text:span text:style-name="Emphasis"><text:span text:style-name="T11">Miro. Tobě vděčíme za bohatství z⁠ hlubin země</text:span></text:span><text:span text:style-name="Emphasis"><text:span text:style-name="T10">.“</text:span></text:span></text:p>
        </text:list-header>
      </text:list>
      <text:h text:style-name="P527" text:outline-level="4"><text:soft-page-break/>C<text:span text:style-name="T1022">9</text:span><text:span text:style-name="T997">-</text:span>d1</text:h>
      <text:p text:style-name="P28"><text:span text:style-name="T1289">🚪<text:tab/></text:span>Zavřené <text:span text:style-name="T1132">obyčejné</text:span> dveře s⁠ <text:span text:style-name="T1058">klikou</text:span>.</text:p>
      <text:list xml:id="list1049910522" text:style-name="L73">
        <text:list-item>
          <text:p text:style-name="P309">Jdou otevřít, ale jde to ztuha.</text:p>
        </text:list-item>
      </text:list>
      <text:p text:style-name="P77"><text:span text:style-name="T461">Pokud postavy </text:span><text:span text:style-name="T521">při</text:span><text:span text:style-name="T571">chází</text:span><text:span text:style-name="T461"> z⁠ C9:</text:span></text:p>
      <text:list xml:id="list3599739217" text:style-name="L74">
        <text:list-item>
          <text:p text:style-name="P459">Za dveřmi je zával <text:span text:style-name="T1357">(</text:span>část se ho vysype do místnosti<text:span text:style-name="T1357">)</text:span>. Nahoře pod horním futrem je vidět mezera, zřejmě <text:span text:style-name="T1443">tedy</text:span> nesahá až ke stropu. <text:span text:style-name="T1444">Je možné ho prokopat (škvíru rozšířit) a⁠ dostat se tak do C10.</text:span></text:p>
        </text:list-item>
      </text:list>
      <text:h text:style-name="P518" text:outline-level="3">C10 – částečně zavalená místnost</text:h>
      <text:p text:style-name="P117"><text:span text:style-name="T1222">♨</text:span><text:span text:style-name="T1215"><text:tab/></text:span><text:span text:style-name="T440">Je </text:span><text:span text:style-name="T441">tu</text:span><text:span text:style-name="T440"> silný zápach, zřejmě tu něco žije.</text:span></text:p>
      <text:p text:style-name="P118"><text:span text:style-name="T281">Východní třetina místnosti je </text:span><text:span text:style-name="T300">zhruba do výšky metru a⁠ </text:span><text:span text:style-name="T376">půl</text:span><text:span text:style-name="T281"> zasypaná sutí. </text:span><text:span text:style-name="T292">N</text:span><text:span text:style-name="T293">ad </text:span><text:span text:style-name="T300">závalem</text:span><text:span text:style-name="T293"> </text:span><text:span text:style-name="T431">chybí </text:span><text:span text:style-name="T452">strop</text:span><text:span text:style-name="T377">. </text:span><text:span text:style-name="T378">Na východě je vidět kus </text:span><text:span text:style-name="T453">zasypaných dveří</text:span><text:span text:style-name="T883"> </text:span><text:span text:style-name="T884">(C9-d1)</text:span><text:span text:style-name="T378">. V⁠ </text:span><text:span text:style-name="T326">jihovýchodním rohu jsou nad závalem </text:span><text:span text:style-name="T327">ve stěně</text:span><text:span text:style-name="T326"> místnosti </text:span><text:span text:style-name="T328">různě široké </text:span><text:span text:style-name="T454">otvory</text:span><text:span text:style-name="T326">. Další podobné díry jsou o⁠ kus výš, zhruba v⁠ úrovni původního stropu. </text:span><text:span text:style-name="Emphasis"><text:span text:style-name="T965">Na jižní stěně je částečně zasypaná ozdobná deska s </text:span></text:span><text:span text:style-name="Emphasis"><text:span text:style-name="T1170">nápis</text:span></text:span><text:span text:style-name="Emphasis"><text:span text:style-name="T1181">em</text:span></text:span><text:span text:style-name="Emphasis"><text:span text:style-name="T965">.</text:span></text:span></text:p>
      <text:p text:style-name="P119"><text:span text:style-name="Emphasis"><text:span text:style-name="T1318">🔊</text:span></text:span><text:span text:style-name="Emphasis"><text:span text:style-name="T1314"><text:tab/></text:span></text:span><text:span text:style-name="Emphasis"><text:span text:style-name="T1315">Ze tmy se ozv</text:span></text:span><text:span text:style-name="Emphasis"><text:span text:style-name="T1316">e</text:span></text:span><text:span text:style-name="Emphasis"><text:span text:style-name="T1315"> zvuk, jako když někdo natahuje sliny.</text:span></text:span></text:p>
      <text:p text:style-name="P69"><text:span text:style-name="T1007">⚔ Postavy napadnou </text:span>2 mláďata plivajícího ještěra <text:span text:style-name="T944">(karty).</text:span></text:p>
      <text:list xml:id="list2256468825" text:style-name="L75">
        <text:list-item>
          <text:p text:style-name="P310">Nejdříve plivnutím žíraviny (viz karta <text:span text:style-name="T334">mládě plivajícího ještěra</text:span>), pak na blízko.</text:p>
        </text:list-item>
        <text:list-item>
          <text:p text:style-name="P311">Když <text:span text:style-name="T1070">bude</text:span> některé z⁠ <text:span text:style-name="T1115">mláďat</text:span> zraněno, <text:span text:style-name="T996">pokusí se utéct</text:span> buď do jednoho z⁠ tunelů ve zdi nebo do hnízda v⁠ C<text:span text:style-name="T1059">11</text:span>.</text:p>
        </text:list-item>
      </text:list>
      <text:p text:style-name="P61"><text:span text:style-name="Emphasis"><text:span text:style-name="T1231">▸<text:tab/></text:span></text:span><text:span text:style-name="Emphasis"><text:span text:style-name="T1235">Dírou po zřícené části </text:span></text:span><text:span text:style-name="Emphasis"><text:span text:style-name="T1257">stropu</text:span></text:span><text:span text:style-name="Emphasis"><text:span text:style-name="T1235"> lze vyšplhat nahoru (do B4).</text:span></text:span></text:p>
      <text:p text:style-name="P120"><text:soft-page-break/><text:span text:style-name="Emphasis"><text:span text:style-name="T1231">▸<text:tab/></text:span></text:span><text:span text:style-name="Emphasis"><text:span text:style-name="T1259">Zasypané </text:span></text:span><text:span text:style-name="Emphasis"><text:span text:style-name="T1258">d</text:span></text:span><text:span text:style-name="Emphasis"><text:span text:style-name="T1260">veře</text:span></text:span><text:span text:style-name="Emphasis"><text:span text:style-name="T1236"> </text:span></text:span><text:span text:style-name="Emphasis"><text:span text:style-name="T1237">(C9-d1)</text:span></text:span><text:span text:style-name="Emphasis"><text:span text:style-name="T1236"> není možné otevřít bez prokopání závalu (alespoň ke klice).</text:span></text:span></text:p>
      <text:p text:style-name="P121"><text:span text:style-name="Emphasis"><text:span text:style-name="T1231">▸<text:tab/></text:span></text:span><text:span text:style-name="Emphasis"><text:span text:style-name="T1261">Otvory</text:span></text:span><text:span text:style-name="Emphasis"><text:span text:style-name="T1238"> ve stěně místnosti jsou</text:span></text:span><text:span text:style-name="T1358"> ústí spletitých tunelů vyhrabaných v⁠ podloží pevnosti. Těmi nejširšími se protáhne kudůk nebo štíhlý elf. Ústí venku u⁠ paty skály, na které pevnost stojí.</text:span></text:p>
      <text:list xml:id="list3681713700" text:style-name="L76">
        <text:list-item>
          <text:p text:style-name="P460">Vyhrabal je plivající ještěr z⁠ C11. Mláďata tudy mohou utéct ven z⁠ podzemí.</text:p>
        </text:list-item>
      </text:list>
      <text:p text:style-name="P158"><text:span text:style-name="T1273">▸<text:tab/></text:span><text:span text:style-name="T1286">Na částečně zasypané</text:span><text:span text:style-name="T903"> </text:span><text:span text:style-name="T908">ozdobné desce</text:span><text:span text:style-name="T903"> </text:span><text:span text:style-name="T900">na zdi </text:span><text:span text:style-name="T902">je vidět část textu ve staroelfštině</text:span><text:span text:style-name="T799">:</text:span></text:p>
      <text:list xml:id="list968174870" text:style-name="L77">
        <text:list-header>
          <text:p text:style-name="P461"><text:span text:style-name="Emphasis"><text:span text:style-name="T942">„Klaním se před Tebou, Ra...“</text:span></text:span></text:p>
        </text:list-header>
        <text:list-item>
          <text:p text:style-name="P461"><text:span text:style-name="Emphasis"><text:span text:style-name="T526">Po odhrabání závalu j</text:span></text:span><text:span text:style-name="Emphasis"><text:span text:style-name="T527">de</text:span></text:span><text:span text:style-name="Emphasis"><text:span text:style-name="T526"> přečíst celý:</text:span></text:span></text:p>
          <text:p text:style-name="P461"><text:span text:style-name="Emphasis"><text:span text:style-name="T942">„Klaním se před Tebou, Raio, paní divočiny.<text:line-break/>Tobě vděčíme za léčivé dary lesa.“</text:span></text:span></text:p>
        </text:list-item>
      </text:list>
      <text:h text:style-name="P528" text:outline-level="4">C<text:span text:style-name="T1086">10-d1</text:span></text:h>
      <text:p text:style-name="P95"><text:span text:style-name="T1289">🚪<text:tab/></text:span><text:span text:style-name="T314">Z</text:span><text:span text:style-name="T281">avřené </text:span><text:span text:style-name="T325">obyčejné</text:span><text:span text:style-name="T281"> dveře s⁠ </text:span><text:span text:style-name="T315">klikou</text:span><text:span text:style-name="T281">.</text:span></text:p>
      <text:h text:style-name="P519" text:outline-level="3">C<text:span text:style-name="T1020">11</text:span> – sklad luceren a⁠ <text:span text:style-name="T994">dílna na výrobu svic</text:span></text:h>
      <text:p text:style-name="P62"><text:span text:style-name="T1225">♨</text:span><text:span text:style-name="T1216"><text:tab/></text:span><text:span text:style-name="T440">Je </text:span><text:span text:style-name="T441">tu</text:span><text:span text:style-name="T440"> silný zápach</text:span><text:span text:style-name="T943"> (</text:span><text:span text:style-name="T948">stejný jako v⁠ C10</text:span><text:span text:style-name="T943">).</text:span></text:p>
      <text:p text:style-name="P38"><text:span text:style-name="T1071">N</text:span>a polici <text:span text:style-name="T1071">zavěšené na severní stěně je zhasnutá </text:span>lucern<text:span text:style-name="T1359">a </text:span><text:span text:style-name="T641">(se zcela vyhořelou svíčkou)</text:span>. U⁠ <text:span text:style-name="T1360">jižní stěny je </text:span><text:span text:style-name="T1171">pracovní stůl</text:span><text:span text:style-name="T1360"> </text:span><text:span text:style-name="T1042">s </text:span><text:span text:style-name="T279">nástroji na výrobu svíček </text:span><text:span text:style-name="T280">a⁠</text:span><text:span text:style-name="T1360"> dřevěná židle. </text:span><text:span text:style-name="Emphasis"><text:span text:style-name="T965">Na stěně naproti vchodu je ozdobná deska s </text:span></text:span><text:span text:style-name="Emphasis"><text:span text:style-name="T1170">nápis</text:span></text:span><text:span text:style-name="Emphasis"><text:span text:style-name="T1181">em</text:span></text:span><text:span text:style-name="Emphasis"><text:span text:style-name="T965">. V⁠ </text:span></text:span><text:span text:style-name="Emphasis"><text:span text:style-name="T379">západní části místnosti je </text:span></text:span><text:span text:style-name="Emphasis"><text:span text:style-name="T380">nahrnutá</text:span></text:span><text:span text:style-name="Emphasis"><text:span text:style-name="T379"> </text:span></text:span><text:span text:style-name="Emphasis"><text:span text:style-name="T455">hromada suti</text:span></text:span><text:span text:style-name="Emphasis"><text:span text:style-name="T424">. </text:span></text:span><text:span text:style-name="Emphasis"><text:span text:style-name="T426">V</text:span></text:span><text:span text:style-name="Emphasis"><text:span text:style-name="T424">⁠ </text:span></text:span><text:span text:style-name="Emphasis"><text:span text:style-name="T425">ní je částečně skrytý velký ještěr</text:span></text:span><text:span text:style-name="Emphasis"><text:span text:style-name="T424">.</text:span></text:span></text:p>
      <text:p text:style-name="P243"><text:span text:style-name="Emphasis"><text:span text:style-name="T1320">🔊<text:tab/></text:span></text:span><text:span text:style-name="Emphasis"><text:span text:style-name="T1317">Ještěr zlověstně syčí.</text:span></text:span></text:p>
      <text:list xml:id="list3686370567" text:style-name="L78">
        <text:list-item>
          <text:p text:style-name="P463"><text:soft-page-break/><text:span text:style-name="Emphasis"><text:span text:style-name="T1239">Je to dospělý </text:span></text:span><text:span text:style-name="Emphasis"><text:span text:style-name="T1267">plivající ještěr</text:span></text:span><text:span text:style-name="Emphasis"><text:span text:style-name="T1239"> (karta). </text:span></text:span><text:span text:style-name="T995">Když ho postavy nechají být a⁠ nebudou se k⁠ němu přibližovat, nebude si jich všímat. V⁠ opačném případě bude urputně bojovat – </text:span><text:span text:style-name="Emphasis"><text:span text:style-name="T1239">brání </text:span></text:span><text:span text:style-name="Emphasis"><text:span text:style-name="T1240">totiž</text:span></text:span><text:span text:style-name="Emphasis"><text:span text:style-name="T1239"> hnízdo.</text:span></text:span></text:p>
          <text:p text:style-name="P462"><text:span text:style-name="T832">⚔ </text:span><text:span text:style-name="T1445">V⁠ hnízdě je částečně skrytý – má výhodu (+1) proti střelbě. Může se také schovat úplně, aby si připravil plivnutí žíraviny (zvuk natahování slin).</text:span></text:p>
        </text:list-item>
      </text:list>
      <text:p text:style-name="P122"><text:span text:style-name="Emphasis"><text:span text:style-name="T1231">▸<text:tab/></text:span></text:span><text:span text:style-name="T668">Na </text:span><text:span text:style-name="T914">pracovním stole</text:span><text:span text:style-name="T668"> jsou f</text:span><text:span text:style-name="T669">ormy na svíčky, nůžky, </text:span><text:span text:style-name="T670">špachtle, </text:span><text:span text:style-name="T734">dvě</text:span><text:span text:style-name="T670"> rydla, </text:span><text:span text:style-name="T668">n</text:span><text:span text:style-name="T671">ěkolik prázdných</text:span><text:span text:style-name="T669"> </text:span><text:span text:style-name="T671">špulek, </text:span><text:span text:style-name="T674">n</text:span><text:span text:style-name="T672">ádoba</text:span><text:span text:style-name="T673"> se zbytkem vosku </text:span><text:span text:style-name="T674">(d</text:span><text:span text:style-name="T673">á se z⁠ něj vyrobit 6 </text:span><text:span text:style-name="T800">kvalitních voskových</text:span><text:span text:style-name="T673"> sv</text:span><text:span text:style-name="T800">íček</text:span><text:span text:style-name="T675">)</text:span><text:span text:style-name="T673">.</text:span></text:p>
      <text:p text:style-name="P91"><text:span text:style-name="Emphasis"><text:span text:style-name="T1273">▸<text:tab/></text:span></text:span><text:span text:style-name="Emphasis"><text:span text:style-name="T899">N</text:span></text:span><text:span text:style-name="Emphasis"><text:span text:style-name="T903">ápis na </text:span></text:span><text:span text:style-name="Emphasis"><text:span text:style-name="T908">ozdobné desce</text:span></text:span><text:span text:style-name="Emphasis"><text:span text:style-name="T903"> </text:span></text:span><text:span text:style-name="Emphasis"><text:span text:style-name="T900">na zdi </text:span></text:span><text:span text:style-name="Emphasis"><text:span text:style-name="T896">je ve staroelfštině.</text:span></text:span><text:span text:style-name="Emphasis"><text:span text:style-name="T799"> </text:span></text:span><text:span text:style-name="Emphasis"><text:span text:style-name="T626">Ř</text:span></text:span><text:span text:style-name="Emphasis"><text:span text:style-name="T799">íká:</text:span></text:span></text:p>
      <text:list xml:id="list708684446" text:style-name="L79">
        <text:list-header>
          <text:p text:style-name="P312"><text:span text:style-name="Emphasis"><text:span text:style-name="T323">„Klaním se před tebou, Nirvi, pane obchodu a⁠ řemesel.“</text:span></text:span></text:p>
        </text:list-header>
      </text:list>
      <text:p text:style-name="P63"><text:span text:style-name="Emphasis"><text:span text:style-name="T1231">▸<text:tab/></text:span></text:span>Na <text:span text:style-name="T1172">hromadě suti</text:span><text:span text:style-name="T1361"> </text:span>je velké hnízdo a⁠ <text:span text:style-name="Emphasis"><text:span text:style-name="T676">ohlodané zbytky dvou menších ještěrů.</text:span></text:span></text:p>
      <text:list xml:id="list161233493969246" text:continue-numbering="true" text:style-name="L79">
        <text:list-item>
          <text:p text:style-name="P313">V⁠ hnízdě jsou 3 vejce plivajícího ještěra.</text:p>
        </text:list-item>
      </text:list>
      <text:h text:style-name="P520" text:outline-level="3">C12 – <text:span text:style-name="T1072">toaleta</text:span></text:h>
      <text:p text:style-name="P21"><text:span text:style-name="T1289">🚪<text:tab/></text:span><text:span text:style-name="T1293">Z</text:span><text:span text:style-name="T1129">avřené</text:span> <text:span text:style-name="T1096">obyčejné</text:span> dveře s⁠ klikou.</text:p>
      <text:list xml:id="list161233526924202" text:continue-list="list161233906618859" text:style-name="L19">
        <text:list-item>
          <text:p text:style-name="P314">Je na nich symbol ve tvaru kruhu: <text:span text:style-name="T1228">⚪</text:span></text:p>
        </text:list-item>
      </text:list>
      <text:p text:style-name="P10"><text:span text:style-name="T1081">Uvnitř je a</text:span>natomicky tvarovaná kamenná lavice s⁠ kruhovou dírou uprostřed.</text:p>
      <text:h text:style-name="P521" text:outline-level="3">C13 – obytná místnost mistra sochaře</text:h>
      <text:p text:style-name="P96"><text:span text:style-name="T1289">🚪<text:tab/></text:span><text:span text:style-name="T1293">Z</text:span><text:span text:style-name="T338">avřené </text:span><text:span text:style-name="T359">obyčejné</text:span><text:span text:style-name="T338"> dveře s⁠ klikou a⁠ zámkem.</text:span></text:p>
      <text:list xml:id="list1089469014" text:style-name="L80">
        <text:list-item>
          <text:p text:style-name="P316"><text:span text:style-name="T1131">J</text:span>sou zamčené.</text:p>
        </text:list-item>
      </text:list>
      <text:list xml:id="list2875989534" text:style-name="L81">
        <text:list-item>
          <text:p text:style-name="P464"><text:soft-page-break/><text:span text:style-name="T564">Do zámku pasuje </text:span><text:span text:style-name="T565">klíč s⁠ </text:span><text:span text:style-name="T573">písmenem</text:span><text:span text:style-name="T564"> </text:span><text:span text:style-name="T1033">S⁠ </text:span><text:span text:style-name="T126">(j</text:span><text:span text:style-name="T550">e na k</text:span><text:span text:style-name="T572">roužku</text:span><text:span text:style-name="T550"> s⁠ klíči </text:span><text:span text:style-name="T551">ve</text:span><text:span text:style-name="T550"> dveřích </text:span><text:span text:style-name="T552">do</text:span><text:span text:style-name="T1031"> </text:span><text:span text:style-name="T75">dílny</text:span><text:span text:style-name="T550"> B1</text:span><text:span text:style-name="T726">)</text:span><text:span text:style-name="T550">.</text:span></text:p>
        </text:list-item>
      </text:list>
      <text:list xml:id="list161232270996347" text:continue-list="list161232478850980" text:style-name="L15">
        <text:list-item>
          <text:p text:style-name="P281"><text:span text:style-name="T550">Jdou vyrazit, </text:span><text:span text:style-name="T1386">zámek jde vypáčit nebo otevřít šperhákem</text:span><text:span text:style-name="T550">.</text:span></text:p>
        </text:list-item>
      </text:list>
      <text:p text:style-name="P137"><text:span text:style-name="T281">V⁠ místnosti je </text:span><text:span text:style-name="T427">postel</text:span><text:span text:style-name="T401">, </text:span><text:span text:style-name="T427">noční stolek</text:span><text:span text:style-name="T401"> a⁠ </text:span><text:span text:style-name="T457">truhla</text:span><text:span text:style-name="T401">.</text:span><text:span text:style-name="Emphasis"><text:span text:style-name="T1268"> </text:span></text:span><text:span text:style-name="Emphasis"><text:span text:style-name="T1269">Z⁠ </text:span></text:span><text:span text:style-name="Emphasis"><text:span text:style-name="T1309">postel</text:span></text:span><text:span text:style-name="Emphasis"><text:span text:style-name="T1310">e</text:span></text:span><text:span text:style-name="Emphasis"><text:span text:style-name="T1309"> zbývají jen čela a⁠ </text:span></text:span><text:span text:style-name="Emphasis"><text:span text:style-name="T1311">dno</text:span></text:span><text:span text:style-name="Emphasis"><text:span text:style-name="T1309">, m</text:span></text:span><text:span text:style-name="T305">atrace i⁠ pokrývky se už dávno rozpadly v⁠ prach.</text:span><text:span text:style-name="Emphasis"><text:span text:style-name="T1268"> </text:span></text:span><text:span text:style-name="T401">Na </text:span><text:span text:style-name="T427">n</text:span><text:span text:style-name="T428">oční</text:span><text:span text:style-name="T427">m</text:span><text:span text:style-name="T428"> stolk</text:span><text:span text:style-name="T427">u</text:span><text:span text:style-name="T401"> je malý kovový kelímek.</text:span></text:p>
      <text:p text:style-name="P108"><text:span text:style-name="Emphasis"><text:span text:style-name="T1231">▸<text:tab/></text:span></text:span><text:span text:style-name="T909">Truhla</text:span><text:span text:style-name="T461"> </text:span><text:span text:style-name="T677">je zamčená visacím zámkem (jde urazit nebo třeba odemknout paklíčem).</text:span></text:p>
      <text:list xml:id="list3063666024" text:style-name="L82">
        <text:list-item>
          <text:p text:style-name="P466">Uvnitř je balík pečlivě zabalený do koženého obalu. V⁠ něm j<text:span text:style-name="T1414">e</text:span>:</text:p>
          <text:list>
            <text:list-item>
              <text:p text:style-name="P467"><text:span text:style-name="T679">Svitek </text:span><text:span text:style-name="T638">se staroelfským textem</text:span><text:span text:style-name="T679"> </text:span><text:span text:style-name="T678">(rekvizita </text:span><text:span text:style-name="T816">C13-1</text:span><text:span text:style-name="T678">)</text:span><text:span text:style-name="T381">.</text:span></text:p>
            </text:list-item>
            <text:list-item>
              <text:p text:style-name="P465"><text:span text:style-name="T679">S</text:span><text:span text:style-name="T678">kicy různých soch. </text:span><text:span text:style-name="T679">N</text:span><text:span text:style-name="T1362">a většině z⁠ nich jsou elfové, jedna ale zobrazuje trpaslickou služebnou (sochu v⁠ B1).</text:span></text:p>
            </text:list-item>
          </text:list>
        </text:list-item>
      </text:list>
      <text:h text:style-name="P522" text:outline-level="3">C14 – <text:span text:style-name="T1088">obytná místnost mága</text:span></text:h>
      <text:p text:style-name="P22"><text:span text:style-name="T1289">🚪<text:tab/></text:span><text:span text:style-name="T1294">Z</text:span><text:span text:style-name="T1128">avřené obyčejné</text:span> dveře s⁠ klikou a⁠ <text:span text:style-name="T1130">zámkem</text:span>.</text:p>
      <text:list xml:id="list4088893497" text:style-name="L83">
        <text:list-item>
          <text:p text:style-name="P317">Jsou <text:span text:style-name="T1363">za</text:span>mčené.</text:p>
        </text:list-item>
        <text:list-item text:start-value="1">
          <text:p text:style-name="P318">Klíč nikde v⁠ podzemí není.</text:p>
        </text:list-item>
        <text:list-item>
          <text:p text:style-name="P282">Jdou vyrazit, <text:span text:style-name="T1386">zámek jde vypáčit nebo otevřít šperhákem</text:span>.</text:p>
        </text:list-item>
      </text:list>
      <text:p text:style-name="P43">V⁠ místnosti je <text:span text:style-name="T1173">postel</text:span><text:span text:style-name="T1364">, noční stolek a⁠ okovaná </text:span><text:span text:style-name="T1173">truhla</text:span><text:span text:style-name="T1194">. </text:span><text:span text:style-name="Emphasis"><text:span text:style-name="T1269">Z⁠ </text:span></text:span><text:span text:style-name="Emphasis"><text:span text:style-name="T1309">postel</text:span></text:span><text:span text:style-name="Emphasis"><text:span text:style-name="T1310">e</text:span></text:span><text:span text:style-name="Emphasis"><text:span text:style-name="T1309"> zbývají jen čela a⁠ </text:span></text:span><text:span text:style-name="Emphasis"><text:span text:style-name="T1311">dno</text:span></text:span><text:span text:style-name="Emphasis"><text:span text:style-name="T1309">, m</text:span></text:span><text:span text:style-name="T1202">atrace i⁠ pokrývky se už dávno rozpadly v⁠ prach.</text:span></text:p>
      <text:p text:style-name="P101"><text:span text:style-name="Emphasis"><text:span text:style-name="T1231">▸<text:tab/></text:span></text:span><text:span text:style-name="Emphasis"><text:span text:style-name="T1253">V prachu na</text:span></text:span><text:span text:style-name="Emphasis"><text:span text:style-name="T1243">⁠ </text:span></text:span><text:span text:style-name="Emphasis"><text:span text:style-name="T1296">postel</text:span></text:span><text:span text:style-name="Emphasis"><text:span text:style-name="T1301">i</text:span></text:span><text:span text:style-name="Emphasis"><text:span text:style-name="T1274"> </text:span></text:span><text:span text:style-name="T680">je zapadlý nějaký předmět.</text:span></text:p>
      <text:list xml:id="list3075009346" text:style-name="L84">
        <text:list-item>
          <text:p text:style-name="P468"><text:span text:style-name="T1090">Je to </text:span><text:span text:style-name="T681">klíč s⁠ </text:span><text:span text:style-name="T602">vyryt</text:span><text:span text:style-name="T603">ý</text:span><text:span text:style-name="T602">m</text:span><text:span text:style-name="T681"> elfsk</text:span><text:span text:style-name="T602">ým</text:span><text:span text:style-name="T604"> písmen</text:span><text:span text:style-name="T602">em</text:span><text:span text:style-name="T681"> A⁠ </text:span><text:span text:style-name="T601">(karta </text:span><text:span text:style-name="T1038">kl</text:span><text:span text:style-name="T40">íč ‚</text:span><text:span text:style-name="T1038">A’</text:span><text:span text:style-name="T601">)</text:span><text:span text:style-name="T1090">.</text:span></text:p>
          <text:list>
            <text:list-item>
              <text:p text:style-name="P469"><text:soft-page-break/>Otevírá dveře do laboratoře C15.</text:p>
            </text:list-item>
          </text:list>
        </text:list-item>
      </text:list>
      <text:p text:style-name="P123"><text:span text:style-name="Emphasis"><text:span text:style-name="T1231">▸<text:tab/></text:span></text:span><text:span text:style-name="Emphasis"><text:span text:style-name="T1262">O</text:span></text:span><text:span text:style-name="T1148">kovan</text:span><text:span text:style-name="T1174">á</text:span><text:span text:style-name="T1148"> truhl</text:span><text:span text:style-name="T1174">a</text:span><text:span text:style-name="T1365"> nemá zámek (ale nejde otevřít). Jsou na ní tenkou stříbrnou linií vyryté staroelfské runy </text:span><text:span text:style-name="T418">„Artak bárak“</text:span><text:span text:style-name="T1365"> (modrý blesk).</text:span></text:p>
      <text:list xml:id="list868282095" text:style-name="L85">
        <text:list-item>
          <text:p text:style-name="P470"><text:span text:style-name="T687">N</text:span><text:span text:style-name="T683">a dotek brní </text:span><text:span text:style-name="T682">(je magická). Nejde připoutat.</text:span></text:p>
        </text:list-item>
        <text:list-item>
          <text:p text:style-name="P471"><text:span text:style-name="T825">C</text:span><text:span text:style-name="T823">hrání </text:span><text:span text:style-name="T825">ji</text:span><text:span text:style-name="T823"> magická past</text:span><text:span text:style-name="T824">.</text:span></text:p>
          <text:list>
            <text:list-item>
              <text:p text:style-name="P472"><text:span text:style-name="T684">P</text:span><text:span text:style-name="T685">ři </text:span><text:span text:style-name="T801">každém</text:span><text:span text:style-name="T685"> pokusu truhlu poškodit nebo vypáčit </text:span><text:span text:style-name="T801">z ní</text:span><text:span text:style-name="T685"> </text:span><text:span text:style-name="T728">na postavu</text:span><text:span text:style-name="T685"> přeskočí </text:span><text:span text:style-name="T419">modrý blesk.</text:span><text:span text:style-name="T685"> </text:span><text:span text:style-name="T801">Jde o útok 7 + k6 proti Síle se zraněním</text:span><text:span text:style-name="T419"> 3kz</text:span><text:span text:style-name="T420"> </text:span><text:span text:style-name="T1087">bleskem</text:span><text:span text:style-name="T685"> </text:span><text:span text:style-name="T801">(odečítá se zbroj)</text:span><text:span text:style-name="T685">. </text:span><text:span text:style-name="T803">Rozbít nebo vypáčit truhlu nejspíš bude vyžadovat víc pokusů a při každém z ní přeskočí blesk.</text:span></text:p>
              <text:list>
                <text:list-item>
                  <text:p text:style-name="P473"><text:span text:style-name="T801">Když postavy vymyslí, jak truhlu rozbít, aniž by se jí čímkoliv dotýkaly</text:span><text:span text:style-name="T686"> (třeba když </text:span><text:span text:style-name="T801">ji něčím zvednou a</text:span><text:span text:style-name="T686"> pustí </text:span><text:span text:style-name="T801">ji</text:span><text:span text:style-name="T686"> z⁠ výšky na zem), past se ne</text:span><text:span text:style-name="T802">spustí</text:span><text:span text:style-name="T686">.</text:span></text:p>
                </text:list-item>
                <text:list-item>
                  <text:p text:style-name="P476"><text:span text:style-name="T686">P</text:span><text:span text:style-name="T461">ast lze </text:span><text:span text:style-name="T803">trvale</text:span><text:span text:style-name="T461"> „deaktivovat“ přerušením run s textem „Artak bárak“ – při tom sice blesk přeskočí, ale jen jednou.</text:span></text:p>
                </text:list-item>
              </text:list>
            </text:list-item>
          </text:list>
        </text:list-item>
        <text:list-item>
          <text:p text:style-name="P474"><text:span text:style-name="T689">Truhla se otevře, když někdo vysloví formuli</text:span><text:span text:style-name="T538"> „</text:span><text:span text:style-name="T398">Patach tevah</text:span><text:span text:style-name="T316">“</text:span><text:span text:style-name="T688"> </text:span><text:span text:style-name="T801">(p</text:span><text:span text:style-name="T689">ostavy ji mohou</text:span><text:span text:style-name="T691"> nalézt </text:span><text:span text:style-name="T690">na svitku </text:span><text:span text:style-name="T826">C15-2</text:span><text:span text:style-name="T690"> v⁠ laboratoři </text:span><text:span text:style-name="T826">C15</text:span><text:span text:style-name="T801">)</text:span><text:span text:style-name="T690">.</text:span></text:p>
        </text:list-item>
        <text:list-item>
          <text:p text:style-name="P475"><text:span text:style-name="T692">Uvnitř </text:span><text:span text:style-name="T537">truhly</text:span><text:span text:style-name="T692"> </text:span><text:span text:style-name="T536">je </text:span><text:span text:style-name="T382">elfská lyra</text:span><text:span text:style-name="T535"> </text:span><text:span text:style-name="T536">(karta).</text:span></text:p>
        </text:list-item>
      </text:list>
      <text:h text:style-name="P523" text:outline-level="3">C1<text:span text:style-name="T1044">5</text:span> –<text:span text:style-name="T977"> laboratoř</text:span></text:h>
      <text:p text:style-name="P97"><text:span text:style-name="T1305">🚪<text:tab/></text:span><text:span text:style-name="T47">Zavřené </text:span><text:span text:style-name="T37">bytelné dveře s⁠ </text:span><text:span text:style-name="T38">klikou a⁠ zámkem</text:span><text:span text:style-name="T37">.</text:span></text:p>
      <text:list xml:id="list430621436" text:style-name="L86">
        <text:list-item>
          <text:p text:style-name="P260">Jsou zamčené.</text:p>
        </text:list-item>
      </text:list>
      <text:list xml:id="list3992361816" text:style-name="L87">
        <text:list-item>
          <text:p text:style-name="P477"><text:soft-page-break/><text:span text:style-name="T68">K⁠ vyražení je potřeba beranidlo </text:span><text:span text:style-name="T69">nebo jiný vhodný nástroj</text:span><text:span text:style-name="T68">.</text:span></text:p>
        </text:list-item>
        <text:list-item>
          <text:p text:style-name="P261">Zámek je příliš složitý na otevření paklíčem, s⁠ <text:span text:style-name="T1353">vhodným náčiním (například perlík a kladivo)</text:span> <text:span text:style-name="T1353">jde ale vylomit</text:span>.</text:p>
        </text:list-item>
      </text:list>
      <text:list xml:id="list2632299125" text:style-name="L88">
        <text:list-item>
          <text:p text:style-name="P478"><text:span text:style-name="T70">P</text:span><text:span text:style-name="T67">asuje </text:span><text:span text:style-name="T70">do něj</text:span><text:span text:style-name="T67"> </text:span><text:span text:style-name="T129">klíč s⁠ </text:span><text:span text:style-name="T130">písmen</text:span><text:span text:style-name="T131">em</text:span><text:span text:style-name="T129"> A⁠ </text:span><text:span text:style-name="T128">(</text:span><text:span text:style-name="T67">leží na posteli v⁠ místnosti C14).</text:span></text:p>
        </text:list-item>
      </text:list>
      <text:p text:style-name="P46"><text:span text:style-name="T1367">U⁠ stěn stojí prázdná knihovna, </text:span><text:span text:style-name="T1175">skříň</text:span><text:span text:style-name="T1367">, velká truhla s⁠ masivním visacím zámkem, </text:span><text:span text:style-name="T1175">stůl</text:span><text:span text:style-name="T1367"> a⁠ židle. Na stěnách jsou pověšené tři obrazy: údolí s⁠ vodopádem, letící orel a⁠ </text:span><text:span text:style-name="T1175">horské štíty</text:span><text:span text:style-name="T1367">.</text:span></text:p>
      <text:p text:style-name="P37"><text:span text:style-name="Emphasis"><text:span text:style-name="T1231">▸<text:tab/></text:span></text:span><text:span text:style-name="Emphasis"><text:span text:style-name="T1266">S</text:span></text:span><text:span text:style-name="T915">kří</text:span><text:span text:style-name="T926">ň</text:span><text:span text:style-name="T894"> není zamčená.</text:span><text:span text:style-name="T893"> </text:span><text:span text:style-name="T894">J</text:span><text:span text:style-name="T693">sou </text:span><text:span text:style-name="T804">v ní</text:span><text:span text:style-name="T522"> </text:span><text:span text:style-name="T1366">přesýpací hodiny</text:span><text:span text:style-name="T574"> </text:span><text:span text:style-name="T575">(karta)</text:span><text:span text:style-name="T574">.</text:span></text:p>
      <text:p text:style-name="P124"><text:span text:style-name="Emphasis"><text:span text:style-name="T1231">▸<text:tab/></text:span></text:span><text:span text:style-name="T644">Zámek na </text:span><text:span text:style-name="T915">v</text:span><text:span text:style-name="T927">elk</text:span><text:span text:style-name="T915">é</text:span><text:span text:style-name="T927"> truhl</text:span><text:span text:style-name="T915">e</text:span><text:span text:style-name="T693"> jde otevřít šperhákem, urazit, něčím vypáčit, a⁠ podobně. </text:span><text:span text:style-name="T530">Uvnitř je </text:span><text:span text:style-name="T694">v</text:span><text:span text:style-name="T576">elký pytel </text:span><text:span text:style-name="T729">(</text:span><text:span text:style-name="T576">plný jemného písku</text:span><text:span text:style-name="T729">) </text:span><text:span text:style-name="T804">a </text:span><text:span text:style-name="T384">l</text:span><text:span text:style-name="T383">ektvar ohnivého dechu</text:span><text:span text:style-name="T530"> </text:span><text:span text:style-name="T547">(karta).</text:span></text:p>
      <text:p text:style-name="P124"><text:span text:style-name="Emphasis"><text:span text:style-name="T1231">▸<text:tab/></text:span></text:span><text:span text:style-name="T531">Na </text:span><text:span text:style-name="T916">stole</text:span><text:span text:style-name="T531"> </text:span><text:span text:style-name="T697">je</text:span><text:span text:style-name="T531"> </text:span><text:span text:style-name="T579">mosazný s</text:span><text:span text:style-name="T695">vícen, </text:span><text:span text:style-name="T579">p</text:span><text:span text:style-name="T696">sací potřeby </text:span><text:span text:style-name="T697">a⁠ </text:span><text:span text:style-name="T579">l</text:span><text:span text:style-name="T578">ahvička se stříbrným inkoustem </text:span><text:span text:style-name="T577">(karta </text:span><text:span text:style-name="T329">stříbrný inkoust</text:span><text:span text:style-name="T577">).</text:span><text:span text:style-name="T698"> </text:span><text:span text:style-name="T697">Pod deskou stolu je šuplík</text:span><text:span text:style-name="T885">. </text:span><text:span text:style-name="T894">Uvnitř</text:span><text:span text:style-name="T877"> je</text:span><text:span text:style-name="T880"> </text:span><text:span text:style-name="T881">s</text:span><text:span text:style-name="T878">vitek </text:span><text:span text:style-name="T879">se staroelfským textem</text:span><text:span text:style-name="T532"> (rekvizita </text:span><text:span text:style-name="T812">c15-1</text:span><text:span text:style-name="T532">).</text:span></text:p>
      <text:list xml:id="list3145074498" text:style-name="L89">
        <text:list-item>
          <text:p text:style-name="P479"><text:span text:style-name="T730">Šuplík j</text:span><text:span text:style-name="T699">e překvapivě mělký na to, jak velký prostor zabírá </text:span><text:span text:style-name="T731">(má dvojité dno)</text:span><text:span text:style-name="T533">.</text:span></text:p>
          <text:list>
            <text:list-item>
              <text:p text:style-name="P480"><text:span text:style-name="T700">Pod dvojitým dnem</text:span><text:span text:style-name="T533"> je </text:span><text:span text:style-name="T534">svitek </text:span><text:span text:style-name="T322">očarování rukavic</text:span><text:span text:style-name="T544"> (karta).</text:span></text:p>
              <text:list>
                <text:list-item>
                  <text:p text:style-name="P481"><text:span text:style-name="T544">T</text:span><text:span text:style-name="T533">ento svitek </text:span><text:span text:style-name="T545">mohou</text:span><text:span text:style-name="T533"> postavy použít, až když seženou ingredience uvedené na kartě. Musí také </text:span><text:span text:style-name="T545">mít</text:span><text:span text:style-name="T533"> obyčejné rukavice, které budou očarovávat – třeba ty, které jsou součástí zbroje mrtvého elfa v⁠ A7. </text:span><text:span text:style-name="T545">Použitím svitku se z⁠ </text:span><text:span text:style-name="T804">nich</text:span><text:span text:style-name="T545"> stanou kouzelné </text:span><text:span text:style-name="T385">nabíjecí rukavice</text:span><text:span text:style-name="T546"> (karta). Svitek se tím spotřebuje (lze ho použít jen jednou) a⁠ </text:span><text:span text:style-name="T701">stejně tak i⁠ použité suroviny</text:span><text:span text:style-name="T546">.</text:span></text:p>
                </text:list-item>
              </text:list>
            </text:list-item>
          </text:list>
        </text:list-item>
      </text:list>
      <text:p text:style-name="P125"><text:soft-page-break/><text:span text:style-name="Emphasis"><text:span text:style-name="T1231">▸<text:tab/></text:span></text:span><text:span text:style-name="Emphasis"><text:span text:style-name="T1242">Po sundání </text:span></text:span><text:span text:style-name="Emphasis"><text:span text:style-name="T1264">obrazu</text:span></text:span><text:span text:style-name="Emphasis"><text:span text:style-name="T1263"> horských štítů</text:span></text:span><text:span text:style-name="Emphasis"><text:span text:style-name="T1241"> </text:span></text:span><text:span text:style-name="Emphasis"><text:span text:style-name="T1242">je vidět </text:span></text:span><text:span text:style-name="Emphasis"><text:span text:style-name="T1322">do stěny vsazená čtvercová deska</text:span></text:span><text:span text:style-name="Emphasis"><text:span text:style-name="T1241"> (modrá značka na mapě). </text:span></text:span><text:span text:style-name="T1368">Jsou na ní tlačítka se symboly: Trojúhelník, kruh, čtverec, spirála, kříž.</text:span></text:p>
      <text:list xml:id="list2469425416" text:style-name="L90">
        <text:list-item>
          <text:p text:style-name="P482"><text:span text:style-name="T1369">Schránka se otevře, když někdo stiskne symbol </text:span><text:span text:style-name="T386">čtverce</text:span><text:span text:style-name="T1369">, potom </text:span><text:span text:style-name="T386">kříže</text:span><text:span text:style-name="T1369"> a⁠ nakonec </text:span><text:span text:style-name="T386">trojúhelníku</text:span><text:span text:style-name="T1369">. Na tom, jaké symboly byly stisknuté před tím, nezáleží.</text:span></text:p>
        </text:list-item>
        <text:list-item>
          <text:p text:style-name="P484">Když někdo stiskne špatný symbol, vyjede z⁠ něj jako prst dlouhá jehlice s⁠ jedem:</text:p>
          <text:list>
            <text:list-header>
              <text:p text:style-name="P483"><text:span text:style-name="T941">Jed z kobry<text:line-break/></text:span><text:span text:style-name="T402">síla jedu: 8<text:line-break/>druh jedu:</text:span><text:span text:style-name="T805"> živočišný </text:span><text:span text:style-name="T750">(</text:span><text:span text:style-name="T403">sérotvorný flakón</text:span><text:span text:style-name="T750"> účinkuje)<text:line-break/></text:span><text:span text:style-name="T402">latence: 1</text:span><text:span text:style-name="T1415"> hodina, poté útok </text:span><text:span text:style-name="T1060">jedem</text:span><text:span text:style-name="T1350"> 8 + k6 (zranění 0), otrávený si hází Silou<text:line-break/></text:span><text:span text:style-name="T402">p</text:span><text:span text:style-name="T281">říznaky:</text:span> <text:span text:style-name="T1416">mátožnost, žaludeční nevolnost, bolesti břicha, zvracení, zčernání, zahnívání a silné pálení v okolí rány. N</text:span><text:span text:style-name="T272">ěkolik minut po zranění z</text:span><text:span text:style-name="T1417"> rány začne být cítit hnilobný zápach.</text:span></text:p>
            </text:list-header>
          </text:list>
        </text:list-item>
        <text:list-item>
          <text:p text:style-name="P485">Z⁠ každé jehlice, která nikoho neotrávila, je možné získat jednu dávku tohoto jedu.</text:p>
        </text:list-item>
      </text:list>
      <text:list xml:id="list1412685044" text:style-name="L91">
        <text:list-item>
          <text:p text:style-name="P486"><text:span text:style-name="T1446">Uvnitř schránky je </text:span><text:span text:style-name="T387">sérotvorný flakón</text:span><text:span text:style-name="T702"> (karta) </text:span><text:span text:style-name="T806">a </text:span><text:span text:style-name="T881">s</text:span><text:span text:style-name="T878">vitek </text:span><text:span text:style-name="T879">se staroelfským textem</text:span><text:span text:style-name="T1101"> (rekvizita </text:span><text:span text:style-name="T929">c15-2</text:span><text:span text:style-name="T1101">).</text:span></text:p>
          <text:list>
            <text:list-item>
              <text:list>
                <text:list-item>
                  <text:p text:style-name="P487">Formule uvedená na svitku otevírá truhlu v⁠ mágově obytné místnosti C14.</text:p>
                </text:list-item>
              </text:list>
            </text:list-item>
          </text:list>
        </text:list-item>
      </text:list>
      <text:h text:style-name="P524" text:outline-level="3">C16 – umývárna</text:h>
      <text:p text:style-name="P23"><text:span text:style-name="T1289">🚪<text:tab/></text:span><text:span text:style-name="T1295">Z</text:span><text:span text:style-name="T1096">avřené obyčejné</text:span> dveře s⁠ klikou.</text:p>
      <text:list xml:id="list161232667326579" text:continue-list="list161233526924202" text:style-name="L19">
        <text:list-item>
          <text:p text:style-name="P315">Je na nich symbol ve tvaru <text:span text:style-name="T1123">mísy: </text:span><text:span text:style-name="T1307">⯋</text:span></text:p>
        </text:list-item>
      </text:list>
      <text:p text:style-name="P9"><text:soft-page-break/>V⁠ místnosti je stolek s⁠ umývadlem, vedle něj vědro na vodu.</text:p>
      <text:list xml:id="list161232468791867" text:continue-list="list971716824" text:style-name="L36">
        <text:list-item>
          <text:p text:style-name="P319">Ze zdi <text:span text:style-name="T1338">čouhá</text:span> <text:span text:style-name="T1338">měděná</text:span> trubka s⁠ páčkou. <text:span text:style-name="T1076">Po otočení páčkou z⁠ trubky teče voda</text:span>.</text:p>
        </text:list-item>
      </text:list>
      <text:h text:style-name="P525" text:outline-level="3">C1<text:span text:style-name="T1072">7</text:span> – zbrojnice</text:h>
      <text:p text:style-name="P126"><text:span text:style-name="T1289">🚪<text:tab/></text:span><text:span text:style-name="T1308">Otevřené</text:span><text:span text:style-name="T281"> bytelné </text:span><text:span text:style-name="T391">dveře s⁠ klikou a⁠ zámkem</text:span><text:span text:style-name="T281">.</text:span></text:p>
      <text:list xml:id="list2703874533" text:style-name="L92">
        <text:list-item>
          <text:p text:style-name="P488"><text:span text:style-name="T806">Zámek je odemčený (p</text:span><text:span text:style-name="T585">asuje do něj klíč s⁠ písmenem </text:span><text:span text:style-name="T1034">Z</text:span><text:span text:style-name="T585">, který má u⁠ sebe mrtvá el</text:span><text:span text:style-name="T586">f</text:span><text:span text:style-name="T585">ka v⁠ B9</text:span><text:span text:style-name="T806">)</text:span><text:span text:style-name="T585">.</text:span></text:p>
        </text:list-item>
      </text:list>
      <text:p text:style-name="P106"><text:span text:style-name="T388">U⁠ stěn jsou prázdné stojany na zbraně. </text:span><text:span text:style-name="T343">Na </text:span><text:span text:style-name="T344">východní </text:span><text:span text:style-name="T343">stěně j</text:span><text:span text:style-name="T345">sou dvě páky</text:span><text:span text:style-name="T343">. </text:span><text:span text:style-name="T346">Nad každou z⁠ nich je tabulka s⁠ nápisem.</text:span></text:p>
      <text:list xml:id="list2679923843" text:style-name="L93">
        <text:list-item>
          <text:p text:style-name="P320">Na obou pákách jsou západky <text:span text:style-name="T1392">umožňující zajistit je v⁠ poloze „dole“</text:span>. Obě <text:span text:style-name="T1393">západky</text:span> jsou vytaženy, páky je tedy možné překlápět.</text:p>
        </text:list-item>
        <text:list-item>
          <text:p text:style-name="P321"><text:span text:style-name="T1370">Levá páka je v⁠ pozici „nahoře“. Nad ní</text:span> je <text:span text:style-name="T1063">napsáno (ve staroelfštině)</text:span>:</text:p>
          <text:p text:style-name="P369">„Nebezpečí úrazu! <text:span text:style-name="T1063">Před aktivací obranných opatření se ujistěte, že v⁠ objektu nikdo není.</text:span>“</text:p>
          <text:list>
            <text:list-item>
              <text:p text:style-name="P489"><text:span text:style-name="T847">Překlopení</text:span><text:span text:style-name="T846"> lev</text:span><text:span text:style-name="T847">é</text:span><text:span text:style-name="T846"> pák</text:span><text:span text:style-name="T847">y do pozice „dole“</text:span><text:span text:style-name="T846"> vypne pasti v⁠ C6 a⁠ C8 (po šlápnutí na spouštěcí dlaždice ze stěn nebudou vylé</text:span><text:span text:style-name="T869">t</text:span><text:span text:style-name="T846">at ohnivé střely). Překlopením zpět </text:span><text:span text:style-name="T847">do pozice „nahoře“</text:span><text:span text:style-name="T846"> se pasti opět aktivují.</text:span></text:p>
            </text:list-item>
          </text:list>
        </text:list-item>
        <text:list-item>
          <text:p text:style-name="P490"><text:span text:style-name="T703">Pravá páka je v⁠ pozici „dole“.</text:span><text:span text:style-name="T704"> </text:span><text:span text:style-name="T703">J</text:span><text:span text:style-name="T704">e </text:span><text:span text:style-name="T703">nad ní</text:span><text:span text:style-name="T704"> </text:span><text:span text:style-name="T705">napsáno </text:span><text:span text:style-name="T806">(ve staroelfštině)</text:span><text:span text:style-name="T705">:</text:span></text:p>
        </text:list-item>
      </text:list>
      <text:list xml:id="list2642383321" text:style-name="L94">
        <text:list-item>
          <text:list>
            <text:list-header>
              <text:p text:style-name="P491"><text:span text:style-name="T301">„</text:span><text:span text:style-name="T389">Smrtelné nebezpečí! Před použitím se ujistěte, že ve vstupní hale a⁠ ve věži nikdo nezůstal a⁠ že oboje bezpečnostní dveře jsou zavřené a⁠ utěsněné.</text:span><text:span text:style-name="T301">“</text:span></text:p>
            </text:list-header>
          </text:list>
        </text:list-item>
      </text:list>
      <text:p text:style-name="P67"><text:soft-page-break/>Když <text:span text:style-name="T1064">někdo překlopí</text:span> <text:span text:style-name="T1064">pravou</text:span> <text:span text:style-name="T1064">páku do pozice „nahoře“</text:span>:</text:p>
      <text:p text:style-name="P141"><text:span text:style-name="T1318">🔊<text:tab/></text:span><text:span text:style-name="T301">Ze stěny za pákou se ozv</text:span><text:span text:style-name="T390">alo</text:span><text:span text:style-name="T301"> zaklapání nějakého mechanismu. </text:span><text:span text:style-name="T394">O</text:span><text:span text:style-name="T389">⁠ </text:span><text:span text:style-name="T302">chvíli později </text:span><text:span text:style-name="T390">je</text:span><text:span text:style-name="T302"> v⁠ dálce slyšet syčení.</text:span></text:p>
      <text:p text:style-name="P66"><text:span text:style-name="T951">V místnosti C8 se z</text:span><text:span text:style-name="T952">e štěrbin u stropu začne</text:span><text:span text:style-name="T950"> vyp</text:span><text:span text:style-name="T953">o</text:span><text:span text:style-name="T950">u</text:span><text:span text:style-name="T954">štět</text:span><text:span text:style-name="T955"> jedovatý plyn. </text:span><text:span text:style-name="T950">Odtamtud se </text:span><text:span text:style-name="T956">bude </text:span><text:span text:style-name="T957">postupně místnost po místnosti</text:span><text:span text:style-name="T950"> šířit celým podzemím.</text:span></text:p>
      <text:list xml:id="list2499028336" text:style-name="L95">
        <text:list-item>
          <text:p text:style-name="P322">Když postavy překlopí páku zpět dolů, plyn se přestane dál vypouštět. Postupně se rozptýlí po celém podzemí, tím ale přestane být nebezpečný.</text:p>
        </text:list-item>
        <text:list-item>
          <text:p text:style-name="P492"><text:span text:style-name="T509">Když </text:span><text:span text:style-name="T806">ji</text:span><text:span text:style-name="T509"> nechají nahoře, po vypuštění veškerého plynu se sama překlopí dolů.</text:span></text:p>
        </text:list-item>
      </text:list>
      <text:p text:style-name="P139"><text:span text:style-name="T827">Pokud postavy nechají páku v pozici „nahoře“, z</text:span><text:span text:style-name="T811">ačni počítat čas na kola.</text:span></text:p>
      <text:p text:style-name="P140"><text:span text:style-name="T1419">Plyn se š</text:span>íř<text:span text:style-name="T1419">í</text:span> ve vlně, z místnosti do místnosti, zhruba poloviční rychlostí než dokáží postavy běžet. Když budou ale podlézat mříž v C2, šplhat přes zborcené schody v B7 nebo nahoru skrz studnu, <text:span text:style-name="T1419">nebo se jinak zdrží,</text:span> tak <text:span text:style-name="T1419">j</text:span>e <text:span text:style-name="T1418">plyn dožene.</text:span></text:p>
      <text:list xml:id="list1938900492" text:style-name="L96">
        <text:list-item>
          <text:p text:style-name="P324"><text:span text:style-name="T950">P</text:span><text:span text:style-name="T943">lyn je zelený a štiplavý – postavy tedy poznají, že vběhly do zamořené místnosti.</text:span></text:p>
        </text:list-item>
      </text:list>
      <text:p text:style-name="P71">Účinky plynu:</text:p>
      <text:list xml:id="list1912142084" text:style-name="L97">
        <text:list-item>
          <text:p text:style-name="P493"><text:span text:style-name="T709">Pokud jsou</text:span><text:span text:style-name="T518"> postavy v⁠ </text:span><text:span text:style-name="T709">daném kole</text:span><text:span text:style-name="T518"> v⁠ </text:span><text:span text:style-name="T732">chodbě nebo </text:span><text:span text:style-name="T518">místnosti, kam se ještě plyn nedostal, tak se jim nic neděje.</text:span></text:p>
        </text:list-item>
      </text:list>
      <text:list xml:id="list3629298129" text:style-name="L98">
        <text:list-item>
          <text:p text:style-name="P494"><text:span text:style-name="T518">Za každé kolo strávené v⁠ zamořené </text:span><text:span text:style-name="T732">chodbě nebo</text:span><text:span text:style-name="T518"> místnosti </text:span><text:span text:style-name="T751">popisuj hráči další příznaky </text:span><text:span text:style-name="T807">z následujícího seznamu</text:span><text:span text:style-name="T751">. </text:span><text:span text:style-name="T752">Zadržení dechu dá postav</text:span><text:span text:style-name="T751">ě</text:span><text:span text:style-name="T752"> 2 kola k⁠ dobru </text:span><text:span text:style-name="T751">(jed se vstřebává i kůží, ale pomaleji než vdechnutím)</text:span><text:span text:style-name="T752">:</text:span></text:p>
        </text:list-item>
      </text:list>
      <text:list xml:id="list1749474135" text:style-name="L99">
        <text:list-item>
          <text:list>
            <text:list-item>
              <text:list>
                <text:list-item>
                  <text:list>
                    <text:list-item>
                      <text:p text:style-name="P323"><text:soft-page-break/>Začínají <text:span text:style-name="T1418">ti</text:span> slzet oči.</text:p>
                    </text:list-item>
                    <text:list-item>
                      <text:p text:style-name="P323">Spustila se <text:span text:style-name="T1418">ti</text:span> silná rýma.</text:p>
                    </text:list-item>
                    <text:list-item>
                      <text:p text:style-name="P323">Začínají <text:span text:style-name="T1418">tě</text:span> pálit oči.</text:p>
                    </text:list-item>
                    <text:list-item>
                      <text:p text:style-name="P495"><text:span text:style-name="T509">Začíná </text:span><text:span text:style-name="T751">tě</text:span><text:span text:style-name="T509"> škrábat v⁠ krku.</text:span></text:p>
                    </text:list-item>
                    <text:list-item>
                      <text:p text:style-name="P323"><text:span text:style-name="T262">Začíná </text:span><text:span text:style-name="T273">ti</text:span><text:span text:style-name="T262"> tuhnout jazyk</text:span>.</text:p>
                    </text:list-item>
                    <text:list-item>
                      <text:p text:style-name="P323">Začíná <text:span text:style-name="T1418">tě</text:span> pálit kůže na tváři.</text:p>
                    </text:list-item>
                    <text:list-item>
                      <text:p text:style-name="P323"><text:span text:style-name="T1371">Přestáváš cítit prsty</text:span>.</text:p>
                    </text:list-item>
                    <text:list-item>
                      <text:p text:style-name="P323">Začíná <text:span text:style-name="T1418">tě</text:span> pálit kůže po celém těle.</text:p>
                    </text:list-item>
                    <text:list-item>
                      <text:p text:style-name="P323"><text:span text:style-name="T1372">Přestávají tě poslouchat končetiny</text:span>.</text:p>
                    </text:list-item>
                    <text:list-item>
                      <text:p text:style-name="P496"><text:span text:style-name="T509">U</text:span><text:span text:style-name="T461">padá</text:span><text:span text:style-name="T751">š</text:span><text:span text:style-name="T461"> do bezvědomí.</text:span></text:p>
                    </text:list-item>
                  </text:list>
                </text:list-item>
              </text:list>
            </text:list-item>
          </text:list>
        </text:list-item>
      </text:list>
      <text:list xml:id="list99092963" text:style-name="L100">
        <text:list-item>
          <text:p text:style-name="P497"><text:span text:style-name="T706">Moc na hráče netlač</text:span><text:span text:style-name="T509">, </text:span><text:span text:style-name="T511">průběžné ohlašování zhoršujících se </text:span><text:span text:style-name="T706">příznaků</text:span><text:span text:style-name="T511"> by mělo </text:span><text:span text:style-name="T512">stačit k⁠ </text:span><text:span text:style-name="T706">navození pocitu, že jim jde o⁠ čas a⁠ o⁠ život</text:span><text:span text:style-name="T511">. </text:span><text:span text:style-name="T512">Nenech je ale příliš dlouho rozmýšlet.</text:span></text:p>
        </text:list-item>
      </text:list>
      <text:p text:style-name="P147"><text:span text:style-name="T751">Když postavy z plynu vyběhnou, hodí si proti jedu. Síla bude rovna pořadí na stupnici příznaků, kam se ta která postava dostala. Pokud tedy například někdo upadnul do bezvědomí (prošel si všemi deseti příznaky) a ostatní ho pak museli vytáhnout ven, jed má proti němu sílu 10 + k6. Odolává se Fyzičkou.<text:line-break/><text:tab/></text:span><text:span text:style-name="T515">P</text:span><text:span text:style-name="T519">lyn z⁠ podzemí za několik dní vyvětrá. </text:span><text:span text:style-name="T516">Přeživší p</text:span><text:span text:style-name="T519">ostavy se pak budou moci vrátit a⁠ dokončit průzkum.</text:span></text:p>
      <text:p text:style-name="Example_20_Header"><text:span text:style-name="T510">P</text:span><text:span text:style-name="T461">oznámka:</text:span></text:p>
      <text:p text:style-name="Example"><text:span text:style-name="T510">Vypuštění plynu </text:span><text:span text:style-name="T707">zabije</text:span><text:span text:style-name="T510"> všechno živé v⁠ podzemí, </text:span><text:span text:style-name="T513">co ještě nepobily postavy a⁠ </text:span><text:span text:style-name="T707">co nestihne utéct</text:span><text:span text:style-name="T510">:</text:span></text:p>
      <text:list xml:id="list1259253606" text:style-name="L101">
        <text:list-item>
          <text:list>
            <text:list-item>
              <text:p text:style-name="P248"><text:span text:style-name="T712">Dospěl</text:span><text:span text:style-name="T733">ého ještěra</text:span><text:span text:style-name="T712"> v⁠ </text:span><text:span text:style-name="T507">C11 </text:span><text:span text:style-name="T706">(mláďata v⁠ </text:span><text:span text:style-name="T712">C10</text:span><text:span text:style-name="T706"> utečou tunely ven)</text:span><text:span text:style-name="T507">.</text:span></text:p>
            </text:list-item>
            <text:list-item>
              <text:p text:style-name="P248"><text:soft-page-break/><text:span text:style-name="T510">Pavou</text:span><text:span text:style-name="T706">k</text:span><text:span text:style-name="T733">a</text:span><text:span text:style-name="T510"> v⁠ </text:span><text:span text:style-name="T507">C4.</text:span></text:p>
            </text:list-item>
            <text:list-item>
              <text:p text:style-name="P248"><text:span text:style-name="T510">Huňáči v⁠ </text:span><text:span text:style-name="T508">B</text:span><text:span text:style-name="T580">5</text:span><text:span text:style-name="T510"> utečou, stihnou ale odnést jen dvě koťata (každý jedno). </text:span><text:span text:style-name="T708">Zbylá tři koťata se udusí.</text:span></text:p>
            </text:list-item>
          </text:list>
        </text:list-item>
        <text:list-item>
          <text:p text:style-name="P248"><text:span text:style-name="T514">Mimik v⁠ </text:span><text:span text:style-name="T562">B10</text:span><text:span text:style-name="T514"> je magický tvor a⁠ nepotřebuje dýchat, takže jed mu nic neudělá. </text:span><text:span text:style-name="T515">To samé platí pro všechny sochy.</text:span></text:p>
        </text:list-item>
      </text:list>
      <text:h text:style-name="Heading_20_1" text:outline-level="1"><text:bookmark-start text:name="__RefHeading___Toc2930_1905480466"/><text:span text:style-name="T4">K</text:span><text:span text:style-name="T3">onec dobrodružství</text:span><text:bookmark-end text:name="__RefHeading___Toc2930_1905480466"/></text:h>
      <text:p text:style-name="P74"><text:span text:style-name="T3">Dobrodružství </text:span><text:span text:style-name="T201">s</text:span><text:span text:style-name="T3">končí, </text:span><text:span text:style-name="T239">až</text:span><text:span text:style-name="T3"> když se </text:span><text:span text:style-name="T202">pro to hráči rozhodnou. </text:span><text:span text:style-name="T270">P</text:span><text:span text:style-name="T240">okud už ale v⁠ podzemí nic zajímavého není, tak jim to řekni, nenech je marně hledat</text:span><text:span text:style-name="T3">.</text:span></text:p>
      <text:h text:style-name="Heading_20_1" text:outline-level="1"><text:bookmark-start text:name="__RefHeading___Toc5831_1424409582"/>Cena pokladů<text:bookmark-end text:name="__RefHeading___Toc5831_1424409582"/></text:h>
      <text:p text:style-name="P128"><text:span text:style-name="T1376">Klíče samy o⁠ sobě nemají prakticky žádnou cenu, v⁠ tabulce proto nejsou. U⁠ zámků se cena liší podle toho, jestli jsou i⁠ s⁠ klíčem nebo bez něj.</text:span><text:line-break/><text:tab/><text:span text:style-name="T242">Když</text:span><text:span text:style-name="T1041"> budou cht</text:span><text:span text:style-name="T241">ít hráči prodat něco, co není na seznamu, cenu odhadni.</text:span></text:p>
      <text:p text:style-name="P162"/>
      <table:table table:name="Tabulka2" table:style-name="Tabulka2">
        <table:table-column table:style-name="Tabulka2.A"/>
        <table:table-column table:style-name="Tabulka2.B"/>
        <table:table-row>
          <table:table-cell table:style-name="Tabulka2.A1" table:number-columns-spanned="2" office:value-type="string">
            <text:p text:style-name="P173">Prodejní cena předmětů</text:p>
          </table:table-cell>
          <table:covered-table-cell/>
        </table:table-row>
        <table:table-row>
          <table:table-cell table:style-name="Tabulka2.A2" office:value-type="string">
            <text:p text:style-name="P174">amulet s⁠ bojovníkem</text:p>
          </table:table-cell>
          <table:table-cell table:style-name="Tabulka2.A2" office:value-type="string">
            <text:p text:style-name="P185">1 zl</text:p>
          </table:table-cell>
        </table:table-row>
        <table:table-row>
          <table:table-cell table:style-name="Tabulka2.A2" office:value-type="string">
            <text:p text:style-name="Table_20_Contents">celta</text:p>
          </table:table-cell>
          <table:table-cell table:style-name="Tabulka2.A2" office:value-type="string">
            <text:p text:style-name="P204">5 st</text:p>
          </table:table-cell>
        </table:table-row>
        <table:table-row>
          <table:table-cell table:style-name="Tabulka2.A2" office:value-type="string">
            <text:p text:style-name="P174">čtvercová mince</text:p>
          </table:table-cell>
          <table:table-cell table:style-name="Tabulka2.A2" office:value-type="string">
            <text:p text:style-name="P186">5 st</text:p>
          </table:table-cell>
        </table:table-row>
        <table:table-row>
          <table:table-cell table:style-name="Tabulka2.A2" office:value-type="string">
            <text:p text:style-name="P174">dlouhý luk</text:p>
          </table:table-cell>
          <table:table-cell table:style-name="Tabulka2.A2" office:value-type="string">
            <text:p text:style-name="P186">1 zl</text:p>
          </table:table-cell>
        </table:table-row>
        <table:table-row>
          <table:table-cell table:style-name="Tabulka2.A2" office:value-type="string">
            <text:p text:style-name="P176">dřevěná krabička (obsah krabičky viz <text:span text:style-name="T281">povzbuzující droga</text:span>)</text:p>
          </table:table-cell>
          <table:table-cell table:style-name="Tabulka2.A2" office:value-type="string">
            <text:p text:style-name="P221">1 st</text:p>
          </table:table-cell>
        </table:table-row>
        <table:table-row>
          <table:table-cell table:style-name="Tabulka2.A2" office:value-type="string">
            <text:p text:style-name="P162">dřevěná miska</text:p>
          </table:table-cell>
          <table:table-cell table:style-name="Tabulka2.A2" office:value-type="string">
            <text:p text:style-name="P218">4 mk</text:p>
          </table:table-cell>
        </table:table-row>
        <table:table-row>
          <table:table-cell table:style-name="Tabulka2.A2" office:value-type="string">
            <text:p text:style-name="P162">dřevěný pohár</text:p>
          </table:table-cell>
          <table:table-cell table:style-name="Tabulka2.A2" office:value-type="string">
            <text:p text:style-name="P218">5 mk</text:p>
          </table:table-cell>
        </table:table-row>
        <table:table-row>
          <table:table-cell table:style-name="Tabulka2.A2" office:value-type="string">
            <text:p text:style-name="P162">dřez</text:p>
          </table:table-cell>
          <table:table-cell table:style-name="Tabulka2.A2" office:value-type="string">
            <text:p text:style-name="P219">1 st</text:p>
          </table:table-cell>
        </table:table-row>
        <table:table-row>
          <table:table-cell table:style-name="Tabulka2.A2" office:value-type="string">
            <text:p text:style-name="P174">dvojruční kyj</text:p>
          </table:table-cell>
          <table:table-cell table:style-name="Tabulka2.A2" office:value-type="string">
            <text:p text:style-name="P187">4 mk</text:p>
          </table:table-cell>
        </table:table-row>
        <table:table-row>
          <table:table-cell table:style-name="Tabulka2.A2" office:value-type="string">
            <text:p text:style-name="P174">dýka</text:p>
          </table:table-cell>
          <table:table-cell table:style-name="Tabulka2.A2" office:value-type="string">
            <text:p text:style-name="P188">5 st</text:p>
          </table:table-cell>
        </table:table-row>
        <table:table-row>
          <table:table-cell table:style-name="Tabulka2.A2" office:value-type="string">
            <text:p text:style-name="P174">elfská dýka</text:p>
          </table:table-cell>
          <table:table-cell table:style-name="Tabulka2.A2" office:value-type="string">
            <text:p text:style-name="P189">1 zl</text:p>
          </table:table-cell>
        </table:table-row>
        <table:table-row>
          <table:table-cell table:style-name="Tabulka2.A2" office:value-type="string">
            <text:p text:style-name="P174">elfská lyra</text:p>
          </table:table-cell>
          <table:table-cell table:style-name="Tabulka2.A2" office:value-type="string">
            <text:p text:style-name="P190">10 zl</text:p>
          </table:table-cell>
        </table:table-row>
        <table:table-row>
          <table:table-cell table:style-name="Tabulka2.A2" office:value-type="string">
            <text:p text:style-name="P232">elfský amulet</text:p>
          </table:table-cell>
          <table:table-cell table:style-name="Tabulka2.A2" office:value-type="string">
            <text:p text:style-name="P175"><text:span text:style-name="T1118">1</text:span>k6 st</text:p>
          </table:table-cell>
        </table:table-row>
        <table:table-row>
          <table:table-cell table:style-name="Tabulka2.A2" office:value-type="string">
            <text:p text:style-name="P174">elfský meč</text:p>
          </table:table-cell>
          <table:table-cell table:style-name="Tabulka2.A2" office:value-type="string">
            <text:p text:style-name="P191">3 zl</text:p>
          </table:table-cell>
        </table:table-row>
        <table:table-row>
          <table:table-cell table:style-name="Tabulka2.A2" office:value-type="string">
            <text:p text:style-name="Table_20_Contents">flétna</text:p>
          </table:table-cell>
          <table:table-cell table:style-name="Tabulka2.A2" office:value-type="string">
            <text:p text:style-name="P205">2 st</text:p>
          </table:table-cell>
        </table:table-row>
        <table:table-row>
          <table:table-cell table:style-name="Tabulka2.A2" office:value-type="string">
            <text:p text:style-name="P162">formy na svíčky</text:p>
          </table:table-cell>
          <table:table-cell table:style-name="Tabulka2.A2" office:value-type="string">
            <text:p text:style-name="P219">2 mk</text:p>
          </table:table-cell>
        </table:table-row>
        <table:table-row>
          <table:table-cell table:style-name="Tabulka2.A2" office:value-type="string">
            <text:p text:style-name="P162">hrací kostky</text:p>
          </table:table-cell>
          <table:table-cell table:style-name="Tabulka2.A2" office:value-type="string">
            <text:p text:style-name="P219">3 mk</text:p>
          </table:table-cell>
        </table:table-row>
        <table:table-row>
          <table:table-cell table:style-name="Tabulka2.A2" office:value-type="string">
            <text:p text:style-name="Table_20_Contents">hrst klínků</text:p>
          </table:table-cell>
          <table:table-cell table:style-name="Tabulka2.A2" office:value-type="string">
            <text:p text:style-name="P206">1 st</text:p>
          </table:table-cell>
        </table:table-row>
        <table:table-row>
          <table:table-cell table:style-name="Tabulka2.A2" office:value-type="string">
            <text:p text:style-name="P162">jed obřího pavouka (1 dávka)</text:p>
          </table:table-cell>
          <table:table-cell table:style-name="Tabulka2.A2" office:value-type="string">
            <text:p text:style-name="P215">1 zl</text:p>
          </table:table-cell>
        </table:table-row>
        <table:table-row>
          <table:table-cell table:style-name="Tabulka2.A2" office:value-type="string">
            <text:p text:style-name="P170">jednoruční kyj</text:p>
          </table:table-cell>
          <table:table-cell table:style-name="Tabulka2.A2" office:value-type="string">
            <text:p text:style-name="P223">2 mk</text:p>
          </table:table-cell>
        </table:table-row>
        <text:soft-page-break/>
        <table:table-row>
          <table:table-cell table:style-name="Tabulka2.A2" office:value-type="string">
            <text:p text:style-name="P174">kamenická palice</text:p>
          </table:table-cell>
          <table:table-cell table:style-name="Tabulka2.A2" office:value-type="string">
            <text:p text:style-name="P192">2 st</text:p>
          </table:table-cell>
        </table:table-row>
        <table:table-row>
          <table:table-cell table:style-name="Tabulka2.A2" office:value-type="string">
            <text:p text:style-name="P174">kamenická špice</text:p>
          </table:table-cell>
          <table:table-cell table:style-name="Tabulka2.A2" office:value-type="string">
            <text:p text:style-name="P192">2 st</text:p>
          </table:table-cell>
        </table:table-row>
        <table:table-row>
          <table:table-cell table:style-name="Tabulka2.A2" office:value-type="string">
            <text:p text:style-name="P174">kamenické dláto</text:p>
          </table:table-cell>
          <table:table-cell table:style-name="Tabulka2.A2" office:value-type="string">
            <text:p text:style-name="P192">2 st</text:p>
          </table:table-cell>
        </table:table-row>
        <table:table-row>
          <table:table-cell table:style-name="Tabulka2.A2" office:value-type="string">
            <text:p text:style-name="P174">kamenná palice</text:p>
          </table:table-cell>
          <table:table-cell table:style-name="Tabulka2.A2" office:value-type="string">
            <text:p text:style-name="P193"><text:span text:style-name="T1122">3</text:span> mk</text:p>
          </table:table-cell>
        </table:table-row>
        <table:table-row>
          <table:table-cell table:style-name="Tabulka2.A2" office:value-type="string">
            <text:p text:style-name="P162"><text:span text:style-name="T1394">k</text:span>aramelov<text:span text:style-name="T1394">é</text:span> bombóny</text:p>
          </table:table-cell>
          <table:table-cell table:style-name="Tabulka2.A2" office:value-type="string">
            <text:p text:style-name="P219">1 mk</text:p>
          </table:table-cell>
        </table:table-row>
        <table:table-row>
          <table:table-cell table:style-name="Tabulka2.A2" office:value-type="string">
            <text:p text:style-name="Table_20_Contents">keramická miska</text:p>
          </table:table-cell>
          <table:table-cell table:style-name="Tabulka2.A2" office:value-type="string">
            <text:p text:style-name="P207">1 st</text:p>
          </table:table-cell>
        </table:table-row>
        <table:table-row>
          <table:table-cell table:style-name="Tabulka2.A2" office:value-type="string">
            <text:p text:style-name="Table_20_Contents">keramický talíř</text:p>
          </table:table-cell>
          <table:table-cell table:style-name="Tabulka2.A2" office:value-type="string">
            <text:p text:style-name="P207">1 st</text:p>
          </table:table-cell>
        </table:table-row>
        <table:table-row>
          <table:table-cell table:style-name="Tabulka2.A2" office:value-type="string">
            <text:p text:style-name="Table_20_Contents">kleště</text:p>
          </table:table-cell>
          <table:table-cell table:style-name="Tabulka2.A2" office:value-type="string">
            <text:p text:style-name="P196"><text:span text:style-name="T1039">2</text:span> st</text:p>
          </table:table-cell>
        </table:table-row>
        <table:table-row>
          <table:table-cell table:style-name="Tabulka2.A2" office:value-type="string">
            <text:p text:style-name="P224">kovářské kladivo</text:p>
          </table:table-cell>
          <table:table-cell table:style-name="Tabulka2.A2" office:value-type="string">
            <text:p text:style-name="P225">5 st</text:p>
          </table:table-cell>
        </table:table-row>
        <table:table-row>
          <table:table-cell table:style-name="Tabulka2.A2" office:value-type="string">
            <text:p text:style-name="P162">kovový kelímek</text:p>
          </table:table-cell>
          <table:table-cell table:style-name="Tabulka2.A2" office:value-type="string">
            <text:p text:style-name="P21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08"><text:span text:style-name="T1401">6</text:span> <text:span text:style-name="T1401">mk</text:span></text:p>
          </table:table-cell>
        </table:table-row>
        <table:table-row>
          <table:table-cell table:style-name="Tabulka2.A2" office:value-type="string">
            <text:p text:style-name="P226">krátký luk</text:p>
          </table:table-cell>
          <table:table-cell table:style-name="Tabulka2.A2" office:value-type="string">
            <text:p text:style-name="P227">3 st</text:p>
          </table:table-cell>
        </table:table-row>
        <table:table-row>
          <table:table-cell table:style-name="Tabulka2.A2" office:value-type="string">
            <text:p text:style-name="Table_20_Contents">kružítko</text:p>
          </table:table-cell>
          <table:table-cell table:style-name="Tabulka2.A2" office:value-type="string">
            <text:p text:style-name="P209"><text:span text:style-name="T1039">2</text:span> st</text:p>
          </table:table-cell>
        </table:table-row>
        <table:table-row>
          <table:table-cell table:style-name="Tabulka2.A2" office:value-type="string">
            <text:p text:style-name="P162">křesadlo</text:p>
          </table:table-cell>
          <table:table-cell table:style-name="Tabulka2.A2" office:value-type="string">
            <text:p text:style-name="P219"><text:span text:style-name="T1401">2</text:span> mk</text:p>
          </table:table-cell>
        </table:table-row>
        <table:table-row>
          <table:table-cell table:style-name="Tabulka2.A2" office:value-type="string">
            <text:p text:style-name="P162">kuchyňské náčiní <text:span text:style-name="T1394">(dohromady)</text:span></text:p>
          </table:table-cell>
          <table:table-cell table:style-name="Tabulka2.A2" office:value-type="string">
            <text:p text:style-name="P219">2 st</text:p>
          </table:table-cell>
        </table:table-row>
        <table:table-row>
          <table:table-cell table:style-name="Tabulka2.A2" office:value-type="string">
            <text:p text:style-name="P232">kulový blesk</text:p>
          </table:table-cell>
          <table:table-cell table:style-name="Tabulka2.A2" office:value-type="string">
            <text:p text:style-name="P175"><text:span text:style-name="T1118">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10">2,5 zl</text:p>
          </table:table-cell>
        </table:table-row>
        <table:table-row>
          <table:table-cell table:style-name="Tabulka2.A2" office:value-type="string">
            <text:p text:style-name="P222">kyj</text:p>
          </table:table-cell>
          <table:table-cell table:style-name="Tabulka2.A2" office:value-type="string">
            <text:p text:style-name="P223">2 mk</text:p>
          </table:table-cell>
        </table:table-row>
        <table:table-row>
          <table:table-cell table:style-name="Tabulka2.A2" office:value-type="string">
            <text:p text:style-name="P162">lano (5 metrů)</text:p>
          </table:table-cell>
          <table:table-cell table:style-name="Tabulka2.A2" office:value-type="string">
            <text:p text:style-name="P164">2 st</text:p>
          </table:table-cell>
        </table:table-row>
        <table:table-row>
          <table:table-cell table:style-name="Tabulka2.A2" office:value-type="string">
            <text:p text:style-name="Table_20_Contents">léčitelské potřeby</text:p>
          </table:table-cell>
          <table:table-cell table:style-name="Tabulka2.A2" office:value-type="string">
            <text:p text:style-name="P200">5 st</text:p>
          </table:table-cell>
        </table:table-row>
        <table:table-row>
          <table:table-cell table:style-name="Tabulka2.A2" office:value-type="string">
            <text:p text:style-name="Table_20_Contents">lehká orkská zbroj</text:p>
          </table:table-cell>
          <table:table-cell table:style-name="Tabulka2.A2" office:value-type="string">
            <text:p text:style-name="P211">4 st</text:p>
          </table:table-cell>
        </table:table-row>
        <table:table-row>
          <table:table-cell table:style-name="Tabulka2.A2" office:value-type="string">
            <text:p text:style-name="P228">lehká zbroj</text:p>
          </table:table-cell>
          <table:table-cell table:style-name="Tabulka2.A2" office:value-type="string">
            <text:p text:style-name="P229">2 zl</text:p>
          </table:table-cell>
        </table:table-row>
        <table:table-row>
          <table:table-cell table:style-name="Tabulka2.A2" office:value-type="string">
            <text:p text:style-name="P232">lektvar ohnivého dechu</text:p>
          </table:table-cell>
          <table:table-cell table:style-name="Tabulka2.A2" office:value-type="string">
            <text:p text:style-name="P175"><text:span text:style-name="T1118">1</text:span>k6 st</text:p>
          </table:table-cell>
        </table:table-row>
        <table:table-row>
          <table:table-cell table:style-name="Tabulka2.A2" office:value-type="string">
            <text:p text:style-name="P232"><text:span text:style-name="T1375">l</text:span>ektvar <text:span text:style-name="T1375">regenerace</text:span></text:p>
          </table:table-cell>
          <table:table-cell table:style-name="Tabulka2.A2" office:value-type="string">
            <text:p text:style-name="P175"><text:span text:style-name="T1118">1</text:span>k6 zl</text:p>
          </table:table-cell>
        </table:table-row>
        <table:table-row>
          <table:table-cell table:style-name="Tabulka2.A2" office:value-type="string">
            <text:p text:style-name="P162">lojové sví<text:span text:style-name="T1394">čky</text:span> <text:span text:style-name="T1394">(na 1 den svícení)</text:span></text:p>
          </table:table-cell>
          <table:table-cell table:style-name="Tabulka2.A2" office:value-type="string">
            <text:p text:style-name="P219">4 st</text:p>
          </table:table-cell>
        </table:table-row>
        <table:table-row>
          <table:table-cell table:style-name="Tabulka2.A2" office:value-type="string">
            <text:p text:style-name="P162"><text:span text:style-name="T1402">l</text:span>ucerna <text:span text:style-name="T1402">(na svíci)</text:span></text:p>
          </table:table-cell>
          <table:table-cell table:style-name="Tabulka2.A2" office:value-type="string">
            <text:p text:style-name="P164">1 st</text:p>
          </table:table-cell>
        </table:table-row>
        <table:table-row>
          <table:table-cell table:style-name="Tabulka2.A2" office:value-type="string">
            <text:p text:style-name="Table_20_Contents">malá kovadlina</text:p>
          </table:table-cell>
          <table:table-cell table:style-name="Tabulka2.A2" office:value-type="string">
            <text:p text:style-name="P212">5 st</text:p>
          </table:table-cell>
        </table:table-row>
        <table:table-row>
          <table:table-cell table:style-name="Tabulka2.A2" office:value-type="string">
            <text:p text:style-name="Table_20_Contents">malý železný vozík</text:p>
          </table:table-cell>
          <table:table-cell table:style-name="Tabulka2.A2" office:value-type="string">
            <text:p text:style-name="P212">5 st</text:p>
          </table:table-cell>
        </table:table-row>
        <table:table-row>
          <table:table-cell table:style-name="Tabulka2.A2" office:value-type="string">
            <text:p text:style-name="P233">mast na popáleniny</text:p>
          </table:table-cell>
          <table:table-cell table:style-name="Tabulka2.A2" office:value-type="string">
            <text:p text:style-name="P175"><text:span text:style-name="T1118">1</text:span>k6 zl</text:p>
          </table:table-cell>
        </table:table-row>
        <table:table-row>
          <table:table-cell table:style-name="Tabulka2.A2" office:value-type="string">
            <text:p text:style-name="P177">meč</text:p>
          </table:table-cell>
          <table:table-cell table:style-name="Tabulka2.A2" office:value-type="string">
            <text:p text:style-name="P178">1 zl, 5 st</text:p>
          </table:table-cell>
        </table:table-row>
        <table:table-row>
          <table:table-cell table:style-name="Tabulka2.A2" office:value-type="string">
            <text:p text:style-name="P162">měděná trubka s páčkou</text:p>
          </table:table-cell>
          <table:table-cell table:style-name="Tabulka2.A2" office:value-type="string">
            <text:p text:style-name="P219">5 st</text:p>
          </table:table-cell>
        </table:table-row>
        <text:soft-page-break/>
        <table:table-row>
          <table:table-cell table:style-name="Tabulka2.A2" office:value-type="string">
            <text:p text:style-name="P162">měch na vodu</text:p>
          </table:table-cell>
          <table:table-cell table:style-name="Tabulka2.A2" office:value-type="string">
            <text:p text:style-name="P216"><text:span text:style-name="T1399">3</text:span> mk</text:p>
          </table:table-cell>
        </table:table-row>
        <table:table-row>
          <table:table-cell table:style-name="Tabulka2.A2" office:value-type="string">
            <text:p text:style-name="P162">měch s⁠ pálenkou</text:p>
          </table:table-cell>
          <table:table-cell table:style-name="Tabulka2.A2" office:value-type="string">
            <text:p text:style-name="P217">1 st</text:p>
          </table:table-cell>
        </table:table-row>
        <table:table-row>
          <table:table-cell table:style-name="Tabulka2.A2" office:value-type="string">
            <text:p text:style-name="Table_20_Contents">mosazný svícen</text:p>
          </table:table-cell>
          <table:table-cell table:style-name="Tabulka2.A2" office:value-type="string">
            <text:p text:style-name="P213">5 st</text:p>
          </table:table-cell>
        </table:table-row>
        <table:table-row>
          <table:table-cell table:style-name="Tabulka2.A2" office:value-type="string">
            <text:p text:style-name="P232">nabíjecí rukavice</text:p>
          </table:table-cell>
          <table:table-cell table:style-name="Tabulka2.A2" office:value-type="string">
            <text:p text:style-name="P175"><text:span text:style-name="T1118">1</text:span>k6 st</text:p>
          </table:table-cell>
        </table:table-row>
        <table:table-row>
          <table:table-cell table:style-name="Tabulka2.A2" office:value-type="string">
            <text:p text:style-name="P162">nádobí a příbor<text:span text:style-name="T1394">y (1 sada)</text:span></text:p>
          </table:table-cell>
          <table:table-cell table:style-name="Tabulka2.A2" office:value-type="string">
            <text:p text:style-name="P219">1 st</text:p>
          </table:table-cell>
        </table:table-row>
        <table:table-row>
          <table:table-cell table:style-name="Tabulka2.A2" office:value-type="string">
            <text:p text:style-name="P171">náhrdelník z polodrahokamů</text:p>
          </table:table-cell>
          <table:table-cell table:style-name="Tabulka2.A2" office:value-type="string">
            <text:p text:style-name="P230">1 zl</text:p>
          </table:table-cell>
        </table:table-row>
        <table:table-row>
          <table:table-cell table:style-name="Tabulka2.A2" office:value-type="string">
            <text:p text:style-name="P168">náušnice s perlou</text:p>
          </table:table-cell>
          <table:table-cell table:style-name="Tabulka2.A2" office:value-type="string">
            <text:p text:style-name="P220">1 zl</text:p>
          </table:table-cell>
        </table:table-row>
        <table:table-row>
          <table:table-cell table:style-name="Tabulka2.A2" office:value-type="string">
            <text:p text:style-name="Table_20_Contents">nůžky</text:p>
          </table:table-cell>
          <table:table-cell table:style-name="Tabulka2.A2" office:value-type="string">
            <text:p text:style-name="P198"><text:span text:style-name="T1039">2</text:span> st</text:p>
          </table:table-cell>
        </table:table-row>
        <table:table-row>
          <table:table-cell table:style-name="Tabulka2.A2" office:value-type="string">
            <text:p text:style-name="P166"><text:span text:style-name="T1396">o</text:span>braz<text:span text:style-name="T1377"> (z⁠ místnosti C15)</text:span></text:p>
          </table:table-cell>
          <table:table-cell table:style-name="Tabulka2.A2" office:value-type="string">
            <text:p text:style-name="P214">2 zl</text:p>
          </table:table-cell>
        </table:table-row>
        <table:table-row>
          <table:table-cell table:style-name="Tabulka2.A2" office:value-type="string">
            <text:p text:style-name="P232">očarování rukavic</text:p>
          </table:table-cell>
          <table:table-cell table:style-name="Tabulka2.A2" office:value-type="string">
            <text:p text:style-name="P175"><text:span text:style-name="T1118">1</text:span>k6 st</text:p>
          </table:table-cell>
        </table:table-row>
        <table:table-row>
          <table:table-cell table:style-name="Tabulka2.A2" office:value-type="string">
            <text:p text:style-name="P179">orkský štít</text:p>
          </table:table-cell>
          <table:table-cell table:style-name="Tabulka2.A2" office:value-type="string">
            <text:p text:style-name="P180">4 st</text:p>
          </table:table-cell>
        </table:table-row>
        <table:table-row>
          <table:table-cell table:style-name="Tabulka2.A2" office:value-type="string">
            <text:p text:style-name="P181">pazourkový nůž</text:p>
          </table:table-cell>
          <table:table-cell table:style-name="Tabulka2.A2" office:value-type="string">
            <text:p text:style-name="P182">2 mk</text:p>
          </table:table-cell>
        </table:table-row>
        <table:table-row>
          <table:table-cell table:style-name="Tabulka2.A2" office:value-type="string">
            <text:p text:style-name="Table_20_Contents">pemrlice</text:p>
          </table:table-cell>
          <table:table-cell table:style-name="Tabulka2.A2" office:value-type="string">
            <text:p text:style-name="P195"><text:span text:style-name="T1039">2</text:span> st</text:p>
          </table:table-cell>
        </table:table-row>
        <table:table-row>
          <table:table-cell table:style-name="Tabulka2.A2" office:value-type="string">
            <text:p text:style-name="Table_20_Contents">pilník</text:p>
          </table:table-cell>
          <table:table-cell table:style-name="Tabulka2.A2" office:value-type="string">
            <text:p text:style-name="P196"><text:span text:style-name="T1039">2</text:span> st</text:p>
          </table:table-cell>
        </table:table-row>
        <table:table-row>
          <table:table-cell table:style-name="Tabulka2.A2" office:value-type="string">
            <text:p text:style-name="Table_20_Contents">potrhaný měšťanský <text:span text:style-name="T1394">oděv</text:span></text:p>
          </table:table-cell>
          <table:table-cell table:style-name="Tabulka2.A2" office:value-type="string">
            <text:p text:style-name="P197">1 zl</text:p>
          </table:table-cell>
        </table:table-row>
        <table:table-row>
          <table:table-cell table:style-name="Tabulka2.A2" office:value-type="string">
            <text:p text:style-name="P162">pouzdro na svitky</text:p>
          </table:table-cell>
          <table:table-cell table:style-name="Tabulka2.A2" office:value-type="string">
            <text:p text:style-name="P219">1 st</text:p>
          </table:table-cell>
        </table:table-row>
        <table:table-row>
          <table:table-cell table:style-name="Tabulka2.A2" office:value-type="string">
            <text:p text:style-name="P174"><text:span text:style-name="T735">povzbuzující droga</text:span><text:span text:style-name="T582"> </text:span><text:span text:style-name="T583">(</text:span><text:span text:style-name="T735">1 </text:span><text:span text:style-name="T736">dávka</text:span><text:span text:style-name="T583">)</text:span></text:p>
          </table:table-cell>
          <table:table-cell table:style-name="Tabulka2.A2" office:value-type="string">
            <text:p text:style-name="P194"><text:span text:style-name="T1121">4</text:span><text:span text:style-name="T1040"> </text:span><text:span text:style-name="T269">st</text:span></text:p>
          </table:table-cell>
        </table:table-row>
        <table:table-row>
          <table:table-cell table:style-name="Tabulka2.A2" office:value-type="string">
            <text:p text:style-name="Table_20_Contents">průbojník</text:p>
          </table:table-cell>
          <table:table-cell table:style-name="Tabulka2.A2" office:value-type="string">
            <text:p text:style-name="P196"><text:span text:style-name="T1039">2</text:span> st</text:p>
          </table:table-cell>
        </table:table-row>
        <table:table-row>
          <table:table-cell table:style-name="Tabulka2.A2" office:value-type="string">
            <text:p text:style-name="P232">přenos myšlenek</text:p>
          </table:table-cell>
          <table:table-cell table:style-name="Tabulka2.A2" office:value-type="string">
            <text:p text:style-name="P175"><text:span text:style-name="T1118">1</text:span>k6 st</text:p>
          </table:table-cell>
        </table:table-row>
        <table:table-row>
          <table:table-cell table:style-name="Tabulka2.A2" office:value-type="string">
            <text:p text:style-name="P183">přesýpací hodiny</text:p>
          </table:table-cell>
          <table:table-cell table:style-name="Tabulka2.A2" office:value-type="string">
            <text:p text:style-name="P184">2 zl</text:p>
          </table:table-cell>
        </table:table-row>
        <table:table-row>
          <table:table-cell table:style-name="Tabulka2.A2" office:value-type="string">
            <text:p text:style-name="Table_20_Contents">rydlo</text:p>
          </table:table-cell>
          <table:table-cell table:style-name="Tabulka2.A2" office:value-type="string">
            <text:p text:style-name="P198"><text:span text:style-name="T1039">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199">1 st</text:p>
          </table:table-cell>
        </table:table-row>
        <table:table-row>
          <table:table-cell table:style-name="Tabulka2.A2" office:value-type="string">
            <text:p text:style-name="P232">sérotvorný flakón</text:p>
          </table:table-cell>
          <table:table-cell table:style-name="Tabulka2.A2" office:value-type="string">
            <text:p text:style-name="P175"><text:span text:style-name="T1118">1</text:span>k6 st</text:p>
          </table:table-cell>
        </table:table-row>
        <table:table-row>
          <table:table-cell table:style-name="Tabulka2.A2" office:value-type="string">
            <text:p text:style-name="P162">skicy soch</text:p>
          </table:table-cell>
          <table:table-cell table:style-name="Tabulka2.A2" office:value-type="string">
            <text:p text:style-name="P219">2 st</text:p>
          </table:table-cell>
        </table:table-row>
        <table:table-row>
          <table:table-cell table:style-name="Tabulka2.A2" office:value-type="string">
            <text:p text:style-name="P172">stříbrná nit</text:p>
          </table:table-cell>
          <table:table-cell table:style-name="Tabulka2.A2" office:value-type="string">
            <text:p text:style-name="P231">1 zl</text:p>
          </table:table-cell>
        </table:table-row>
        <table:table-row>
          <table:table-cell table:style-name="Tabulka2.A2" office:value-type="string">
            <text:p text:style-name="P172">stříbrný inkoust</text:p>
          </table:table-cell>
          <table:table-cell table:style-name="Tabulka2.A2" office:value-type="string">
            <text:p text:style-name="P231">2 zl</text:p>
          </table:table-cell>
        </table:table-row>
        <table:table-row>
          <table:table-cell table:style-name="Tabulka2.A2" office:value-type="string">
            <text:p text:style-name="P162">sušen<text:span text:style-name="T1397">é </text:span>mas<text:span text:style-name="T1397">o (na týden)</text:span></text:p>
          </table:table-cell>
          <table:table-cell table:style-name="Tabulka2.A2" office:value-type="string">
            <text:p text:style-name="P219">5 mk</text:p>
          </table:table-cell>
        </table:table-row>
        <table:table-row>
          <table:table-cell table:style-name="Tabulka2.A2" office:value-type="string">
            <text:p text:style-name="Table_20_Contents">šalírka</text:p>
          </table:table-cell>
          <table:table-cell table:style-name="Tabulka2.A2" office:value-type="string">
            <text:p text:style-name="P195"><text:span text:style-name="T1039">2</text:span> st</text:p>
          </table:table-cell>
        </table:table-row>
        <table:table-row>
          <table:table-cell table:style-name="Tabulka2.A2" office:value-type="string">
            <text:p text:style-name="P162"><text:span text:style-name="T1400">š</text:span>íp</text:p>
          </table:table-cell>
          <table:table-cell table:style-name="Tabulka2.A2" office:value-type="string">
            <text:p text:style-name="P219">1 mk</text:p>
          </table:table-cell>
        </table:table-row>
        <table:table-row>
          <table:table-cell table:style-name="Tabulka2.A2" office:value-type="string">
            <text:p text:style-name="Table_20_Contents">špachtle</text:p>
          </table:table-cell>
          <table:table-cell table:style-name="Tabulka2.A2" office:value-type="string">
            <text:p text:style-name="P198"><text:span text:style-name="T1039">2</text:span> st</text:p>
          </table:table-cell>
        </table:table-row>
        <table:table-row>
          <table:table-cell table:style-name="Tabulka2.A2" office:value-type="string">
            <text:p text:style-name="P162">torna</text:p>
          </table:table-cell>
          <table:table-cell table:style-name="Tabulka2.A2" office:value-type="string">
            <text:p text:style-name="P218">1 st</text:p>
          </table:table-cell>
        </table:table-row>
        <text:soft-page-break/>
        <table:table-row>
          <table:table-cell table:style-name="Tabulka2.A2" office:value-type="string">
            <text:p text:style-name="Table_20_Contents">toulec</text:p>
          </table:table-cell>
          <table:table-cell table:style-name="Tabulka2.A2" office:value-type="string">
            <text:p text:style-name="P20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01"><text:span text:style-name="T1120">1</text:span> zl</text:p>
          </table:table-cell>
        </table:table-row>
        <table:table-row>
          <table:table-cell table:style-name="Tabulka2.A2" office:value-type="string">
            <text:p text:style-name="P162">trvanlivé jídlo <text:span text:style-name="T1394">(na týden)</text:span></text:p>
          </table:table-cell>
          <table:table-cell table:style-name="Tabulka2.A2" office:value-type="string">
            <text:p text:style-name="P219">5 mk</text:p>
          </table:table-cell>
        </table:table-row>
        <table:table-row>
          <table:table-cell table:style-name="Tabulka2.A2" office:value-type="string">
            <text:p text:style-name="P162">vědro na vodu</text:p>
          </table:table-cell>
          <table:table-cell table:style-name="Tabulka2.A2" office:value-type="string">
            <text:p text:style-name="P219">3 mk</text:p>
          </table:table-cell>
        </table:table-row>
        <table:table-row>
          <table:table-cell table:style-name="Tabulka2.A2" office:value-type="string">
            <text:p text:style-name="Table_20_Contents">velký hrnec</text:p>
          </table:table-cell>
          <table:table-cell table:style-name="Tabulka2.A2" office:value-type="string">
            <text:p text:style-name="P202">4 st</text:p>
          </table:table-cell>
        </table:table-row>
        <table:table-row>
          <table:table-cell table:style-name="Tabulka2.A2" office:value-type="string">
            <text:p text:style-name="Table_20_Contents">velký kotel</text:p>
          </table:table-cell>
          <table:table-cell table:style-name="Tabulka2.A2" office:value-type="string">
            <text:p text:style-name="P202">6 st</text:p>
          </table:table-cell>
        </table:table-row>
        <table:table-row>
          <table:table-cell table:style-name="Tabulka2.A2" office:value-type="string">
            <text:p text:style-name="P165">vlčí mor <text:span text:style-name="T1119">(1 dávka)</text:span></text:p>
          </table:table-cell>
          <table:table-cell table:style-name="Tabulka2.A2" office:value-type="string">
            <text:p text:style-name="P203">5 st</text:p>
          </table:table-cell>
        </table:table-row>
        <table:table-row>
          <table:table-cell table:style-name="Tabulka2.A2" office:value-type="string">
            <text:p text:style-name="Table_20_Contents">voskov<text:span text:style-name="T1395">é</text:span> sví<text:span text:style-name="T1395">čky (na 1 den svícení)</text:span></text:p>
          </table:table-cell>
          <table:table-cell table:style-name="Tabulka2.A2" office:value-type="string">
            <text:p text:style-name="P198"><text:span text:style-name="T1395">8</text:span> st</text:p>
          </table:table-cell>
        </table:table-row>
        <table:table-row>
          <table:table-cell table:style-name="Tabulka2.A2" office:value-type="string">
            <text:p text:style-name="P162">vozík s kolečky</text:p>
          </table:table-cell>
          <table:table-cell table:style-name="Tabulka2.A2" office:value-type="string">
            <text:p text:style-name="P219">2 st</text:p>
          </table:table-cell>
        </table:table-row>
        <table:table-row>
          <table:table-cell table:style-name="Tabulka2.A2" office:value-type="string">
            <text:p text:style-name="P232">vzplanutí</text:p>
          </table:table-cell>
          <table:table-cell table:style-name="Tabulka2.A2" office:value-type="string">
            <text:p text:style-name="P175"><text:span text:style-name="T1118">1</text:span>k6 st</text:p>
          </table:table-cell>
        </table:table-row>
        <table:table-row>
          <table:table-cell table:style-name="Tabulka2.A2" office:value-type="string">
            <text:p text:style-name="P162"><text:span text:style-name="T1396">z</text:span>ámek z⁠ bytelných dveří<text:span text:style-name="T1379"> (bez klíče 10 st)</text:span></text:p>
          </table:table-cell>
          <table:table-cell table:style-name="Tabulka2.A2" office:value-type="string">
            <text:p text:style-name="P214">12 st</text:p>
          </table:table-cell>
        </table:table-row>
        <table:table-row>
          <table:table-cell table:style-name="Tabulka2.A2" office:value-type="string">
            <text:p text:style-name="P162"><text:span text:style-name="T1396">z</text:span>ámek z⁠ obyčejných dveří <text:span text:style-name="T1398">(bez klíče 6 st)</text:span></text:p>
          </table:table-cell>
          <table:table-cell table:style-name="Tabulka2.A2" office:value-type="string">
            <text:p text:style-name="P214">8 st</text:p>
          </table:table-cell>
        </table:table-row>
        <table:table-row>
          <table:table-cell table:style-name="Tabulka2.A2" office:value-type="string">
            <text:p text:style-name="P163">zámek z⁠ truhly – <text:span text:style-name="T1396">v</text:span>isací (bez klíče)</text:p>
          </table:table-cell>
          <table:table-cell table:style-name="Tabulka2.A2" office:value-type="string">
            <text:p text:style-name="P167">6 st</text:p>
          </table:table-cell>
        </table:table-row>
        <table:table-row>
          <table:table-cell table:style-name="Tabulka2.A2" office:value-type="string">
            <text:p text:style-name="P163">záme<text:span text:style-name="T1396">k </text:span>z⁠ truhly – <text:span text:style-name="T1396">v</text:span>nitřní (bez klíče)</text:p>
          </table:table-cell>
          <table:table-cell table:style-name="Tabulka2.A2" office:value-type="string">
            <text:p text:style-name="P167">6 st</text:p>
          </table:table-cell>
        </table:table-row>
        <table:table-row>
          <table:table-cell table:style-name="Tabulka2.A2" office:value-type="string">
            <text:p text:style-name="P168">zlaté náušnice</text:p>
          </table:table-cell>
          <table:table-cell table:style-name="Tabulka2.A2" office:value-type="string">
            <text:p text:style-name="P169">6 zl</text:p>
          </table:table-cell>
        </table:table-row>
        <table:table-row>
          <table:table-cell table:style-name="Tabulka2.A99" office:value-type="string">
            <text:p text:style-name="Table_20_Contents">zubák</text:p>
          </table:table-cell>
          <table:table-cell table:style-name="Tabulka2.A99" office:value-type="string">
            <text:p text:style-name="P195"><text:span text:style-name="T1039">2</text:span> st</text:p>
          </table:table-cell>
        </table:table-row>
      </table:table>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3</text:page-number></text:p>
      </style:header>
      <style:header-left>
        <text:p text:style-name="MP2"><text:page-number text:select-page="current">54</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5T16:12:31.234000000</dc:date>
    <meta:editing-cycles>14578</meta:editing-cycles>
    <meta:editing-duration>P41DT1H36M54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54" meta:paragraph-count="759" meta:word-count="9794" meta:character-count="53144" meta:non-whitespace-character-count="44917"/>
  </office:meta>
</office:document-meta>
</file>